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Heading_20_1" style:list-style-name=""/>
    <style:style style:name="P3" style:family="paragraph" style:parent-style-name="Heading_20_1">
      <style:paragraph-properties fo:break-before="page"/>
    </style:style>
    <style:style style:name="P4" style:family="paragraph" style:parent-style-name="Text_20_body">
      <style:text-properties officeooo:paragraph-rsid="001d4b52"/>
    </style:style>
    <style:style style:name="P5" style:family="paragraph" style:parent-style-name="Footer">
      <style:text-properties officeooo:rsid="001d4b52" officeooo:paragraph-rsid="001d4b52"/>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4">
        <text:section text:style-name="Sect1" text:name="Section6">
          <text:section text:style-name="Sect1" text:name="Section8">
            <text:h text:style-name="P2" text:outline-level="1">Comboboxsearch </text:h>
            <text:p text:style-name="Text_20_body"><text:bookmark text:name="description13"/>Combo box search. </text:p>
            <text:section text:style-name="Sect1" text:name="Section25">
              <text:p text:style-name="Preformatted_20_Text"><text:bookmark text:name="sourcecode12"/>var</text:p>
              <text:p text:style-name="Preformatted_20_Text"><text:s text:c="2"/>Text: String;</text:p>
              <text:p text:style-name="Preformatted_20_Text"><text:s text:c="2"/>Index, SelStart, SelLength: integer;</text:p>
              <text:p text:style-name="Preformatted_20_Text"><text:s text:c="2"/>Strings: TStrings;</text:p>
              <text:p text:style-name="Preformatted_20_Text">begin</text:p>
              <text:p text:style-name="Preformatted_20_Text"><text:s text:c="2"/>Text <text:s text:c="3"/>:= Copy( Edit.Text, 1, Edit.SelStart );</text:p>
              <text:p text:style-name="Preformatted_20_Text"><text:s text:c="2"/>Strings := ListBox.Items;</text:p>
              <text:p text:style-name="Preformatted_20_Text"/>
              <text:p text:style-name="Preformatted_20_Text"><text:s text:c="2"/>// if no text is present then no search will be done</text:p>
              <text:p text:style-name="Preformatted_20_Text"><text:s text:c="2"/>if Text = '' then</text:p>
              <text:p text:style-name="Preformatted_20_Text"><text:s text:c="4"/>Exit;</text:p>
              <text:p text:style-name="Preformatted_20_Text"/>
              <text:p text:style-name="Preformatted_20_Text"><text:s text:c="2"/>// find item</text:p>
              <text:p text:style-name="Preformatted_20_Text"><text:s text:c="2"/>// select found item</text:p>
              <text:p text:style-name="Preformatted_20_Text"><text:s text:c="2"/>for Index := 0 to Strings.Count - 1 do</text:p>
              <text:p text:style-name="Preformatted_20_Text"><text:s text:c="2"/>begin</text:p>
              <text:p text:style-name="Preformatted_20_Text"><text:s text:c="4"/>if Pos( UpperCase(Text), UpperCase(Strings[Index]) ) = 1 then</text:p>
              <text:p text:style-name="Preformatted_20_Text"><text:s text:c="4"/>begin</text:p>
              <text:p text:style-name="Preformatted_20_Text"><text:s text:c="6"/>ListBox.ItemIndex := Index;</text:p>
              <text:p text:style-name="Preformatted_20_Text"><text:s text:c="6"/>Edit.Text <text:s text:c="8"/>:= Strings[Index];</text:p>
              <text:p text:style-name="Preformatted_20_Text"><text:s text:c="6"/>SelStart <text:s text:c="9"/>:= Length(Text);</text:p>
              <text:p text:style-name="Preformatted_20_Text"><text:s text:c="6"/>if Key = VK_BACK then</text:p>
              <text:p text:style-name="Preformatted_20_Text"><text:s text:c="8"/>Dec( SelStart );</text:p>
              <text:p text:style-name="Preformatted_20_Text"><text:s text:c="6"/>SelLength <text:s text:c="8"/>:= Length(Strings[Index]) - SelStart;</text:p>
              <text:p text:style-name="Preformatted_20_Text"><text:s text:c="6"/>Edit.SelStart <text:s text:c="4"/>:= SelStart;</text:p>
              <text:p text:style-name="Preformatted_20_Text"><text:s text:c="6"/>Edit.SelLength <text:s text:c="3"/>:= SelLength;</text:p>
              <text:p text:style-name="Preformatted_20_Text"/>
              <text:p text:style-name="Preformatted_20_Text"><text:s text:c="6"/>Break;</text:p>
              <text:p text:style-name="Preformatted_20_Text"><text:s text:c="4"/>end;</text:p>
              <text:p text:style-name="Preformatted_20_Text"><text:s text:c="2"/>end;</text:p>
              <text:p text:style-name="Preformatted_20_Text"/>
              <text:p text:style-name="P1">end;</text:p>
            </text:section>
            <text:section text:style-name="Sect1" text:name="Section26">
              <text:p text:style-name="P4"><text:bookmark text:name="extra12"/>Contributed by: topellina &lt;riccardo.faiella@alice.it&gt;</text:p>
            </text:section>
            <text:p text:style-name="Text_20_body"/>
            <text:h text:style-name="P3" text:outline-level="1" text:is-list-header="true"><text:bookmark text:name="routinename14"/>ComboBoxSearch2 </text:h>
            <text:p text:style-name="Text_20_body"><text:bookmark text:name="description14"/>Combo Box search. </text:p>
            <text:section text:style-name="Sect1" text:name="Section27">
              <text:p text:style-name="Preformatted_20_Text"><text:bookmark text:name="sourcecode13"/>or including this functionality we shall just handle KeyPress event of ListBox or ComboBox. </text:p>
              <text:p text:style-name="Preformatted_20_Text">Below is demonstartion of this realisation: </text:p>
              <text:p text:style-name="Preformatted_20_Text"/>
              <text:p text:style-name="Preformatted_20_Text">1. Add string variable to your form: </text:p>
              <text:p text:style-name="Preformatted_20_Text"><text:s text:c="2"/>type </text:p>
              <text:p text:style-name="Preformatted_20_Text"><text:s text:c="6"/>TForm = class(TForm) </text:p>
              <text:p text:style-name="Preformatted_20_Text"><text:s text:c="6"/>....... </text:p>
              <text:p text:style-name="Preformatted_20_Text"><text:s text:c="6"/>private </text:p>
              <text:p text:style-name="Preformatted_20_Text"><text:s text:c="8"/>FSearchStr: string; </text:p>
              <text:p text:style-name="Preformatted_20_Text"><text:s text:c="6"/>end; </text:p>
              <text:p text:style-name="Preformatted_20_Text"/>
              <text:p text:style-name="Preformatted_20_Text">2. Add initialisation of this string variable in Form's OnCreate event: </text:p>
              <text:p text:style-name="Preformatted_20_Text"><text:s text:c="2"/>FSearchStr := ''; </text:p>
              <text:p text:style-name="Preformatted_20_Text"/>
              <text:p text:style-name="Preformatted_20_Text">3. Type the following code in OnKeyPress event of ListBox or ComboBox: </text:p>
              <text:p text:style-name="Preformatted_20_Text"/>
              <text:p text:style-name="Preformatted_20_Text">procedure TForm1.ListBox1KeyPress(Sender: TObject; var Key: Char); </text:p>
              <text:p text:style-name="Preformatted_20_Text">var </text:p>
              <text:p text:style-name="Preformatted_20_Text"><text:s text:c="2"/>i: Integer; </text:p>
              <text:p text:style-name="Preformatted_20_Text">begin </text:p>
              <text:p text:style-name="Preformatted_20_Text"><text:s text:c="2"/>Case Key of </text:p>
              <text:p text:style-name="Preformatted_20_Text"><text:s text:c="4"/>#27: Begin </text:p>
              <text:p text:style-name="Preformatted_20_Text"><text:s text:c="11"/>// Escape key, clear search string </text:p>
              <text:p text:style-name="Preformatted_20_Text"><text:s text:c="11"/>FSearchStr := EmptyStr; </text:p>
              <text:p text:style-name="Preformatted_20_Text"><text:s text:c="9"/>End; { Case Esc } </text:p>
              <text:p text:style-name="Preformatted_20_Text"><text:s text:c="4"/>#8 : Begin </text:p>
              <text:p text:style-name="Preformatted_20_Text"><text:s text:c="11"/>// backspace, erase last key from search string </text:p>
              <text:p text:style-name="Preformatted_20_Text"><text:s text:c="11"/>If Length(FSearchStr) &gt; 0 Then </text:p>
              <text:p text:style-name="Preformatted_20_Text"><text:s text:c="13"/>Delete( FSearchStr, Length( FSearchStr), 1 ); </text:p>
              <text:p text:style-name="Preformatted_20_Text"><text:s text:c="9"/>End; { Case backspace } </text:p>
              <text:p text:style-name="Preformatted_20_Text"><text:s text:c="4"/>Else </text:p>
              <text:p text:style-name="Preformatted_20_Text"><text:s text:c="6"/>FSearchStr:= FSearchStr + Key; </text:p>
              <text:p text:style-name="Preformatted_20_Text"><text:s text:c="2"/>End; { Case } </text:p>
              <text:p text:style-name="Preformatted_20_Text"><text:s text:c="2"/>If Length(FSearchStr) &gt; 0 then </text:p>
              <text:p text:style-name="Preformatted_20_Text"><text:s text:c="4"/>if Sender is TListbox then Begin </text:p>
              <text:p text:style-name="Preformatted_20_Text"><text:s text:c="6"/>i:= SendMessage( TListbox(Sender).handle, LB_FINDSTRING, </text:p>
              <text:p text:style-name="Preformatted_20_Text"><text:s text:c="23"/>TListbox(Sender).ItemIndex, longint(@FSearchStr[1])); </text:p>
              <text:p text:style-name="Preformatted_20_Text"><text:s text:c="6"/>If i &lt;&gt; LB_ERR Then </text:p>
              <text:p text:style-name="Preformatted_20_Text"><text:s text:c="8"/>TListbox(Sender).ItemIndex := i; </text:p>
              <text:p text:style-name="Preformatted_20_Text"><text:s text:c="4"/>end </text:p>
              <text:p text:style-name="Preformatted_20_Text"><text:s text:c="4"/>else </text:p>
              <text:p text:style-name="Preformatted_20_Text"><text:s text:c="6"/>if Sender is TCombobox then begin </text:p>
              <text:p text:style-name="Preformatted_20_Text"><text:s text:c="8"/>i:= SendMessage( TCombobox(Sender).handle, CB_FINDSTRING, </text:p>
              <text:p text:style-name="Preformatted_20_Text"><text:s text:c="25"/>TCombobox(Sender).ItemIndex, longint(@FSearchStr[1]));</text:p>
              <text:p text:style-name="Preformatted_20_Text"><text:s text:c="8"/>If i &lt;&gt; LB_ERR Then </text:p>
              <text:p text:style-name="Preformatted_20_Text"><text:s text:c="10"/>TCombobox(Sender).ItemIndex := i; </text:p>
              <text:p text:style-name="Preformatted_20_Text"><text:s text:c="6"/>end; </text:p>
              <text:p text:style-name="Preformatted_20_Text"><text:s text:c="2"/>Key := #0; </text:p>
              <text:p text:style-name="Preformatted_20_Text">end; </text:p>
              <text:p text:style-name="Preformatted_20_Text"/>
              <text:p text:style-name="P1">Now you'll see how it will work.</text:p>
            </text:section>
            <text:section text:style-name="Sect1" text:name="Section28">
              <text:p text:style-name="Text_20_body"><text:bookmark text:name="extra13"/>Contributed by: topellina &lt;riccardo.faiella@alice.it&gt;</text:p>
              <text:h text:style-name="P3" text:outline-level="1" text:is-list-header="true"><text:bookmark text:name="routinename15"/>CompilerErrors </text:h>
              <text:p text:style-name="Text_20_body"><text:bookmark text:name="description15"/>short list of frequent compiler errors. </text:p>
              <text:section text:style-name="Sect1" text:name="Section29">
                <text:p text:style-name="Preformatted_20_Text"><text:bookmark text:name="sourcecode14"/>Compiler complains</text:p>
                <text:p text:style-name="Preformatted_20_Text">Posted by Dorin Duminica on Monday, October 5, 2009</text:p>
                <text:p text:style-name="Preformatted_20_Text">Labels: Delphi compiler errors / Comments: (0)</text:p>
                <text:p text:style-name="Preformatted_20_Text">Here's a short list of frequent compiler errors and examples of how to produce and solve them</text:p>
                <text:p text:style-name="Preformatted_20_Text"/>
                <text:p text:style-name="Preformatted_20_Text">E1038 Unit identifier '%s' does not match file name</text:p>
                <text:p text:style-name="Preformatted_20_Text">- create a new project press F12 to switch to code editor, press CTRL+Home and change unit1 to anything else i.e. unit_E1038;</text:p>
                <text:p text:style-name="Preformatted_20_Text">solve</text:p>
                <text:p text:style-name="Preformatted_20_Text">- the unit identifier and the unit file name must perfectly match(case sensitive), i.e. if the identifier after unit keyword is myFavoritUnit then the file name must be myFavoritUnit.pas.</text:p>
                <text:p text:style-name="Preformatted_20_Text"/>
                <text:p text:style-name="Preformatted_20_Text">E2003 Undeclared identifier '%s'</text:p>
                <text:p text:style-name="Preformatted_20_Text">problem You must declare the identifier and it's type before you can use it</text:p>
                <text:p text:style-name="Preformatted_20_Text">procedure produce_E2003;</text:p>
                <text:p text:style-name="Preformatted_20_Text">begin</text:p>
                <text:p text:style-name="Preformatted_20_Text"><text:s text:c="2"/>ShowMessage(myUndeclaredIdentifier);</text:p>
                <text:p text:style-name="Preformatted_20_Text">end;</text:p>
                <text:p text:style-name="Preformatted_20_Text">solve</text:p>
                <text:p text:style-name="Preformatted_20_Text">procedure solve_E2003;</text:p>
                <text:p text:style-name="Preformatted_20_Text">var</text:p>
                <text:p text:style-name="Preformatted_20_Text"><text:s text:c="2"/>myDeclaredIdentifier: String;</text:p>
                <text:p text:style-name="Preformatted_20_Text">begin</text:p>
                <text:p text:style-name="Preformatted_20_Text"><text:s text:c="2"/>myDeclaredIdentifier := 'I love Delphi';</text:p>
                <text:p text:style-name="Preformatted_20_Text"><text:s text:c="2"/>ShowMessage(myDeclaredIdentifier);</text:p>
                <text:p text:style-name="Preformatted_20_Text">end;</text:p>
                <text:p text:style-name="Preformatted_20_Text"/>
                <text:p text:style-name="Preformatted_20_Text">E2004 Identifier redeclared '%s'</text:p>
                <text:p text:style-name="Preformatted_20_Text">procedure produce_E2004;</text:p>
                <text:p text:style-name="Preformatted_20_Text">var</text:p>
                <text:p text:style-name="Preformatted_20_Text"><text:s text:c="2"/>myRedeclaredIdentifier: Integer;</text:p>
                <text:p text:style-name="Preformatted_20_Text"><text:s text:c="2"/>myRedeclaredIdentifier: Integer;</text:p>
                <text:p text:style-name="Preformatted_20_Text">begin</text:p>
                <text:p text:style-name="Preformatted_20_Text">...</text:p>
                <text:p text:style-name="Preformatted_20_Text">end;</text:p>
                <text:p text:style-name="Preformatted_20_Text">solve</text:p>
                <text:p text:style-name="Preformatted_20_Text">procedure solve_E2004;</text:p>
                <text:p text:style-name="Preformatted_20_Text">var</text:p>
                <text:p text:style-name="Preformatted_20_Text"><text:s text:c="2"/>mySingleTimeDeclaredIdentifier1: Integer;</text:p>
                <text:p text:style-name="Preformatted_20_Text"><text:s text:c="2"/>mySingleTimeDeclaredIdentifier2: Integer;</text:p>
                <text:p text:style-name="Preformatted_20_Text">begin</text:p>
                <text:p text:style-name="Preformatted_20_Text">...</text:p>
                <text:p text:style-name="Preformatted_20_Text">end;</text:p>
                <text:p text:style-name="Preformatted_20_Text"/>
                <text:p text:style-name="Preformatted_20_Text">E2005 '%s' is not a type identifier</text:p>
                <text:p text:style-name="Preformatted_20_Text">This error is shown when you try to declare a variable of an unknown type</text:p>
                <text:p text:style-name="Preformatted_20_Text">procedure produce_E2005;</text:p>
                <text:p text:style-name="Preformatted_20_Text">var</text:p>
                <text:p text:style-name="Preformatted_20_Text"><text:s text:c="2"/>aVariable: MySuperClass; (* &lt;-- MySuperClass is not defined *)</text:p>
                <text:p text:style-name="Preformatted_20_Text">begin</text:p>
                <text:p text:style-name="Preformatted_20_Text">end;</text:p>
                <text:p text:style-name="Preformatted_20_Text">solve</text:p>
                <text:p text:style-name="Preformatted_20_Text"><text:soft-page-break/>type</text:p>
                <text:p text:style-name="Preformatted_20_Text"><text:s text:c="2"/>MySuperClass = class (* &lt;-- MySuperClass is now defined *)</text:p>
                <text:p text:style-name="Preformatted_20_Text"><text:s text:c="2"/>(* ... *)</text:p>
                <text:p text:style-name="Preformatted_20_Text"><text:s text:c="2"/>end;</text:p>
                <text:p text:style-name="Preformatted_20_Text">procedure solve_E2005;</text:p>
                <text:p text:style-name="Preformatted_20_Text">var</text:p>
                <text:p text:style-name="Preformatted_20_Text"><text:s text:c="2"/>aVariable: MySuperClass;</text:p>
                <text:p text:style-name="Preformatted_20_Text">begin</text:p>
                <text:p text:style-name="Preformatted_20_Text">end;</text:p>
                <text:p text:style-name="Preformatted_20_Text">E2009/E2010 Incompatible type(s) '%s' (and '%s')</text:p>
                <text:p text:style-name="Preformatted_20_Text">procedure produce_E2009_E2010;</text:p>
                <text:p text:style-name="Preformatted_20_Text">var</text:p>
                <text:p text:style-name="Preformatted_20_Text"><text:s text:c="2"/>myIntegerVariable: Integer;</text:p>
                <text:p text:style-name="Preformatted_20_Text">begin</text:p>
                <text:p text:style-name="Preformatted_20_Text"><text:s text:c="2"/>myIntegerVariable := 'a string cannot be assigned to an integer variable';</text:p>
                <text:p text:style-name="Preformatted_20_Text">end;</text:p>
                <text:p text:style-name="Preformatted_20_Text">solve</text:p>
                <text:p text:style-name="Preformatted_20_Text">procedure solve_E2009_E2010;</text:p>
                <text:p text:style-name="Preformatted_20_Text">var</text:p>
                <text:p text:style-name="Preformatted_20_Text"><text:s text:c="2"/>myIntegerVariable: Integer;</text:p>
                <text:p text:style-name="Preformatted_20_Text">begin</text:p>
                <text:p text:style-name="Preformatted_20_Text"><text:s text:c="2"/>myIntegerVariable := 2009;</text:p>
                <text:p text:style-name="Preformatted_20_Text">end;</text:p>
                <text:p text:style-name="Preformatted_20_Text">E2014 Statement expected, but expression of type '%s' found</text:p>
                <text:p text:style-name="Preformatted_20_Text">procedure produce_E2014;</text:p>
                <text:p text:style-name="Preformatted_20_Text">var</text:p>
                <text:p text:style-name="Preformatted_20_Text"><text:s text:c="2"/>myInteger: Integer;</text:p>
                <text:p text:style-name="Preformatted_20_Text">begin</text:p>
                <text:p text:style-name="Preformatted_20_Text"><text:s text:c="2"/>2000+14;</text:p>
                <text:p text:style-name="Preformatted_20_Text">end;</text:p>
                <text:p text:style-name="Preformatted_20_Text">solve</text:p>
                <text:p text:style-name="Preformatted_20_Text">procedure solve_E2014;</text:p>
                <text:p text:style-name="Preformatted_20_Text">var</text:p>
                <text:p text:style-name="Preformatted_20_Text"><text:s text:c="2"/>myInteger: Integer;</text:p>
                <text:p text:style-name="Preformatted_20_Text">begin</text:p>
                <text:p text:style-name="Preformatted_20_Text"><text:s text:c="2"/>myInteger := 2000+14;</text:p>
                <text:p text:style-name="Preformatted_20_Text">end;</text:p>
                <text:p text:style-name="Preformatted_20_Text">E2015 Operator not applicable to this operand type Source: Delphi Help</text:p>
                <text:p text:style-name="Preformatted_20_Text">program Produce;</text:p>
                <text:p text:style-name="Preformatted_20_Text">var</text:p>
                <text:p text:style-name="Preformatted_20_Text"><text:s text:c="2"/>P: ^Integer;</text:p>
                <text:p text:style-name="Preformatted_20_Text">begin</text:p>
                <text:p text:style-name="Preformatted_20_Text"><text:s text:c="2"/>if P and P^ &gt; 0 then</text:p>
                <text:p text:style-name="Preformatted_20_Text"><text:s text:c="4"/>Writeln('P points to a number greater 0');</text:p>
                <text:p text:style-name="Preformatted_20_Text">end.</text:p>
                <text:p text:style-name="Preformatted_20_Text">solve</text:p>
                <text:p text:style-name="Preformatted_20_Text">program Solve;</text:p>
                <text:p text:style-name="Preformatted_20_Text">var</text:p>
                <text:p text:style-name="Preformatted_20_Text"><text:s text:c="2"/>P: ^Integer;</text:p>
                <text:p text:style-name="Preformatted_20_Text">begin</text:p>
                <text:p text:style-name="Preformatted_20_Text"><text:s text:c="2"/>if (P &lt;&gt; nil) and (P^ &gt; 0) then</text:p>
                <text:p text:style-name="Preformatted_20_Text"><text:s text:c="4"/>Writeln('P points to a number greater 0');</text:p>
                <text:p text:style-name="Preformatted_20_Text">end.</text:p>
                <text:p text:style-name="Preformatted_20_Text">E2017 Pointer type required</text:p>
                <text:p text:style-name="Preformatted_20_Text">procedure produce_E2017;</text:p>
                <text:p text:style-name="Preformatted_20_Text">var</text:p>
                <text:p text:style-name="Preformatted_20_Text"><text:s text:c="2"/>x: TForm;</text:p>
                <text:p text:style-name="Preformatted_20_Text">begin</text:p>
                <text:p text:style-name="Preformatted_20_Text"><text:s text:c="2"/>x^.ShowModal;</text:p>
                <text:p text:style-name="Preformatted_20_Text">end;</text:p>
                <text:p text:style-name="Preformatted_20_Text">solve</text:p>
                <text:p text:style-name="Preformatted_20_Text"><text:soft-page-break/>procedure solve_E2017;</text:p>
                <text:p text:style-name="Preformatted_20_Text">var</text:p>
                <text:p text:style-name="Preformatted_20_Text"><text:s text:c="2"/>x: TForm;</text:p>
                <text:p text:style-name="Preformatted_20_Text">begin</text:p>
                <text:p text:style-name="Preformatted_20_Text"><text:s text:c="2"/>x.ShowModal; (* just remove the ^ symbol *)</text:p>
                <text:p text:style-name="Preformatted_20_Text">end;</text:p>
                <text:p text:style-name="Preformatted_20_Text">E2023 Function needs result type</text:p>
                <text:p text:style-name="Preformatted_20_Text">function produce_E2023; (* no result type!! *)</text:p>
                <text:p text:style-name="Preformatted_20_Text">begin</text:p>
                <text:p text:style-name="Preformatted_20_Text">end;</text:p>
                <text:p text:style-name="Preformatted_20_Text">solve</text:p>
                <text:p text:style-name="Preformatted_20_Text">function solve_E2023: Integer;(* or any other type *)</text:p>
                <text:p text:style-name="Preformatted_20_Text">begin</text:p>
                <text:p text:style-name="Preformatted_20_Text">end;</text:p>
                <text:p text:style-name="Preformatted_20_Text">E2025 Procedure cannot have a result type</text:p>
                <text:p text:style-name="Preformatted_20_Text">procedure produce_E2025: Integer;</text:p>
                <text:p text:style-name="Preformatted_20_Text">begin</text:p>
                <text:p text:style-name="Preformatted_20_Text">end;</text:p>
                <text:p text:style-name="Preformatted_20_Text">solve</text:p>
                <text:p text:style-name="Preformatted_20_Text">procedure solve_E2025; (* I removed ": integer" *)</text:p>
                <text:p text:style-name="Preformatted_20_Text">begin</text:p>
                <text:p text:style-name="Preformatted_20_Text">end;</text:p>
                <text:p text:style-name="Preformatted_20_Text">E2030 Duplicate case label</text:p>
                <text:p text:style-name="Preformatted_20_Text">procedure produce_E2030;</text:p>
                <text:p text:style-name="Preformatted_20_Text">var</text:p>
                <text:p text:style-name="Preformatted_20_Text"><text:s text:c="2"/>aCase: Integer;</text:p>
                <text:p text:style-name="Preformatted_20_Text">begin</text:p>
                <text:p text:style-name="Preformatted_20_Text"><text:s text:c="2"/>case aCase of</text:p>
                <text:p text:style-name="Preformatted_20_Text"><text:s text:c="4"/>0: (* do something *);</text:p>
                <text:p text:style-name="Preformatted_20_Text"><text:s text:c="4"/>0: (* here's the duplicate case label "0" *);</text:p>
                <text:p text:style-name="Preformatted_20_Text"><text:s text:c="2"/>end;</text:p>
                <text:p text:style-name="Preformatted_20_Text">end;</text:p>
                <text:p text:style-name="Preformatted_20_Text">solve</text:p>
                <text:p text:style-name="Preformatted_20_Text">procedure solve_E2030;</text:p>
                <text:p text:style-name="Preformatted_20_Text">var</text:p>
                <text:p text:style-name="Preformatted_20_Text"><text:s text:c="2"/>aCase: Integer;</text:p>
                <text:p text:style-name="Preformatted_20_Text">begin</text:p>
                <text:p text:style-name="Preformatted_20_Text"><text:s text:c="2"/>case aCase of</text:p>
                <text:p text:style-name="Preformatted_20_Text"><text:s text:c="4"/>0: (* do something *);</text:p>
                <text:p text:style-name="Preformatted_20_Text"><text:s text:c="4"/>4: (* changed from "0" to "4" *);</text:p>
                <text:p text:style-name="Preformatted_20_Text"><text:s text:c="2"/>end;</text:p>
                <text:p text:style-name="P1">end;</text:p>
              </text:section>
              <text:section text:style-name="Sect1" text:name="Section30">
                <text:p text:style-name="Text_20_body"><text:bookmark text:name="extra14"/>Contributed by: topellina &lt;riccardo.faiella@alice.it&gt;</text:p>
              </text:section>
              <text:p text:style-name="Text_20_body"/>
              <text:h text:style-name="P3" text:outline-level="1" text:is-list-header="true"><text:bookmark text:name="routinename16"/>CoolTextCursor </text:h>
              <text:p text:style-name="Text_20_body"><text:bookmark text:name="description16"/>Own cool text cursor in Editbox. </text:p>
              <text:section text:style-name="Sect1" text:name="Section31">
                <text:p text:style-name="Preformatted_20_Text"><text:bookmark text:name="sourcecode15"/>unit Unit1;</text:p>
                <text:p text:style-name="Preformatted_20_Text"><text:s/></text:p>
                <text:p text:style-name="Preformatted_20_Text">interface</text:p>
                <text:p text:style-name="Preformatted_20_Text"><text:s/></text:p>
                <text:p text:style-name="Preformatted_20_Text">uses</text:p>
                <text:p text:style-name="Preformatted_20_Text"><text:s text:c="2"/>Windows, Messages, SysUtils, Variants, Classes, Graphics, Controls, Forms,</text:p>
                <text:p text:style-name="Preformatted_20_Text"><text:s text:c="2"/>Dialogs, StdCtrls;</text:p>
                <text:p text:style-name="Preformatted_20_Text"><text:s/></text:p>
                <text:p text:style-name="Preformatted_20_Text">type</text:p>
                <text:p text:style-name="Preformatted_20_Text"><text:s text:c="2"/>TForm1 = class(TForm)</text:p>
                <text:p text:style-name="Preformatted_20_Text"><text:s text:c="4"/>Edit1: TEdit;</text:p>
                <text:p text:style-name="Preformatted_20_Text"><text:s text:c="4"/>procedure FormCreate(Sender: TObject);</text:p>
                <text:p text:style-name="Preformatted_20_Text"><text:s text:c="4"/>procedure FormDestroy(Sender: TObject);</text:p>
                <text:p text:style-name="Preformatted_20_Text"><text:s text:c="2"/>private</text:p>
                <text:p text:style-name="Preformatted_20_Text"><text:s text:c="4"/>{ Private declarations }</text:p>
                <text:p text:style-name="Preformatted_20_Text"><text:s text:c="2"/>public </text:p>
                <text:p text:style-name="Preformatted_20_Text"><text:s text:c="4"/>{ Public declarations }</text:p>
                <text:p text:style-name="Preformatted_20_Text"><text:s text:c="4"/>CaretBm : TBitmap;</text:p>
                <text:p text:style-name="Preformatted_20_Text"><text:s text:c="4"/>CaretBmBk : TBitmap;</text:p>
                <text:p text:style-name="Preformatted_20_Text"><text:s text:c="4"/>OldEditsWindowProc : Pointer;</text:p>
                <text:p text:style-name="Preformatted_20_Text"><text:s text:c="2"/>end;</text:p>
                <text:p text:style-name="Preformatted_20_Text"><text:s/></text:p>
                <text:p text:style-name="Preformatted_20_Text">type</text:p>
                <text:p text:style-name="Preformatted_20_Text"><text:s text:c="2"/>WParameter = LongInt;</text:p>
                <text:p text:style-name="Preformatted_20_Text"><text:s text:c="2"/>LParameter = LongInt;</text:p>
                <text:p text:style-name="Preformatted_20_Text"><text:s/></text:p>
                <text:p text:style-name="Preformatted_20_Text"><text:s/></text:p>
                <text:p text:style-name="Preformatted_20_Text"><text:s/></text:p>
                <text:p text:style-name="Preformatted_20_Text">var</text:p>
                <text:p text:style-name="Preformatted_20_Text"><text:s text:c="2"/>Form1: TForm1;</text:p>
                <text:p text:style-name="Preformatted_20_Text"><text:s/></text:p>
                <text:p text:style-name="Preformatted_20_Text">implementation</text:p>
                <text:p text:style-name="Preformatted_20_Text"><text:s/></text:p>
                <text:p text:style-name="Preformatted_20_Text">{$R *.dfm}</text:p>
                <text:p text:style-name="Preformatted_20_Text"><text:s/></text:p>
                <text:p text:style-name="Preformatted_20_Text">function NewWindowProc(WindowHandle : hWnd; TheMessage : WParameter; ParamW : WParameter; ParamL : LParameter) : LongInt stdcall;</text:p>
                <text:p text:style-name="Preformatted_20_Text">begin</text:p>
                <text:p text:style-name="Preformatted_20_Text"><text:s text:c="2"/>NewWindowProc := CallWindowProc(Form1.OldEditsWindowProc, WindowHandle, TheMessage, ParamW, ParamL);</text:p>
                <text:p text:style-name="Preformatted_20_Text"><text:s/></text:p>
                <text:p text:style-name="Preformatted_20_Text"><text:s text:c="2"/>if TheMessage = WM_SETFOCUS then</text:p>
                <text:p text:style-name="Preformatted_20_Text"><text:s text:c="2"/>begin</text:p>
                <text:p text:style-name="Preformatted_20_Text"><text:s text:c="4"/>CreateCaret(WindowHandle, Form1.CaretBm.Handle, 0, 0);</text:p>
                <text:p text:style-name="Preformatted_20_Text"><text:s text:c="4"/>ShowCaret(WindowHandle);</text:p>
                <text:p text:style-name="Preformatted_20_Text"><text:s text:c="2"/>end;</text:p>
                <text:p text:style-name="Preformatted_20_Text"><text:s/></text:p>
                <text:p text:style-name="Preformatted_20_Text"><text:s text:c="2"/>if TheMessage = WM_KILLFOCUS then</text:p>
                <text:p text:style-name="Preformatted_20_Text"><text:s text:c="2"/>begin</text:p>
                <text:p text:style-name="Preformatted_20_Text"><text:s text:c="4"/>HideCaret(WindowHandle);</text:p>
                <text:p text:style-name="Preformatted_20_Text"><text:s text:c="4"/>DestroyCaret;</text:p>
                <text:p text:style-name="Preformatted_20_Text"><text:s text:c="2"/>end;</text:p>
                <text:p text:style-name="Preformatted_20_Text"><text:s/></text:p>
                <text:p text:style-name="Preformatted_20_Text"><text:s text:c="2"/>if TheMessage = WM_KEYDOWN then</text:p>
                <text:p text:style-name="Preformatted_20_Text"><text:soft-page-break/><text:s text:c="2"/>begin</text:p>
                <text:p text:style-name="Preformatted_20_Text"><text:s text:c="4"/>if ParamW = VK_BACK then CreateCaret(WindowHandle, Form1.CaretBmBk.Handle, 0, 0)</text:p>
                <text:p text:style-name="Preformatted_20_Text"><text:s text:c="24"/>else CreateCaret(WindowHandle, Form1.CaretBm.Handle, 0, 0);</text:p>
                <text:p text:style-name="Preformatted_20_Text"><text:s text:c="4"/>ShowCaret(WindowHandle);</text:p>
                <text:p text:style-name="Preformatted_20_Text"><text:s text:c="2"/>end;</text:p>
                <text:p text:style-name="Preformatted_20_Text">end;</text:p>
                <text:p text:style-name="Preformatted_20_Text"><text:s/></text:p>
                <text:p text:style-name="Preformatted_20_Text">procedure TForm1.FormCreate(Sender: TObject);</text:p>
                <text:p text:style-name="Preformatted_20_Text">begin</text:p>
                <text:p text:style-name="Preformatted_20_Text"><text:s/></text:p>
                <text:p text:style-name="Preformatted_20_Text"><text:s text:c="2"/>//normal cursor</text:p>
                <text:p text:style-name="Preformatted_20_Text"><text:s text:c="2"/>CaretBm := TBitmap.Create;</text:p>
                <text:p text:style-name="Preformatted_20_Text"><text:s text:c="2"/>CaretBm.Canvas.Font.Name := 'WingDings';</text:p>
                <text:p text:style-name="Preformatted_20_Text"><text:s text:c="2"/>CaretBm.Canvas.Font.Height := Edit1.Font.Height;</text:p>
                <text:p text:style-name="Preformatted_20_Text"><text:s text:c="2"/>CaretBm.Canvas.Font.Color := clWhite;</text:p>
                <text:p text:style-name="Preformatted_20_Text"><text:s text:c="2"/>CaretBm.Width := CaretBm.Canvas.TextWidth('J') + 2;</text:p>
                <text:p text:style-name="Preformatted_20_Text"><text:s text:c="2"/>CaretBm.Height := CaretBm.Canvas.TextHeight('J') + 2;</text:p>
                <text:p text:style-name="Preformatted_20_Text"><text:s text:c="2"/>CaretBm.Canvas.Brush.Color := clBlue;</text:p>
                <text:p text:style-name="Preformatted_20_Text"><text:s text:c="2"/>CaretBm.Canvas.FillRect(Rect(0, 0, CaretBm.Width, CaretBm.Height));</text:p>
                <text:p text:style-name="Preformatted_20_Text"><text:s text:c="2"/>CaretBm.Canvas.TextOut(1, 1, 'J');</text:p>
                <text:p text:style-name="Preformatted_20_Text"><text:s/></text:p>
                <text:p text:style-name="Preformatted_20_Text"><text:s text:c="2"/>//backspace cursor</text:p>
                <text:p text:style-name="Preformatted_20_Text"><text:s text:c="2"/>CaretBmBk := TBitmap.Create;</text:p>
                <text:p text:style-name="Preformatted_20_Text"><text:s text:c="2"/>CaretBmBk.Canvas.Font.Name := 'WingDings';</text:p>
                <text:p text:style-name="Preformatted_20_Text"><text:s text:c="2"/>CaretBmBk.Canvas.Font.Height := Edit1.Font.Height;</text:p>
                <text:p text:style-name="Preformatted_20_Text"><text:s text:c="2"/>CaretBmBk.Canvas.Font.Color := clWhite;</text:p>
                <text:p text:style-name="Preformatted_20_Text"><text:s text:c="2"/>CaretBmBk.Width := CaretBmBk.Canvas.TextWidth('L') + 2;</text:p>
                <text:p text:style-name="Preformatted_20_Text"><text:s text:c="2"/>CaretBmBk.Height := CaretBmBk.Canvas.TextHeight('L') + 2;</text:p>
                <text:p text:style-name="Preformatted_20_Text"><text:s text:c="2"/>CaretBmBk.Canvas.Brush.Color := clBlue;</text:p>
                <text:p text:style-name="Preformatted_20_Text"><text:s text:c="2"/>CaretBmBk.Canvas.FillRect(Rect(0, 0, CaretBmBk.Width, CaretBmBk.Height));</text:p>
                <text:p text:style-name="Preformatted_20_Text"><text:s text:c="2"/>CaretBmBk.Canvas.TextOut(1, 1, 'L');</text:p>
                <text:p text:style-name="Preformatted_20_Text"><text:s text:c="2"/>OldEditsWindowProc := Pointer(SetWindowLong(Edit1.Handle, GWL_WNDPROC, LongInt(@NewWindowProc)));</text:p>
                <text:p text:style-name="Preformatted_20_Text">end;</text:p>
                <text:p text:style-name="Preformatted_20_Text"><text:s/></text:p>
                <text:p text:style-name="Preformatted_20_Text">procedure TForm1.FormDestroy(Sender: TObject);</text:p>
                <text:p text:style-name="Preformatted_20_Text">begin</text:p>
                <text:p text:style-name="Preformatted_20_Text"><text:s text:c="2"/>SetWindowLong(Edit1.Handle, GWL_WNDPROC, LongInt(OldEditsWindowProc));</text:p>
                <text:p text:style-name="Preformatted_20_Text"><text:s text:c="2"/>CaretBm.Free;</text:p>
                <text:p text:style-name="Preformatted_20_Text"><text:s text:c="2"/>CaretBmBk.Free;</text:p>
                <text:p text:style-name="Preformatted_20_Text">end;</text:p>
                <text:p text:style-name="Preformatted_20_Text"><text:s/></text:p>
                <text:p text:style-name="P1">end.</text:p>
              </text:section>
              <text:section text:style-name="Sect1" text:name="Section32">
                <text:p text:style-name="Text_20_body"><text:bookmark text:name="extra15"/>Standard text cursor is boring. What about replacing default vertical line with some cool shape?</text:p>
                <text:p text:style-name="Text_20_body">Contributed by: topellina &lt;riccardo.faiella@alice.it&gt;</text:p>
              </text:section>
              <text:p text:style-name="Text_20_body"/>
              <text:section text:style-name="Sect1" text:name="Section34">
                <text:h text:style-name="P3" text:outline-level="1" text:is-list-header="true"><text:bookmark text:name="routinename18"/>CreateProcess </text:h>
                <text:p text:style-name="Text_20_body"><text:bookmark text:name="description18"/>How to simplify CreateProcess. </text:p>
                <text:section text:style-name="Sect1" text:name="Section35">
                  <text:p text:style-name="Preformatted_20_Text"><text:bookmark text:name="sourcecode17"/>How to simplify CreateProcess</text:p>
                  <text:p text:style-name="Preformatted_20_Text">Posted by Dorin Duminica</text:p>
                  <text:p text:style-name="Preformatted_20_Text">Labels: Tips, Windows / Comments: (0)</text:p>
                  <text:p text:style-name="Preformatted_20_Text">Simplification of CreateProcess function</text:p>
                  <text:p text:style-name="Preformatted_20_Text">procedure dgCreateProcess(const FileName: string);</text:p>
                  <text:p text:style-name="Preformatted_20_Text">var ProcInfo: TProcessInformation;</text:p>
                  <text:p text:style-name="Preformatted_20_Text"><text:s text:c="4"/>StartInfo: TStartupInfo;</text:p>
                  <text:p text:style-name="Preformatted_20_Text">begin</text:p>
                  <text:p text:style-name="Preformatted_20_Text"><text:s text:c="5"/>FillMemory(@StartInfo, sizeof(StartInfo), 0);</text:p>
                  <text:p text:style-name="Preformatted_20_Text"><text:s text:c="5"/>StartInfo.cb := sizeof(StartInfo);</text:p>
                  <text:p text:style-name="Preformatted_20_Text"><text:s text:c="5"/>CreateProcess(</text:p>
                  <text:p text:style-name="Preformatted_20_Text"><text:s text:c="19"/>nil,</text:p>
                  <text:p text:style-name="Preformatted_20_Text"><text:s text:c="19"/>PChar(FileName),</text:p>
                  <text:p text:style-name="Preformatted_20_Text"><text:s text:c="19"/>nil, Nil, False,</text:p>
                  <text:p text:style-name="Preformatted_20_Text"><text:s text:c="19"/>NORMAL_PRIORITY_CLASS,</text:p>
                  <text:p text:style-name="Preformatted_20_Text"><text:s text:c="19"/>nil, nil,</text:p>
                  <text:p text:style-name="Preformatted_20_Text"><text:s text:c="19"/>StartInfo,</text:p>
                  <text:p text:style-name="Preformatted_20_Text"><text:s text:c="19"/>ProcInfo);</text:p>
                  <text:p text:style-name="Preformatted_20_Text"><text:s text:c="5"/>CloseHandle(ProcInfo.hProcess);</text:p>
                  <text:p text:style-name="Preformatted_20_Text"><text:s text:c="5"/>CloseHandle(ProcInfo.hThread);</text:p>
                  <text:p text:style-name="Preformatted_20_Text">end;</text:p>
                  <text:p text:style-name="Preformatted_20_Text">Example of usage</text:p>
                  <text:p text:style-name="Preformatted_20_Text">dgCreateProcess('C:\Windows\Notepad.exe');</text:p>
                  <text:p text:style-name="Preformatted_20_Text">dgCreateProcess('notepad');</text:p>
                  <text:p text:style-name="P1">dgCreateProcess('mspaint');</text:p>
                </text:section>
                <text:section text:style-name="Sect1" text:name="Section36">
                  <text:p text:style-name="Text_20_body"><text:bookmark text:name="extra17"/>Contributed by: topellina &lt;riccardo.faiella@alice.it&gt;</text:p>
                </text:section>
                <text:p text:style-name="Text_20_body"/>
                <text:h text:style-name="P3" text:outline-level="1" text:is-list-header="true"><text:bookmark text:name="routinename21"/>DbgridActiverecord </text:h>
                <text:p text:style-name="Text_20_body"><text:bookmark text:name="description21"/>coloring DBGrid - Active Record. </text:p>
                <text:section text:style-name="Sect1" text:name="Section41">
                  <text:p text:style-name="Preformatted_20_Text"><text:bookmark text:name="sourcecode20"/>I used the CUSTOMER.DB table in DBDEMOS for the following example which</text:p>
                  <text:p text:style-name="Preformatted_20_Text">shows how you can colour the entire row of the current record, give distinct</text:p>
                  <text:p text:style-name="Preformatted_20_Text">colouring to SelectedRows, highlight the focused cell, adjust the font for</text:p>
                  <text:p text:style-name="Preformatted_20_Text">specific cells if they meet a given criterion and add the focus rectangle.</text:p>
                  <text:p text:style-name="Preformatted_20_Text">Note that the gdSelected state is unrelated to the SelectedRows property.</text:p>
                  <text:p text:style-name="Preformatted_20_Text">To get access to protected properties (like ActiveRecord) we need to either</text:p>
                  <text:p text:style-name="Preformatted_20_Text">create a descendant grid or do it on-the-fly as here. <text:s/>The setting of a</text:p>
                  <text:p text:style-name="Preformatted_20_Text">property at one point in the block will be overridden by any later setting</text:p>
                  <text:p text:style-name="Preformatted_20_Text">as shown with the test for cell values and font styles. <text:s/>Set DefaultDrawing</text:p>
                  <text:p text:style-name="Preformatted_20_Text">false in the Object Inspector.</text:p>
                  <text:p text:style-name="Preformatted_20_Text"/>
                  <text:p text:style-name="Preformatted_20_Text">uses</text:p>
                  <text:p text:style-name="Preformatted_20_Text"><text:s text:c="2"/>Windows,...</text:p>
                  <text:p text:style-name="Preformatted_20_Text"/>
                  <text:p text:style-name="Preformatted_20_Text">type</text:p>
                  <text:p text:style-name="Preformatted_20_Text"><text:s text:c="2"/>TExposedDBGrid = class(TDBGrid);</text:p>
                  <text:p text:style-name="Preformatted_20_Text"/>
                  <text:p text:style-name="Preformatted_20_Text">type</text:p>
                  <text:p text:style-name="Preformatted_20_Text"><text:s text:c="2"/>TForm1 = class(TForm)</text:p>
                  <text:p text:style-name="Preformatted_20_Text">...</text:p>
                  <text:p text:style-name="Preformatted_20_Text"/>
                  <text:p text:style-name="Preformatted_20_Text">procedure TForm1.DBGrid1DrawColumnCell(Sender: TObject; const Rect: TRect;</text:p>
                  <text:p text:style-name="Preformatted_20_Text"><text:s text:c="2"/>DataCol: Integer; Column: TColumn; State: TGridDrawState);</text:p>
                  <text:p text:style-name="Preformatted_20_Text">var</text:p>
                  <text:p text:style-name="Preformatted_20_Text"><text:s text:c="2"/>I: Integer;</text:p>
                  <text:p text:style-name="Preformatted_20_Text">begin</text:p>
                  <text:p text:style-name="Preformatted_20_Text"><text:s text:c="2"/>with TExposedDBGrid(Sender) do</text:p>
                  <text:p text:style-name="Preformatted_20_Text"><text:s text:c="2"/>begin</text:p>
                  <text:p text:style-name="Preformatted_20_Text"><text:s text:c="4"/>Canvas.Font.Style := []; <text:s/>// set font style to 'Normal'</text:p>
                  <text:p text:style-name="Preformatted_20_Text"><text:s text:c="4"/>if not (gdFocused in State) then</text:p>
                  <text:p text:style-name="Preformatted_20_Text"><text:s text:c="4"/>begin</text:p>
                  <text:p text:style-name="Preformatted_20_Text"><text:s text:c="6"/>if SelectedRows.CurrentRowSelected then</text:p>
                  <text:p text:style-name="Preformatted_20_Text"><text:s text:c="6"/>begin</text:p>
                  <text:p text:style-name="Preformatted_20_Text"><text:s text:c="8"/>if (DataLink.ActiveRecord = (Row-FixedRows)) then</text:p>
                  <text:p text:style-name="Preformatted_20_Text"><text:s text:c="8"/>begin</text:p>
                  <text:p text:style-name="Preformatted_20_Text"><text:s text:c="10"/>Canvas.Brush.Color := clBlack;</text:p>
                  <text:p text:style-name="Preformatted_20_Text"><text:s text:c="10"/>Canvas.Font.Color := clWhite;</text:p>
                  <text:p text:style-name="Preformatted_20_Text"><text:s text:c="8"/>end</text:p>
                  <text:p text:style-name="Preformatted_20_Text"><text:s text:c="8"/>else</text:p>
                  <text:p text:style-name="Preformatted_20_Text"><text:s text:c="8"/>begin</text:p>
                  <text:p text:style-name="Preformatted_20_Text"><text:s text:c="10"/>Canvas.Brush.Color := clGray;</text:p>
                  <text:p text:style-name="Preformatted_20_Text"><text:s text:c="10"/>Canvas.Font.Color := clWhite;</text:p>
                  <text:p text:style-name="Preformatted_20_Text"><text:s text:c="8"/>end;</text:p>
                  <text:p text:style-name="Preformatted_20_Text"><text:s text:c="6"/>end</text:p>
                  <text:p text:style-name="Preformatted_20_Text"><text:s text:c="6"/>else <text:s/>// if not CurrentRowSelected</text:p>
                  <text:p text:style-name="Preformatted_20_Text"><text:s text:c="8"/>if (DataLink.ActiveRecord = (Row-FixedRows)) then</text:p>
                  <text:p text:style-name="Preformatted_20_Text"><text:s text:c="8"/>begin</text:p>
                  <text:p text:style-name="Preformatted_20_Text"><text:s text:c="10"/>Canvas.Brush.Color := $00D7D7D7; <text:s/>// light grey</text:p>
                  <text:p text:style-name="Preformatted_20_Text"><text:s text:c="10"/>Canvas.Font.Color := clWindowText;</text:p>
                  <text:p text:style-name="Preformatted_20_Text"><text:s text:c="8"/>end</text:p>
                  <text:p text:style-name="Preformatted_20_Text"><text:s text:c="8"/>else</text:p>
                  <text:p text:style-name="Preformatted_20_Text"><text:s text:c="8"/>begin</text:p>
                  <text:p text:style-name="Preformatted_20_Text"><text:s text:c="10"/>Canvas.Brush.Color := clWindow;</text:p>
                  <text:p text:style-name="Preformatted_20_Text"><text:s text:c="10"/>Canvas.Font.Color := clWindowText;</text:p>
                  <text:p text:style-name="Preformatted_20_Text"><text:soft-page-break/><text:s text:c="8"/>end;</text:p>
                  <text:p text:style-name="Preformatted_20_Text"><text:s text:c="4"/>end</text:p>
                  <text:p text:style-name="Preformatted_20_Text"><text:s text:c="4"/>else <text:s/>// if gdFocused in State</text:p>
                  <text:p text:style-name="Preformatted_20_Text"><text:s text:c="4"/>begin</text:p>
                  <text:p text:style-name="Preformatted_20_Text"><text:s text:c="6"/>Canvas.Brush.Color := clHighlight;</text:p>
                  <text:p text:style-name="Preformatted_20_Text"><text:s text:c="6"/>Canvas.Font.Color := clHighlightText;</text:p>
                  <text:p text:style-name="Preformatted_20_Text"><text:s text:c="4"/>end;</text:p>
                  <text:p text:style-name="Preformatted_20_Text"/>
                  <text:p text:style-name="Preformatted_20_Text"><text:s text:c="4"/>// <text:s/>Colour specific cells according to cell values</text:p>
                  <text:p text:style-name="Preformatted_20_Text"><text:s text:c="4"/>if (DataCol = 0) then</text:p>
                  <text:p text:style-name="Preformatted_20_Text"><text:s text:c="4"/>begin</text:p>
                  <text:p text:style-name="Preformatted_20_Text"><text:s text:c="6"/>I := Fields[0].AsInteger;</text:p>
                  <text:p text:style-name="Preformatted_20_Text"><text:s text:c="6"/>if ((I &gt;= 1500) AND (I &lt;= 1600)) then</text:p>
                  <text:p text:style-name="Preformatted_20_Text"><text:s text:c="6"/>begin</text:p>
                  <text:p text:style-name="Preformatted_20_Text"><text:s text:c="8"/>Canvas.Font.Style := [fsBold, fsItalic];</text:p>
                  <text:p text:style-name="Preformatted_20_Text"><text:s text:c="8"/>Canvas.Font.Color := clRed;</text:p>
                  <text:p text:style-name="Preformatted_20_Text"><text:s text:c="6"/>end;</text:p>
                  <text:p text:style-name="Preformatted_20_Text"><text:s text:c="4"/>end;</text:p>
                  <text:p text:style-name="Preformatted_20_Text"/>
                  <text:p text:style-name="Preformatted_20_Text"><text:s text:c="4"/>DefaultDrawColumnCell(Rect, DataCol, Column, State);</text:p>
                  <text:p text:style-name="Preformatted_20_Text"><text:s text:c="4"/>if (gdSelected in State) then</text:p>
                  <text:p text:style-name="Preformatted_20_Text"><text:s text:c="6"/>Canvas.DrawFocusRect(Rect);</text:p>
                  <text:p text:style-name="Preformatted_20_Text"><text:s text:c="2"/>end;</text:p>
                  <text:p text:style-name="P1">end;</text:p>
                </text:section>
                <text:section text:style-name="Sect1" text:name="Section42">
                  <text:p text:style-name="Text_20_body"><text:bookmark text:name="extra20"/>Contributed by: topellina &lt;riccardo.faiella@alice.it&gt;</text:p>
                </text:section>
                <text:p text:style-name="Text_20_body"/>
                <text:h text:style-name="P3" text:outline-level="1" text:is-list-header="true"><text:bookmark text:name="routinename22"/>DbgridImages </text:h>
                <text:p text:style-name="Text_20_body"><text:bookmark text:name="description22"/>show a Graphic in DBGrid Cell. </text:p>
                <text:section text:style-name="Sect1" text:name="Section43">
                  <text:p text:style-name="Preformatted_20_Text"><text:bookmark text:name="sourcecode21"/>/ in this sample;</text:p>
                  <text:p text:style-name="Preformatted_20_Text"/>
                  <text:p text:style-name="Preformatted_20_Text">// 1. drop two image component to main form</text:p>
                  <text:p text:style-name="Preformatted_20_Text">// 2. fill the images picture with specific country flag (Bitmap Picture)</text:p>
                  <text:p text:style-name="Preformatted_20_Text"/>
                  <text:p text:style-name="Preformatted_20_Text">// The code :</text:p>
                  <text:p text:style-name="Preformatted_20_Text"/>
                  <text:p text:style-name="Preformatted_20_Text">procedure TForm1.DBGrid1DrawColumnCell(Sender: TObject; const Rect: TRect;</text:p>
                  <text:p text:style-name="Preformatted_20_Text"><text:s text:c="2"/>DataCol: Integer; Column: TColumn; State: TGridDrawState);</text:p>
                  <text:p text:style-name="Preformatted_20_Text">var</text:p>
                  <text:p text:style-name="Preformatted_20_Text"><text:s text:c="2"/>bmpImage: tBitmap;</text:p>
                  <text:p text:style-name="Preformatted_20_Text"><text:s text:c="2"/>intX, intY: Integer;</text:p>
                  <text:p text:style-name="Preformatted_20_Text">begin</text:p>
                  <text:p text:style-name="Preformatted_20_Text"><text:s text:c="2"/>if DataSource1.DataSet.RecNo &gt; 0 then</text:p>
                  <text:p text:style-name="Preformatted_20_Text"><text:s text:c="2"/>begin</text:p>
                  <text:p text:style-name="Preformatted_20_Text"><text:s text:c="4"/>if column.FieldName = 'COUNTRY' then</text:p>
                  <text:p text:style-name="Preformatted_20_Text"><text:s text:c="6"/>with DBGrid1.Canvas do</text:p>
                  <text:p text:style-name="Preformatted_20_Text"><text:s text:c="6"/>begin</text:p>
                  <text:p text:style-name="Preformatted_20_Text"><text:s text:c="8"/>fillRect(rect);</text:p>
                  <text:p text:style-name="Preformatted_20_Text"><text:s text:c="8"/>bmpImage := tBitmap.Create;</text:p>
                  <text:p text:style-name="Preformatted_20_Text"><text:s text:c="8"/>try</text:p>
                  <text:p text:style-name="Preformatted_20_Text"><text:s text:c="10"/>if DBGrid1.DataSource.DataSet.FieldByName('COUNTRY').AsInteger = 0 then</text:p>
                  <text:p text:style-name="Preformatted_20_Text"><text:s text:c="12"/>bmpImage.Assign(image0.Picture.Bitmap);</text:p>
                  <text:p text:style-name="Preformatted_20_Text"/>
                  <text:p text:style-name="Preformatted_20_Text"><text:s text:c="10"/>if DBGrid1.DataSource.DataSet.FieldByName('COUNTRY').AsInteger = 1 then</text:p>
                  <text:p text:style-name="Preformatted_20_Text"><text:s text:c="12"/>bmpImage.Assign(image1.Picture.Bitmap);</text:p>
                  <text:p text:style-name="Preformatted_20_Text"/>
                  <text:p text:style-name="Preformatted_20_Text"><text:s text:c="10"/>intX := ((rect.Right - rect.Left) div 2) -</text:p>
                  <text:p text:style-name="Preformatted_20_Text"><text:s text:c="12"/>(bmpImage.Width div 2);</text:p>
                  <text:p text:style-name="Preformatted_20_Text"/>
                  <text:p text:style-name="Preformatted_20_Text"><text:s text:c="10"/>intY := ((rect.Bottom - rect.Top) div 2) -</text:p>
                  <text:p text:style-name="Preformatted_20_Text"><text:s text:c="12"/>(bmpImage.Height div 2);</text:p>
                  <text:p text:style-name="Preformatted_20_Text"><text:s text:c="10"/>draw(rect.Left + intX, rect.Top + intY, bmpImage);</text:p>
                  <text:p text:style-name="Preformatted_20_Text"><text:s text:c="8"/>finally</text:p>
                  <text:p text:style-name="Preformatted_20_Text"><text:s text:c="10"/>bmpimage.Free;</text:p>
                  <text:p text:style-name="Preformatted_20_Text"><text:s text:c="8"/>end;</text:p>
                  <text:p text:style-name="Preformatted_20_Text"><text:s text:c="6"/>end;</text:p>
                  <text:p text:style-name="Preformatted_20_Text"><text:s text:c="2"/>end;</text:p>
                  <text:p text:style-name="P1">end;</text:p>
                </text:section>
                <text:section text:style-name="Sect1" text:name="Section44">
                  <text:p text:style-name="Text_20_body"><text:bookmark text:name="extra21"/>Contributed by: topellina &lt;riccardo.faiella@alice.it&gt;</text:p>
                </text:section>
                <text:p text:style-name="Text_20_body"/>
                <text:h text:style-name="P3" text:outline-level="1" text:is-list-header="true"><text:bookmark text:name="routinename23"/>DBGridOnMouseHover </text:h>
                <text:p text:style-name="Text_20_body"><text:bookmark text:name="description23"/>Highlighting Delphi's DBGrid Row On Mouse Hover. </text:p>
                <text:section text:style-name="Sect1" text:name="Section45">
                  <text:p text:style-name="Preformatted_20_Text"><text:bookmark text:name="sourcecode22"/>Delphi's TDBGrid <text:s/>displays and manipulates records from a dataset in a tabular grid.</text:p>
                  <text:p text:style-name="Preformatted_20_Text"/>
                  <text:p text:style-name="Preformatted_20_Text">Contrary to what most novice developers think, the DBGrid component allows various customizations.</text:p>
                  <text:p text:style-name="Preformatted_20_Text"/>
                  <text:p text:style-name="Preformatted_20_Text">Changing the color of a specific cell or a column or even a row is not complicated at all.</text:p>
                  <text:p text:style-name="Preformatted_20_Text"/>
                  <text:p text:style-name="Preformatted_20_Text">What most are not aware of, is that you can even implement the OnMouseHover (hot tracking) behavior to change the display (color, font, etc.) of the DBGRid's (data) row underneath the mouse - *not* the currently selected row - thus making it look like today's web driven interfaces.</text:p>
                  <text:p text:style-name="Preformatted_20_Text"/>
                  <text:p text:style-name="Preformatted_20_Text">I'm sure you've seen this behavior many times - many tables on the Web change the background color of their rows as mouse hovers over them.</text:p>
                  <text:p text:style-name="Preformatted_20_Text">OnMouseHover - how to know where the mouse is?</text:p>
                  <text:p text:style-name="Preformatted_20_Text">To add this feature to your Delphi database applications displaying data in a DGBGrid component you need to know a few [/link url=/od/usedbvcl/a/tdbgrid.htm]TDBGrid tricks!</text:p>
                  <text:p text:style-name="Preformatted_20_Text"/>
                  <text:p text:style-name="Preformatted_20_Text">Obviously, you need to know how to enhance the display functionality of a TDBgrid component using colors.</text:p>
                  <text:p text:style-name="Preformatted_20_Text">The key event here is the OnDrawColumnCell event - it allows you to provide customized drawing for the data in the cells of the grid.</text:p>
                  <text:p text:style-name="Preformatted_20_Text"/>
                  <text:p text:style-name="Preformatted_20_Text">The implementation we are looking for is to change the color of the row under the mouse pointer.</text:p>
                  <text:p text:style-name="Preformatted_20_Text"/>
                  <text:p text:style-name="Preformatted_20_Text">Also, you need to know over what DBGrid row the mouse is.</text:p>
                  <text:p text:style-name="Preformatted_20_Text"/>
                  <text:p text:style-name="Preformatted_20_Text">Plus, you need to be aware of the protected hack technique, that allows you to access protected members of a class.</text:p>
                  <text:p text:style-name="Preformatted_20_Text">Coloring DBGrid's Row On Mouse Hover</text:p>
                  <text:p text:style-name="Preformatted_20_Text">To follow the source code provided later on, create a new application. On the form ("Form1") drop a DBGrid ("DBGrid1"). Use any type of TDataset descentand and connect to some database data to make sure the dbgrid has some data to show.</text:p>
                  <text:p text:style-name="Preformatted_20_Text"/>
                  <text:p text:style-name="Preformatted_20_Text">Note: All he code goes inside the Form1's unit source!!</text:p>
                  <text:p text:style-name="Preformatted_20_Text"/>
                  <text:p text:style-name="Preformatted_20_Text">For a start, prepare the protected hack for the DBGrid component. In the interface section, just add the following line:</text:p>
                  <text:p text:style-name="Preformatted_20_Text"/>
                  <text:p text:style-name="Preformatted_20_Text"><text:s/>type</text:p>
                  <text:p text:style-name="Preformatted_20_Text"><text:s text:c="3"/>THackDBGrid = class(TDBGrid) ;</text:p>
                  <text:p text:style-name="Preformatted_20_Text"><text:s/></text:p>
                  <text:p text:style-name="Preformatted_20_Text"/>
                  <text:p text:style-name="Preformatted_20_Text">Next, add a private integer property "MouseOverRow" - you'll use it to track the index position of the row the mouse is over.</text:p>
                  <text:p text:style-name="Preformatted_20_Text"/>
                  <text:p text:style-name="Preformatted_20_Text"><text:s text:c="3"/>private</text:p>
                  <text:p text:style-name="Preformatted_20_Text"><text:s text:c="5"/>fMouseOverRow: integer;</text:p>
                  <text:p text:style-name="Preformatted_20_Text"><text:s text:c="5"/>procedure SetMouseOverRow(const Value: integer) ;</text:p>
                  <text:p text:style-name="Preformatted_20_Text"><text:s text:c="5"/>property MouseOverRow : integer read fMouseOverRow write SetMouseOverRow;</text:p>
                  <text:p text:style-name="Preformatted_20_Text"><text:soft-page-break/><text:s/></text:p>
                  <text:p text:style-name="Preformatted_20_Text"/>
                  <text:p text:style-name="Preformatted_20_Text">To be able to track the row the mouse is over you need to handle the OnMouseMove DBGrid1's event.</text:p>
                  <text:p text:style-name="Preformatted_20_Text"/>
                  <text:p text:style-name="Preformatted_20_Text"><text:s/>//DBGrid1 OnMouseMove</text:p>
                  <text:p text:style-name="Preformatted_20_Text"><text:s/>procedure TForm1.DBGrid1MouseMove(</text:p>
                  <text:p text:style-name="Preformatted_20_Text"><text:s text:c="3"/>Sender: TObject;</text:p>
                  <text:p text:style-name="Preformatted_20_Text"><text:s text:c="3"/>Shift: TShiftState;</text:p>
                  <text:p text:style-name="Preformatted_20_Text"><text:s text:c="3"/>X, Y: Integer) ;</text:p>
                  <text:p text:style-name="Preformatted_20_Text"><text:s/>var</text:p>
                  <text:p text:style-name="Preformatted_20_Text"><text:s text:c="3"/>gc: TGridCoord;</text:p>
                  <text:p text:style-name="Preformatted_20_Text"><text:s/>begin</text:p>
                  <text:p text:style-name="Preformatted_20_Text"><text:s text:c="3"/>gc := DBGrid1.MouseCoord(x, y) ;</text:p>
                  <text:p text:style-name="Preformatted_20_Text"><text:s/></text:p>
                  <text:p text:style-name="Preformatted_20_Text"><text:s text:c="3"/>MouseOverRow := gc.Y;</text:p>
                  <text:p text:style-name="Preformatted_20_Text"><text:s/>end</text:p>
                  <text:p text:style-name="Preformatted_20_Text"><text:s/></text:p>
                  <text:p text:style-name="Preformatted_20_Text"/>
                  <text:p text:style-name="Preformatted_20_Text">The MouseOverRow property's setter calls the Refresh method that will in turn fire the DrawColumnCell event.</text:p>
                  <text:p text:style-name="Preformatted_20_Text"/>
                  <text:p text:style-name="Preformatted_20_Text"><text:s/>procedure TForm1.SetMouseOverRow(const Value: integer) ;</text:p>
                  <text:p text:style-name="Preformatted_20_Text"><text:s/>begin</text:p>
                  <text:p text:style-name="Preformatted_20_Text"><text:s text:c="3"/>if fMouseOverRow &lt;&gt; Value then</text:p>
                  <text:p text:style-name="Preformatted_20_Text"><text:s text:c="3"/>begin</text:p>
                  <text:p text:style-name="Preformatted_20_Text"><text:s text:c="5"/>fMouseOverRow := Value;</text:p>
                  <text:p text:style-name="Preformatted_20_Text"><text:s text:c="5"/>DBGrid1.Repaint;</text:p>
                  <text:p text:style-name="Preformatted_20_Text"><text:s text:c="3"/>end;</text:p>
                  <text:p text:style-name="Preformatted_20_Text"><text:s/>end;</text:p>
                  <text:p text:style-name="Preformatted_20_Text"><text:s/></text:p>
                  <text:p text:style-name="Preformatted_20_Text"/>
                  <text:p text:style-name="Preformatted_20_Text">As expected the tricky part goes inside the OnDrawColumnCell event handling procedure.</text:p>
                  <text:p text:style-name="Preformatted_20_Text"/>
                  <text:p text:style-name="Preformatted_20_Text"><text:s/>//DBGrdi1 OnDrawColumnCell</text:p>
                  <text:p text:style-name="Preformatted_20_Text"><text:s/>procedure TForm1.DBGrid1DrawColumnCell(</text:p>
                  <text:p text:style-name="Preformatted_20_Text"><text:s text:c="3"/>Sender: TObject;</text:p>
                  <text:p text:style-name="Preformatted_20_Text"><text:s text:c="3"/>const Rect: TRect;</text:p>
                  <text:p text:style-name="Preformatted_20_Text"><text:s text:c="3"/>DataCol: Integer;</text:p>
                  <text:p text:style-name="Preformatted_20_Text"><text:s text:c="3"/>Column: TColumn;</text:p>
                  <text:p text:style-name="Preformatted_20_Text"><text:s text:c="3"/>State: TGridDrawState) ;</text:p>
                  <text:p text:style-name="Preformatted_20_Text"><text:s/>begin</text:p>
                  <text:p text:style-name="Preformatted_20_Text"><text:s text:c="3"/>if NOT ((gdFocused in State) or (gdSelected in State))</text:p>
                  <text:p text:style-name="Preformatted_20_Text"><text:s text:c="6"/>AND (MouseOverRow = 1 + THackDBGrid(DBGrid1).DataLink.ActiveRecord) then</text:p>
                  <text:p text:style-name="Preformatted_20_Text"><text:s text:c="3"/>begin</text:p>
                  <text:p text:style-name="Preformatted_20_Text"><text:s text:c="5"/>with DBGrid1.Canvas do</text:p>
                  <text:p text:style-name="Preformatted_20_Text"><text:s text:c="5"/>begin</text:p>
                  <text:p text:style-name="Preformatted_20_Text"><text:s text:c="7"/>Brush.Color := clSilver;</text:p>
                  <text:p text:style-name="Preformatted_20_Text"><text:s text:c="7"/>Font.Color := clNavy;</text:p>
                  <text:p text:style-name="Preformatted_20_Text"><text:s text:c="5"/>end;</text:p>
                  <text:p text:style-name="Preformatted_20_Text"><text:s text:c="3"/>end;</text:p>
                  <text:p text:style-name="Preformatted_20_Text"><text:s/></text:p>
                  <text:p text:style-name="Preformatted_20_Text"><text:s text:c="3"/>DBGrid1.DefaultDrawColumnCell(Rect, DataCol, Column, State) ;</text:p>
                  <text:p text:style-name="Preformatted_20_Text"><text:s/>end;</text:p>
                  <text:p text:style-name="Preformatted_20_Text"><text:s/></text:p>
                  <text:p text:style-name="Preformatted_20_Text"/>
                  <text:p text:style-name="Preformatted_20_Text">What we want is to change the drawing color of the row the mouse is over.</text:p>
                  <text:p text:style-name="Preformatted_20_Text"/>
                  <text:p text:style-name="Preformatted_20_Text">Therefore:</text:p>
                  <text:p text:style-name="Preformatted_20_Text"/>
                  <text:p text:style-name="Preformatted_20_Text"><text:soft-page-break/>If MouseOverRow matches the ActiveRecord value of the protected DataLink property and the cell being drawn does not have the focus and is not selected: change the Canvas's coloring to actually "draw" the row highlighted.</text:p>
                  <text:p text:style-name="Preformatted_20_Text"/>
                  <text:p text:style-name="Preformatted_20_Text">The tricky part here was the protected DataLink property and the ActiveRecord value. The DataLink property helps the data-aware grid manage its link to the data source and respond to data events. The ActiveRecord specifies the index of the current record within the internal record buffer maintained by the dataset for the Owner of the TDataLink object.</text:p>
                  <text:p text:style-name="Preformatted_20_Text"/>
                  <text:p text:style-name="Preformatted_20_Text">You might think that ActiveRecord points to the currently selected record for the data displayed in the grid, but it is not.</text:p>
                  <text:p text:style-name="Preformatted_20_Text"/>
                  <text:p text:style-name="Preformatted_20_Text">Note: you might ask yourself: "how does he know this". Here's the answer: I read Delphi Help files and browse the VCL source code.</text:p>
                  <text:p text:style-name="Preformatted_20_Text"/>
                  <text:p text:style-name="Preformatted_20_Text">While Delphi draws data the DBGrid displays it changes the ActiveRecord to match the row being drawn.</text:p>
                  <text:p text:style-name="Preformatted_20_Text"/>
                  <text:p text:style-name="P1">And this is the trick: match the currently drawn row woth the one the mouse is over. That's it. Beauty!</text:p>
                </text:section>
                <text:section text:style-name="Sect1" text:name="Section46">
                  <text:p text:style-name="Text_20_body"><text:bookmark text:name="extra22"/>Contributed by: topellina &lt;riccardo.faiella@alice.it&gt;</text:p>
                </text:section>
                <text:p text:style-name="Text_20_body"/>
                <text:h text:style-name="P3" text:outline-level="1" text:is-list-header="true"><text:bookmark text:name="routinename24"/>DelphiExplain </text:h>
                <text:p text:style-name="Text_20_body"><text:bookmark text:name="description24"/>Delphi project explained. </text:p>
                <text:section text:style-name="Sect1" text:name="Section47">
                  <text:p text:style-name="Preformatted_20_Text"><text:bookmark text:name="sourcecode23"/>Delphi project explained</text:p>
                  <text:p text:style-name="Preformatted_20_Text">Posted by Dorin Duminica on Friday, November 20, 2009</text:p>
                  <text:p text:style-name="Preformatted_20_Text">Labels: Delphi tutorial / Comments: (2)</text:p>
                  <text:p text:style-name="Preformatted_20_Text">This is another post for Delphi beginners.</text:p>
                  <text:p text:style-name="Preformatted_20_Text">In this post I will try to explain what a Delphi project contains and how a GUI application is created.</text:p>
                  <text:p text:style-name="Preformatted_20_Text">Start Delphi &gt; File -&gt; New -&gt; Application|VCL Forms Application press SHIFT+CTRL+S(this shortcut saves all files opened in Delphi IDE) save everything to a folder without naming them.</text:p>
                  <text:p text:style-name="Preformatted_20_Text">At this point you should have 4 or 5 files(I'm not sure from what version of Delphi they introduced ProjectName.dproj(xml) -- you can delete the .dproj file it will be automatically recreated) file, and here are the names of files</text:p>
                  <text:p text:style-name="Preformatted_20_Text">- Project1.dpr -- this is the program with which you should be familiar i.e.</text:p>
                  <text:p text:style-name="Preformatted_20_Text">program delphiOnSteroids;</text:p>
                  <text:p text:style-name="Preformatted_20_Text">begin</text:p>
                  <text:p text:style-name="Preformatted_20_Text"><text:s text:c="5"/>WriteLn('Hi dudes!');</text:p>
                  <text:p text:style-name="Preformatted_20_Text"><text:s text:c="5"/>ReadLn;</text:p>
                  <text:p text:style-name="Preformatted_20_Text">end.</text:p>
                  <text:p text:style-name="Preformatted_20_Text">- Project1.res -- this file keeps the application's icon, it can be deleted and will be recreated after IDE shows you and error file which says that the resource file cannot be found and it will be recreated</text:p>
                  <text:p text:style-name="Preformatted_20_Text">- Unit1.dfm -- files with *.dfm extension contains information about objects on the form and form information, i.e. control width, height, color, font, etc.</text:p>
                  <text:p text:style-name="Preformatted_20_Text">- Unit1.pas -- this file contains code that defines and implements a new class of form with ease.</text:p>
                  <text:p text:style-name="Preformatted_20_Text"/>
                  <text:p text:style-name="Preformatted_20_Text">Did you know that when you create a new form and add a few controls on the form, modify them, add events, etc. you basically create a new class without even noticing?</text:p>
                  <text:p text:style-name="Preformatted_20_Text">Here is unit1.pas after creating a new project and saving it without modifying anything but adding two variables in order to explain the private and public keywords</text:p>
                  <text:p text:style-name="Preformatted_20_Text">unit Unit1;</text:p>
                  <text:p text:style-name="Preformatted_20_Text"><text:s/></text:p>
                  <text:p text:style-name="Preformatted_20_Text">interface</text:p>
                  <text:p text:style-name="Preformatted_20_Text"><text:s/></text:p>
                  <text:p text:style-name="Preformatted_20_Text">uses</text:p>
                  <text:p text:style-name="Preformatted_20_Text"><text:s text:c="2"/>Windows, Messages, SysUtils, Variants, Classes, Graphics, Controls, Forms,</text:p>
                  <text:p text:style-name="Preformatted_20_Text"><text:s text:c="2"/>Dialogs;</text:p>
                  <text:p text:style-name="Preformatted_20_Text"><text:s/></text:p>
                  <text:p text:style-name="Preformatted_20_Text">type</text:p>
                  <text:p text:style-name="Preformatted_20_Text"><text:s text:c="2"/>TForm1 = class(TForm)</text:p>
                  <text:p text:style-name="Preformatted_20_Text"><text:s text:c="2"/>private</text:p>
                  <text:p text:style-name="Preformatted_20_Text"><text:s text:c="9"/>ImAPrivateString: String;</text:p>
                  <text:p text:style-name="Preformatted_20_Text">// ImAPrivateString can be viewed only by descendants</text:p>
                  <text:p text:style-name="Preformatted_20_Text">// of this class or by class it self</text:p>
                  <text:p text:style-name="Preformatted_20_Text"><text:s text:c="4"/>{ Private declarations }</text:p>
                  <text:p text:style-name="Preformatted_20_Text"><text:s text:c="2"/>public</text:p>
                  <text:p text:style-name="Preformatted_20_Text"><text:s text:c="8"/>ImAPublicInteger: Integer;</text:p>
                  <text:p text:style-name="Preformatted_20_Text">//ImAPublicInteger can be accessed publicly by</text:p>
                  <text:p text:style-name="Preformatted_20_Text">// typing the name of the identifier which is of type this class.identifier</text:p>
                  <text:p text:style-name="Preformatted_20_Text">// for instance Form1.ImAPublicInteger := 2009;</text:p>
                  <text:p text:style-name="Preformatted_20_Text"><text:s text:c="4"/>{ Public declarations }</text:p>
                  <text:p text:style-name="Preformatted_20_Text"><text:s text:c="2"/>end;</text:p>
                  <text:p text:style-name="Preformatted_20_Text"><text:soft-page-break/><text:s/></text:p>
                  <text:p text:style-name="Preformatted_20_Text">var</text:p>
                  <text:p text:style-name="Preformatted_20_Text"><text:s text:c="2"/>Form1: TForm1; // this is a unit variable which can be accessed from</text:p>
                  <text:p text:style-name="Preformatted_20_Text">// other units by adding this unit to it's uses clause</text:p>
                  <text:p text:style-name="Preformatted_20_Text">// i.e. uses unit1;</text:p>
                  <text:p text:style-name="Preformatted_20_Text">// this variable means nothing without this line of code in the *.dpr file</text:p>
                  <text:p text:style-name="Preformatted_20_Text">// Application.CreateForm(TForm1, Form1);</text:p>
                  <text:p text:style-name="Preformatted_20_Text">// the above procedure creates a new form of type TForm1 and assigns</text:p>
                  <text:p text:style-name="Preformatted_20_Text">// it to Form1 variable which is the name of the form in unit1</text:p>
                  <text:p text:style-name="Preformatted_20_Text"><text:s/></text:p>
                  <text:p text:style-name="Preformatted_20_Text">implementation</text:p>
                  <text:p text:style-name="Preformatted_20_Text"><text:s/></text:p>
                  <text:p text:style-name="Preformatted_20_Text">{$R *.dfm} // this is a compiler directive which tells the compiler</text:p>
                  <text:p text:style-name="Preformatted_20_Text">// something like, *whistle* hey compiler the file with same name as</text:p>
                  <text:p text:style-name="Preformatted_20_Text">// mine but with *.dfm extension is my form's properties, you know</text:p>
                  <text:p text:style-name="Preformatted_20_Text">// what to do with them!</text:p>
                  <text:p text:style-name="Preformatted_20_Text"><text:s/></text:p>
                  <text:p text:style-name="Preformatted_20_Text">end.</text:p>
                  <text:p text:style-name="Preformatted_20_Text">Let's analyze the *.dpr file</text:p>
                  <text:p text:style-name="Preformatted_20_Text">program Project1; // define the name of the program</text:p>
                  <text:p text:style-name="Preformatted_20_Text">// MUST be same as filename.dpr(without ".dpr) in our case Project1.dpr</text:p>
                  <text:p text:style-name="Preformatted_20_Text"><text:s/></text:p>
                  <text:p text:style-name="Preformatted_20_Text">uses</text:p>
                  <text:p text:style-name="Preformatted_20_Text"><text:s text:c="2"/>Forms, // need this in order to create forms</text:p>
                  <text:p text:style-name="Preformatted_20_Text">// as you can see here you can also declare a relative path</text:p>
                  <text:p text:style-name="Preformatted_20_Text">// for instance UnitX in '..\DistancedUnit.pas'</text:p>
                  <text:p text:style-name="Preformatted_20_Text">// you even have a comment to let you know that it's about Form1</text:p>
                  <text:p text:style-name="Preformatted_20_Text"><text:s text:c="2"/>Unit1 in 'Unit1.pas' {Form1};</text:p>
                  <text:p text:style-name="Preformatted_20_Text"><text:s/></text:p>
                  <text:p text:style-name="Preformatted_20_Text">// the ProjectName.res file that I was talking about</text:p>
                  <text:p text:style-name="Preformatted_20_Text">// compiler adds this to the executable</text:p>
                  <text:p text:style-name="Preformatted_20_Text">{$R *.res}</text:p>
                  <text:p text:style-name="Preformatted_20_Text"><text:s/></text:p>
                  <text:p text:style-name="Preformatted_20_Text">begin</text:p>
                  <text:p text:style-name="Preformatted_20_Text">// Delphi developers are saying this:</text:p>
                  <text:p text:style-name="Preformatted_20_Text">// This used to call InitProc, which was only used for COM and CORBA.</text:p>
                  <text:p text:style-name="Preformatted_20_Text">// Neither is used with the .NET version</text:p>
                  <text:p text:style-name="Preformatted_20_Text">// about Application.Initialize;</text:p>
                  <text:p text:style-name="Preformatted_20_Text"><text:s text:c="2"/>Application.Initialize;</text:p>
                  <text:p text:style-name="Preformatted_20_Text">// this is something new introduced since Delphi 2007 if I'm</text:p>
                  <text:p text:style-name="Preformatted_20_Text">// not mistaken</text:p>
                  <text:p text:style-name="Preformatted_20_Text"><text:s text:c="2"/>Application.MainFormOnTaskbar := True;</text:p>
                  <text:p text:style-name="Preformatted_20_Text">// creates and assigns a instance of type TForm to the unit</text:p>
                  <text:p text:style-name="Preformatted_20_Text">// variable Form1 in Unit1.pas</text:p>
                  <text:p text:style-name="Preformatted_20_Text"><text:s text:c="2"/>Application.CreateForm(TForm1, Form1);</text:p>
                  <text:p text:style-name="Preformatted_20_Text">// this will start your application and shows Form1</text:p>
                  <text:p text:style-name="Preformatted_20_Text">// if you write somewhere Application.MainForm := SomeFormVariable</text:p>
                  <text:p text:style-name="Preformatted_20_Text">// then when that form closes your application terminates!</text:p>
                  <text:p text:style-name="Preformatted_20_Text"><text:s text:c="2"/>Application.Run;</text:p>
                  <text:p text:style-name="Preformatted_20_Text">end.</text:p>
                  <text:p text:style-name="P1">About the *.dfm files, it's actually plain text, images/resources of components are stored as hex strings, you can call a *.dfm a better storage than the *.ini file, when you call Application.CreateForm(bla bla) the application reads the *.dfm stored in the *.exe as resource and creates the controls as defined in the *.dfm with lightning speed using RTTI(Run Time Type Information).</text:p>
                </text:section>
                <text:section text:style-name="Sect1" text:name="Section48">
                  <text:p text:style-name="Text_20_body"><text:bookmark text:name="extra23"/>Contributed by: topellina &lt;riccardo.faiella@alice.it&gt;</text:p>
                </text:section>
                <text:p text:style-name="Text_20_body"/>
                <text:h text:style-name="P3" text:outline-level="1" text:is-list-header="true"><text:bookmark text:name="routinename25"/>DialogComponents </text:h>
                <text:p text:style-name="Text_20_body"><text:bookmark text:name="description25"/>Designing Dialog Components. </text:p>
                <text:section text:style-name="Sect1" text:name="Section49">
                  <text:p text:style-name="Preformatted_20_Text"><text:bookmark text:name="sourcecode24"/>Designing Dialog Components</text:p>
                  <text:p text:style-name="Preformatted_20_Text"/>
                  <text:p text:style-name="Preformatted_20_Text">Richard Maley</text:p>
                  <text:p text:style-name="Preformatted_20_Text"/>
                  <text:p text:style-name="Preformatted_20_Text"><text:s/></text:p>
                  <text:p text:style-name="Preformatted_20_Text"/>
                  <text:p text:style-name="Preformatted_20_Text">Form: Design your Dialog as a form.</text:p>
                  <text:p text:style-name="Preformatted_20_Text"/>
                  <text:p text:style-name="Preformatted_20_Text"><text:s/></text:p>
                  <text:p text:style-name="Preformatted_20_Text"/>
                  <text:p text:style-name="Preformatted_20_Text">Polish: Test and Refine the functionality of this form. Polish every aspect of the form's functionality.</text:p>
                  <text:p text:style-name="Preformatted_20_Text"/>
                  <text:p text:style-name="Preformatted_20_Text"><text:s/></text:p>
                  <text:p text:style-name="Preformatted_20_Text"/>
                  <text:p text:style-name="Preformatted_20_Text">Plan: Visualize every way a developer will want to use your dialog component.</text:p>
                  <text:p text:style-name="Preformatted_20_Text"/>
                  <text:p text:style-name="Preformatted_20_Text"><text:s/></text:p>
                  <text:p text:style-name="Preformatted_20_Text"/>
                  <text:p text:style-name="Preformatted_20_Text">Properties: Identify properties and events that you believe developers may want to control the component's functionality. For each of these stub in a property statement in the public or published section of the form's type definition. Although a Form does not normally have a published section add one in preparation for making this into a component. Properties and events placed in the published section get displayed in the Object Inspector.</text:p>
                  <text:p text:style-name="Preformatted_20_Text"/>
                  <text:p text:style-name="Preformatted_20_Text"><text:s text:c="19"/>example:</text:p>
                  <text:p text:style-name="Preformatted_20_Text"/>
                  <text:p text:style-name="Preformatted_20_Text"><text:s text:c="18"/>public</text:p>
                  <text:p text:style-name="Preformatted_20_Text"><text:s text:c="20"/>{ Public declarations }</text:p>
                  <text:p text:style-name="Preformatted_20_Text"><text:s text:c="20"/>procedure Loaded; <text:s text:c="12"/>override;</text:p>
                  <text:p text:style-name="Preformatted_20_Text"><text:s text:c="20"/>Property <text:s/>PasswordAttempt <text:s text:c="4"/>: Integer;</text:p>
                  <text:p text:style-name="Preformatted_20_Text"><text:s text:c="20"/>Property <text:s/>DBPassword <text:s text:c="9"/>: String;</text:p>
                  <text:p text:style-name="Preformatted_20_Text"><text:s text:c="20"/>Property <text:s/>ComputerName <text:s text:c="7"/>: String;</text:p>
                  <text:p text:style-name="Preformatted_20_Text"><text:s text:c="20"/>Property <text:s/>NetLoginName <text:s text:c="7"/>: String;</text:p>
                  <text:p text:style-name="Preformatted_20_Text"><text:s text:c="20"/>Property <text:s/>ApplyChanges <text:s text:c="7"/>: Boolean;</text:p>
                  <text:p text:style-name="Preformatted_20_Text"><text:s text:c="18"/>published</text:p>
                  <text:p text:style-name="Preformatted_20_Text"><text:s text:c="20"/>{ Published declarations }</text:p>
                  <text:p text:style-name="Preformatted_20_Text"><text:s text:c="20"/>Property <text:s/>SplashMode <text:s text:c="9"/>: Boolean;</text:p>
                  <text:p text:style-name="Preformatted_20_Text"><text:s text:c="20"/>Property <text:s/>TitleSub1 <text:s text:c="10"/>: String;</text:p>
                  <text:p text:style-name="Preformatted_20_Text"><text:s text:c="20"/>Property <text:s/>TitleSub2 <text:s text:c="10"/>: String;</text:p>
                  <text:p text:style-name="Preformatted_20_Text"><text:s text:c="20"/>Property <text:s/>CaptionLogin <text:s text:c="7"/>: String;</text:p>
                  <text:p text:style-name="Preformatted_20_Text"><text:s text:c="20"/>Property <text:s/>TitleMain <text:s text:c="10"/>: String;</text:p>
                  <text:p text:style-name="Preformatted_20_Text"><text:s text:c="20"/>Property <text:s/>MaxPasswordAttempts : Integer;</text:p>
                  <text:p text:style-name="Preformatted_20_Text"><text:s text:c="20"/>Property <text:s/>UserName <text:s text:c="11"/>: String;</text:p>
                  <text:p text:style-name="Preformatted_20_Text"><text:s text:c="20"/>Property <text:s/>Connected <text:s text:c="10"/>: Boolean;</text:p>
                  <text:p text:style-name="Preformatted_20_Text"><text:s text:c="20"/>Property <text:s/>OnFontChange <text:s text:c="7"/>: TNotifyEvent;</text:p>
                  <text:p text:style-name="Preformatted_20_Text"><text:s text:c="18"/>end;</text:p>
                  <text:p text:style-name="Preformatted_20_Text"><text:s/></text:p>
                  <text:p text:style-name="Preformatted_20_Text"/>
                  <text:p text:style-name="Preformatted_20_Text">Shift-Ctrl C: Once you think you have all the properties identified place the cursor at the end of the first property you have created and press Shift-Ctrl C. The private variables, the Read and Write definitions and the set procedures will be generated automatically.</text:p>
                  <text:p text:style-name="Preformatted_20_Text"><text:soft-page-break/></text:p>
                  <text:p text:style-name="Preformatted_20_Text"><text:s/></text:p>
                  <text:p text:style-name="Preformatted_20_Text"/>
                  <text:p text:style-name="Preformatted_20_Text"><text:s text:c="18"/>example:</text:p>
                  <text:p text:style-name="Preformatted_20_Text"/>
                  <text:p text:style-name="Preformatted_20_Text"><text:s text:c="18"/>private</text:p>
                  <text:p text:style-name="Preformatted_20_Text"><text:s text:c="18"/>{ Private declarations }</text:p>
                  <text:p text:style-name="Preformatted_20_Text"><text:s text:c="20"/>FMaxPasswordAttempts: Integer;</text:p>
                  <text:p text:style-name="Preformatted_20_Text"><text:s text:c="20"/>FPasswordAttempt: Integer;</text:p>
                  <text:p text:style-name="Preformatted_20_Text"><text:s text:c="20"/>FUserName: String;</text:p>
                  <text:p text:style-name="Preformatted_20_Text"><text:s text:c="20"/>FNetLoginName: String;</text:p>
                  <text:p text:style-name="Preformatted_20_Text"><text:s text:c="20"/>FDBPassword: String;</text:p>
                  <text:p text:style-name="Preformatted_20_Text"><text:s text:c="20"/>FConnected: Boolean;</text:p>
                  <text:p text:style-name="Preformatted_20_Text"><text:s text:c="20"/>FTitle: String;</text:p>
                  <text:p text:style-name="Preformatted_20_Text"><text:s text:c="20"/>FCaptionLogin: String;</text:p>
                  <text:p text:style-name="Preformatted_20_Text"><text:s text:c="20"/>FSplashMode: Boolean;</text:p>
                  <text:p text:style-name="Preformatted_20_Text"><text:s text:c="20"/>FTitleSub1: String;</text:p>
                  <text:p text:style-name="Preformatted_20_Text"><text:s text:c="20"/>FTitleSub2: String;</text:p>
                  <text:p text:style-name="Preformatted_20_Text"><text:s text:c="20"/>FComputerName: String;</text:p>
                  <text:p text:style-name="Preformatted_20_Text"><text:s text:c="20"/>FApplyChanges: Boolean;</text:p>
                  <text:p text:style-name="Preformatted_20_Text"><text:s text:c="20"/>sgPara1 <text:s text:c="9"/>: String;</text:p>
                  <text:p text:style-name="Preformatted_20_Text"><text:s text:c="20"/>sgPara2 <text:s text:c="9"/>: String;</text:p>
                  <text:p text:style-name="Preformatted_20_Text"><text:s text:c="20"/>procedure SetMaxPasswordAttempts(const Value: Integer);</text:p>
                  <text:p text:style-name="Preformatted_20_Text"><text:s text:c="20"/>procedure SetPasswordAttempt(const Value: Integer);</text:p>
                  <text:p text:style-name="Preformatted_20_Text"><text:s text:c="20"/>procedure SetUserName(const Value: String);</text:p>
                  <text:p text:style-name="Preformatted_20_Text"><text:s text:c="20"/>procedure SetNetLoginName(const Value: String);</text:p>
                  <text:p text:style-name="Preformatted_20_Text"><text:s text:c="20"/>procedure SetDBPassword(const Value: String);</text:p>
                  <text:p text:style-name="Preformatted_20_Text"><text:s text:c="20"/>procedure SetConnected(const Value: Boolean);</text:p>
                  <text:p text:style-name="Preformatted_20_Text"><text:s text:c="20"/>procedure SetTitle(const Value: String);</text:p>
                  <text:p text:style-name="Preformatted_20_Text"><text:s text:c="20"/>procedure SetCaptionLogin(const Value: String);</text:p>
                  <text:p text:style-name="Preformatted_20_Text"><text:s text:c="20"/>procedure SetTitleSub1(const Value: String);</text:p>
                  <text:p text:style-name="Preformatted_20_Text"><text:s text:c="20"/>procedure SetTitleSub2(const Value: String);</text:p>
                  <text:p text:style-name="Preformatted_20_Text"><text:s text:c="20"/>procedure SetComputerName(const Value: String);</text:p>
                  <text:p text:style-name="Preformatted_20_Text"><text:s text:c="20"/>procedure SetApplyChanges(const Value: Boolean);</text:p>
                  <text:p text:style-name="Preformatted_20_Text"><text:s text:c="18"/>public</text:p>
                  <text:p text:style-name="Preformatted_20_Text"><text:s text:c="20"/>{ Public declarations }</text:p>
                  <text:p text:style-name="Preformatted_20_Text"><text:s text:c="20"/>procedure Loaded; <text:s text:c="12"/>override;</text:p>
                  <text:p text:style-name="Preformatted_20_Text"><text:s text:c="20"/>Property <text:s/>PasswordAttempt <text:s text:c="4"/>: Integer</text:p>
                  <text:p text:style-name="Preformatted_20_Text"><text:s text:c="22"/>read FPasswordAttempt</text:p>
                  <text:p text:style-name="Preformatted_20_Text"><text:s text:c="22"/>write SetPasswordAttempt;</text:p>
                  <text:p text:style-name="Preformatted_20_Text"><text:s text:c="20"/>Property <text:s/>DBPassword <text:s text:c="9"/>: String</text:p>
                  <text:p text:style-name="Preformatted_20_Text"><text:s text:c="22"/>read FDBPassword</text:p>
                  <text:p text:style-name="Preformatted_20_Text"><text:s text:c="22"/>write SetDBPassword;</text:p>
                  <text:p text:style-name="Preformatted_20_Text"><text:s text:c="20"/>Property <text:s/>ComputerName <text:s text:c="7"/>: String</text:p>
                  <text:p text:style-name="Preformatted_20_Text"><text:s text:c="22"/>read FComputerName</text:p>
                  <text:p text:style-name="Preformatted_20_Text"><text:s text:c="22"/>write SetComputerName;</text:p>
                  <text:p text:style-name="Preformatted_20_Text"><text:s text:c="20"/>Property <text:s/>NetLoginName <text:s text:c="7"/>: String</text:p>
                  <text:p text:style-name="Preformatted_20_Text"><text:s text:c="22"/>read FNetLoginName</text:p>
                  <text:p text:style-name="Preformatted_20_Text"><text:s text:c="22"/>write SetNetLoginName;</text:p>
                  <text:p text:style-name="Preformatted_20_Text"><text:s text:c="20"/>Property <text:s/>ApplyChanges <text:s text:c="7"/>: Boolean</text:p>
                  <text:p text:style-name="Preformatted_20_Text"><text:s text:c="22"/>read FApplyChanges</text:p>
                  <text:p text:style-name="Preformatted_20_Text"><text:s text:c="22"/>write SetApplyChanges;</text:p>
                  <text:p text:style-name="Preformatted_20_Text"><text:s text:c="18"/>published</text:p>
                  <text:p text:style-name="Preformatted_20_Text"><text:s text:c="20"/>{ Published declarations }</text:p>
                  <text:p text:style-name="Preformatted_20_Text"><text:s text:c="20"/>Property <text:s/>SplashMode <text:s text:c="9"/>: Boolean</text:p>
                  <text:p text:style-name="Preformatted_20_Text"><text:s text:c="22"/>read FSplashMode</text:p>
                  <text:p text:style-name="Preformatted_20_Text"><text:s text:c="22"/>write FSplashMode;</text:p>
                  <text:p text:style-name="Preformatted_20_Text"><text:s text:c="20"/>Property <text:s/>TitleSub1 <text:s text:c="10"/>: String</text:p>
                  <text:p text:style-name="Preformatted_20_Text"><text:s text:c="22"/>read FTitleSub1</text:p>
                  <text:p text:style-name="Preformatted_20_Text"><text:s text:c="22"/>write SetTitleSub1;</text:p>
                  <text:p text:style-name="Preformatted_20_Text"><text:s text:c="20"/>Property <text:s/>TitleSub2 <text:s text:c="10"/>: String</text:p>
                  <text:p text:style-name="Preformatted_20_Text"><text:soft-page-break/><text:s text:c="22"/>read FTitleSub2</text:p>
                  <text:p text:style-name="Preformatted_20_Text"><text:s text:c="22"/>write SetTitleSub2;</text:p>
                  <text:p text:style-name="Preformatted_20_Text"><text:s text:c="20"/>Property <text:s/>CaptionLogin <text:s text:c="7"/>: String</text:p>
                  <text:p text:style-name="Preformatted_20_Text"><text:s text:c="22"/>read FCaptionLogin</text:p>
                  <text:p text:style-name="Preformatted_20_Text"><text:s text:c="22"/>write SetCaptionLogin;</text:p>
                  <text:p text:style-name="Preformatted_20_Text"><text:s text:c="20"/>Property <text:s/>TitleMain <text:s text:c="10"/>: String</text:p>
                  <text:p text:style-name="Preformatted_20_Text"><text:s text:c="22"/>read FTitle</text:p>
                  <text:p text:style-name="Preformatted_20_Text"><text:s text:c="22"/>write SetTitle;</text:p>
                  <text:p text:style-name="Preformatted_20_Text"><text:s text:c="20"/>Property <text:s/>MaxPasswordAttempts : Integer</text:p>
                  <text:p text:style-name="Preformatted_20_Text"><text:s text:c="22"/>read FMaxPasswordAttempts</text:p>
                  <text:p text:style-name="Preformatted_20_Text"><text:s text:c="22"/>write SetMaxPasswordAttempts;</text:p>
                  <text:p text:style-name="Preformatted_20_Text"><text:s text:c="20"/>Property <text:s/>UserName <text:s text:c="11"/>: String</text:p>
                  <text:p text:style-name="Preformatted_20_Text"><text:s text:c="22"/>read FUserName</text:p>
                  <text:p text:style-name="Preformatted_20_Text"><text:s text:c="22"/>write SetUserName;</text:p>
                  <text:p text:style-name="Preformatted_20_Text"><text:s text:c="20"/>Property <text:s/>Connected <text:s text:c="10"/>: Boolean</text:p>
                  <text:p text:style-name="Preformatted_20_Text"><text:s text:c="22"/>read FConnected</text:p>
                  <text:p text:style-name="Preformatted_20_Text"><text:s text:c="22"/>write SetConnected;</text:p>
                  <text:p text:style-name="Preformatted_20_Text"><text:s text:c="20"/>Property <text:s/>OnFontChange <text:s text:c="7"/>: TNotifyEvent</text:p>
                  <text:p text:style-name="Preformatted_20_Text"><text:s text:c="22"/>read FOnFontChange</text:p>
                  <text:p text:style-name="Preformatted_20_Text"><text:s text:c="22"/>write SetOnFontChange;</text:p>
                  <text:p text:style-name="Preformatted_20_Text"><text:s text:c="18"/>end;</text:p>
                  <text:p text:style-name="Preformatted_20_Text"/>
                  <text:p text:style-name="Preformatted_20_Text"><text:s text:c="18"/>Implementation</text:p>
                  <text:p text:style-name="Preformatted_20_Text"/>
                  <text:p text:style-name="Preformatted_20_Text"><text:s text:c="18"/>procedure TMyComponent.SetMaxPasswordAttempts(</text:p>
                  <text:p text:style-name="Preformatted_20_Text"><text:s text:c="20"/>const Value: Integer);</text:p>
                  <text:p text:style-name="Preformatted_20_Text"><text:s text:c="18"/>begin</text:p>
                  <text:p text:style-name="Preformatted_20_Text"><text:s text:c="20"/>FMaxPasswordAttempts := Value;</text:p>
                  <text:p text:style-name="Preformatted_20_Text"><text:s text:c="18"/>end;</text:p>
                  <text:p text:style-name="Preformatted_20_Text"/>
                  <text:p text:style-name="Preformatted_20_Text"><text:s text:c="18"/>......</text:p>
                  <text:p text:style-name="Preformatted_20_Text">We are now done working with the Form.</text:p>
                  <text:p text:style-name="Preformatted_20_Text"/>
                  <text:p text:style-name="Preformatted_20_Text"><text:s/></text:p>
                  <text:p text:style-name="Preformatted_20_Text"/>
                  <text:p text:style-name="Preformatted_20_Text">New Unit: Open a new Unit. This will contain the base unit for the component and as many child components as you desire.</text:p>
                  <text:p text:style-name="Preformatted_20_Text"/>
                  <text:p text:style-name="Preformatted_20_Text"><text:s/></text:p>
                  <text:p text:style-name="Preformatted_20_Text"/>
                  <text:p text:style-name="Preformatted_20_Text">In the new Unit create the type definition for your base class. It is Delphi tradition and a good policy to create a base class for your new component that publishes nothing. As an example TPanel is a descendant of TCustomPanel. None of the unique Panel Properties are published in TCustomPanel.</text:p>
                  <text:p text:style-name="Preformatted_20_Text"/>
                  <text:p text:style-name="Preformatted_20_Text"><text:s/></text:p>
                  <text:p text:style-name="Preformatted_20_Text"/>
                  <text:p text:style-name="Preformatted_20_Text">Copy the entire type definition from the form to this new unit.</text:p>
                  <text:p text:style-name="Preformatted_20_Text"/>
                  <text:p text:style-name="Preformatted_20_Text"><text:s/></text:p>
                  <text:p text:style-name="Preformatted_20_Text"/>
                  <text:p text:style-name="Preformatted_20_Text">Modify the class line as follows:</text:p>
                  <text:p text:style-name="Preformatted_20_Text"/>
                  <text:p text:style-name="Preformatted_20_Text"><text:s text:c="19"/>Old: TMyForm = class(TForm)</text:p>
                  <text:p text:style-name="Preformatted_20_Text"/>
                  <text:p text:style-name="Preformatted_20_Text"><text:s text:c="18"/>New: TCustomMyComponent = class(TComponent)</text:p>
                  <text:p text:style-name="Preformatted_20_Text"><text:s/></text:p>
                  <text:p text:style-name="Preformatted_20_Text"/>
                  <text:p text:style-name="Preformatted_20_Text">Delete everything between the class line and the line above the private section.</text:p>
                  <text:p text:style-name="Preformatted_20_Text"/>
                  <text:p text:style-name="Preformatted_20_Text"><text:s text:c="19"/>Old:</text:p>
                  <text:p text:style-name="Preformatted_20_Text"><text:soft-page-break/><text:s text:c="18"/>TCustomMyComponent = class(TComponent)</text:p>
                  <text:p text:style-name="Preformatted_20_Text"><text:s text:c="19"/>pnlBase: TPanel;</text:p>
                  <text:p text:style-name="Preformatted_20_Text"><text:s text:c="19"/>pnlBase2: TPanel;</text:p>
                  <text:p text:style-name="Preformatted_20_Text"><text:s text:c="19"/>pnlBase3: TPanel;</text:p>
                  <text:p text:style-name="Preformatted_20_Text"><text:s text:c="19"/>Database: TDatabase;</text:p>
                  <text:p text:style-name="Preformatted_20_Text"><text:s text:c="19"/>pnllogin: TPanel;</text:p>
                  <text:p text:style-name="Preformatted_20_Text"><text:s text:c="19"/>pnlWarning: TPanel;</text:p>
                  <text:p text:style-name="Preformatted_20_Text"><text:s text:c="19"/>pnlwarningBot: TPanel;</text:p>
                  <text:p text:style-name="Preformatted_20_Text"><text:s text:c="19"/>pnlWarningButtons: TPanel;</text:p>
                  <text:p text:style-name="Preformatted_20_Text"><text:s text:c="19"/>btnAgree: TButton;</text:p>
                  <text:p text:style-name="Preformatted_20_Text"><text:s text:c="19"/>...</text:p>
                  <text:p text:style-name="Preformatted_20_Text"><text:s text:c="19"/>...</text:p>
                  <text:p text:style-name="Preformatted_20_Text"><text:s text:c="18"/>private</text:p>
                  <text:p text:style-name="Preformatted_20_Text"/>
                  <text:p text:style-name="Preformatted_20_Text"><text:s text:c="18"/>Should look like this.</text:p>
                  <text:p text:style-name="Preformatted_20_Text"><text:s text:c="18"/>New:</text:p>
                  <text:p text:style-name="Preformatted_20_Text"><text:s text:c="18"/>TCustomMyComponent = class(TComponent)</text:p>
                  <text:p text:style-name="Preformatted_20_Text"><text:s text:c="18"/>private</text:p>
                  <text:p text:style-name="Preformatted_20_Text"/>
                  <text:p text:style-name="Preformatted_20_Text">Set Procs:Copy the property set procedures from to the form and correct the class designation associated with each of them.</text:p>
                  <text:p text:style-name="Preformatted_20_Text"/>
                  <text:p text:style-name="Preformatted_20_Text"><text:s/></text:p>
                  <text:p text:style-name="Preformatted_20_Text"/>
                  <text:p text:style-name="Preformatted_20_Text">Register Interface: After the type definition in the interface section of the unit put the following:</text:p>
                  <text:p text:style-name="Preformatted_20_Text"/>
                  <text:p text:style-name="Preformatted_20_Text"><text:s text:c="19"/>procedure Register;</text:p>
                  <text:p text:style-name="Preformatted_20_Text">Register Implementation: Either at the top or the bottom of the implementation section put a modification of the following:</text:p>
                  <text:p text:style-name="Preformatted_20_Text"/>
                  <text:p text:style-name="Preformatted_20_Text"><text:s text:c="19"/>procedure Register;</text:p>
                  <text:p text:style-name="Preformatted_20_Text"><text:s text:c="18"/>begin</text:p>
                  <text:p text:style-name="Preformatted_20_Text"><text:s text:c="20"/>RegisterComponents('My Components', [TMyComponent]);</text:p>
                  <text:p text:style-name="Preformatted_20_Text"><text:s text:c="18"/>end;</text:p>
                  <text:p text:style-name="Preformatted_20_Text">Execute: An execute function needs to be written. Executes normally return a Boolean to indicate success or failure. Your component should do the same thing. The execute function creates the Form, sets all properties, shows the Form modally, extracts all required values and frees the form. Since it is possible that through this component developers might want to display the component both modally and nonmodally an "InitForm" procedure should be developed that both processes can use.</text:p>
                  <text:p text:style-name="Preformatted_20_Text"/>
                  <text:p text:style-name="Preformatted_20_Text"><text:s text:c="19"/>function TCustomMyComponent.Execute : Boolean;</text:p>
                  <text:p text:style-name="Preformatted_20_Text"><text:s text:c="18"/>begin</text:p>
                  <text:p text:style-name="Preformatted_20_Text"><text:s text:c="20"/>Form <text:s text:c="2"/>:= TMyForm.Create(Self);</text:p>
                  <text:p text:style-name="Preformatted_20_Text"><text:s text:c="20"/>Try</text:p>
                  <text:p text:style-name="Preformatted_20_Text"><text:s text:c="22"/>Result := ExecuteUnique;</text:p>
                  <text:p text:style-name="Preformatted_20_Text"><text:s text:c="20"/>Finally</text:p>
                  <text:p text:style-name="Preformatted_20_Text"><text:s text:c="22"/>Form.Destroy;</text:p>
                  <text:p text:style-name="Preformatted_20_Text"><text:s text:c="20"/>End;</text:p>
                  <text:p text:style-name="Preformatted_20_Text"><text:s text:c="18"/>end;</text:p>
                  <text:p text:style-name="Preformatted_20_Text"/>
                  <text:p text:style-name="Preformatted_20_Text"><text:s text:c="18"/>function TCustomMyComponent.ExecuteUnique: Boolean;</text:p>
                  <text:p text:style-name="Preformatted_20_Text"><text:s text:c="18"/>begin</text:p>
                  <text:p text:style-name="Preformatted_20_Text"><text:s text:c="20"/>InitForm(Form);</text:p>
                  <text:p text:style-name="Preformatted_20_Text"><text:s text:c="20"/>Form.ShowModal;</text:p>
                  <text:p text:style-name="Preformatted_20_Text"><text:s text:c="20"/>Result := Form.ApplyChanges;</text:p>
                  <text:p text:style-name="Preformatted_20_Text"><text:s text:c="20"/>If Result Then</text:p>
                  <text:p text:style-name="Preformatted_20_Text"><text:s text:c="20"/>Begin</text:p>
                  <text:p text:style-name="Preformatted_20_Text"><text:s text:c="22"/>Try Connected <text:s text:c="10"/>:= Form.Connected <text:s text:c="10"/>Except <text:soft-page-break/>End;</text:p>
                  <text:p text:style-name="Preformatted_20_Text"><text:s text:c="22"/>Try UserName <text:s text:c="11"/>:= Form.UserName <text:s text:c="11"/>Except End;</text:p>
                  <text:p text:style-name="Preformatted_20_Text"><text:s text:c="22"/>Try Height <text:s text:c="13"/>:= Form.Height <text:s text:c="13"/>Except End;</text:p>
                  <text:p text:style-name="Preformatted_20_Text"><text:s text:c="22"/>Try NetLoginName <text:s text:c="7"/>:= Form.NetLoginName <text:s text:c="7"/>Except End;</text:p>
                  <text:p text:style-name="Preformatted_20_Text"><text:s text:c="22"/>Try ComputerName <text:s text:c="7"/>:= Form.ComputerName <text:s text:c="7"/>Except End;</text:p>
                  <text:p text:style-name="Preformatted_20_Text"><text:s text:c="22"/>Try PasswordAttempt <text:s text:c="4"/>:= Form.PasswordAttempt <text:s text:c="4"/>Except End;</text:p>
                  <text:p text:style-name="Preformatted_20_Text"><text:s text:c="22"/>Try Width <text:s text:c="14"/>:= Form.Width <text:s text:c="14"/>Except End;</text:p>
                  <text:p text:style-name="Preformatted_20_Text"><text:s text:c="20"/>End;</text:p>
                  <text:p text:style-name="Preformatted_20_Text"><text:s text:c="18"/>End;</text:p>
                  <text:p text:style-name="Preformatted_20_Text"/>
                  <text:p text:style-name="Preformatted_20_Text"><text:s text:c="18"/>//All property values should be assigned to the form</text:p>
                  <text:p text:style-name="Preformatted_20_Text"><text:s text:c="18"/>Procedure TCustomMyComponent.InitForm(Form: TMyForm);</text:p>
                  <text:p text:style-name="Preformatted_20_Text"><text:s text:c="18"/>begin</text:p>
                  <text:p text:style-name="Preformatted_20_Text"><text:s text:c="20"/>Try Form.SplashMode <text:s text:c="9"/>:= False <text:s text:c="14"/>Except End;</text:p>
                  <text:p text:style-name="Preformatted_20_Text"><text:s text:c="20"/>Try Form.ApplyChanges <text:s text:c="7"/>:= ApplyChanges <text:s text:c="7"/>Except End;</text:p>
                  <text:p text:style-name="Preformatted_20_Text"><text:s text:c="20"/>Try Form.pnlBase.Color <text:s text:c="6"/>:= Border1Color <text:s text:c="7"/>Except End;</text:p>
                  <text:p text:style-name="Preformatted_20_Text"><text:s text:c="20"/>Try Form.pnlBase2.Color <text:s text:c="5"/>:= Border2Color <text:s text:c="7"/>Except End;</text:p>
                  <text:p text:style-name="Preformatted_20_Text"><text:s text:c="20"/>Try Form.pnlBase3.Color <text:s text:c="5"/>:= Border3Color <text:s text:c="7"/>Except End;</text:p>
                  <text:p text:style-name="Preformatted_20_Text"><text:s text:c="20"/>Try Form.pnllogin.Color <text:s text:c="5"/>:= Border4Color <text:s text:c="7"/>Except End;</text:p>
                  <text:p text:style-name="Preformatted_20_Text"><text:s text:c="20"/>Try Form.pnlWarning.Color <text:s text:c="3"/>:= Border4Color <text:s text:c="7"/>Except End;</text:p>
                  <text:p text:style-name="Preformatted_20_Text"><text:s text:c="20"/>Try Form.BorderIcons <text:s text:c="8"/>:= BorderIcons <text:s text:c="8"/>Except End;</text:p>
                  <text:p text:style-name="Preformatted_20_Text"><text:s text:c="20"/>Try Form.BorderStyle <text:s text:c="8"/>:= BorderStyle <text:s text:c="8"/>Except End;</text:p>
                  <text:p text:style-name="Preformatted_20_Text"><text:s text:c="20"/>Try Form.Caption <text:s text:c="12"/>:= Caption <text:s text:c="12"/>Except End;</text:p>
                  <text:p text:style-name="Preformatted_20_Text"><text:s text:c="20"/>Try Form.Connected <text:s text:c="10"/>:= Connected <text:s text:c="10"/>Except End;</text:p>
                  <text:p text:style-name="Preformatted_20_Text"><text:s text:c="20"/>Try Form.Database <text:s text:c="11"/>:= Database <text:s text:c="11"/>Except End;</text:p>
                  <text:p text:style-name="Preformatted_20_Text"><text:s text:c="20"/>Try Form.Database2 <text:s text:c="10"/>:= Database2 <text:s text:c="10"/>Except End;</text:p>
                  <text:p text:style-name="Preformatted_20_Text"><text:s text:c="20"/>Try Form.Database3 <text:s text:c="10"/>:= Database3 <text:s text:c="10"/>Except End;</text:p>
                  <text:p text:style-name="Preformatted_20_Text"><text:s text:c="20"/>Try Form.Database4 <text:s text:c="10"/>:= Database4 <text:s text:c="10"/>Except End;</text:p>
                  <text:p text:style-name="Preformatted_20_Text"><text:s text:c="20"/>Try Form.Database5 <text:s text:c="10"/>:= Database5 <text:s text:c="10"/>Except End;</text:p>
                  <text:p text:style-name="Preformatted_20_Text"><text:s text:c="20"/>Try Form.UserName <text:s text:c="11"/>:= UserName <text:s text:c="11"/>Except End;</text:p>
                  <text:p text:style-name="Preformatted_20_Text"><text:s text:c="20"/>Try Form.DBPassword <text:s text:c="9"/>:= DBPassword <text:s text:c="9"/>Except End;</text:p>
                  <text:p text:style-name="Preformatted_20_Text"><text:s text:c="20"/>Try Form.Font <text:s text:c="15"/>:= Font <text:s text:c="15"/>Except End;</text:p>
                  <text:p text:style-name="Preformatted_20_Text"><text:s text:c="20"/>Try Form.lblMainTitle.Font <text:s text:c="2"/>:= FontTitleMain <text:s text:c="6"/>Except End;</text:p>
                  <text:p text:style-name="Preformatted_20_Text"><text:s text:c="20"/>Try Form.lblTitleSub1.Font <text:s text:c="2"/>:= FontTitleSub1 <text:s text:c="6"/>Except End;</text:p>
                  <text:p text:style-name="Preformatted_20_Text"><text:soft-page-break/><text:s text:c="20"/>Try Form.lblTitleSub2.Font <text:s text:c="2"/>:= FontTitleSub2 <text:s text:c="6"/>Except End;</text:p>
                  <text:p text:style-name="Preformatted_20_Text"><text:s text:c="20"/>...</text:p>
                  <text:p text:style-name="Preformatted_20_Text"><text:s text:c="20"/>...</text:p>
                  <text:p text:style-name="Preformatted_20_Text"><text:s text:c="20"/>...</text:p>
                  <text:p text:style-name="Preformatted_20_Text"><text:s text:c="20"/>...</text:p>
                  <text:p text:style-name="Preformatted_20_Text"><text:s text:c="20"/>...</text:p>
                  <text:p text:style-name="Preformatted_20_Text"><text:s text:c="20"/>...</text:p>
                  <text:p text:style-name="Preformatted_20_Text"><text:s text:c="20"/>...</text:p>
                  <text:p text:style-name="Preformatted_20_Text"><text:s text:c="20"/>Try Form.Height <text:s text:c="13"/>:= Height <text:s text:c="13"/>Except End;</text:p>
                  <text:p text:style-name="Preformatted_20_Text"><text:s text:c="20"/>Try Form.ImgSplash.Picture.Assign(Picture); <text:s text:c="8"/>Except End;</text:p>
                  <text:p text:style-name="Preformatted_20_Text"><text:s text:c="20"/>Try Form.MaxPasswordAttempts := MaxPasswordAttempts Except End;</text:p>
                  <text:p text:style-name="Preformatted_20_Text"><text:s text:c="20"/>Try Form.NetLoginName <text:s text:c="7"/>:= NetLoginName <text:s text:c="7"/>Except End;</text:p>
                  <text:p text:style-name="Preformatted_20_Text"><text:s text:c="20"/>Try Form.ComputerName <text:s text:c="7"/>:= ComputerName <text:s text:c="7"/>Except End;</text:p>
                  <text:p text:style-name="Preformatted_20_Text"><text:s text:c="20"/>Try Form.PasswordAttempt <text:s text:c="4"/>:= PasswordAttempt <text:s text:c="4"/>Except End;</text:p>
                  <text:p text:style-name="Preformatted_20_Text"><text:s text:c="20"/>Try Form.TitleMain <text:s text:c="10"/>:= TitleMain <text:s text:c="10"/>Except End;</text:p>
                  <text:p text:style-name="Preformatted_20_Text"><text:s text:c="20"/>Try Form.lblMainTitle.Top <text:s text:c="3"/>:= TitleMainTop <text:s text:c="7"/>Except End;</text:p>
                  <text:p text:style-name="Preformatted_20_Text"><text:s text:c="20"/>Try Form.TitleSub1 <text:s text:c="10"/>:= TitleSub1 <text:s text:c="10"/>Except End;</text:p>
                  <text:p text:style-name="Preformatted_20_Text"><text:s text:c="20"/>Try Form.lblTitleSub1.Top <text:s text:c="3"/>:= TitleSub1Top <text:s text:c="7"/>Except End;</text:p>
                  <text:p text:style-name="Preformatted_20_Text"><text:s text:c="20"/>Try Form.TitleSub2 <text:s text:c="10"/>:= TitleSub2 <text:s text:c="10"/>Except End;</text:p>
                  <text:p text:style-name="Preformatted_20_Text"><text:s text:c="20"/>Try Form.lblTitleSub2.Top <text:s text:c="3"/>:= TitleSub2Top <text:s text:c="7"/>Except End;</text:p>
                  <text:p text:style-name="Preformatted_20_Text"><text:s text:c="18"/>End;</text:p>
                  <text:p text:style-name="Preformatted_20_Text">Constructor: A Create procedure needs to be developed for the component. All property values are set to their defaults in the constructor.</text:p>
                  <text:p text:style-name="Preformatted_20_Text"/>
                  <text:p text:style-name="Preformatted_20_Text"><text:s text:c="19"/>constructor TCustomMyComponent.Create(AOwner: TComponent);</text:p>
                  <text:p text:style-name="Preformatted_20_Text"><text:s text:c="18"/>begin</text:p>
                  <text:p text:style-name="Preformatted_20_Text"><text:s text:c="20"/>inherited Create (AOwner); //Should be first</text:p>
                  <text:p text:style-name="Preformatted_20_Text"><text:s text:c="20"/>ApplyChanges <text:s text:c="7"/>:= True;</text:p>
                  <text:p text:style-name="Preformatted_20_Text"><text:s text:c="20"/>Border1Color <text:s text:c="7"/>:= clRed;</text:p>
                  <text:p text:style-name="Preformatted_20_Text"><text:s text:c="20"/>Border2Color <text:s text:c="7"/>:= clWhite;</text:p>
                  <text:p text:style-name="Preformatted_20_Text"><text:s text:c="20"/>Border3Color <text:s text:c="7"/>:= clBlue;</text:p>
                  <text:p text:style-name="Preformatted_20_Text"><text:s text:c="20"/>Border4Color <text:s text:c="7"/>:= clRed;</text:p>
                  <text:p text:style-name="Preformatted_20_Text"><text:s text:c="20"/>BorderIcons <text:s text:c="8"/>:= [];</text:p>
                  <text:p text:style-name="Preformatted_20_Text"><text:s text:c="20"/>BorderStyle <text:s text:c="8"/>:= bsDialog;</text:p>
                  <text:p text:style-name="Preformatted_20_Text"><text:s text:c="20"/>Connected <text:s text:c="10"/>:= False;</text:p>
                  <text:p text:style-name="Preformatted_20_Text"><text:s text:c="20"/>Database <text:s text:c="11"/>:= nil;</text:p>
                  <text:p text:style-name="Preformatted_20_Text"><text:s text:c="20"/>Database2 <text:s text:c="10"/>:= nil;</text:p>
                  <text:p text:style-name="Preformatted_20_Text"><text:s text:c="20"/>Database3 <text:s text:c="10"/>:= nil;</text:p>
                  <text:p text:style-name="Preformatted_20_Text"><text:s text:c="20"/>Database4 <text:s text:c="10"/>:= nil;</text:p>
                  <text:p text:style-name="Preformatted_20_Text"><text:s text:c="20"/>Database5 <text:s text:c="10"/>:= nil;</text:p>
                  <text:p text:style-name="Preformatted_20_Text"><text:s text:c="20"/>UserName <text:s text:c="11"/>:= '';</text:p>
                  <text:p text:style-name="Preformatted_20_Text"><text:s text:c="20"/>DBPassword <text:s text:c="9"/>:= '';</text:p>
                  <text:p text:style-name="Preformatted_20_Text"><text:s text:c="20"/>FFont <text:s text:c="14"/>:= TFont.Create;</text:p>
                  <text:p text:style-name="Preformatted_20_Text"><text:s text:c="20"/>FFontTitleMain <text:s text:c="5"/>:= TFont.Create;</text:p>
                  <text:p text:style-name="Preformatted_20_Text"><text:s text:c="20"/>FFontTitleSub1 <text:s text:c="5"/>:= TFont.Create;</text:p>
                  <text:p text:style-name="Preformatted_20_Text"><text:s text:c="20"/>FFontTitleSub2 <text:s text:c="5"/>:= TFont.Create;</text:p>
                  <text:p text:style-name="Preformatted_20_Text"><text:s text:c="20"/>FFontWarningText <text:s text:c="3"/>:= TFont.Create;</text:p>
                  <text:p text:style-name="Preformatted_20_Text"><text:s text:c="20"/>Form <text:s text:c="15"/>:= nil;</text:p>
                  <text:p text:style-name="Preformatted_20_Text"><text:soft-page-break/><text:s text:c="20"/>FPicture <text:s text:c="11"/>:= TPicture.Create();</text:p>
                  <text:p text:style-name="Preformatted_20_Text"><text:s text:c="20"/>FWarningText <text:s text:c="7"/>:= TStringList.Create();</text:p>
                  <text:p text:style-name="Preformatted_20_Text"><text:s text:c="20"/>FWarningText.Clear;</text:p>
                  <text:p text:style-name="Preformatted_20_Text"><text:s text:c="20"/>Height <text:s text:c="13"/>:= 430;</text:p>
                  <text:p text:style-name="Preformatted_20_Text"><text:s text:c="20"/>MaxPasswordAttempts := 3;</text:p>
                  <text:p text:style-name="Preformatted_20_Text"><text:s text:c="20"/>NetLoginName <text:s text:c="7"/>:= '';</text:p>
                  <text:p text:style-name="Preformatted_20_Text"><text:s text:c="20"/>ComputerName <text:s text:c="7"/>:= '';</text:p>
                  <text:p text:style-name="Preformatted_20_Text"><text:s text:c="20"/>PasswordAttempt <text:s text:c="4"/>:= 0;</text:p>
                  <text:p text:style-name="Preformatted_20_Text"><text:s text:c="20"/>SetFontCharacteristics(FFontTitleMain,0,clYellow,-64,'Arial Black',fpDefault,48);</text:p>
                  <text:p text:style-name="Preformatted_20_Text"><text:s text:c="20"/>SetFontCharacteristics(FFontTitleSub1,0,clYellow,-16,'Arial Black',fpDefault,12);</text:p>
                  <text:p text:style-name="Preformatted_20_Text"><text:s text:c="20"/>SetFontCharacteristics(FFontTitleSub2,0,clYellow,-16,'Arial Black',fpDefault,12);</text:p>
                  <text:p text:style-name="Preformatted_20_Text"><text:s text:c="20"/>SetFontCharacteristics(FFontWarningText,0,clRed,-16,'Arial',fpDefault,12);</text:p>
                  <text:p text:style-name="Preformatted_20_Text"><text:s text:c="20"/>ShowWarning <text:s text:c="8"/>:= True;</text:p>
                  <text:p text:style-name="Preformatted_20_Text"><text:s text:c="20"/>TitleMain <text:s text:c="10"/>:= '';</text:p>
                  <text:p text:style-name="Preformatted_20_Text"><text:s text:c="20"/>TitleMainTop <text:s text:c="7"/>:= 69;</text:p>
                  <text:p text:style-name="Preformatted_20_Text"><text:s text:c="20"/>TitleSub1 <text:s text:c="10"/>:= '';</text:p>
                  <text:p text:style-name="Preformatted_20_Text"><text:s text:c="20"/>TitleSub1Top <text:s text:c="7"/>:= 13;</text:p>
                  <text:p text:style-name="Preformatted_20_Text"><text:s text:c="20"/>TitleSub2 <text:s text:c="10"/>:= '';</text:p>
                  <text:p text:style-name="Preformatted_20_Text"><text:s text:c="20"/>TitleSub2Top <text:s text:c="7"/>:= 40;</text:p>
                  <text:p text:style-name="Preformatted_20_Text"><text:s text:c="20"/>WarningTextColor <text:s text:c="3"/>:= clRed;</text:p>
                  <text:p text:style-name="Preformatted_20_Text"><text:s text:c="20"/>Width <text:s text:c="14"/>:= 600;</text:p>
                  <text:p text:style-name="Preformatted_20_Text"><text:s text:c="18"/>end;</text:p>
                  <text:p text:style-name="Preformatted_20_Text">Destructor:</text:p>
                  <text:p text:style-name="Preformatted_20_Text"/>
                  <text:p text:style-name="Preformatted_20_Text"><text:s text:c="19"/>destructor TCustomMycomponent.Destroy;</text:p>
                  <text:p text:style-name="Preformatted_20_Text"><text:s text:c="18"/>begin</text:p>
                  <text:p text:style-name="Preformatted_20_Text"><text:s text:c="20"/>FPicture <text:s text:c="9"/>.Free;</text:p>
                  <text:p text:style-name="Preformatted_20_Text"><text:s text:c="20"/>FPicture <text:s text:c="9"/>:= nil;</text:p>
                  <text:p text:style-name="Preformatted_20_Text"><text:s text:c="20"/>inherited <text:s text:c="8"/>Destroy; //Should be last</text:p>
                  <text:p text:style-name="Preformatted_20_Text"><text:s text:c="18"/>end;</text:p>
                  <text:p text:style-name="Preformatted_20_Text">Interface: Make sure Constructor, Destructor, Execute, ExecuteUnique, InitForm are all listed in the public section of the type definition.</text:p>
                  <text:p text:style-name="Preformatted_20_Text"/>
                  <text:p text:style-name="Preformatted_20_Text"><text:s/></text:p>
                  <text:p text:style-name="Preformatted_20_Text"/>
                  <text:p text:style-name="Preformatted_20_Text">NonModal Functionality: Create 2 procedures to control nonmodal showing of the dialog.</text:p>
                  <text:p text:style-name="Preformatted_20_Text"/>
                  <text:p text:style-name="Preformatted_20_Text"><text:s text:c="20"/>public</text:p>
                  <text:p text:style-name="Preformatted_20_Text"><text:s text:c="21"/>Procedure <text:s text:c="2"/>Show; Virtual;</text:p>
                  <text:p text:style-name="Preformatted_20_Text"><text:s text:c="21"/>Procedure <text:s text:c="2"/>Close; Virtual;</text:p>
                  <text:p text:style-name="Preformatted_20_Text"/>
                  <text:p text:style-name="Preformatted_20_Text"><text:s text:c="19"/>implementation</text:p>
                  <text:p text:style-name="Preformatted_20_Text"/>
                  <text:p text:style-name="Preformatted_20_Text"><text:s text:c="19"/>Procedure TCustomMyComponent.Show;</text:p>
                  <text:p text:style-name="Preformatted_20_Text"><text:s text:c="19"/>Begin</text:p>
                  <text:p text:style-name="Preformatted_20_Text"><text:s text:c="21"/>If not Assigned(MyForm) Then</text:p>
                  <text:p text:style-name="Preformatted_20_Text"><text:s text:c="23"/>MyForm := TMyForm.Create(Application);</text:p>
                  <text:p text:style-name="Preformatted_20_Text"><text:s text:c="21"/>InitForm(MyForm);</text:p>
                  <text:p text:style-name="Preformatted_20_Text"><text:s text:c="21"/>MyForm.IsNonModal := True;</text:p>
                  <text:p text:style-name="Preformatted_20_Text"><text:s text:c="21"/>MyForm.Show;</text:p>
                  <text:p text:style-name="Preformatted_20_Text"><text:s text:c="19"/>End;</text:p>
                  <text:p text:style-name="Preformatted_20_Text"/>
                  <text:p text:style-name="Preformatted_20_Text"><text:s text:c="19"/>Procedure TCustomMyComponent.Close;</text:p>
                  <text:p text:style-name="Preformatted_20_Text"><text:s text:c="19"/>Begin</text:p>
                  <text:p text:style-name="Preformatted_20_Text"><text:s text:c="21"/>If Assigned(MyForm) Then MyForm.Close;</text:p>
                  <text:p text:style-name="Preformatted_20_Text"><text:s text:c="21"/>MyForm.IsNonModal := False;</text:p>
                  <text:p text:style-name="Preformatted_20_Text"><text:soft-page-break/><text:s text:c="19"/>End;</text:p>
                  <text:p text:style-name="Preformatted_20_Text">Non Custom Component: Create TMyComponent and publish the properties you want to appear in the object Inspector;</text:p>
                  <text:p text:style-name="Preformatted_20_Text"/>
                  <text:p text:style-name="Preformatted_20_Text"><text:s text:c="20"/>TMyComponent = class(CustomMyComponent)</text:p>
                  <text:p text:style-name="Preformatted_20_Text"><text:s text:c="19"/>published</text:p>
                  <text:p text:style-name="Preformatted_20_Text"><text:s text:c="21"/>Property <text:s/>SplashMode;</text:p>
                  <text:p text:style-name="Preformatted_20_Text"><text:s text:c="21"/>Property <text:s/>TitleSub1;</text:p>
                  <text:p text:style-name="Preformatted_20_Text"><text:s text:c="21"/>Property <text:s/>TitleSub2;</text:p>
                  <text:p text:style-name="Preformatted_20_Text"><text:s text:c="21"/>Property <text:s/>CaptionLogin;</text:p>
                  <text:p text:style-name="Preformatted_20_Text"><text:s text:c="21"/>Property <text:s/>TitleMain;</text:p>
                  <text:p text:style-name="Preformatted_20_Text"><text:s text:c="21"/>Property <text:s/>MaxPasswordAttempts;</text:p>
                  <text:p text:style-name="Preformatted_20_Text"><text:s text:c="21"/>Property <text:s/>UserName;</text:p>
                  <text:p text:style-name="Preformatted_20_Text"><text:s text:c="21"/>Property <text:s/>Connected;</text:p>
                  <text:p text:style-name="Preformatted_20_Text"><text:s text:c="21"/>Property <text:s/>OnFontChange;</text:p>
                  <text:p text:style-name="Preformatted_20_Text"><text:s text:c="19"/>End;</text:p>
                  <text:p text:style-name="P1">Component Bitmap: Use the Image Editor that comes with Delphi to create a bitmap for your new component. Create a new *.DCR file in the same name as the unit we just created (where the register procedure is). I recommend 24x24 16 bit color. Name the bitmap the same name as your component's class name including the "T" and name it in all caps, i.e., UPPERCASE.</text:p>
                </text:section>
                <text:section text:style-name="Sect1" text:name="Section50">
                  <text:p text:style-name="Text_20_body"><text:bookmark text:name="extra24"/>Contributed by: topellina &lt;riccardo.faiella@alice.it&gt;</text:p>
                </text:section>
                <text:p text:style-name="Text_20_body"/>
                <text:h text:style-name="P3" text:outline-level="1" text:is-list-header="true"><text:bookmark text:name="routinename27"/>DisabledTEditcolor </text:h>
                <text:p text:style-name="Text_20_body"><text:bookmark text:name="description27"/>change the color of a disabled TEdit. </text:p>
                <text:section text:style-name="Sect1" text:name="Section53">
                  <text:p text:style-name="Preformatted_20_Text"><text:bookmark text:name="sourcecode26"/>Question:</text:p>
                  <text:p text:style-name="Preformatted_20_Text">How can I change the color of a disabled (Edit1.Enabled := false;) control?</text:p>
                  <text:p text:style-name="Preformatted_20_Text">I do not want the normal grey color.</text:p>
                  <text:p text:style-name="Preformatted_20_Text"/>
                  <text:p text:style-name="Preformatted_20_Text">Answer:</text:p>
                  <text:p text:style-name="Preformatted_20_Text">Two options:</text:p>
                  <text:p text:style-name="Preformatted_20_Text"/>
                  <text:p text:style-name="Preformatted_20_Text">1) place the control on a panel and disable the panel instead of the control.</text:p>
                  <text:p text:style-name="Preformatted_20_Text">This way the color stays to whatever you set it.</text:p>
                  <text:p text:style-name="Preformatted_20_Text"/>
                  <text:p text:style-name="Preformatted_20_Text">2) make a descendent and take over the painting when it is disabled.</text:p>
                  <text:p text:style-name="Preformatted_20_Text"/>
                  <text:p text:style-name="Preformatted_20_Text">Here is an example:}</text:p>
                  <text:p text:style-name="Preformatted_20_Text"/>
                  <text:p text:style-name="Preformatted_20_Text"/>
                  <text:p text:style-name="Preformatted_20_Text">unit PBExEdit;</text:p>
                  <text:p text:style-name="Preformatted_20_Text"/>
                  <text:p text:style-name="Preformatted_20_Text">interface</text:p>
                  <text:p text:style-name="Preformatted_20_Text"/>
                  <text:p text:style-name="Preformatted_20_Text">uses</text:p>
                  <text:p text:style-name="Preformatted_20_Text"><text:s text:c="2"/>Windows, Messages, SysUtils, Classes, Graphics, Controls,</text:p>
                  <text:p text:style-name="Preformatted_20_Text"><text:s text:c="2"/>Forms, Dialogs, StdCtrls;</text:p>
                  <text:p text:style-name="Preformatted_20_Text"/>
                  <text:p text:style-name="Preformatted_20_Text">type</text:p>
                  <text:p text:style-name="Preformatted_20_Text"><text:s text:c="2"/>TPBExEdit = class(TEdit)</text:p>
                  <text:p text:style-name="Preformatted_20_Text"><text:s text:c="2"/>private</text:p>
                  <text:p text:style-name="Preformatted_20_Text"><text:s text:c="4"/>{ Private declarations }</text:p>
                  <text:p text:style-name="Preformatted_20_Text"><text:s text:c="4"/>FDisabledColor: TColor;</text:p>
                  <text:p text:style-name="Preformatted_20_Text"><text:s text:c="4"/>FDisabledTextColor: TColor;</text:p>
                  <text:p text:style-name="Preformatted_20_Text"><text:s text:c="4"/>procedure WMPaint(var msg: TWMPaint); message WM_PAINT;</text:p>
                  <text:p text:style-name="Preformatted_20_Text"><text:s text:c="4"/>procedure WMEraseBkGnd(var msg: TWMEraseBkGnd); message WM_ERASEBKGND;</text:p>
                  <text:p text:style-name="Preformatted_20_Text"><text:s text:c="4"/>procedure SetDisabledColor(const Value: TColor); virtual;</text:p>
                  <text:p text:style-name="Preformatted_20_Text"><text:s text:c="4"/>procedure SetDisabledTextColor(const Value: TColor); virtual;</text:p>
                  <text:p text:style-name="Preformatted_20_Text"><text:s text:c="2"/>protected</text:p>
                  <text:p text:style-name="Preformatted_20_Text"><text:s text:c="4"/>{ Protected declarations }</text:p>
                  <text:p text:style-name="Preformatted_20_Text"><text:s text:c="2"/>public</text:p>
                  <text:p text:style-name="Preformatted_20_Text"><text:s text:c="4"/>{ Public declarations }</text:p>
                  <text:p text:style-name="Preformatted_20_Text"><text:s text:c="4"/>constructor Create(aOwner: TComponent); override;</text:p>
                  <text:p text:style-name="Preformatted_20_Text"><text:s text:c="2"/>published</text:p>
                  <text:p text:style-name="Preformatted_20_Text"><text:s text:c="4"/>{ Published declarations }</text:p>
                  <text:p text:style-name="Preformatted_20_Text"><text:s text:c="4"/>property DisabledTextColor: TColor read FDisabledTextColor</text:p>
                  <text:p text:style-name="Preformatted_20_Text"><text:s text:c="6"/>write SetDisabledTextColor default clGrayText;</text:p>
                  <text:p text:style-name="Preformatted_20_Text"><text:s text:c="4"/>property DisabledColor: TColor read FDisabledColor</text:p>
                  <text:p text:style-name="Preformatted_20_Text"><text:s text:c="6"/>write SetDisabledColor default clWindow;</text:p>
                  <text:p text:style-name="Preformatted_20_Text"><text:s text:c="2"/>end;</text:p>
                  <text:p text:style-name="Preformatted_20_Text"/>
                  <text:p text:style-name="Preformatted_20_Text">procedure Register;</text:p>
                  <text:p text:style-name="Preformatted_20_Text"/>
                  <text:p text:style-name="Preformatted_20_Text"><text:s/>implementation</text:p>
                  <text:p text:style-name="Preformatted_20_Text"/>
                  <text:p text:style-name="Preformatted_20_Text">procedure Register;</text:p>
                  <text:p text:style-name="Preformatted_20_Text">begin</text:p>
                  <text:p text:style-name="Preformatted_20_Text"><text:s text:c="2"/>RegisterComponents('PBGoodies', [TPBExEdit]);</text:p>
                  <text:p text:style-name="Preformatted_20_Text">end;</text:p>
                  <text:p text:style-name="Preformatted_20_Text"><text:soft-page-break/></text:p>
                  <text:p text:style-name="Preformatted_20_Text"/>
                  <text:p text:style-name="Preformatted_20_Text">constructor TPBExEdit.Create(aOwner: TComponent);</text:p>
                  <text:p text:style-name="Preformatted_20_Text">begin</text:p>
                  <text:p text:style-name="Preformatted_20_Text"><text:s text:c="2"/>inherited;</text:p>
                  <text:p text:style-name="Preformatted_20_Text"><text:s text:c="2"/>FDisabledColor := clWindow;</text:p>
                  <text:p text:style-name="Preformatted_20_Text"><text:s text:c="2"/>FDisabledTextColor := clGrayText;</text:p>
                  <text:p text:style-name="Preformatted_20_Text">end;</text:p>
                  <text:p text:style-name="Preformatted_20_Text"/>
                  <text:p text:style-name="Preformatted_20_Text"/>
                  <text:p text:style-name="Preformatted_20_Text">procedure TPBExEdit.SetDisabledColor(const Value: TColor);</text:p>
                  <text:p text:style-name="Preformatted_20_Text">begin</text:p>
                  <text:p text:style-name="Preformatted_20_Text"><text:s text:c="2"/>if FDisabledColor &lt;&gt; Value then</text:p>
                  <text:p text:style-name="Preformatted_20_Text"><text:s text:c="2"/>begin</text:p>
                  <text:p text:style-name="Preformatted_20_Text"><text:s text:c="4"/>FDisabledColor := Value;</text:p>
                  <text:p text:style-name="Preformatted_20_Text"><text:s text:c="4"/>if not Enabled then</text:p>
                  <text:p text:style-name="Preformatted_20_Text"><text:s text:c="6"/>Invalidate;</text:p>
                  <text:p text:style-name="Preformatted_20_Text"><text:s text:c="2"/>end;</text:p>
                  <text:p text:style-name="Preformatted_20_Text">end;</text:p>
                  <text:p text:style-name="Preformatted_20_Text"/>
                  <text:p text:style-name="Preformatted_20_Text"/>
                  <text:p text:style-name="Preformatted_20_Text">procedure TPBExEdit.SetDisabledTextColor(const Value: TColor);</text:p>
                  <text:p text:style-name="Preformatted_20_Text">begin</text:p>
                  <text:p text:style-name="Preformatted_20_Text"><text:s text:c="2"/>if FDisabledTextColor &lt;&gt; Value then</text:p>
                  <text:p text:style-name="Preformatted_20_Text"><text:s text:c="2"/>begin</text:p>
                  <text:p text:style-name="Preformatted_20_Text"><text:s text:c="4"/>FDisabledTextColor := Value;</text:p>
                  <text:p text:style-name="Preformatted_20_Text"><text:s text:c="4"/>if not Enabled then</text:p>
                  <text:p text:style-name="Preformatted_20_Text"><text:s text:c="6"/>Invalidate;</text:p>
                  <text:p text:style-name="Preformatted_20_Text"><text:s text:c="2"/>end;</text:p>
                  <text:p text:style-name="Preformatted_20_Text">end;</text:p>
                  <text:p text:style-name="Preformatted_20_Text"/>
                  <text:p text:style-name="Preformatted_20_Text"/>
                  <text:p text:style-name="Preformatted_20_Text">procedure TPBExEdit.WMEraseBkGnd(var msg: TWMEraseBkGnd);</text:p>
                  <text:p text:style-name="Preformatted_20_Text">var</text:p>
                  <text:p text:style-name="Preformatted_20_Text"><text:s text:c="2"/>Canvas: TCanvas;</text:p>
                  <text:p text:style-name="Preformatted_20_Text">begin</text:p>
                  <text:p text:style-name="Preformatted_20_Text"><text:s text:c="2"/>if Enabled then</text:p>
                  <text:p text:style-name="Preformatted_20_Text"><text:s text:c="4"/>inherited</text:p>
                  <text:p text:style-name="Preformatted_20_Text"><text:s text:c="2"/>else</text:p>
                  <text:p text:style-name="Preformatted_20_Text"><text:s text:c="2"/>begin</text:p>
                  <text:p text:style-name="Preformatted_20_Text"><text:s text:c="4"/>Canvas:= TCanvas.Create;</text:p>
                  <text:p text:style-name="Preformatted_20_Text"><text:s text:c="4"/>try</text:p>
                  <text:p text:style-name="Preformatted_20_Text"><text:s text:c="6"/>Canvas.Handle := msg.DC;</text:p>
                  <text:p text:style-name="Preformatted_20_Text"><text:s text:c="6"/>SaveDC(msg.DC);</text:p>
                  <text:p text:style-name="Preformatted_20_Text"><text:s text:c="6"/>try</text:p>
                  <text:p text:style-name="Preformatted_20_Text"><text:s text:c="8"/>canvas.Brush.Color := FDisabledColor;</text:p>
                  <text:p text:style-name="Preformatted_20_Text"><text:s text:c="8"/>canvas.Brush.Style := bsSolid;</text:p>
                  <text:p text:style-name="Preformatted_20_Text"><text:s text:c="8"/>canvas.Fillrect(clientrect);</text:p>
                  <text:p text:style-name="Preformatted_20_Text"><text:s text:c="8"/>msg.Result := 1;</text:p>
                  <text:p text:style-name="Preformatted_20_Text"><text:s text:c="6"/>finally</text:p>
                  <text:p text:style-name="Preformatted_20_Text"><text:s text:c="8"/>RestoreDC(msg.DC, - 1);</text:p>
                  <text:p text:style-name="Preformatted_20_Text"><text:s text:c="6"/>end;</text:p>
                  <text:p text:style-name="Preformatted_20_Text"><text:s text:c="4"/>finally</text:p>
                  <text:p text:style-name="Preformatted_20_Text"><text:s text:c="6"/>canvas.free</text:p>
                  <text:p text:style-name="Preformatted_20_Text"><text:s text:c="4"/>end;</text:p>
                  <text:p text:style-name="Preformatted_20_Text"><text:s text:c="2"/>end;</text:p>
                  <text:p text:style-name="Preformatted_20_Text">end;</text:p>
                  <text:p text:style-name="Preformatted_20_Text"/>
                  <text:p text:style-name="Preformatted_20_Text"/>
                  <text:p text:style-name="Preformatted_20_Text">procedure TPBExEdit.WMPaint(var msg: TWMPaint);</text:p>
                  <text:p text:style-name="Preformatted_20_Text">var</text:p>
                  <text:p text:style-name="Preformatted_20_Text"><text:soft-page-break/><text:s text:c="2"/>Canvas: TCanvas;</text:p>
                  <text:p text:style-name="Preformatted_20_Text"><text:s text:c="2"/>ps: TPaintStruct;</text:p>
                  <text:p text:style-name="Preformatted_20_Text"><text:s text:c="2"/>CallEndPaint: Boolean;</text:p>
                  <text:p text:style-name="Preformatted_20_Text">begin</text:p>
                  <text:p text:style-name="Preformatted_20_Text"><text:s text:c="2"/>if Enabled then</text:p>
                  <text:p text:style-name="Preformatted_20_Text"><text:s text:c="4"/>inherited</text:p>
                  <text:p text:style-name="Preformatted_20_Text"><text:s text:c="2"/>else</text:p>
                  <text:p text:style-name="Preformatted_20_Text"><text:s text:c="2"/>begin</text:p>
                  <text:p text:style-name="Preformatted_20_Text"><text:s text:c="4"/>CallEndPaint := False;</text:p>
                  <text:p text:style-name="Preformatted_20_Text"><text:s text:c="4"/>Canvas:= TCanvas.Create;</text:p>
                  <text:p text:style-name="Preformatted_20_Text"><text:s text:c="4"/>try</text:p>
                  <text:p text:style-name="Preformatted_20_Text"><text:s text:c="6"/>if msg.DC &lt;&gt; 0 then</text:p>
                  <text:p text:style-name="Preformatted_20_Text"><text:s text:c="6"/>begin</text:p>
                  <text:p text:style-name="Preformatted_20_Text"><text:s text:c="8"/>Canvas.Handle := msg.DC;</text:p>
                  <text:p text:style-name="Preformatted_20_Text"><text:s text:c="8"/>ps.fErase := true;</text:p>
                  <text:p text:style-name="Preformatted_20_Text"><text:s text:c="6"/>end</text:p>
                  <text:p text:style-name="Preformatted_20_Text"><text:s text:c="6"/>else</text:p>
                  <text:p text:style-name="Preformatted_20_Text"><text:s text:c="6"/>begin</text:p>
                  <text:p text:style-name="Preformatted_20_Text"><text:s text:c="8"/>BeginPaint(Handle, ps);</text:p>
                  <text:p text:style-name="Preformatted_20_Text"><text:s text:c="8"/>CallEndPaint:= True;</text:p>
                  <text:p text:style-name="Preformatted_20_Text"><text:s text:c="8"/>Canvas.handle := ps.hdc;</text:p>
                  <text:p text:style-name="Preformatted_20_Text"><text:s text:c="6"/>end;</text:p>
                  <text:p text:style-name="Preformatted_20_Text"><text:s text:c="6"/>if ps.fErase then</text:p>
                  <text:p text:style-name="Preformatted_20_Text"><text:s text:c="8"/>Perform(WM_ERASEBKGND, Canvas.Handle, 0);</text:p>
                  <text:p text:style-name="Preformatted_20_Text"><text:s text:c="6"/>SaveDC(canvas.handle);</text:p>
                  <text:p text:style-name="Preformatted_20_Text"><text:s text:c="6"/>try</text:p>
                  <text:p text:style-name="Preformatted_20_Text"><text:s text:c="8"/>Canvas.Brush.Style := bsClear;</text:p>
                  <text:p text:style-name="Preformatted_20_Text"><text:s text:c="8"/>Canvas.Font := Font;</text:p>
                  <text:p text:style-name="Preformatted_20_Text"><text:s text:c="8"/>Canvas.Font.Color := FDisabledTextColor;</text:p>
                  <text:p text:style-name="Preformatted_20_Text"><text:s text:c="8"/>Canvas.TextOut(1, 1, Text);</text:p>
                  <text:p text:style-name="Preformatted_20_Text"><text:s text:c="6"/>finally</text:p>
                  <text:p text:style-name="Preformatted_20_Text"><text:s text:c="8"/>RestoreDC(Canvas.Handle, - 1);</text:p>
                  <text:p text:style-name="Preformatted_20_Text"><text:s text:c="6"/>end;</text:p>
                  <text:p text:style-name="Preformatted_20_Text"><text:s text:c="4"/>finally</text:p>
                  <text:p text:style-name="Preformatted_20_Text"><text:s text:c="6"/>if CallEndPaint then</text:p>
                  <text:p text:style-name="Preformatted_20_Text"><text:s text:c="8"/>EndPaint(handle, ps);</text:p>
                  <text:p text:style-name="Preformatted_20_Text"><text:s text:c="6"/>Canvas.Free</text:p>
                  <text:p text:style-name="Preformatted_20_Text"><text:s text:c="4"/>end;</text:p>
                  <text:p text:style-name="Preformatted_20_Text"><text:s text:c="2"/>end;</text:p>
                  <text:p text:style-name="Preformatted_20_Text">end;</text:p>
                  <text:p text:style-name="Preformatted_20_Text"/>
                  <text:p text:style-name="P1">end.</text:p>
                </text:section>
                <text:section text:style-name="Sect1" text:name="Section54">
                  <text:p text:style-name="Text_20_body"><text:bookmark text:name="extra26"/>Contributed by: topellina &lt;riccardo.faiella@alice.it&gt;</text:p>
                </text:section>
                <text:p text:style-name="Text_20_body"/>
                <text:h text:style-name="P3" text:outline-level="1" text:is-list-header="true"><text:bookmark text:name="routinename28"/>DisableMenuItem </text:h>
                <text:p text:style-name="Text_20_body"><text:bookmark text:name="description28"/>disable a MenuItem without greying it. </text:p>
                <text:section text:style-name="Sect1" text:name="Section55">
                  <text:p text:style-name="Preformatted_20_Text"><text:bookmark text:name="sourcecode27"/>procedure TForm1.Button1Click(Sender: TObject);</text:p>
                  <text:p text:style-name="Preformatted_20_Text">var</text:p>
                  <text:p text:style-name="Preformatted_20_Text"><text:s text:c="2"/>M: TMenu;</text:p>
                  <text:p text:style-name="Preformatted_20_Text">begin</text:p>
                  <text:p text:style-name="Preformatted_20_Text"><text:s text:c="2"/>M := Application.MainForm.Menu;</text:p>
                  <text:p text:style-name="Preformatted_20_Text"><text:s text:c="2"/>// Den ersten Menueintrag deaktivieren</text:p>
                  <text:p text:style-name="Preformatted_20_Text"><text:s text:c="2"/>// The first Item will be disabled</text:p>
                  <text:p text:style-name="Preformatted_20_Text"><text:s text:c="2"/>EnableMenuItem(M.Handle, M.Items[0].Command, MF_BYCOMMAND or MF_DISABLED);</text:p>
                  <text:p text:style-name="P1">end;</text:p>
                </text:section>
                <text:section text:style-name="Sect1" text:name="Section56">
                  <text:p text:style-name="Text_20_body"><text:bookmark text:name="extra27"/>Contributed by: topellina &lt;riccardo.faiella@alice.it&gt;</text:p>
                </text:section>
                <text:p text:style-name="Text_20_body"/>
                <text:h text:style-name="P3" text:outline-level="1" text:is-list-header="true"><text:bookmark text:name="routinename29"/>DisconnectNetworkDriveDialog2 </text:h>
                <text:p text:style-name="Text_20_body"><text:bookmark text:name="description29"/>Programmatically Disconnect a Mapped Network Drive. </text:p>
                <text:section text:style-name="Sect1" text:name="Section57">
                  <text:p text:style-name="Preformatted_20_Text"><text:bookmark text:name="sourcecode28"/>When working with files and folders in your Delphi applications you might need to provide a user with an option to map a shared network path to a drive letter AND to un-map or disconnect a mapped network location.</text:p>
                  <text:p text:style-name="Preformatted_20_Text">Programmatically Execute the Map Network Drive Dialog provides a custom "MapNetworkDrive" function accepts a UNC path and displays the standard Map Network Drive dialog.</text:p>
                  <text:p text:style-name="Preformatted_20_Text"/>
                  <text:p text:style-name="Preformatted_20_Text">This time, we want to remove a network connection from Delphi code...</text:p>
                  <text:p text:style-name="Preformatted_20_Text"/>
                  <text:p text:style-name="Preformatted_20_Text">Programmatically Execute the Disconnect Network Drives Dialog</text:p>
                  <text:p text:style-name="Preformatted_20_Text"/>
                  <text:p text:style-name="Preformatted_20_Text">If you want to programmatically call the Disconnect Network Drives Dialog in your Delphi application, you can do it by calling the WNetDisconnectDialog Windows API function.</text:p>
                  <text:p text:style-name="Preformatted_20_Text">function DisconnectNetworkDriveDialog(const ownerHandle: THandle): boolean;</text:p>
                  <text:p text:style-name="Preformatted_20_Text">begin</text:p>
                  <text:p text:style-name="Preformatted_20_Text"><text:s text:c="2"/>result := WNetDisconnectDialog(ownerHandle, RESOURCETYPE_DISK) = NO_ERROR;</text:p>
                  <text:p text:style-name="Preformatted_20_Text">end;</text:p>
                  <text:p text:style-name="Preformatted_20_Text">Note: WNetDisconnectDialog returns -1 if the user cancels the dialog box.</text:p>
                  <text:p text:style-name="Preformatted_20_Text">Programmatically Remove a Network Drive</text:p>
                  <text:p text:style-name="Preformatted_20_Text"/>
                  <text:p text:style-name="Preformatted_20_Text">If you need to disconnect a mapped network drive silently, without displaying the "disconnect ..." dialog, use the following function:</text:p>
                  <text:p text:style-name="Preformatted_20_Text">//disconnects a network drive</text:p>
                  <text:p text:style-name="Preformatted_20_Text">function DisconnectNetworkDrive(const drive: string; const force, restore, displayError: boolean): DWORD;</text:p>
                  <text:p text:style-name="Preformatted_20_Text">// force: should disconnection occur if there are open files or jobs on the connection</text:p>
                  <text:p text:style-name="Preformatted_20_Text">// restore: should continue to restore the connection at the next logon</text:p>
                  <text:p text:style-name="Preformatted_20_Text">// displayError: show the failure reason if any</text:p>
                  <text:p text:style-name="Preformatted_20_Text">var</text:p>
                  <text:p text:style-name="Preformatted_20_Text"><text:s text:c="2"/>return, dwFlags: DWORD;</text:p>
                  <text:p text:style-name="Preformatted_20_Text">begin</text:p>
                  <text:p text:style-name="Preformatted_20_Text"><text:s text:c="2"/>if restore then</text:p>
                  <text:p text:style-name="Preformatted_20_Text"><text:s text:c="4"/>dwFlags := CONNECT_UPDATE_PROFILE</text:p>
                  <text:p text:style-name="Preformatted_20_Text"><text:s text:c="2"/>else</text:p>
                  <text:p text:style-name="Preformatted_20_Text"><text:s text:c="4"/>dwFlags := 0;</text:p>
                  <text:p text:style-name="Preformatted_20_Text"/>
                  <text:p text:style-name="Preformatted_20_Text"><text:s text:c="2"/>return := WNetCancelConnection2(PChar(drive), dwFlags, force) ;</text:p>
                  <text:p text:style-name="Preformatted_20_Text"/>
                  <text:p text:style-name="Preformatted_20_Text"><text:s text:c="2"/>if (return &lt;&gt; NO_ERROR) and (displayError) then</text:p>
                  <text:p text:style-name="Preformatted_20_Text"><text:s text:c="2"/>begin</text:p>
                  <text:p text:style-name="Preformatted_20_Text"><text:s text:c="4"/>Application.MessageBox(PChar('Could not disconnect, reason:' + #13#10 +</text:p>
                  <text:p text:style-name="Preformatted_20_Text"><text:s text:c="6"/>SysErrorMessage(GetLastError)),</text:p>
                  <text:p text:style-name="Preformatted_20_Text"><text:s text:c="6"/>'DisconnectNetworkDrive',</text:p>
                  <text:p text:style-name="Preformatted_20_Text"><text:s text:c="6"/>MB_OK) ;</text:p>
                  <text:p text:style-name="Preformatted_20_Text"><text:s text:c="2"/>end;</text:p>
                  <text:p text:style-name="Preformatted_20_Text"/>
                  <text:p text:style-name="Preformatted_20_Text"><text:s text:c="2"/>result := return;</text:p>
                  <text:p text:style-name="Preformatted_20_Text">end;</text:p>
                  <text:p text:style-name="P1">Note: SysErrorMessage is used to convert the OS error code into a user friendly message.</text:p>
                </text:section>
                <text:section text:style-name="Sect1" text:name="Section58">
                  <text:p text:style-name="Text_20_body"><text:bookmark text:name="extra28"/>Contributed by: topellina &lt;riccardo.faiella@alice.it&gt;</text:p>
                  <text:h text:style-name="P3" text:outline-level="1" text:is-list-header="true"><text:bookmark text:name="routinename31"/>DrawText2 </text:h>
                  <text:p text:style-name="Text_20_body"><text:bookmark text:name="description31"/>Drawing text on desktop. </text:p>
                  <text:section text:style-name="Sect1" text:name="Section61">
                    <text:p text:style-name="Preformatted_20_Text"><text:bookmark text:name="sourcecode30"/>Using this simple trick, you can write any text right on Windows desktop. </text:p>
                    <text:p text:style-name="Preformatted_20_Text">You can choose text color, transparency, position…</text:p>
                    <text:p text:style-name="Preformatted_20_Text"/>
                    <text:p text:style-name="Preformatted_20_Text">unit Unit1;</text:p>
                    <text:p text:style-name="Preformatted_20_Text"><text:s/></text:p>
                    <text:p text:style-name="Preformatted_20_Text">interface</text:p>
                    <text:p text:style-name="Preformatted_20_Text"><text:s/></text:p>
                    <text:p text:style-name="Preformatted_20_Text">uses</text:p>
                    <text:p text:style-name="Preformatted_20_Text"><text:s text:c="2"/>Windows, Messages, SysUtils, Variants, Classes, Graphics, Controls, Forms,</text:p>
                    <text:p text:style-name="Preformatted_20_Text"><text:s text:c="2"/>Dialogs, StdCtrls;</text:p>
                    <text:p text:style-name="Preformatted_20_Text"><text:s/></text:p>
                    <text:p text:style-name="Preformatted_20_Text">type</text:p>
                    <text:p text:style-name="Preformatted_20_Text"><text:s text:c="2"/>TForm1 = class(TForm)</text:p>
                    <text:p text:style-name="Preformatted_20_Text"><text:s text:c="4"/>Button1: TButton;</text:p>
                    <text:p text:style-name="Preformatted_20_Text"><text:s text:c="4"/>procedure Button1Click(Sender: TObject);</text:p>
                    <text:p text:style-name="Preformatted_20_Text"><text:s text:c="2"/>private</text:p>
                    <text:p text:style-name="Preformatted_20_Text"><text:s text:c="4"/>{ Private declarations }</text:p>
                    <text:p text:style-name="Preformatted_20_Text"><text:s text:c="2"/>public</text:p>
                    <text:p text:style-name="Preformatted_20_Text"><text:s text:c="4"/>{ Public declarations }</text:p>
                    <text:p text:style-name="Preformatted_20_Text"><text:s text:c="2"/>end;</text:p>
                    <text:p text:style-name="Preformatted_20_Text"><text:s/></text:p>
                    <text:p text:style-name="Preformatted_20_Text">var</text:p>
                    <text:p text:style-name="Preformatted_20_Text"><text:s text:c="2"/>Form1: TForm1;</text:p>
                    <text:p text:style-name="Preformatted_20_Text"><text:s/></text:p>
                    <text:p text:style-name="Preformatted_20_Text">implementation</text:p>
                    <text:p text:style-name="Preformatted_20_Text"><text:s/></text:p>
                    <text:p text:style-name="Preformatted_20_Text">{$R *.dfm}</text:p>
                    <text:p text:style-name="Preformatted_20_Text"><text:s/></text:p>
                    <text:p text:style-name="Preformatted_20_Text">procedure TForm1.Button1Click(Sender: TObject);</text:p>
                    <text:p text:style-name="Preformatted_20_Text">var dc: hdc;</text:p>
                    <text:p text:style-name="Preformatted_20_Text"><text:s text:c="4"/>ocolor: COLORREF;</text:p>
                    <text:p text:style-name="Preformatted_20_Text"><text:s text:c="4"/>oBKM : integer;</text:p>
                    <text:p text:style-name="Preformatted_20_Text"><text:s text:c="4"/>OurText: PAnsiChar;</text:p>
                    <text:p text:style-name="Preformatted_20_Text">begin</text:p>
                    <text:p text:style-name="Preformatted_20_Text"><text:s text:c="2"/>OurText := 'Hello, World!';</text:p>
                    <text:p text:style-name="Preformatted_20_Text"><text:s text:c="2"/>dc := GetWindowDC(GetDesktopWindow);</text:p>
                    <text:p text:style-name="Preformatted_20_Text"><text:s text:c="2"/>try</text:p>
                    <text:p text:style-name="Preformatted_20_Text"><text:s text:c="4"/>ocolor := SetTextColor(DC, RGB(0, 255, 0));</text:p>
                    <text:p text:style-name="Preformatted_20_Text"><text:s text:c="4"/>oBKM := SetBkMode(DC, TRANSPARENT);</text:p>
                    <text:p text:style-name="Preformatted_20_Text"><text:s text:c="4"/>TextOut(DC, 500, 300, OurText, Length(OurText));</text:p>
                    <text:p text:style-name="Preformatted_20_Text"><text:s text:c="4"/>SetBkMode(DC, oBKM);</text:p>
                    <text:p text:style-name="Preformatted_20_Text"><text:s text:c="4"/>SetTextColor(DC, ocolor);</text:p>
                    <text:p text:style-name="Preformatted_20_Text"><text:s text:c="2"/>finally</text:p>
                    <text:p text:style-name="Preformatted_20_Text"><text:s text:c="4"/>ReleaseDC(GetDesktopWindow, DC);</text:p>
                    <text:p text:style-name="Preformatted_20_Text"><text:s text:c="2"/>end;</text:p>
                    <text:p text:style-name="Preformatted_20_Text">end;</text:p>
                    <text:p text:style-name="Preformatted_20_Text"><text:s/></text:p>
                    <text:p text:style-name="Preformatted_20_Text">end.</text:p>
                    <text:p text:style-name="Preformatted_20_Text"/>
                    <text:p text:style-name="Preformatted_20_Text">This trick has one little problem. As you can see, if you move some window </text:p>
                    <text:p text:style-name="Preformatted_20_Text">or any object (icon) over the text, it will be deleted. So you must take of</text:p>
                    <text:p text:style-name="P1"><text:s/>“redrawing” the text.</text:p>
                  </text:section>
                  <text:section text:style-name="Sect1" text:name="Section62">
                    <text:p text:style-name="Text_20_body"><text:bookmark text:name="extra30"/>Contributed by: topellina &lt;riccardo.faiella@alice.it&gt;</text:p>
                    <text:section text:style-name="Sect1" text:name="Section64">
                      <text:h text:style-name="P3" text:outline-level="1" text:is-list-header="true"><text:bookmark text:name="routinename33"/>DropSite </text:h>
                      <text:p text:style-name="Text_20_body"><text:bookmark text:name="description33"/>Enable file drop on a control? </text:p>
                      <text:section text:style-name="Sect1" text:name="Section65">
                        <text:p text:style-name="Preformatted_20_Text"><text:bookmark text:name="sourcecode32"/>Enable file drop on a control?</text:p>
                        <text:p text:style-name="Preformatted_20_Text">Posted by Dorin Duminica</text:p>
                        <text:p text:style-name="Preformatted_20_Text">Labels: Drag and Drop, Tips / Comments: (0)</text:p>
                        <text:p text:style-name="Preformatted_20_Text">Now this is cool, want to enable drag and drop files in you application on a TPanel or TForm? Look no further here's a component which does just that(can't remember from where I found this)</text:p>
                        <text:p text:style-name="Preformatted_20_Text">unit uDGDropSite;</text:p>
                        <text:p text:style-name="Preformatted_20_Text"><text:s/></text:p>
                        <text:p text:style-name="Preformatted_20_Text">interface</text:p>
                        <text:p text:style-name="Preformatted_20_Text"><text:s/></text:p>
                        <text:p text:style-name="Preformatted_20_Text">uses</text:p>
                        <text:p text:style-name="Preformatted_20_Text"><text:s text:c="2"/>Windows,</text:p>
                        <text:p text:style-name="Preformatted_20_Text"><text:s text:c="2"/>Messages,</text:p>
                        <text:p text:style-name="Preformatted_20_Text"><text:s text:c="2"/>SysUtils,</text:p>
                        <text:p text:style-name="Preformatted_20_Text"><text:s text:c="2"/>Classes,</text:p>
                        <text:p text:style-name="Preformatted_20_Text"><text:s text:c="2"/>Graphics,</text:p>
                        <text:p text:style-name="Preformatted_20_Text"><text:s text:c="2"/>Controls,</text:p>
                        <text:p text:style-name="Preformatted_20_Text"><text:s text:c="2"/>Forms,</text:p>
                        <text:p text:style-name="Preformatted_20_Text"><text:s text:c="2"/>Dialogs,</text:p>
                        <text:p text:style-name="Preformatted_20_Text"><text:s text:c="2"/>ShellApi;</text:p>
                        <text:p text:style-name="Preformatted_20_Text"><text:s/></text:p>
                        <text:p text:style-name="Preformatted_20_Text">type</text:p>
                        <text:p text:style-name="Preformatted_20_Text"><text:s text:c="2"/>TDGDropSite = class(TComponent)</text:p>
                        <text:p text:style-name="Preformatted_20_Text"><text:s text:c="2"/>private</text:p>
                        <text:p text:style-name="Preformatted_20_Text"><text:s text:c="4"/>FNameWithPath: TStrings;</text:p>
                        <text:p text:style-name="Preformatted_20_Text"><text:s text:c="4"/>FNumDropped: Integer;</text:p>
                        <text:p text:style-name="Preformatted_20_Text"><text:s text:c="4"/>FEnabled: Boolean;</text:p>
                        <text:p text:style-name="Preformatted_20_Text"><text:s text:c="4"/>FWndHandle: HWND;</text:p>
                        <text:p text:style-name="Preformatted_20_Text"><text:s text:c="4"/>FDefProc: Pointer;</text:p>
                        <text:p text:style-name="Preformatted_20_Text"><text:s text:c="4"/>FWndProcInstance: Pointer;</text:p>
                        <text:p text:style-name="Preformatted_20_Text"><text:s text:c="4"/>FOnDrop: TNotifyEvent;</text:p>
                        <text:p text:style-name="Preformatted_20_Text"><text:s text:c="4"/>FDropPt: TPoint;</text:p>
                        <text:p text:style-name="Preformatted_20_Text"><text:s text:c="4"/>FParentControl: TWinControl;</text:p>
                        <text:p text:style-name="Preformatted_20_Text"><text:s text:c="2"/>private</text:p>
                        <text:p text:style-name="Preformatted_20_Text"><text:s text:c="4"/>procedure DropFiles(hDropHandle: HDrop);</text:p>
                        <text:p text:style-name="Preformatted_20_Text"><text:s text:c="4"/>procedure SetEnabled(Value: Boolean);</text:p>
                        <text:p text:style-name="Preformatted_20_Text"><text:s text:c="4"/>procedure WndProc(var Msg: TMessage);</text:p>
                        <text:p text:style-name="Preformatted_20_Text"><text:s text:c="4"/>procedure InitControl;</text:p>
                        <text:p text:style-name="Preformatted_20_Text"><text:s text:c="4"/>procedure DestroyControl;</text:p>
                        <text:p text:style-name="Preformatted_20_Text"><text:s text:c="4"/>procedure SetParentControl(Value : TWinControl);</text:p>
                        <text:p text:style-name="Preformatted_20_Text"><text:s text:c="2"/>public</text:p>
                        <text:p text:style-name="Preformatted_20_Text"><text:s text:c="4"/>constructor Create(AOwner: TComponent); override;</text:p>
                        <text:p text:style-name="Preformatted_20_Text"><text:s text:c="4"/>destructor Destroy; override;</text:p>
                        <text:p text:style-name="Preformatted_20_Text"><text:s text:c="2"/>published</text:p>
                        <text:p text:style-name="Preformatted_20_Text"><text:s text:c="4"/>property Files: TStrings</text:p>
                        <text:p text:style-name="Preformatted_20_Text"><text:s text:c="6"/>read FNameWithPath;</text:p>
                        <text:p text:style-name="Preformatted_20_Text"><text:s text:c="4"/>property FileCount: Integer</text:p>
                        <text:p text:style-name="Preformatted_20_Text"><text:s text:c="6"/>read FNumDropped;</text:p>
                        <text:p text:style-name="Preformatted_20_Text"><text:s text:c="4"/>property DropPoint: TPoint</text:p>
                        <text:p text:style-name="Preformatted_20_Text"><text:s text:c="6"/>read FDropPt;</text:p>
                        <text:p text:style-name="Preformatted_20_Text"><text:s text:c="4"/>property EnableDrop: Boolean</text:p>
                        <text:p text:style-name="Preformatted_20_Text"><text:s text:c="6"/>read FEnabled write SetEnabled;</text:p>
                        <text:p text:style-name="Preformatted_20_Text"><text:s text:c="4"/>property DropControl: TWinControl</text:p>
                        <text:p text:style-name="Preformatted_20_Text"><text:s text:c="6"/>read FParentControl write SetParentControl;</text:p>
                        <text:p text:style-name="Preformatted_20_Text"><text:soft-page-break/><text:s text:c="4"/>property OnDrop: TNotifyEvent</text:p>
                        <text:p text:style-name="Preformatted_20_Text"><text:s text:c="6"/>read FOnDrop write FOnDrop;</text:p>
                        <text:p text:style-name="Preformatted_20_Text"><text:s text:c="2"/>end;</text:p>
                        <text:p text:style-name="Preformatted_20_Text"><text:s/></text:p>
                        <text:p text:style-name="Preformatted_20_Text">procedure Register;</text:p>
                        <text:p text:style-name="Preformatted_20_Text"><text:s/></text:p>
                        <text:p text:style-name="Preformatted_20_Text">implementation</text:p>
                        <text:p text:style-name="Preformatted_20_Text"><text:s/></text:p>
                        <text:p text:style-name="Preformatted_20_Text">procedure Register;</text:p>
                        <text:p text:style-name="Preformatted_20_Text">begin</text:p>
                        <text:p text:style-name="Preformatted_20_Text"><text:s text:c="2"/>RegisterComponents('Delphigeist', [TDGDropSite]);</text:p>
                        <text:p text:style-name="Preformatted_20_Text">end;</text:p>
                        <text:p text:style-name="Preformatted_20_Text"><text:s/></text:p>
                        <text:p text:style-name="Preformatted_20_Text">constructor TDGDropSite.Create(AOwner: TComponent);</text:p>
                        <text:p text:style-name="Preformatted_20_Text">begin</text:p>
                        <text:p text:style-name="Preformatted_20_Text"><text:s text:c="2"/>inherited Create(AOwner);</text:p>
                        <text:p text:style-name="Preformatted_20_Text"><text:s text:c="2"/>FNumDropped := 0;</text:p>
                        <text:p text:style-name="Preformatted_20_Text"><text:s text:c="2"/>FNameWithPath := TStringList.Create;</text:p>
                        <text:p text:style-name="Preformatted_20_Text"><text:s text:c="2"/>if AOwner is TWinControl then</text:p>
                        <text:p text:style-name="Preformatted_20_Text"><text:s text:c="4"/>SetParentControl(AOwner as TWinControl) else</text:p>
                        <text:p text:style-name="Preformatted_20_Text"><text:s text:c="4"/>FWndHandle := 0;</text:p>
                        <text:p text:style-name="Preformatted_20_Text"><text:s text:c="2"/>FDropPt.X := 0;</text:p>
                        <text:p text:style-name="Preformatted_20_Text"><text:s text:c="2"/>FDropPt.Y := 0;</text:p>
                        <text:p text:style-name="Preformatted_20_Text">end;</text:p>
                        <text:p text:style-name="Preformatted_20_Text"><text:s/></text:p>
                        <text:p text:style-name="Preformatted_20_Text">destructor TDGDropSite.Destroy;</text:p>
                        <text:p text:style-name="Preformatted_20_Text">begin</text:p>
                        <text:p text:style-name="Preformatted_20_Text"><text:s text:c="2"/>DestroyControl;</text:p>
                        <text:p text:style-name="Preformatted_20_Text"><text:s text:c="2"/>SetEnabled(False);</text:p>
                        <text:p text:style-name="Preformatted_20_Text"><text:s text:c="2"/>FNameWithPath.Free;</text:p>
                        <text:p text:style-name="Preformatted_20_Text"><text:s text:c="2"/>inherited Destroy;</text:p>
                        <text:p text:style-name="Preformatted_20_Text">end;</text:p>
                        <text:p text:style-name="Preformatted_20_Text"><text:s/></text:p>
                        <text:p text:style-name="Preformatted_20_Text">procedure TDGDropSite.InitControl;</text:p>
                        <text:p text:style-name="Preformatted_20_Text">var</text:p>
                        <text:p text:style-name="Preformatted_20_Text"><text:s text:c="2"/>WinCtl: TWinControl;</text:p>
                        <text:p text:style-name="Preformatted_20_Text">begin</text:p>
                        <text:p text:style-name="Preformatted_20_Text"><text:s text:c="2"/>if FParentControl is TWinControl then begin</text:p>
                        <text:p text:style-name="Preformatted_20_Text"><text:s text:c="4"/>WinCtl := TWinControl(FParentControl);</text:p>
                        <text:p text:style-name="Preformatted_20_Text"><text:s text:c="4"/>FWndHandle := WinCtl.Handle;</text:p>
                        <text:p text:style-name="Preformatted_20_Text"><text:s text:c="4"/>FWndProcInstance := MakeObjectInstance(WndProc);</text:p>
                        <text:p text:style-name="Preformatted_20_Text"><text:s text:c="4"/>FDefProc := Pointer(GetWindowLong(FWndHandle, GWL_WNDPROC));</text:p>
                        <text:p text:style-name="Preformatted_20_Text"><text:s text:c="4"/>SetWindowLong(FWndHandle, GWL_WNDPROC, Longint(FWndProcInstance));</text:p>
                        <text:p text:style-name="Preformatted_20_Text"><text:s text:c="2"/>end else</text:p>
                        <text:p text:style-name="Preformatted_20_Text"><text:s text:c="2"/>FEnabled := False;</text:p>
                        <text:p text:style-name="Preformatted_20_Text">end;</text:p>
                        <text:p text:style-name="Preformatted_20_Text"><text:s/></text:p>
                        <text:p text:style-name="Preformatted_20_Text">procedure TDGDropSite.DestroyControl;</text:p>
                        <text:p text:style-name="Preformatted_20_Text">begin</text:p>
                        <text:p text:style-name="Preformatted_20_Text"><text:s text:c="2"/>if FWndHandle &lt;&gt; 0 then begin</text:p>
                        <text:p text:style-name="Preformatted_20_Text"><text:s text:c="4"/>SetWindowLong(FWndHandle, GWL_WNDPROC, Longint(FDefProc));</text:p>
                        <text:p text:style-name="Preformatted_20_Text"><text:s text:c="4"/>FreeObjectInstance(FWndProcInstance);</text:p>
                        <text:p text:style-name="Preformatted_20_Text"><text:s text:c="2"/>end</text:p>
                        <text:p text:style-name="Preformatted_20_Text">end;</text:p>
                        <text:p text:style-name="Preformatted_20_Text">procedure TDGDropSite.SetParentControl(Value: TWinControl);</text:p>
                        <text:p text:style-name="Preformatted_20_Text">begin</text:p>
                        <text:p text:style-name="Preformatted_20_Text"><text:s text:c="2"/>if Value = nil then begin</text:p>
                        <text:p text:style-name="Preformatted_20_Text"><text:s text:c="4"/>SetWindowLong(FWndHandle, GWL_WNDPROC, Longint(FDefProc));</text:p>
                        <text:p text:style-name="Preformatted_20_Text"><text:s text:c="4"/>FreeObjectInstance(FWndProcInstance);</text:p>
                        <text:p text:style-name="Preformatted_20_Text"><text:s text:c="4"/>SetEnabled(False);</text:p>
                        <text:p text:style-name="Preformatted_20_Text"><text:s text:c="4"/>FParentControl := nil;</text:p>
                        <text:p text:style-name="Preformatted_20_Text"><text:soft-page-break/><text:s text:c="4"/>Exit;</text:p>
                        <text:p text:style-name="Preformatted_20_Text"><text:s text:c="2"/>end else</text:p>
                        <text:p text:style-name="Preformatted_20_Text"><text:s text:c="4"/>if Value&lt;&gt;FParentControl then begin</text:p>
                        <text:p text:style-name="Preformatted_20_Text"><text:s text:c="6"/>FParentControl := Value;</text:p>
                        <text:p text:style-name="Preformatted_20_Text"><text:s text:c="6"/>InitControl;</text:p>
                        <text:p text:style-name="Preformatted_20_Text"><text:s text:c="6"/>SetEnabled(True);</text:p>
                        <text:p text:style-name="Preformatted_20_Text"><text:s text:c="4"/>end;</text:p>
                        <text:p text:style-name="Preformatted_20_Text">end;</text:p>
                        <text:p text:style-name="Preformatted_20_Text">procedure TDGDropSite.SetEnabled(Value: Boolean);</text:p>
                        <text:p text:style-name="Preformatted_20_Text">begin</text:p>
                        <text:p text:style-name="Preformatted_20_Text"><text:s text:c="2"/>if FParentControl = nil then</text:p>
                        <text:p text:style-name="Preformatted_20_Text"><text:s text:c="4"/>Exit;</text:p>
                        <text:p text:style-name="Preformatted_20_Text"><text:s text:c="2"/>FEnabled := Value;</text:p>
                        <text:p text:style-name="Preformatted_20_Text"><text:s text:c="2"/>DragAcceptFiles(FWndHandle, FEnabled);</text:p>
                        <text:p text:style-name="Preformatted_20_Text">end;</text:p>
                        <text:p text:style-name="Preformatted_20_Text"><text:s/></text:p>
                        <text:p text:style-name="Preformatted_20_Text">procedure TDGDropSite.DropFiles(hDropHandle: HDrop);</text:p>
                        <text:p text:style-name="Preformatted_20_Text">var</text:p>
                        <text:p text:style-name="Preformatted_20_Text"><text:s text:c="2"/>pszFileWithPath: PChar;</text:p>
                        <text:p text:style-name="Preformatted_20_Text"><text:s text:c="2"/>iFile, iStrLen, iTempLen: Integer;</text:p>
                        <text:p text:style-name="Preformatted_20_Text">begin</text:p>
                        <text:p text:style-name="Preformatted_20_Text"><text:s text:c="2"/>iStrLen := 128;</text:p>
                        <text:p text:style-name="Preformatted_20_Text"><text:s text:c="2"/>pszFileWithPath := StrAlloc(iStrLen);</text:p>
                        <text:p text:style-name="Preformatted_20_Text"><text:s text:c="2"/>iFile := 0;</text:p>
                        <text:p text:style-name="Preformatted_20_Text"><text:s text:c="2"/>FNameWithPath.Clear;</text:p>
                        <text:p text:style-name="Preformatted_20_Text"><text:s text:c="2"/>FNumDropped := DragQueryFile(hDropHandle, $FFFFFFFF, nil, iStrLen);</text:p>
                        <text:p text:style-name="Preformatted_20_Text"><text:s text:c="2"/>DragQueryPoint(hDropHandle, FDropPt);</text:p>
                        <text:p text:style-name="Preformatted_20_Text"><text:s text:c="2"/>while (iFile &lt; FNumDropped) do begin</text:p>
                        <text:p text:style-name="Preformatted_20_Text"><text:s text:c="4"/>iTempLen := DragQueryFile(hDropHandle, iFile, nil, 0) + 1;</text:p>
                        <text:p text:style-name="Preformatted_20_Text"><text:s text:c="4"/>if (iTempLen &gt; iStrLen) then begin</text:p>
                        <text:p text:style-name="Preformatted_20_Text"><text:s text:c="6"/>iStrLen := iTempLen;</text:p>
                        <text:p text:style-name="Preformatted_20_Text"><text:s text:c="6"/>StrDispose(pszFileWithPath);</text:p>
                        <text:p text:style-name="Preformatted_20_Text"><text:s text:c="6"/>pszFileWithPath := StrAlloc(iStrLen);</text:p>
                        <text:p text:style-name="Preformatted_20_Text"><text:s text:c="4"/>end;</text:p>
                        <text:p text:style-name="Preformatted_20_Text"><text:s text:c="4"/>DragQueryFile(hDropHandle, iFile, pszFileWithPath, iStrLen);</text:p>
                        <text:p text:style-name="Preformatted_20_Text"><text:s text:c="4"/>FNameWithPath.Add(StrPas(pszFileWithPath));</text:p>
                        <text:p text:style-name="Preformatted_20_Text"><text:s text:c="4"/>Inc(iFile);</text:p>
                        <text:p text:style-name="Preformatted_20_Text"><text:s text:c="2"/>end;</text:p>
                        <text:p text:style-name="Preformatted_20_Text"><text:s text:c="2"/>StrDispose(pszFileWithPath);</text:p>
                        <text:p text:style-name="Preformatted_20_Text"><text:s text:c="2"/>if Assigned(FOnDrop) then</text:p>
                        <text:p text:style-name="Preformatted_20_Text"><text:s text:c="4"/>FOnDrop(Self);</text:p>
                        <text:p text:style-name="Preformatted_20_Text">end;</text:p>
                        <text:p text:style-name="Preformatted_20_Text"><text:s/></text:p>
                        <text:p text:style-name="Preformatted_20_Text">procedure TDGDropSite.WndProc(var Msg: TMessage);</text:p>
                        <text:p text:style-name="Preformatted_20_Text">begin</text:p>
                        <text:p text:style-name="Preformatted_20_Text"><text:s text:c="2"/>with Msg do begin</text:p>
                        <text:p text:style-name="Preformatted_20_Text"><text:s text:c="4"/>if Msg = WM_DROPFILES then</text:p>
                        <text:p text:style-name="Preformatted_20_Text"><text:s text:c="6"/>DropFiles(HDrop(wParam)) else</text:p>
                        <text:p text:style-name="Preformatted_20_Text"><text:s text:c="6"/>Result := CallWindowProc(FDefProc, FWndHandle, Msg, WParam, LParam);</text:p>
                        <text:p text:style-name="Preformatted_20_Text"><text:s text:c="4"/>end;</text:p>
                        <text:p text:style-name="Preformatted_20_Text">end;</text:p>
                        <text:p text:style-name="Preformatted_20_Text"><text:s/></text:p>
                        <text:p text:style-name="Preformatted_20_Text">end.</text:p>
                        <text:p text:style-name="Preformatted_20_Text"/>
                        <text:p text:style-name="Preformatted_20_Text">When you add it on a form it will automatically add the form as a "Drop Site" for files, OnDrop will be triggered when one or more files are dropped on a designated control.</text:p>
                        <text:p text:style-name="P1">If you need the install package of this component you can get it from this link.</text:p>
                      </text:section>
                      <text:section text:style-name="Sect1" text:name="Section66">
                        <text:p text:style-name="Text_20_body"><text:bookmark text:name="extra31"/>Contributed by: topellina &lt;riccardo.faiella@alice.it&gt;</text:p>
                      </text:section>
                      <text:p text:style-name="Text_20_body"><text:soft-page-break/></text:p>
                      <text:h text:style-name="P3" text:outline-level="1" text:is-list-header="true"><text:bookmark text:name="routinename34"/>DynamicArrayLimits </text:h>
                      <text:p text:style-name="Text_20_body"><text:bookmark text:name="description34"/>Get dynamic array limits. </text:p>
                      <text:section text:style-name="Sect1" text:name="Section67">
                        <text:p text:style-name="Preformatted_20_Text"><text:bookmark text:name="sourcecode33"/>Get dynamic array limits</text:p>
                        <text:p text:style-name="Preformatted_20_Text">Posted by Dorin Duminica on Sunday, October 11, 2009</text:p>
                        <text:p text:style-name="Preformatted_20_Text">Labels: Arrays, Tips / Comments: (0)</text:p>
                        <text:p text:style-name="Preformatted_20_Text">Knowing the start and end index of an array is important, specially if you have a dynamic array.</text:p>
                        <text:p text:style-name="Preformatted_20_Text">A static array is a array of type with defined number of elements, that means that you know it's start and end index.</text:p>
                        <text:p text:style-name="Preformatted_20_Text">Note The number of elements in a static array cannot be changed!</text:p>
                        <text:p text:style-name="Preformatted_20_Text">Example of a static array</text:p>
                        <text:p text:style-name="Preformatted_20_Text">type TMyStaticArray = array[0..5] of integer;</text:p>
                        <text:p text:style-name="Preformatted_20_Text">A dynamic array is a array of type with dynamic number of elements, this means that at any time you can change it size using the SetLength procedure.</text:p>
                        <text:p text:style-name="Preformatted_20_Text">Note The number of elements in a static array can be changed using the SetLength procedure, example</text:p>
                        <text:p text:style-name="Preformatted_20_Text">type TMyDynamicArray = array of integer;</text:p>
                        <text:p text:style-name="Preformatted_20_Text"><text:s/></text:p>
                        <text:p text:style-name="Preformatted_20_Text">procedure ChangeMyDynamicArraySize;</text:p>
                        <text:p text:style-name="Preformatted_20_Text">var myDynamicArray : TMyDynamicArray;</text:p>
                        <text:p text:style-name="Preformatted_20_Text"><text:s text:c="4"/>currentLength : Integer;</text:p>
                        <text:p text:style-name="Preformatted_20_Text">begin</text:p>
                        <text:p text:style-name="Preformatted_20_Text"><text:s text:c="5"/>(* get the current number of elements from array *)</text:p>
                        <text:p text:style-name="Preformatted_20_Text"><text:s text:c="5"/>currentLength := Length(myDynamicArray);</text:p>
                        <text:p text:style-name="Preformatted_20_Text"><text:s text:c="5"/>(* increase it's number of elements by 1 *)</text:p>
                        <text:p text:style-name="Preformatted_20_Text"><text:s text:c="5"/>SetLength(myDynamicArray, currentLength + 1);</text:p>
                        <text:p text:style-name="Preformatted_20_Text"><text:s text:c="5"/>(* now our dynamic array has 1 more element *)</text:p>
                        <text:p text:style-name="Preformatted_20_Text">end;</text:p>
                        <text:p text:style-name="Preformatted_20_Text">Now back to the subject of this post, as you can see above, the number of elements of a dynamic array is unknown at compile time but it can drastically change at runtime, getting the start of a dynamic array is easy you just have to use the Low function and to get the end of it you use High or Length functions, Length function can be used on strings also, because a string is a dynamic array of char.</text:p>
                        <text:p text:style-name="Preformatted_20_Text">view sourceprint?</text:p>
                        <text:p text:style-name="Preformatted_20_Text">type TMyDynamicArray = array of integer;</text:p>
                        <text:p text:style-name="Preformatted_20_Text"><text:s/></text:p>
                        <text:p text:style-name="Preformatted_20_Text">procedure getArrayLimits;</text:p>
                        <text:p text:style-name="Preformatted_20_Text">var myDynamicArray : TMyDynamicArray;</text:p>
                        <text:p text:style-name="Preformatted_20_Text"><text:s text:c="4"/>startIndex,</text:p>
                        <text:p text:style-name="Preformatted_20_Text"><text:s text:c="4"/>endIndex : Integer;</text:p>
                        <text:p text:style-name="Preformatted_20_Text">begin</text:p>
                        <text:p text:style-name="Preformatted_20_Text"><text:s text:c="5"/>startIndex := Low(myDynamicArray);</text:p>
                        <text:p text:style-name="Preformatted_20_Text"><text:s text:c="5"/>endIndex := High(myDynamicArray);</text:p>
                        <text:p text:style-name="Preformatted_20_Text"><text:s text:c="5"/>(* as I said above you can also use the Length function *)</text:p>
                        <text:p text:style-name="Preformatted_20_Text"><text:s text:c="5"/>(* to get the end index so... *)</text:p>
                        <text:p text:style-name="Preformatted_20_Text"><text:s text:c="5"/>endIndex := Length(myDynamicArray) - 1;</text:p>
                        <text:p text:style-name="Preformatted_20_Text"><text:s text:c="4"/>(* Warning, when using the Length function you must *)</text:p>
                        <text:p text:style-name="Preformatted_20_Text"><text:s text:c="4"/>(* decrement it's return value by 1 otherwise you *)</text:p>
                        <text:p text:style-name="Preformatted_20_Text"><text:s text:c="4"/>(* will get an AV(Access Violation) *)</text:p>
                        <text:p text:style-name="P1">end;</text:p>
                      </text:section>
                      <text:section text:style-name="Sect1" text:name="Section68">
                        <text:p text:style-name="Text_20_body"><text:bookmark text:name="extra32"/>Contributed by: topellina &lt;riccardo.faiella@alice.it&gt;</text:p>
                        <text:h text:style-name="P3" text:outline-level="1" text:is-list-header="true"><text:bookmark text:name="routinename35"/>EncryptText </text:h>
                        <text:p text:style-name="Text_20_body"><text:bookmark text:name="description35"/>Text encryption with XOR. </text:p>
                        <text:section text:style-name="Sect1" text:name="Section69">
                          <text:p text:style-name="Preformatted_20_Text"><text:bookmark text:name="sourcecode34"/>Text encryption with XOR</text:p>
                          <text:p text:style-name="Preformatted_20_Text">Posted by Dorin Duminica on Tuesday, September 15, 2009</text:p>
                          <text:p text:style-name="Preformatted_20_Text">Labels: Algorithms, Encryption / Comments: (2)</text:p>
                          <text:p text:style-name="Preformatted_20_Text">Ever wanted to encrypt a text message?</text:p>
                          <text:p text:style-name="Preformatted_20_Text">In order to do that we need some helper functions like transforming the string to it's hex representation after encryption so we don't loose any characters plus it looks very good:</text:p>
                          <text:p text:style-name="Preformatted_20_Text">function StringToHexStr(const value: string): string;</text:p>
                          <text:p text:style-name="Preformatted_20_Text">begin</text:p>
                          <text:p text:style-name="Preformatted_20_Text"><text:s text:c="2"/>SetLength(Result, Length(value) *2);</text:p>
                          <text:p text:style-name="Preformatted_20_Text"><text:s text:c="2"/>if Length(value) &gt; 0 then</text:p>
                          <text:p text:style-name="Preformatted_20_Text"><text:s text:c="4"/>BinToHex(PChar(value), PChar(Result), Length(value));</text:p>
                          <text:p text:style-name="Preformatted_20_Text">end;</text:p>
                          <text:p text:style-name="Preformatted_20_Text"><text:s/></text:p>
                          <text:p text:style-name="Preformatted_20_Text">function HexStrToString(const value: string): string;</text:p>
                          <text:p text:style-name="Preformatted_20_Text">begin</text:p>
                          <text:p text:style-name="Preformatted_20_Text"><text:s text:c="2"/>SetLength(Result, Length(value) div 2);</text:p>
                          <text:p text:style-name="Preformatted_20_Text"><text:s text:c="2"/>if Length(value) &gt; 0 then</text:p>
                          <text:p text:style-name="Preformatted_20_Text"><text:s text:c="4"/>HexToBin(PChar(value), PChar(Result), Length(value));</text:p>
                          <text:p text:style-name="Preformatted_20_Text">end;</text:p>
                          <text:p text:style-name="Preformatted_20_Text"/>
                          <text:p text:style-name="Preformatted_20_Text">ok... now we need a hash function so we hash our password string</text:p>
                          <text:p text:style-name="Preformatted_20_Text">function hashKey(const Key: String): Integer;</text:p>
                          <text:p text:style-name="Preformatted_20_Text">var</text:p>
                          <text:p text:style-name="Preformatted_20_Text"><text:s text:c="2"/>Index: Integer;</text:p>
                          <text:p text:style-name="Preformatted_20_Text">begin</text:p>
                          <text:p text:style-name="Preformatted_20_Text"><text:s text:c="2"/>Result := 0;;</text:p>
                          <text:p text:style-name="Preformatted_20_Text"><text:s text:c="2"/>for Index := 1 to Length(Key) do</text:p>
                          <text:p text:style-name="Preformatted_20_Text"><text:s text:c="4"/>Result := ((Result shl 7) or (Result shr 25)) + Ord(Key[Index]);</text:p>
                          <text:p text:style-name="Preformatted_20_Text">end;</text:p>
                          <text:p text:style-name="Preformatted_20_Text"/>
                          <text:p text:style-name="Preformatted_20_Text">Note that you can use any hash functions you like as long as it's result type is Cardinal or Integer(unsigned long or signed long) this hash function is taken from (RemObjects Software) PascalScript's "uPSUtils.pas" unit, now we need the algorithm</text:p>
                          <text:p text:style-name="Preformatted_20_Text">function __encrypt(const Key, Source: String): String;</text:p>
                          <text:p text:style-name="Preformatted_20_Text">// this function should not be used directly</text:p>
                          <text:p text:style-name="Preformatted_20_Text">// use EncryptText and DecryptText</text:p>
                          <text:p text:style-name="Preformatted_20_Text">const</text:p>
                          <text:p text:style-name="Preformatted_20_Text"><text:s text:c="2"/>szBuffer = SizeOf(Integer); (* 4 bytes *)</text:p>
                          <text:p text:style-name="Preformatted_20_Text"><text:s text:c="2"/>szByteBuffer = SizeOf(Byte); (* 1 byte *)</text:p>
                          <text:p text:style-name="Preformatted_20_Text">var</text:p>
                          <text:p text:style-name="Preformatted_20_Text"><text:s text:c="2"/>byteBuffer,</text:p>
                          <text:p text:style-name="Preformatted_20_Text"><text:s text:c="2"/>buffer,</text:p>
                          <text:p text:style-name="Preformatted_20_Text"><text:s text:c="2"/>index,</text:p>
                          <text:p text:style-name="Preformatted_20_Text"><text:s text:c="2"/>theKey: Integer;</text:p>
                          <text:p text:style-name="Preformatted_20_Text"><text:s text:c="2"/>StreamOut,</text:p>
                          <text:p text:style-name="Preformatted_20_Text"><text:s text:c="2"/>StreamIn: TStringStream;</text:p>
                          <text:p text:style-name="Preformatted_20_Text">begin</text:p>
                          <text:p text:style-name="Preformatted_20_Text"><text:s text:c="2"/>(* hash the key and store it on local integer variable *)</text:p>
                          <text:p text:style-name="Preformatted_20_Text"><text:s text:c="2"/>theKey := hashKey(Key);</text:p>
                          <text:p text:style-name="Preformatted_20_Text"><text:s text:c="2"/>(* create two TStringStream's:</text:p>
                          <text:p text:style-name="Preformatted_20_Text"><text:s text:c="5"/>- one for the actual data</text:p>
                          <text:p text:style-name="Preformatted_20_Text"><text:s text:c="5"/>- the other one for the encrypted/decrypted data *)</text:p>
                          <text:p text:style-name="Preformatted_20_Text"><text:soft-page-break/><text:s text:c="2"/>StreamIn := TStringStream.Create(Source);</text:p>
                          <text:p text:style-name="Preformatted_20_Text"><text:s text:c="2"/>StreamOut := TStringStream.Create('');</text:p>
                          <text:p text:style-name="Preformatted_20_Text"><text:s text:c="2"/>(* make sure position is set to ZERO !! *)</text:p>
                          <text:p text:style-name="Preformatted_20_Text"><text:s text:c="2"/>StreamIn.Position := 0;</text:p>
                          <text:p text:style-name="Preformatted_20_Text"><text:s text:c="2"/>StreamOut.Position := 0;</text:p>
                          <text:p text:style-name="Preformatted_20_Text"><text:s/></text:p>
                          <text:p text:style-name="Preformatted_20_Text"><text:s text:c="2"/>(* now loop WHILE number of bytes read is less than</text:p>
                          <text:p text:style-name="Preformatted_20_Text"><text:s text:c="5"/>number of total bytes AND the difference between</text:p>
                          <text:p text:style-name="Preformatted_20_Text"><text:s text:c="5"/>position and size is greater or equal to szBuffer</text:p>
                          <text:p text:style-name="Preformatted_20_Text"><text:s text:c="5"/>which is 4 bytes *)</text:p>
                          <text:p text:style-name="Preformatted_20_Text"><text:s text:c="2"/>while (StreamIn.Position &lt; StreamIn.Size) and</text:p>
                          <text:p text:style-name="Preformatted_20_Text"><text:s text:c="4"/>((StreamIn.Size -StreamIn.Position) &gt;= szBuffer) do begin</text:p>
                          <text:p text:style-name="Preformatted_20_Text"><text:s text:c="4"/>(* read 4 bytes at a time into a local integer variable *)</text:p>
                          <text:p text:style-name="Preformatted_20_Text"><text:s text:c="4"/>StreamIn.ReadBuffer(buffer, szBuffer);</text:p>
                          <text:p text:style-name="Preformatted_20_Text"><text:s text:c="4"/>(* the XOR encryption/decryption *)</text:p>
                          <text:p text:style-name="Preformatted_20_Text"><text:s text:c="4"/>buffer := buffer xor theKey;</text:p>
                          <text:p text:style-name="Preformatted_20_Text"><text:s text:c="4"/>buffer := buffer xor $E0F;</text:p>
                          <text:p text:style-name="Preformatted_20_Text"><text:s text:c="4"/>(* write data to output stream *)</text:p>
                          <text:p text:style-name="Preformatted_20_Text"><text:s text:c="4"/>StreamOut.WriteBuffer(buffer, szBuffer);</text:p>
                          <text:p text:style-name="Preformatted_20_Text"><text:s text:c="2"/>end;</text:p>
                          <text:p text:style-name="Preformatted_20_Text"><text:s/></text:p>
                          <text:p text:style-name="Preformatted_20_Text"><text:s text:c="2"/>(* check if we have some bytes left, there's a fat</text:p>
                          <text:p text:style-name="Preformatted_20_Text"><text:s text:c="5"/>chance we do... *)</text:p>
                          <text:p text:style-name="Preformatted_20_Text"><text:s text:c="2"/>if (StreamIn.Size -StreamIn.Position) &gt;= 1 then</text:p>
                          <text:p text:style-name="Preformatted_20_Text"><text:s text:c="4"/>for index := StreamIn.Position to StreamIn.Size -1 do begin</text:p>
                          <text:p text:style-name="Preformatted_20_Text"><text:s text:c="6"/>(* we should have 1, 2 or 3 bytes left MAX, so we</text:p>
                          <text:p text:style-name="Preformatted_20_Text"><text:s text:c="9"/>read 1 byte at a time *)</text:p>
                          <text:p text:style-name="Preformatted_20_Text"><text:s text:c="6"/>StreamIn.ReadBuffer(byteBuffer, szByteBuffer);</text:p>
                          <text:p text:style-name="Preformatted_20_Text"><text:s text:c="6"/>(* the XOR encryption/decryption *)</text:p>
                          <text:p text:style-name="Preformatted_20_Text"><text:s text:c="6"/>byteBuffer := byteBuffer xor $F;</text:p>
                          <text:p text:style-name="Preformatted_20_Text"><text:s text:c="6"/>(* write data to output stream *)</text:p>
                          <text:p text:style-name="Preformatted_20_Text"><text:s text:c="6"/>StreamOut.WriteBuffer(byteBuffer, szByteBuffer);</text:p>
                          <text:p text:style-name="Preformatted_20_Text"><text:s text:c="4"/>end;</text:p>
                          <text:p text:style-name="Preformatted_20_Text"><text:s/></text:p>
                          <text:p text:style-name="Preformatted_20_Text"><text:s text:c="2"/>(* set output stream's postion to ZERO so we can</text:p>
                          <text:p text:style-name="Preformatted_20_Text"><text:s text:c="5"/>read it's data *)</text:p>
                          <text:p text:style-name="Preformatted_20_Text"><text:s text:c="2"/>StreamOut.Position := 0;</text:p>
                          <text:p text:style-name="Preformatted_20_Text"><text:s text:c="2"/>(* read data from output stream and return it's value *)</text:p>
                          <text:p text:style-name="Preformatted_20_Text"><text:s text:c="2"/>Result := StreamOut.ReadString(StreamOut.Size);</text:p>
                          <text:p text:style-name="Preformatted_20_Text"><text:s/></text:p>
                          <text:p text:style-name="Preformatted_20_Text"><text:s text:c="2"/>(* free allocated memory *)</text:p>
                          <text:p text:style-name="Preformatted_20_Text"><text:s text:c="2"/>FreeAndNil(StreamIn);</text:p>
                          <text:p text:style-name="Preformatted_20_Text"><text:s text:c="2"/>FreeAndNil(StreamOut);</text:p>
                          <text:p text:style-name="Preformatted_20_Text">end;</text:p>
                          <text:p text:style-name="Preformatted_20_Text"/>
                          <text:p text:style-name="Preformatted_20_Text">the encryption and decryption functions</text:p>
                          <text:p text:style-name="Preformatted_20_Text">(* this function should be used ONLY for encryption *)</text:p>
                          <text:p text:style-name="Preformatted_20_Text">function EncryptText(const Key, Source: String): String;</text:p>
                          <text:p text:style-name="Preformatted_20_Text">begin</text:p>
                          <text:p text:style-name="Preformatted_20_Text"><text:s text:c="2"/>(* return the encrypted data *)</text:p>
                          <text:p text:style-name="Preformatted_20_Text"><text:s text:c="2"/>Result := __encrypt(Key, Source);</text:p>
                          <text:p text:style-name="Preformatted_20_Text"><text:s text:c="2"/>(* convert string to hex string *)</text:p>
                          <text:p text:style-name="Preformatted_20_Text"><text:s text:c="2"/>Result := StringToHexStr(Result);</text:p>
                          <text:p text:style-name="Preformatted_20_Text">end;</text:p>
                          <text:p text:style-name="Preformatted_20_Text"><text:s/></text:p>
                          <text:p text:style-name="Preformatted_20_Text">(* this function should be used ONLY for decryption *)</text:p>
                          <text:p text:style-name="Preformatted_20_Text">function DecryptText(const Key, Source: String): String;</text:p>
                          <text:p text:style-name="Preformatted_20_Text">begin</text:p>
                          <text:p text:style-name="Preformatted_20_Text"><text:s text:c="2"/>(* convert each hex string to string *)</text:p>
                          <text:p text:style-name="Preformatted_20_Text"><text:s text:c="2"/>Result := HexStrToString(Source);</text:p>
                          <text:p text:style-name="Preformatted_20_Text"><text:s text:c="2"/>(* return the decrypted data *)</text:p>
                          <text:p text:style-name="Preformatted_20_Text"><text:soft-page-break/><text:s text:c="2"/>Result := __encrypt(Key, Result);</text:p>
                          <text:p text:style-name="Preformatted_20_Text">end;</text:p>
                          <text:p text:style-name="Preformatted_20_Text"/>
                          <text:p text:style-name="Preformatted_20_Text">Here's the encryption result of string "http://delphigeist.blogspot.com"</text:p>
                          <text:p text:style-name="Preformatted_20_Text">124CE8194017B30D1F54EC01135FF900094CB20B1657FB1A0A57E8476C6062</text:p>
                          <text:p text:style-name="Preformatted_20_Text"/>
                          <text:p text:style-name="Preformatted_20_Text"/>
                          <text:p text:style-name="Preformatted_20_Text">using "delphigeist" as password.</text:p>
                          <text:p text:style-name="Preformatted_20_Text"/>
                          <text:p text:style-name="Preformatted_20_Text">function StringToHex(s:string) : string; </text:p>
                          <text:p text:style-name="Preformatted_20_Text">var i : integer; </text:p>
                          <text:p text:style-name="Preformatted_20_Text">begin </text:p>
                          <text:p text:style-name="Preformatted_20_Text"><text:s text:c="3"/>result := ''; </text:p>
                          <text:p text:style-name="Preformatted_20_Text"><text:s text:c="3"/>for i := 1 to length(s) do </text:p>
                          <text:p text:style-name="Preformatted_20_Text"><text:s text:c="3"/>begin </text:p>
                          <text:p text:style-name="Preformatted_20_Text"><text:s text:c="7"/>if i = length(s) then </text:p>
                          <text:p text:style-name="Preformatted_20_Text"><text:s text:c="7"/>result := result + intToStr(ord(s[i])) </text:p>
                          <text:p text:style-name="Preformatted_20_Text"><text:s text:c="10"/>else </text:p>
                          <text:p text:style-name="Preformatted_20_Text"><text:s text:c="10"/>result := result + IntToStr(ord(s[i])) + ''; </text:p>
                          <text:p text:style-name="Preformatted_20_Text"><text:s text:c="7"/>end; </text:p>
                          <text:p text:style-name="Preformatted_20_Text">end;</text:p>
                          <text:p text:style-name="Preformatted_20_Text"/>
                          <text:p text:style-name="Preformatted_20_Text"/>
                          <text:p text:style-name="Preformatted_20_Text">{************************************************************************** </text:p>
                          <text:p text:style-name="Preformatted_20_Text">* NAME: <text:s text:c="3"/>HexStrToString </text:p>
                          <text:p text:style-name="Preformatted_20_Text">* DESC: <text:s text:c="3"/>Dekodiert einen hexadezimalen String </text:p>
                          <text:p text:style-name="Preformatted_20_Text">*************************************************************************} </text:p>
                          <text:p text:style-name="Preformatted_20_Text">function HexStrToString(const value:string):string; </text:p>
                          <text:p text:style-name="Preformatted_20_Text">begin </text:p>
                          <text:p text:style-name="Preformatted_20_Text"><text:s text:c="3"/>SetLength(Result, Length(value) div 2); <text:s/>// es wird halber Platz benötigt </text:p>
                          <text:p text:style-name="Preformatted_20_Text"><text:s text:c="3"/>if Length(value) &gt; 0 then </text:p>
                          <text:p text:style-name="Preformatted_20_Text"><text:s text:c="6"/>HexToBin(PChar(value), PChar(Result), Length(value)); </text:p>
                          <text:p text:style-name="P1">end;</text:p>
                        </text:section>
                        <text:section text:style-name="Sect1" text:name="Section70">
                          <text:p text:style-name="Text_20_body"><text:bookmark text:name="extra33"/>Contributed by: topellina &lt;riccardo.faiella@alice.it&gt;</text:p>
                        </text:section>
                        <text:p text:style-name="Text_20_body"/>
                        <text:h text:style-name="P3" text:outline-level="1" text:is-list-header="true"><text:bookmark text:name="routinename36"/>etCPUSpeed </text:h>
                        <text:p text:style-name="Text_20_body"><text:bookmark text:name="description36"/>Get CPU speed. </text:p>
                        <text:section text:style-name="Sect1" text:name="Section71">
                          <text:p text:style-name="Preformatted_20_Text"><text:bookmark text:name="sourcecode35"/>Get CPU speed?</text:p>
                          <text:p text:style-name="Preformatted_20_Text">Posted by Dorin Duminica</text:p>
                          <text:p text:style-name="Preformatted_20_Text">Labels: Tips / Comments: (0)</text:p>
                          <text:p text:style-name="Preformatted_20_Text">A few years ago I needed a function which retrieves the CPU speed, after a few hours on Google I found this function</text:p>
                          <text:p text:style-name="Preformatted_20_Text">function GetCPUSpeed: Integer;</text:p>
                          <text:p text:style-name="Preformatted_20_Text">const</text:p>
                          <text:p text:style-name="Preformatted_20_Text"><text:s/>DelayTime = 500;</text:p>
                          <text:p text:style-name="Preformatted_20_Text">var</text:p>
                          <text:p text:style-name="Preformatted_20_Text"><text:s/>TimerHi, TimerLo: DWORD;</text:p>
                          <text:p text:style-name="Preformatted_20_Text"><text:s/>PriorityClass, Priority: Integer;</text:p>
                          <text:p text:style-name="Preformatted_20_Text">begin</text:p>
                          <text:p text:style-name="Preformatted_20_Text"><text:s text:c="2"/>PriorityClass := GetPriorityClass(GetCurrentProcess);</text:p>
                          <text:p text:style-name="Preformatted_20_Text"><text:s text:c="2"/>Priority := GetThreadPriority(GetCurrentThread);</text:p>
                          <text:p text:style-name="Preformatted_20_Text"><text:s text:c="2"/>SetPriorityClass(GetCurrentProcess,REALTIME_PRIORITY_CLASS);</text:p>
                          <text:p text:style-name="Preformatted_20_Text"><text:s text:c="2"/>SetThreadPriority(GetCurrentThread,THREAD_PRIORITY_TIME_CRITICAL);</text:p>
                          <text:p text:style-name="Preformatted_20_Text"><text:s text:c="2"/>Sleep(10);</text:p>
                          <text:p text:style-name="Preformatted_20_Text"><text:s text:c="2"/>asm</text:p>
                          <text:p text:style-name="Preformatted_20_Text"><text:s text:c="4"/>DW 310Fh // rdtsc</text:p>
                          <text:p text:style-name="Preformatted_20_Text"><text:s text:c="4"/>MOV TimerLo, EAX</text:p>
                          <text:p text:style-name="Preformatted_20_Text"><text:s text:c="4"/>MOV TimerHi, EDX</text:p>
                          <text:p text:style-name="Preformatted_20_Text"><text:s text:c="2"/>end;</text:p>
                          <text:p text:style-name="Preformatted_20_Text"><text:s text:c="2"/>Sleep(DelayTime);</text:p>
                          <text:p text:style-name="Preformatted_20_Text"><text:s text:c="2"/>asm</text:p>
                          <text:p text:style-name="Preformatted_20_Text"><text:s text:c="4"/>DW 310Fh // rdtsc</text:p>
                          <text:p text:style-name="Preformatted_20_Text"><text:s text:c="4"/>SUB EAX, TimerLo</text:p>
                          <text:p text:style-name="Preformatted_20_Text"><text:s text:c="4"/>SBB EDX, TimerHi</text:p>
                          <text:p text:style-name="Preformatted_20_Text"><text:s text:c="4"/>MOV TimerLo, EAX</text:p>
                          <text:p text:style-name="Preformatted_20_Text"><text:s text:c="4"/>MOV TimerHi, EDX</text:p>
                          <text:p text:style-name="Preformatted_20_Text"><text:s text:c="2"/>end;</text:p>
                          <text:p text:style-name="Preformatted_20_Text"><text:s text:c="2"/>SetThreadPriority(GetCurrentThread, Priority);</text:p>
                          <text:p text:style-name="Preformatted_20_Text"><text:s text:c="2"/>SetPriorityClass(GetCurrentProcess, PriorityClass);</text:p>
                          <text:p text:style-name="Preformatted_20_Text"><text:s text:c="2"/>Result := Round(TimerLo / (1000.0 * DelayTime));</text:p>
                          <text:p text:style-name="Preformatted_20_Text">end;</text:p>
                          <text:p text:style-name="Preformatted_20_Text"/>
                          <text:p text:style-name="P1">It's simply SEE :)</text:p>
                        </text:section>
                        <text:section text:style-name="Sect1" text:name="Section72">
                          <text:p text:style-name="Text_20_body"><text:bookmark text:name="extra34"/>Contributed by: topellina &lt;riccardo.faiella@alice.it&gt;</text:p>
                        </text:section>
                        <text:p text:style-name="Text_20_body"/>
                        <text:h text:style-name="P3" text:outline-level="1" text:is-list-header="true"><text:bookmark text:name="routinename37"/>FindResourceFile </text:h>
                        <text:p text:style-name="Text_20_body"><text:bookmark text:name="description37"/>Cannot find resource file. </text:p>
                        <text:section text:style-name="Sect1" text:name="Section73">
                          <text:p text:style-name="Preformatted_20_Text"><text:bookmark text:name="sourcecode36"/>Cannot find resource file</text:p>
                          <text:p text:style-name="Preformatted_20_Text">Posted by Dorin Duminica on Tuesday, October 6, 2009</text:p>
                          <text:p text:style-name="Preformatted_20_Text">Labels: Delphi compiler errors / Comments: (0)</text:p>
                          <text:p text:style-name="Preformatted_20_Text">Sometimes Delphi IDE gives you an error like Cannot find resource file: '%s'. Recreated.</text:p>
                          <text:p text:style-name="Preformatted_20_Text">In most cases this means that the ProjectName.res file does not exist, to be more precise if you have a Delphi project called Project1 and you get this error a file called Project1.res does not exist. This error is caused intentionally by programmers who give you a application(tutorial) source code but they delete the *.res file because it only contains the default application icon which is automatically recreated by the IDE with the up-to-date icon, for instance the Delphi 7 default application icon is different from Delphi 2010 or other Delphi version.</text:p>
                          <text:p text:style-name="Preformatted_20_Text">In other cases programmers forget to pack the *.res files in the source they upload.</text:p>
                          <text:p text:style-name="Preformatted_20_Text">When you create a new VCL Froms Application you should see something like {$R *.dfm} in a form's unit source, well if you go to main menu -&gt; Project -&gt; View source then you should see something like this</text:p>
                          <text:p text:style-name="Preformatted_20_Text">view sourceprint?</text:p>
                          <text:p text:style-name="Preformatted_20_Text">program Project1;</text:p>
                          <text:p text:style-name="Preformatted_20_Text"><text:s/></text:p>
                          <text:p text:style-name="Preformatted_20_Text">uses</text:p>
                          <text:p text:style-name="Preformatted_20_Text"><text:s text:c="2"/>Forms,</text:p>
                          <text:p text:style-name="Preformatted_20_Text"><text:s text:c="2"/>Unit1 in 'Unit1.pas' {Form1};</text:p>
                          <text:p text:style-name="Preformatted_20_Text"><text:s/></text:p>
                          <text:p text:style-name="Preformatted_20_Text">{$R *.res} (* this is the way resource files are included and the default application icon in this case *)</text:p>
                          <text:p text:style-name="Preformatted_20_Text"><text:s/></text:p>
                          <text:p text:style-name="Preformatted_20_Text">begin</text:p>
                          <text:p text:style-name="Preformatted_20_Text"><text:s text:c="2"/>Application.Initialize;</text:p>
                          <text:p text:style-name="Preformatted_20_Text"><text:s text:c="2"/>Application.MainFormOnTaskbar := True;</text:p>
                          <text:p text:style-name="Preformatted_20_Text"><text:s text:c="2"/>Application.CreateForm(TForm1, Form1);</text:p>
                          <text:p text:style-name="Preformatted_20_Text"><text:s text:c="2"/>Application.Run;</text:p>
                          <text:p text:style-name="P1">end.</text:p>
                        </text:section>
                        <text:section text:style-name="Sect1" text:name="Section74">
                          <text:p text:style-name="Text_20_body"><text:bookmark text:name="extra35"/>Contributed by: topellina &lt;riccardo.faiella@alice.it&gt;</text:p>
                        </text:section>
                        <text:p text:style-name="Text_20_body"/>
                        <text:h text:style-name="P3" text:outline-level="1" text:is-list-header="true"><text:bookmark text:name="routinename38"/>FindWindowPartialTitle </text:h>
                        <text:p text:style-name="Text_20_body"><text:bookmark text:name="description38"/>Find Window by partial title. </text:p>
                        <text:section text:style-name="Sect1" text:name="Section75">
                          <text:p text:style-name="Preformatted_20_Text"><text:bookmark text:name="sourcecode37"/>Find Window by partial title?</text:p>
                          <text:p text:style-name="Preformatted_20_Text">Posted by Dorin Duminica on Thursday, September 10, 2009</text:p>
                          <text:p text:style-name="Preformatted_20_Text">Labels: Windows</text:p>
                          <text:p text:style-name="Preformatted_20_Text">If you ever played with FindWindow function you should know that it defined in Windows.pas unit as</text:p>
                          <text:p text:style-name="Preformatted_20_Text"><text:s/>function FindWindow(lpClassName, lpWindowName: PChar): HWND;</text:p>
                          <text:p text:style-name="Preformatted_20_Text"/>
                          <text:p text:style-name="Preformatted_20_Text">lpClassName window's class name</text:p>
                          <text:p text:style-name="Preformatted_20_Text">lpWindowName caption(text) of the window</text:p>
                          <text:p text:style-name="Preformatted_20_Text">Function can be used to find for instance Notepad as</text:p>
                          <text:p text:style-name="Preformatted_20_Text">...</text:p>
                          <text:p text:style-name="Preformatted_20_Text">var</text:p>
                          <text:p text:style-name="Preformatted_20_Text"><text:s/>wHandle: Handle{Cardinal, DWORD, HWND};</text:p>
                          <text:p text:style-name="Preformatted_20_Text">begin</text:p>
                          <text:p text:style-name="Preformatted_20_Text"><text:s/>wHandle := FindWindow(nil, 'Untitled - Notepad');</text:p>
                          <text:p text:style-name="Preformatted_20_Text">end;</text:p>
                          <text:p text:style-name="Preformatted_20_Text"/>
                          <text:p text:style-name="Preformatted_20_Text">Well it's simple, right? Yes it's simple if the caption does not change, but if it does then it's not 'Untitled - Notepad' but 'MyDocumentName.txt - Notepad', but I can see a pattern here, can you? The text ' - Notepad' doesn't change, oh yeah! We can now retrieve the window handle with this function which I've used in my previous post "Mass e-mail sender" to retrieve Opera's window handle. The function is declared as</text:p>
                          <text:p text:style-name="Preformatted_20_Text">function FindWindowExtd(partialTitle: string): HWND;</text:p>
                          <text:p text:style-name="Preformatted_20_Text">var</text:p>
                          <text:p text:style-name="Preformatted_20_Text"><text:s text:c="2"/>hWndTemp: hWnd;</text:p>
                          <text:p text:style-name="Preformatted_20_Text"><text:s text:c="2"/>iLenText: Integer;</text:p>
                          <text:p text:style-name="Preformatted_20_Text"><text:s text:c="2"/>cTitletemp: array [0..254] of Char;</text:p>
                          <text:p text:style-name="Preformatted_20_Text"><text:s text:c="2"/>sTitleTemp: string;</text:p>
                          <text:p text:style-name="Preformatted_20_Text">begin</text:p>
                          <text:p text:style-name="Preformatted_20_Text"><text:s text:c="2"/>hWndTemp := FindWindow(nil, nil);</text:p>
                          <text:p text:style-name="Preformatted_20_Text"><text:s text:c="2"/>while hWndTemp &lt;&gt; 0 do begin</text:p>
                          <text:p text:style-name="Preformatted_20_Text"><text:s text:c="4"/>iLenText := GetWindowText(hWndTemp, cTitletemp, 255);</text:p>
                          <text:p text:style-name="Preformatted_20_Text"><text:s text:c="4"/>sTitleTemp := cTitletemp;</text:p>
                          <text:p text:style-name="Preformatted_20_Text"><text:s text:c="4"/>sTitleTemp := UpperCase(copy( sTitleTemp, 1, iLenText));</text:p>
                          <text:p text:style-name="Preformatted_20_Text"><text:s text:c="4"/>partialTitle := UpperCase(partialTitle);</text:p>
                          <text:p text:style-name="Preformatted_20_Text"><text:s text:c="4"/>if pos( partialTitle, sTitleTemp ) &lt;&gt; 0 then</text:p>
                          <text:p text:style-name="Preformatted_20_Text"><text:s text:c="6"/>Break;</text:p>
                          <text:p text:style-name="Preformatted_20_Text"><text:s text:c="4"/>hWndTemp := GetWindow(hWndTemp, GW_HWNDNEXT);</text:p>
                          <text:p text:style-name="Preformatted_20_Text"><text:s text:c="2"/>end;</text:p>
                          <text:p text:style-name="Preformatted_20_Text"><text:s text:c="2"/>result := hWndTemp;</text:p>
                          <text:p text:style-name="Preformatted_20_Text">end;</text:p>
                          <text:p text:style-name="Preformatted_20_Text"/>
                          <text:p text:style-name="Preformatted_20_Text">Now we can use this function to get Notepad's window handle regardless of it's caption as</text:p>
                          <text:p text:style-name="Preformatted_20_Text">...</text:p>
                          <text:p text:style-name="Preformatted_20_Text">var</text:p>
                          <text:p text:style-name="Preformatted_20_Text"><text:s/>hNotepad: Hwnd;</text:p>
                          <text:p text:style-name="Preformatted_20_Text">begin</text:p>
                          <text:p text:style-name="Preformatted_20_Text"><text:s/>hNotepad := FindWindowExt(' - Notepad');</text:p>
                          <text:p text:style-name="Preformatted_20_Text">end;</text:p>
                          <text:p text:style-name="Preformatted_20_Text"/>
                          <text:p text:style-name="P1">It's simply SEE: Simple, Efficient, Easy!</text:p>
                        </text:section>
                        <text:section text:style-name="Sect1" text:name="Section76">
                          <text:p text:style-name="Text_20_body"><text:bookmark text:name="extra36"/><text:soft-page-break/>Contributed by: topellina &lt;riccardo.faiella@alice.it&gt;</text:p>
                          <text:h text:style-name="P3" text:outline-level="1" text:is-list-header="true"><text:bookmark text:name="routinename39"/>FiredEvent </text:h>
                          <text:p text:style-name="Text_20_body"><text:bookmark text:name="description39"/>Make sure an event is not fired. </text:p>
                          <text:section text:style-name="Sect1" text:name="Section77">
                            <text:p text:style-name="Preformatted_20_Text"><text:bookmark text:name="sourcecode38"/>Make sure an event is not fired</text:p>
                            <text:p text:style-name="Preformatted_20_Text">Posted by Dorin Duminica on Saturday, November 7, 2009</text:p>
                            <text:p text:style-name="Preformatted_20_Text">Labels: Security, Tips / Comments: (0)</text:p>
                            <text:p text:style-name="Preformatted_20_Text">Recently I've been assigned with a task, this task is about making sure that an event will not fire unless user has the right to fire it.</text:p>
                            <text:p text:style-name="Preformatted_20_Text">In other words, you have a button in a multi user application and user X does not have the right to delete from database or to add to database, this can be easily done by writing Button.Enabled := False right?</text:p>
                            <text:p text:style-name="Preformatted_20_Text">wrong, what if the user has some knowledge about windows, I mean he knows how to enable/disable a control with external applications like WinSpy++ or any other software which has option to modify a windows control behavior.</text:p>
                            <text:p text:style-name="Preformatted_20_Text">In this case you need a slick way to be absolutely sure that is not possible(it's not 100% sure only 99.99% because softice can come into play but there are few people capable to work with it and at that time you can't </text:p>
                            <text:p text:style-name="Preformatted_20_Text">really do anything to protect your application) here's my implementation:</text:p>
                            <text:p text:style-name="Preformatted_20_Text">I've started by creating a unit which defines and implements two classes: TCtrlHolder and TCtrlHolderList.</text:p>
                            <text:p text:style-name="Preformatted_20_Text">type TCtrlHolder = class</text:p>
                            <text:p text:style-name="Preformatted_20_Text"><text:s text:c="17"/>public</text:p>
                            <text:p text:style-name="Preformatted_20_Text"><text:s text:c="23"/>Obj : TButton;</text:p>
                            <text:p text:style-name="Preformatted_20_Text"><text:s text:c="23"/>Name : string;</text:p>
                            <text:p text:style-name="Preformatted_20_Text"><text:s text:c="23"/>AllowedClick,</text:p>
                            <text:p text:style-name="Preformatted_20_Text"><text:s text:c="23"/>DeniedClick : TNotifyEvent;</text:p>
                            <text:p text:style-name="Preformatted_20_Text"><text:s text:c="17"/>public</text:p>
                            <text:p text:style-name="Preformatted_20_Text"><text:s text:c="23"/>procedure SetEnable(T: boolean);</text:p>
                            <text:p text:style-name="Preformatted_20_Text"><text:s text:c="17"/>public</text:p>
                            <text:p text:style-name="Preformatted_20_Text"><text:s text:c="23"/>constructor Create(onButton: TButton);</text:p>
                            <text:p text:style-name="Preformatted_20_Text"><text:s text:c="5"/>end;// type TCtrlHolder = class</text:p>
                            <text:p text:style-name="Preformatted_20_Text"><text:s/></text:p>
                            <text:p text:style-name="Preformatted_20_Text">type TCtrlHolderList = class</text:p>
                            <text:p text:style-name="Preformatted_20_Text"><text:s text:c="21"/>private</text:p>
                            <text:p text:style-name="Preformatted_20_Text"><text:s text:c="28"/>FCtrlList : TList;</text:p>
                            <text:p text:style-name="Preformatted_20_Text"><text:s text:c="28"/>procedure DisplayDeniedMessage(Sender: TObject);</text:p>
                            <text:p text:style-name="Preformatted_20_Text"><text:s text:c="21"/>public</text:p>
                            <text:p text:style-name="Preformatted_20_Text"><text:s text:c="27"/>UserMessage : string;</text:p>
                            <text:p text:style-name="Preformatted_20_Text"><text:s text:c="21"/>public</text:p>
                            <text:p text:style-name="Preformatted_20_Text"><text:s text:c="27"/>function AddCtrl(thisCtrl: TCtrlHolder): integer;</text:p>
                            <text:p text:style-name="Preformatted_20_Text"><text:s text:c="27"/>procedure ReadRightsFromINI(const FileName: string);</text:p>
                            <text:p text:style-name="Preformatted_20_Text"><text:s text:c="21"/>public</text:p>
                            <text:p text:style-name="Preformatted_20_Text"><text:s text:c="27"/>constructor Create(const WithMessage: string = '');</text:p>
                            <text:p text:style-name="Preformatted_20_Text"><text:s text:c="27"/>destructor Destroy; override;</text:p>
                            <text:p text:style-name="Preformatted_20_Text"><text:s text:c="5"/>end;// type TCtrlHolderList = class</text:p>
                            <text:p text:style-name="Preformatted_20_Text">The TCtrlHolder is just an intermediate class between the control(button in this case) and TCtrlHolderList which only holds the controls.</text:p>
                            <text:p text:style-name="Preformatted_20_Text">implementation</text:p>
                            <text:p text:style-name="Preformatted_20_Text">{ TCtrlHolderList }</text:p>
                            <text:p text:style-name="Preformatted_20_Text"><text:s/></text:p>
                            <text:p text:style-name="Preformatted_20_Text">function TCtrlHolderList.AddCtrl(thisCtrl: TCtrlHolder): integer;</text:p>
                            <text:p text:style-name="Preformatted_20_Text">begin</text:p>
                            <text:p text:style-name="Preformatted_20_Text"><text:s text:c="5"/>thisCtrl.DeniedClick := DisplayDeniedMessage;</text:p>
                            <text:p text:style-name="Preformatted_20_Text"><text:s text:c="5"/>Result := FCtrlList.Add(thisCtrl)</text:p>
                            <text:p text:style-name="Preformatted_20_Text">end;</text:p>
                            <text:p text:style-name="Preformatted_20_Text"><text:s/></text:p>
                            <text:p text:style-name="Preformatted_20_Text">constructor TCtrlHolderList.Create(const WithMessage: string = '');</text:p>
                            <text:p text:style-name="Preformatted_20_Text"><text:soft-page-break/>begin</text:p>
                            <text:p text:style-name="Preformatted_20_Text"><text:s text:c="5"/>FCtrlList := TList.Create;</text:p>
                            <text:p text:style-name="Preformatted_20_Text">end;</text:p>
                            <text:p text:style-name="Preformatted_20_Text"><text:s/></text:p>
                            <text:p text:style-name="Preformatted_20_Text">destructor TCtrlHolderList.Destroy;</text:p>
                            <text:p text:style-name="Preformatted_20_Text">var i : integer;</text:p>
                            <text:p text:style-name="Preformatted_20_Text"><text:s text:c="4"/>tmp : TObject;</text:p>
                            <text:p text:style-name="Preformatted_20_Text">begin</text:p>
                            <text:p text:style-name="Preformatted_20_Text"><text:s text:c="5"/>for i := FCtrlList.Count -1 downto 0 do begin</text:p>
                            <text:p text:style-name="Preformatted_20_Text"><text:s text:c="9"/>tmp := FCtrlList[i];</text:p>
                            <text:p text:style-name="Preformatted_20_Text"><text:s text:c="9"/>FreeAndNil(tmp);</text:p>
                            <text:p text:style-name="Preformatted_20_Text"><text:s text:c="9"/>FCtrlList.Delete(i);</text:p>
                            <text:p text:style-name="Preformatted_20_Text"><text:s text:c="5"/>end;//for i := FCtrlList.Count -1 downto 0 do begin</text:p>
                            <text:p text:style-name="Preformatted_20_Text"><text:s text:c="5"/>FreeAndNil(FCtrlList);</text:p>
                            <text:p text:style-name="Preformatted_20_Text">end;</text:p>
                            <text:p text:style-name="Preformatted_20_Text"><text:s/></text:p>
                            <text:p text:style-name="Preformatted_20_Text">procedure TCtrlHolderList.DisplayDeniedMessage(Sender: TObject);</text:p>
                            <text:p text:style-name="Preformatted_20_Text">begin</text:p>
                            <text:p text:style-name="Preformatted_20_Text"><text:s text:c="5"/>if UserMessage &lt;&gt; EmptyStr then</text:p>
                            <text:p text:style-name="Preformatted_20_Text"><text:s text:c="8"/>MessageDlg(UserMessage, mtWarning, [mbOk], 0)</text:p>
                            <text:p text:style-name="Preformatted_20_Text"><text:s text:c="5"/>else</text:p>
                            <text:p text:style-name="Preformatted_20_Text"><text:s text:c="9"/>MessageDlg('Access denied', mtWarning,[mbOK], 0);</text:p>
                            <text:p text:style-name="Preformatted_20_Text">end;</text:p>
                            <text:p text:style-name="Preformatted_20_Text"><text:s/></text:p>
                            <text:p text:style-name="Preformatted_20_Text">procedure TCtrlHolderList.ReadRightsFromINI(const FileName: string);</text:p>
                            <text:p text:style-name="Preformatted_20_Text">var ini : TIniFile;</text:p>
                            <text:p text:style-name="Preformatted_20_Text"><text:s text:c="4"/>i : integer;</text:p>
                            <text:p text:style-name="Preformatted_20_Text"><text:s text:c="4"/>s : string;</text:p>
                            <text:p text:style-name="Preformatted_20_Text">begin</text:p>
                            <text:p text:style-name="Preformatted_20_Text"><text:s text:c="5"/>ini := TIniFile.Create(FileName);</text:p>
                            <text:p text:style-name="Preformatted_20_Text"><text:s text:c="5"/>for i := 0 to FCtrlList.Count -1 do begin</text:p>
                            <text:p text:style-name="Preformatted_20_Text"><text:s text:c="9"/>s := ini.ReadString('rights', TCtrlHolder(FCtrlList[i]).Name, 'xxx');</text:p>
                            <text:p text:style-name="Preformatted_20_Text"><text:s text:c="9"/>if s &lt;&gt; 'xxx' then</text:p>
                            <text:p text:style-name="Preformatted_20_Text"><text:s text:c="12"/>TCtrlHolder(FCtrlList[i]).SetEnable(StrToBool(s));</text:p>
                            <text:p text:style-name="Preformatted_20_Text"><text:s text:c="5"/>end;// for i := 0 to FCtrlList.Count -1 do begin</text:p>
                            <text:p text:style-name="Preformatted_20_Text"><text:s text:c="5"/>FreeAndNil(ini);</text:p>
                            <text:p text:style-name="Preformatted_20_Text">end;</text:p>
                            <text:p text:style-name="Preformatted_20_Text"><text:s/></text:p>
                            <text:p text:style-name="Preformatted_20_Text">{ TCtrlHolder }</text:p>
                            <text:p text:style-name="Preformatted_20_Text"><text:s/></text:p>
                            <text:p text:style-name="Preformatted_20_Text">constructor TCtrlHolder.Create(onButton: TButton);</text:p>
                            <text:p text:style-name="Preformatted_20_Text">begin</text:p>
                            <text:p text:style-name="Preformatted_20_Text"><text:s text:c="5"/>Obj := onButton;</text:p>
                            <text:p text:style-name="Preformatted_20_Text"><text:s text:c="5"/>Name := Obj.Name;</text:p>
                            <text:p text:style-name="Preformatted_20_Text"><text:s text:c="5"/>AllowedClick := Obj.OnClick;</text:p>
                            <text:p text:style-name="Preformatted_20_Text"><text:s text:c="5"/>if not Obj.Enabled then</text:p>
                            <text:p text:style-name="Preformatted_20_Text"><text:s text:c="8"/>Obj.OnClick := DeniedClick;</text:p>
                            <text:p text:style-name="Preformatted_20_Text">end;</text:p>
                            <text:p text:style-name="Preformatted_20_Text"><text:s/></text:p>
                            <text:p text:style-name="Preformatted_20_Text">procedure TCtrlHolder.SetEnable(T: boolean);</text:p>
                            <text:p text:style-name="Preformatted_20_Text">begin</text:p>
                            <text:p text:style-name="Preformatted_20_Text"><text:s text:c="5"/>Obj.Enabled := T;</text:p>
                            <text:p text:style-name="Preformatted_20_Text"><text:s text:c="5"/>if T then</text:p>
                            <text:p text:style-name="Preformatted_20_Text"><text:s text:c="8"/>Obj.OnClick := AllowedClick</text:p>
                            <text:p text:style-name="Preformatted_20_Text"><text:s text:c="5"/>else</text:p>
                            <text:p text:style-name="Preformatted_20_Text"><text:s text:c="9"/>Obj.OnClick := DeniedClick;</text:p>
                            <text:p text:style-name="Preformatted_20_Text">end;</text:p>
                            <text:p text:style-name="Preformatted_20_Text">The idea is very simple and elegant, you only assign an event based on the rights, no conditions in the real OnClick event.</text:p>
                            <text:p text:style-name="P1">A demo application can be downloaded from this link(only source code is provided).</text:p>
                          </text:section>
                          <text:section text:style-name="Sect1" text:name="Section78">
                            <text:p text:style-name="Text_20_body"><text:bookmark text:name="extra37"/><text:soft-page-break/>Contributed by: topellina &lt;riccardo.faiella@alice.it&gt;</text:p>
                            <text:h text:style-name="P3" text:outline-level="1" text:is-list-header="true"><text:bookmark text:name="routinename40"/>FirstUpper </text:h>
                            <text:p text:style-name="Text_20_body"><text:bookmark text:name="description40"/>Convert the First Character in an Edit Box to Uppercase. </text:p>
                            <text:section text:style-name="Sect1" text:name="Section79">
                              <text:p text:style-name="Preformatted_20_Text"><text:bookmark text:name="sourcecode39"/>When users enter data, they often need to format it in a standard way. You can't depend on the user </text:p>
                              <text:p text:style-name="Preformatted_20_Text">to do it, so the best bet is to make your program do the formatting itself.</text:p>
                              <text:p text:style-name="Preformatted_20_Text">For example, if the user types a name in all lowercase letters, the program could automatically convert</text:p>
                              <text:p text:style-name="Preformatted_20_Text">the first character in the first and last names to uppercase letters.</text:p>
                              <text:p text:style-name="Preformatted_20_Text"/>
                              <text:p text:style-name="Preformatted_20_Text">Add the following code to the OnKeyPress event for the Edit1 component:</text:p>
                              <text:p text:style-name="Preformatted_20_Text"/>
                              <text:p text:style-name="Preformatted_20_Text">~~~~~~~~~~~~~~~~~~~~~~~~~</text:p>
                              <text:p text:style-name="Preformatted_20_Text">with Sender as TEdit do</text:p>
                              <text:p text:style-name="Preformatted_20_Text"><text:s text:c="4"/>if (SelStart = 0) or </text:p>
                              <text:p text:style-name="Preformatted_20_Text"><text:s text:c="7"/>(Text[SelStart] = ' ') then</text:p>
                              <text:p text:style-name="Preformatted_20_Text"><text:s text:c="10"/>if Key in ['a'..'z'] then </text:p>
                              <text:p text:style-name="Preformatted_20_Text"><text:s text:c="13"/>Key := UpCase(Key) ;</text:p>
                              <text:p text:style-name="P1">~~~~~~~~~~~~~~~~~~~~~~~~~</text:p>
                            </text:section>
                            <text:section text:style-name="Sect1" text:name="Section80">
                              <text:p text:style-name="Text_20_body"><text:bookmark text:name="extra38"/>Contributed by: topellina &lt;riccardo.faiella@alice.it&gt;</text:p>
                              <text:h text:style-name="P3" text:outline-level="1" text:is-list-header="true"><text:bookmark text:name="routinename41"/>FocusModal </text:h>
                              <text:p text:style-name="Text_20_body"><text:bookmark text:name="description41"/>Open a modal progress window while loading your data. </text:p>
                              <text:section text:style-name="Sect1" text:name="Section81">
                                <text:p text:style-name="Preformatted_20_Text"><text:bookmark text:name="sourcecode40"/>Question/Problem/Abstract:</text:p>
                                <text:p text:style-name="Preformatted_20_Text">Have you ever needed a small window with a progressbar with focus, but having the code</text:p>
                                <text:p text:style-name="Preformatted_20_Text">being executed in another window? </text:p>
                                <text:p text:style-name="Preformatted_20_Text">I use this trick for our client/server application when retrieving data from the server.</text:p>
                                <text:p text:style-name="Preformatted_20_Text">The connection is non-interruptable, and the user is not allowed to click anywhere </text:p>
                                <text:p text:style-name="Preformatted_20_Text">while the connection is open. This small trick prohibits that, and tells the user about</text:p>
                                <text:p text:style-name="Preformatted_20_Text">the process of retrieving his data. </text:p>
                                <text:p text:style-name="Preformatted_20_Text"/>
                                <text:p text:style-name="Preformatted_20_Text">The receipe is like this: </text:p>
                                <text:p text:style-name="Preformatted_20_Text"/>
                                <text:p text:style-name="Preformatted_20_Text">Create a small sized window with a TProgressBar inside. Name the TProgressBar "ProgressBar". </text:p>
                                <text:p text:style-name="Preformatted_20_Text"/>
                                <text:p text:style-name="Preformatted_20_Text">Make an instance of the window. For example: </text:p>
                                <text:p text:style-name="Preformatted_20_Text"/>
                                <text:p text:style-name="Preformatted_20_Text">var </text:p>
                                <text:p text:style-name="Preformatted_20_Text"><text:s text:c="2"/>f : TfrmProgress; </text:p>
                                <text:p text:style-name="Preformatted_20_Text"/>
                                <text:p text:style-name="Preformatted_20_Text">initialization </text:p>
                                <text:p text:style-name="Preformatted_20_Text"><text:s text:c="2"/>f := nil; </text:p>
                                <text:p text:style-name="Preformatted_20_Text">end. </text:p>
                                <text:p text:style-name="Preformatted_20_Text"/>
                                <text:p text:style-name="Preformatted_20_Text">To open the window, use the following lines of code: </text:p>
                                <text:p text:style-name="Preformatted_20_Text"/>
                                <text:p text:style-name="Preformatted_20_Text">procedure OpenWindow; </text:p>
                                <text:p text:style-name="Preformatted_20_Text">begin </text:p>
                                <text:p text:style-name="Preformatted_20_Text"><text:s text:c="2"/>if f = nil then </text:p>
                                <text:p text:style-name="Preformatted_20_Text"><text:s text:c="2"/>begin </text:p>
                                <text:p text:style-name="Preformatted_20_Text"><text:s text:c="4"/>f := TfrmProgress.Create( Application ); </text:p>
                                <text:p text:style-name="Preformatted_20_Text"><text:s text:c="4"/>f.WindowList := DisableTaskWindows(f.Handle); </text:p>
                                <text:p text:style-name="Preformatted_20_Text"><text:s text:c="4"/>f.Show; </text:p>
                                <text:p text:style-name="Preformatted_20_Text"><text:s text:c="2"/>end; </text:p>
                                <text:p text:style-name="Preformatted_20_Text">end; </text:p>
                                <text:p text:style-name="Preformatted_20_Text"/>
                                <text:p text:style-name="Preformatted_20_Text">The window is now open and modal, but your thread of code continues where you left off. </text:p>
                                <text:p text:style-name="Preformatted_20_Text"/>
                                <text:p text:style-name="Preformatted_20_Text">You can set the progressbar by: </text:p>
                                <text:p text:style-name="Preformatted_20_Text"/>
                                <text:p text:style-name="Preformatted_20_Text">procedure SetProgressBar( APosition : integer ); </text:p>
                                <text:p text:style-name="Preformatted_20_Text">begin </text:p>
                                <text:p text:style-name="Preformatted_20_Text"><text:s text:c="2"/>if f &lt;&gt; nil then </text:p>
                                <text:p text:style-name="Preformatted_20_Text"><text:s text:c="4"/>f.ProgressBar.Position := APosition; </text:p>
                                <text:p text:style-name="Preformatted_20_Text">end; </text:p>
                                <text:p text:style-name="Preformatted_20_Text"/>
                                <text:p text:style-name="Preformatted_20_Text">To close the window, do the following: </text:p>
                                <text:p text:style-name="Preformatted_20_Text"/>
                                <text:p text:style-name="Preformatted_20_Text">procedure CloseWindow; </text:p>
                                <text:p text:style-name="Preformatted_20_Text">begin </text:p>
                                <text:p text:style-name="Preformatted_20_Text"><text:s text:c="2"/>if f &lt;&gt; nil then </text:p>
                                <text:p text:style-name="Preformatted_20_Text"><text:soft-page-break/><text:s text:c="2"/>begin </text:p>
                                <text:p text:style-name="Preformatted_20_Text"><text:s text:c="4"/>EnableTaskWindows(f.WindowList); </text:p>
                                <text:p text:style-name="Preformatted_20_Text"><text:s text:c="4"/>f.Close; </text:p>
                                <text:p text:style-name="Preformatted_20_Text"><text:s text:c="4"/>f.Free; </text:p>
                                <text:p text:style-name="Preformatted_20_Text"><text:s text:c="4"/>f := nil; </text:p>
                                <text:p text:style-name="Preformatted_20_Text"><text:s text:c="2"/>end; </text:p>
                                <text:p text:style-name="Preformatted_20_Text">end; </text:p>
                                <text:p text:style-name="Preformatted_20_Text"/>
                                <text:p text:style-name="Preformatted_20_Text">Usage: </text:p>
                                <text:p text:style-name="Preformatted_20_Text"/>
                                <text:p text:style-name="Preformatted_20_Text">Use the code like this: </text:p>
                                <text:p text:style-name="Preformatted_20_Text"/>
                                <text:p text:style-name="Preformatted_20_Text">begin </text:p>
                                <text:p text:style-name="Preformatted_20_Text"><text:s text:c="2"/>OpenWindow; </text:p>
                                <text:p text:style-name="Preformatted_20_Text"><text:s text:c="2"/>SetProgressBar( 33 ); </text:p>
                                <text:p text:style-name="Preformatted_20_Text"><text:s text:c="2"/>do_something; </text:p>
                                <text:p text:style-name="Preformatted_20_Text"><text:s text:c="2"/>SetProgressBar( 66 ); // Increase the progressbar to indicate </text:p>
                                <text:p text:style-name="Preformatted_20_Text"><text:s text:c="24"/>// progress </text:p>
                                <text:p text:style-name="Preformatted_20_Text"><text:s text:c="2"/>do_something_else; </text:p>
                                <text:p text:style-name="Preformatted_20_Text"><text:s text:c="2"/>SetProgressBar( 100 ); </text:p>
                                <text:p text:style-name="Preformatted_20_Text"><text:s text:c="2"/>CloseWindow; </text:p>
                                <text:p text:style-name="P1">end;</text:p>
                              </text:section>
                              <text:section text:style-name="Sect1" text:name="Section82">
                                <text:p text:style-name="Text_20_body"><text:bookmark text:name="extra39"/>Contributed by: topellina &lt;riccardo.faiella@alice.it&gt;</text:p>
                              </text:section>
                              <text:p text:style-name="Text_20_body"/>
                              <text:h text:style-name="P3" text:outline-level="1" text:is-list-header="true"><text:bookmark text:name="routinename42"/>FormatMsgDialog </text:h>
                              <text:p text:style-name="Text_20_body"><text:bookmark text:name="description42"/>format a MessageDlg. </text:p>
                              <text:section text:style-name="Sect1" text:name="Section83">
                                <text:p text:style-name="Preformatted_20_Text"><text:bookmark text:name="sourcecode41"/>procedure TForm1.Button1Click(Sender: TObject);</text:p>
                                <text:p text:style-name="Preformatted_20_Text">var </text:p>
                                <text:p text:style-name="Preformatted_20_Text"><text:s text:c="2"/>f: TForm;</text:p>
                                <text:p text:style-name="Preformatted_20_Text">begin</text:p>
                                <text:p text:style-name="Preformatted_20_Text"><text:s text:c="2"/>// Create the MessageDialog</text:p>
                                <text:p text:style-name="Preformatted_20_Text"><text:s text:c="2"/>// Den MessageDialog erstellen</text:p>
                                <text:p text:style-name="Preformatted_20_Text"><text:s text:c="2"/>f := Dialogs.CreateMessageDialog('HELLOWORLD', dialogs.mtInformation, dialogs.mbOKCancel);</text:p>
                                <text:p text:style-name="Preformatted_20_Text"><text:s text:c="2"/>// Set the backcolor to blue.</text:p>
                                <text:p text:style-name="Preformatted_20_Text"><text:s text:c="2"/>// färbt die Form blau.</text:p>
                                <text:p text:style-name="Preformatted_20_Text"><text:s text:c="2"/>f.Color := clBlue;</text:p>
                                <text:p text:style-name="Preformatted_20_Text"><text:s text:c="2"/>// Set textcolor to lime</text:p>
                                <text:p text:style-name="Preformatted_20_Text"><text:s text:c="2"/>// Färbt die Schrift lime</text:p>
                                <text:p text:style-name="Preformatted_20_Text"><text:s text:c="2"/>f.Font.Color := clLime;</text:p>
                                <text:p text:style-name="Preformatted_20_Text"><text:s text:c="2"/>// Zeigt die Form an und wartet auf den ModalResult.</text:p>
                                <text:p text:style-name="Preformatted_20_Text"><text:s text:c="2"/>// Shows the dialog and wait for the modalresult</text:p>
                                <text:p text:style-name="Preformatted_20_Text"><text:s text:c="2"/>if f.ShowModal = mrOk then</text:p>
                                <text:p text:style-name="Preformatted_20_Text"><text:s text:c="4"/>ShowMessage('OK Pressed, OK wurde gedrückt')</text:p>
                                <text:p text:style-name="Preformatted_20_Text"><text:s text:c="2"/>else</text:p>
                                <text:p text:style-name="Preformatted_20_Text"><text:s text:c="4"/>ShowMessage('Cancel pressed. Abbrechen wurde gedrückt');</text:p>
                                <text:p text:style-name="P1">end;</text:p>
                              </text:section>
                              <text:section text:style-name="Sect1" text:name="Section84">
                                <text:p text:style-name="Text_20_body"><text:bookmark text:name="extra40"/>Contributed by: topellina &lt;riccardo.faiella@alice.it&gt;</text:p>
                              </text:section>
                              <text:p text:style-name="Text_20_body"/>
                              <text:h text:style-name="P3" text:outline-level="1" text:is-list-header="true"><text:bookmark text:name="routinename43"/>FormatXMLData </text:h>
                              <text:p text:style-name="Text_20_body"><text:bookmark text:name="description43"/>Format XML Data - Properly Indent TXMLDocument XML Tags Without doNodeAutoIndent. </text:p>
                              <text:section text:style-name="Sect1" text:name="Section85">
                                <text:p text:style-name="Preformatted_20_Text"><text:bookmark text:name="sourcecode42"/>elphi's TXmlDocument component can be used to either read (and process) an existing XML document or to construct a new, empty XML document.</text:p>
                                <text:p text:style-name="Preformatted_20_Text">When using the TXMLDocument to create XML documents you might receive a nasty EOleException: This operation can not be performed with a Node of type PCDATA.</text:p>
                                <text:p text:style-name="Preformatted_20_Text"/>
                                <text:p text:style-name="Preformatted_20_Text">If you want the resulting XML to look "pretty" - so that each element node appears on its own line, indented appropriately to reflect its nesting in the node hierarchy, you might be adding the doNodeAutoIndent flag in the Options property of the TXMLDocument instance.</text:p>
                                <text:p text:style-name="Preformatted_20_Text"/>
                                <text:p text:style-name="Preformatted_20_Text">When doNodeAutoIndent is included in the Options property, the child nodes that you add to the XML are automatically indented from their parent nodes. The NodeIndentStr property (defaults to 2 spaces " ") indicates the string that is inserted before nested nodes in the formatted XML text.</text:p>
                                <text:p text:style-name="Preformatted_20_Text"/>
                                <text:p text:style-name="Preformatted_20_Text">When Things Go Wrong: "This operation can not be performed with a Node of type PCDATA"</text:p>
                                <text:p text:style-name="Preformatted_20_Text"/>
                                <text:p text:style-name="Preformatted_20_Text">If you adding nodes to the DocumentElement property of the TXMLDocument (which is an IXMLNode) using some "complex" calls - where child nodes are sent to methods where more child nodes are added - you might receive the This operation can not be performed with a Node of type PCDATA exception.</text:p>
                                <text:p text:style-name="Preformatted_20_Text">The problem is in the doNodeAutoIndent. With xmlDoc.DocumentElement.AddChild('tag-name') a new node will be added to the root node of the XML document. AddChild adds a node of ntElement type.</text:p>
                                <text:p text:style-name="Preformatted_20_Text"/>
                                <text:p text:style-name="Preformatted_20_Text">When doNodeAutoIndent is set, adding a child ntElement node will also add the indentation string specified by the NodeIndentStr property - this string is treated as a node of type ntCData. CDATA sections identify blocks of text that would otherwise be interpreted as markup.</text:p>
                                <text:p text:style-name="Preformatted_20_Text"/>
                                <text:p text:style-name="Preformatted_20_Text">An ntCData node can't have any child nodes - and this is where the problem is!</text:p>
                                <text:p text:style-name="Preformatted_20_Text"/>
                                <text:p text:style-name="Preformatted_20_Text">Here's how to force the problem:</text:p>
                                <text:p text:style-name="Preformatted_20_Text"/>
                                <text:p text:style-name="Preformatted_20_Text">var</text:p>
                                <text:p text:style-name="Preformatted_20_Text"><text:s text:c="2"/>myXML : TXMLDocument;</text:p>
                                <text:p text:style-name="Preformatted_20_Text"><text:s text:c="2"/>childNode : IXMLNode;</text:p>
                                <text:p text:style-name="Preformatted_20_Text">begin</text:p>
                                <text:p text:style-name="Preformatted_20_Text"><text:s text:c="2"/>myXML := TXMLDocument.Create(nil);</text:p>
                                <text:p text:style-name="Preformatted_20_Text"><text:s text:c="2"/>try</text:p>
                                <text:p text:style-name="Preformatted_20_Text"><text:s text:c="4"/>myXML.Options := [doNodeAutoIndent];</text:p>
                                <text:p text:style-name="Preformatted_20_Text"><text:s text:c="4"/>myXML.Active := true;</text:p>
                                <text:p text:style-name="Preformatted_20_Text"><text:s text:c="4"/>myXML.AddChild('document-element');</text:p>
                                <text:p text:style-name="Preformatted_20_Text"><text:s text:c="4"/>childNode := myXML.DocumentElement.AddChild('node');</text:p>
                                <text:p text:style-name="Preformatted_20_Text"/>
                                <text:p text:style-name="Preformatted_20_Text"><text:s text:c="4"/>//it is to expect that childNode = myXML.DocumentElement.ChildNodes.Last!</text:p>
                                <text:p text:style-name="Preformatted_20_Text"/>
                                <text:p text:style-name="Preformatted_20_Text"><text:s text:c="4"/>//this would raise "This operation can not be performed with a Node of type PCDATA"</text:p>
                                <text:p text:style-name="Preformatted_20_Text"><text:s text:c="4"/>myXML.DocumentElement.ChildNodes.Last.AddChild('child');</text:p>
                                <text:p text:style-name="Preformatted_20_Text"><text:s text:c="2"/>finally</text:p>
                                <text:p text:style-name="Preformatted_20_Text"><text:s text:c="4"/>myXML := nil;</text:p>
                                <text:p text:style-name="Preformatted_20_Text"><text:s text:c="2"/>end;</text:p>
                                <text:p text:style-name="Preformatted_20_Text"><text:soft-page-break/>end;</text:p>
                                <text:p text:style-name="Preformatted_20_Text">You would expect that "myXML.DocumentElement.ChildNodes.Last" is "childNode" node but it returns the ntCData type node as it was created after the childNode since doNodeAutoIndent is included in the Options property.</text:p>
                                <text:p text:style-name="Preformatted_20_Text">Fixing the "This operation can not be performed with a Node of type PCDATA"</text:p>
                                <text:p text:style-name="Preformatted_20_Text"/>
                                <text:p text:style-name="Preformatted_20_Text">Simply removing the doNodeAutoIndent from the Options property (or better to say "not setting it") would solve the problem!</text:p>
                                <text:p text:style-name="Preformatted_20_Text">BUT, there's a BUT. The resulting XML will look ugly - as (child) tags would not be nicely indented :(</text:p>
                                <text:p text:style-name="Preformatted_20_Text"/>
                                <text:p text:style-name="Preformatted_20_Text">With the doNodeAutoIndent set, the resulting XML would be nice:</text:p>
                                <text:p text:style-name="Preformatted_20_Text"/>
                                <text:p text:style-name="Preformatted_20_Text">&lt;document-element&gt;</text:p>
                                <text:p text:style-name="Preformatted_20_Text"><text:s text:c="2"/>&lt;node&gt;</text:p>
                                <text:p text:style-name="Preformatted_20_Text"><text:s text:c="4"/>&lt;child&gt;</text:p>
                                <text:p text:style-name="Preformatted_20_Text"><text:s text:c="4"/>&lt;/child&gt;</text:p>
                                <text:p text:style-name="Preformatted_20_Text"><text:s text:c="2"/>&lt;/node&gt;</text:p>
                                <text:p text:style-name="Preformatted_20_Text">&lt;/document-element&gt;</text:p>
                                <text:p text:style-name="Preformatted_20_Text">Without the doNodeAutoIndent set, the resulting XML would be ugly:</text:p>
                                <text:p text:style-name="Preformatted_20_Text"/>
                                <text:p text:style-name="Preformatted_20_Text">&lt;document-element&gt;&lt;node&gt;&lt;child/&gt;&lt;/node&gt;&lt;/document-element&gt;</text:p>
                                <text:p text:style-name="Preformatted_20_Text">Note: this is not so ugly as the XML is short :( Imagine a BIG one with lots of node attribues and child nodes ;)</text:p>
                                <text:p text:style-name="Preformatted_20_Text">xmlDoc.FormatXMLData To The Rescue!</text:p>
                                <text:p text:style-name="Preformatted_20_Text"/>
                                <text:p text:style-name="Preformatted_20_Text">Now, I must be able to use "myXML.DocumentElement.ChildNodes.Last.AddChild()" AND I do want the resuting saved XML to be nicely formatted - BUT I CANNOT use the doNodeAutoIndent :(</text:p>
                                <text:p text:style-name="Preformatted_20_Text">Lucky for me, there's a nice method located in the xmlDoc.pas (where TXMLDocument is defined) called "FormatXMLData".</text:p>
                                <text:p text:style-name="Preformatted_20_Text"/>
                                <text:p text:style-name="Preformatted_20_Text">FormatXMLData converts an XML string into an XML string BUT having each element node on its own line, indented appropriately to reflect its nesting in the node hierarchy!!</text:p>
                                <text:p text:style-name="Preformatted_20_Text"/>
                                <text:p text:style-name="Preformatted_20_Text">Finally, the working code would look like:</text:p>
                                <text:p text:style-name="Preformatted_20_Text"/>
                                <text:p text:style-name="Preformatted_20_Text">var</text:p>
                                <text:p text:style-name="Preformatted_20_Text"><text:s text:c="2"/>myXML : TXMLDocument;</text:p>
                                <text:p text:style-name="Preformatted_20_Text"><text:s text:c="2"/>childNode : IXMLNode;</text:p>
                                <text:p text:style-name="Preformatted_20_Text">begin</text:p>
                                <text:p text:style-name="Preformatted_20_Text"><text:s text:c="2"/>myXML := TXMLDocument.Create(nil);</text:p>
                                <text:p text:style-name="Preformatted_20_Text"><text:s text:c="2"/>try</text:p>
                                <text:p text:style-name="Preformatted_20_Text"><text:s text:c="4"/>//NO GO</text:p>
                                <text:p text:style-name="Preformatted_20_Text"><text:s text:c="4"/>//myXML.Options := [doNodeAutoIndent];</text:p>
                                <text:p text:style-name="Preformatted_20_Text"><text:s text:c="4"/>myXML.Active := true;</text:p>
                                <text:p text:style-name="Preformatted_20_Text"><text:s text:c="4"/>myXML.AddChild('document-element');</text:p>
                                <text:p text:style-name="Preformatted_20_Text"><text:s text:c="4"/>childNode := myXML.DocumentElement.AddChild('node');</text:p>
                                <text:p text:style-name="Preformatted_20_Text"/>
                                <text:p text:style-name="Preformatted_20_Text"><text:s text:c="4"/>//it is to expect that childNode = myXML.DocumentElement.ChildNodes.Last!</text:p>
                                <text:p text:style-name="Preformatted_20_Text"/>
                                <text:p text:style-name="Preformatted_20_Text"><text:s text:c="4"/>//this would raise "This operation can not be performed</text:p>
                                <text:p text:style-name="Preformatted_20_Text"><text:s text:c="4"/>//with a Node of type PCDATA" with doNodeAutoIndent</text:p>
                                <text:p text:style-name="Preformatted_20_Text"/>
                                <text:p text:style-name="Preformatted_20_Text"><text:s text:c="4"/>myXML.DocumentElement.ChildNodes.Last.AddChild('child');</text:p>
                                <text:p text:style-name="Preformatted_20_Text"/>
                                <text:p text:style-name="Preformatted_20_Text"><text:s text:c="4"/>myXML.XML.Text := xmlDoc.FormatXMLData(myXML.XML.Text);</text:p>
                                <text:p text:style-name="Preformatted_20_Text"/>
                                <text:p text:style-name="Preformatted_20_Text"><text:s text:c="4"/>myXML.Active := true;</text:p>
                                <text:p text:style-name="Preformatted_20_Text"><text:s text:c="4"/>myXML.SaveToFile('nice-xml.xml');</text:p>
                                <text:p text:style-name="Preformatted_20_Text"><text:soft-page-break/><text:s text:c="2"/>finally</text:p>
                                <text:p text:style-name="Preformatted_20_Text"><text:s text:c="4"/>myXML := nil;</text:p>
                                <text:p text:style-name="Preformatted_20_Text"><text:s text:c="2"/>end;</text:p>
                                <text:p text:style-name="Preformatted_20_Text">end;</text:p>
                                <text:p text:style-name="P1">That's it. RIP the nasty "doNodeAutoIndent".</text:p>
                              </text:section>
                              <text:section text:style-name="Sect1" text:name="Section86">
                                <text:p text:style-name="Text_20_body"><text:bookmark text:name="extra41"/>Contributed by: topellina &lt;riccardo.faiella@alice.it&gt;</text:p>
                              </text:section>
                              <text:p text:style-name="Text_20_body"/>
                              <text:h text:style-name="P3" text:outline-level="1" text:is-list-header="true"><text:bookmark text:name="routinename44"/>FormClone </text:h>
                              <text:p text:style-name="Text_20_body"><text:bookmark text:name="description44"/>How to Clone a Delphi Form. </text:p>
                              <text:section text:style-name="Sect1" text:name="Section87">
                                <text:p text:style-name="Preformatted_20_Text"><text:bookmark text:name="sourcecode43"/>Creating Delphi objects (forms, components, etc) dynamically, at run-time, is a "standard" coding technique for Delphi developers. Almost every Form that you want to show modally will be created dynamically, displayed to the user and freed from the memory.</text:p>
                                <text:p text:style-name="Preformatted_20_Text"/>
                                <text:p text:style-name="Preformatted_20_Text">Besides instantiating Delphi Forms dynamically, you can decide to create a *clone* of an existing form - by using the TMemoryStream class.</text:p>
                                <text:p text:style-name="Preformatted_20_Text"/>
                                <text:p text:style-name="Preformatted_20_Text">Note: when you create a new clone from an existing form, the clone's OnCreate will not execute.</text:p>
                                <text:p text:style-name="Preformatted_20_Text"/>
                                <text:p text:style-name="Preformatted_20_Text">Here's how:</text:p>
                                <text:p text:style-name="Preformatted_20_Text"/>
                                <text:p text:style-name="Preformatted_20_Text">procedure FormClone(form : TForm) ;</text:p>
                                <text:p text:style-name="Preformatted_20_Text">var</text:p>
                                <text:p text:style-name="Preformatted_20_Text"><text:s text:c="3"/>ms : TMemoryStream;</text:p>
                                <text:p text:style-name="Preformatted_20_Text"><text:s text:c="3"/>clone : TForm;</text:p>
                                <text:p text:style-name="Preformatted_20_Text">begin</text:p>
                                <text:p text:style-name="Preformatted_20_Text"><text:s text:c="3"/>ms := TMemoryStream.Create;</text:p>
                                <text:p text:style-name="Preformatted_20_Text"><text:s text:c="3"/>try</text:p>
                                <text:p text:style-name="Preformatted_20_Text"><text:s text:c="5"/>ms.WriteComponent(form) ;</text:p>
                                <text:p text:style-name="Preformatted_20_Text"><text:s text:c="5"/>ms.Position := 0;</text:p>
                                <text:p text:style-name="Preformatted_20_Text"><text:s text:c="5"/>clone := TFormClass(form.ClassType).CreateNew(Application) ;</text:p>
                                <text:p text:style-name="Preformatted_20_Text"><text:s text:c="5"/>ms.ReadComponent(clone) ;</text:p>
                                <text:p text:style-name="Preformatted_20_Text"/>
                                <text:p text:style-name="Preformatted_20_Text"><text:s text:c="5"/>clone.Left := form.Left + 10;</text:p>
                                <text:p text:style-name="Preformatted_20_Text"><text:s text:c="5"/>clone.Top := form.Top + 10;</text:p>
                                <text:p text:style-name="Preformatted_20_Text"><text:s text:c="5"/>clone.Show;</text:p>
                                <text:p text:style-name="Preformatted_20_Text"><text:s text:c="3"/>finally</text:p>
                                <text:p text:style-name="Preformatted_20_Text"><text:s text:c="5"/>ms.Free;</text:p>
                                <text:p text:style-name="Preformatted_20_Text"><text:s text:c="3"/>end;</text:p>
                                <text:p text:style-name="Preformatted_20_Text">end;</text:p>
                                <text:p text:style-name="Preformatted_20_Text">//Usage</text:p>
                                <text:p text:style-name="Preformatted_20_Text">procedure TForm1.Button1Click(Sender: TObject) ;</text:p>
                                <text:p text:style-name="Preformatted_20_Text">begin</text:p>
                                <text:p text:style-name="Preformatted_20_Text"><text:s text:c="3"/>FormClone(Form1) ;</text:p>
                                <text:p text:style-name="P1">end;</text:p>
                              </text:section>
                              <text:section text:style-name="Sect1" text:name="Section88">
                                <text:p text:style-name="Text_20_body"><text:bookmark text:name="extra42"/>Contributed by: topellina &lt;riccardo.faiella@alice.it&gt;</text:p>
                              </text:section>
                              <text:p text:style-name="Text_20_body"/>
                              <text:h text:style-name="P3" text:outline-level="1" text:is-list-header="true"><text:bookmark text:name="routinename45"/>FormENTERSIZEMOVE </text:h>
                              <text:p text:style-name="Text_20_body"><text:bookmark text:name="description45"/>How to Detect the Start Move/Resize, Move and Stop Move/Resize events of a Form. </text:p>
                              <text:section text:style-name="Sect1" text:name="Section89">
                                <text:p text:style-name="Preformatted_20_Text"><text:bookmark text:name="sourcecode44"/>If you want to detect when a user starts resizing and moving a Delphi form, and when the move (or resize) operation is finished, you need to handle a few Windows messages. The WM_ENTERSIZEMOVE message is sent once to a window when it enters the moving or sizing mode. The WM_EXITSIZEMOVE message is sent once to a window after it has exited the moving or sizing mode. While a form is being moved, the WM_MOVE message is sent to a window.</text:p>
                                <text:p text:style-name="Preformatted_20_Text"/>
                                <text:p text:style-name="Preformatted_20_Text">Here's an example (move this form and watch its title):</text:p>
                                <text:p text:style-name="Preformatted_20_Text"/>
                                <text:p text:style-name="Preformatted_20_Text">~~~~~~~~~~~~~~~~~~~~~~~~~</text:p>
                                <text:p text:style-name="Preformatted_20_Text">type</text:p>
                                <text:p text:style-name="Preformatted_20_Text"><text:s text:c="3"/>TForm1 = class(TForm)</text:p>
                                <text:p text:style-name="Preformatted_20_Text"><text:s text:c="3"/>private</text:p>
                                <text:p text:style-name="Preformatted_20_Text"><text:s text:c="5"/>procedure WMEnterSizeMove(var Message: TMessage) ; message WM_ENTERSIZEMOVE;</text:p>
                                <text:p text:style-name="Preformatted_20_Text"><text:s text:c="5"/>procedure WMMove(var Message: TMessage) ; message WM_MOVE;</text:p>
                                <text:p text:style-name="Preformatted_20_Text"><text:s text:c="5"/>procedure WMExitSizeMove(var Message: TMessage) ; message WM_EXITSIZEMOVE;</text:p>
                                <text:p text:style-name="Preformatted_20_Text"/>
                                <text:p text:style-name="Preformatted_20_Text">...</text:p>
                                <text:p text:style-name="Preformatted_20_Text"/>
                                <text:p text:style-name="Preformatted_20_Text">procedure TForm1.WMEnterSizeMove(var Message: TMessage) ;</text:p>
                                <text:p text:style-name="Preformatted_20_Text">begin</text:p>
                                <text:p text:style-name="Preformatted_20_Text"><text:s text:c="3"/>Caption := 'Move / resize started';</text:p>
                                <text:p text:style-name="Preformatted_20_Text">end; (*WMEnterSizeMove*)</text:p>
                                <text:p text:style-name="Preformatted_20_Text"/>
                                <text:p text:style-name="Preformatted_20_Text">procedure TForm1.WMMove(var Message: TMessage) ;</text:p>
                                <text:p text:style-name="Preformatted_20_Text">begin</text:p>
                                <text:p text:style-name="Preformatted_20_Text"><text:s text:c="3"/>Caption := Format('Form is being moved. Client area x: %d, y:%d', [TWMMove(Message).XPos,TWMMove(Message).YPos]) ;</text:p>
                                <text:p text:style-name="Preformatted_20_Text">end; (*WMMove*)</text:p>
                                <text:p text:style-name="Preformatted_20_Text"/>
                                <text:p text:style-name="Preformatted_20_Text">procedure TForm1.WMExitSizeMove(var Message: TMessage) ;</text:p>
                                <text:p text:style-name="Preformatted_20_Text">begin</text:p>
                                <text:p text:style-name="Preformatted_20_Text"><text:s text:c="3"/>ShowMessage('Move / resize complete!') ;</text:p>
                                <text:p text:style-name="Preformatted_20_Text">end; (*WMExitSizeMove*)</text:p>
                                <text:p text:style-name="P1">~~~~~~~~~~~~~~~~~~~~~~~~~</text:p>
                              </text:section>
                              <text:section text:style-name="Sect1" text:name="Section90">
                                <text:p text:style-name="Text_20_body"><text:bookmark text:name="extra43"/>Contributed by: topellina &lt;riccardo.faiella@alice.it&gt;</text:p>
                              </text:section>
                              <text:p text:style-name="Text_20_body"/>
                              <text:h text:style-name="P3" text:outline-level="1" text:is-list-header="true"><text:bookmark text:name="routinename46"/>FormExists </text:h>
                              <text:p text:style-name="Text_20_body"><text:bookmark text:name="description46"/>know whether a form already exist before you dynamically create it. </text:p>
                              <text:section text:style-name="Sect1" text:name="Section91">
                                <text:p text:style-name="Preformatted_20_Text"><text:bookmark text:name="sourcecode45"/>{</text:p>
                                <text:p text:style-name="Preformatted_20_Text"><text:s text:c="2"/>Q: How to know whether a form already exist before I dynamically create it ?</text:p>
                                <text:p text:style-name="Preformatted_20_Text"/>
                                <text:p text:style-name="Preformatted_20_Text"><text:s text:c="2"/>A: See the Forms and FormCount property of TScreen. You can iterate</text:p>
                                <text:p text:style-name="Preformatted_20_Text"><text:s text:c="5"/>through the forms, and test to see if your form is there.</text:p>
                                <text:p text:style-name="Preformatted_20_Text">}</text:p>
                                <text:p text:style-name="Preformatted_20_Text"/>
                                <text:p text:style-name="Preformatted_20_Text">function IsFormOpen(const FormName : string): Boolean;</text:p>
                                <text:p text:style-name="Preformatted_20_Text">var</text:p>
                                <text:p text:style-name="Preformatted_20_Text"><text:s text:c="2"/>i: Integer;</text:p>
                                <text:p text:style-name="Preformatted_20_Text">begin</text:p>
                                <text:p text:style-name="Preformatted_20_Text"><text:s text:c="2"/>Result := False;</text:p>
                                <text:p text:style-name="Preformatted_20_Text"><text:s text:c="2"/>for i := Screen.FormCount - 1 DownTo 0 do</text:p>
                                <text:p text:style-name="Preformatted_20_Text"><text:s text:c="4"/>if (Screen.Forms[i].Name = FormName) then</text:p>
                                <text:p text:style-name="Preformatted_20_Text"><text:s text:c="4"/>begin</text:p>
                                <text:p text:style-name="Preformatted_20_Text"><text:s text:c="6"/>Result := True;</text:p>
                                <text:p text:style-name="Preformatted_20_Text"><text:s text:c="6"/>Break;</text:p>
                                <text:p text:style-name="Preformatted_20_Text"><text:s text:c="4"/>end;</text:p>
                                <text:p text:style-name="Preformatted_20_Text">end;</text:p>
                                <text:p text:style-name="Preformatted_20_Text"/>
                                <text:p text:style-name="Preformatted_20_Text">// Example: Showing a TForm.</text:p>
                                <text:p text:style-name="Preformatted_20_Text">// First check, if the Form (here Form2) is open. If not, create it.</text:p>
                                <text:p text:style-name="Preformatted_20_Text"/>
                                <text:p text:style-name="Preformatted_20_Text">procedure TForm1.Button1Click(Sender: TObject);</text:p>
                                <text:p text:style-name="Preformatted_20_Text">begin</text:p>
                                <text:p text:style-name="Preformatted_20_Text"><text:s text:c="2"/>if not IsFormOpen('Form2') then</text:p>
                                <text:p text:style-name="Preformatted_20_Text"><text:s text:c="4"/>Form2 := TForm2.Create(Self);</text:p>
                                <text:p text:style-name="Preformatted_20_Text"/>
                                <text:p text:style-name="Preformatted_20_Text"><text:s text:c="2"/>Form2.Show</text:p>
                                <text:p text:style-name="Preformatted_20_Text">end;</text:p>
                                <text:p text:style-name="Preformatted_20_Text"/>
                                <text:p text:style-name="Preformatted_20_Text">{ For MDI Children }</text:p>
                                <text:p text:style-name="Preformatted_20_Text"/>
                                <text:p text:style-name="Preformatted_20_Text">function IsMDIChildOpen(const AFormName: TForm; const AMDIChildName : string): Boolean;</text:p>
                                <text:p text:style-name="Preformatted_20_Text">var</text:p>
                                <text:p text:style-name="Preformatted_20_Text"><text:s text:c="2"/>i: Integer;</text:p>
                                <text:p text:style-name="Preformatted_20_Text">begin</text:p>
                                <text:p text:style-name="Preformatted_20_Text"><text:s text:c="2"/>Result := False;</text:p>
                                <text:p text:style-name="Preformatted_20_Text"><text:s text:c="2"/>for i := Pred(AFormName.MDIChildCount) DownTo 0 do</text:p>
                                <text:p text:style-name="Preformatted_20_Text"><text:s text:c="4"/>if (AFormName.MDIChildren[i].Name = AMDIChildName) then</text:p>
                                <text:p text:style-name="Preformatted_20_Text"><text:s text:c="4"/>begin</text:p>
                                <text:p text:style-name="Preformatted_20_Text"><text:s text:c="6"/>Result := True;</text:p>
                                <text:p text:style-name="Preformatted_20_Text"><text:s text:c="6"/>Break;</text:p>
                                <text:p text:style-name="Preformatted_20_Text"><text:s text:c="4"/>end;</text:p>
                                <text:p text:style-name="Preformatted_20_Text">end;</text:p>
                                <text:p text:style-name="Preformatted_20_Text"/>
                                <text:p text:style-name="Preformatted_20_Text">// Example: Showing a MDI Child.</text:p>
                                <text:p text:style-name="Preformatted_20_Text">// First check, if the MDI Child is open. If not, create it.</text:p>
                                <text:p text:style-name="Preformatted_20_Text"/>
                                <text:p text:style-name="Preformatted_20_Text">procedure TForm1.Button2Click(Sender: TObject);</text:p>
                                <text:p text:style-name="Preformatted_20_Text">begin</text:p>
                                <text:p text:style-name="Preformatted_20_Text"><text:s text:c="3"/>if not IsMDIChildOpen(Form1, 'MyMDIChild') then</text:p>
                                <text:p text:style-name="Preformatted_20_Text"><text:s text:c="4"/>MyMDIChild := TMyMDIChild.Create(Self);</text:p>
                                <text:p text:style-name="Preformatted_20_Text"><text:soft-page-break/></text:p>
                                <text:p text:style-name="Preformatted_20_Text"><text:s text:c="2"/>MyMDIChild.Show;</text:p>
                                <text:p text:style-name="Preformatted_20_Text"><text:s text:c="2"/>MyMDIChild.BringToFront;</text:p>
                                <text:p text:style-name="P1">end;</text:p>
                              </text:section>
                              <text:section text:style-name="Sect1" text:name="Section92">
                                <text:p text:style-name="Text_20_body"><text:bookmark text:name="extra44"/>Contributed by: topellina &lt;riccardo.faiella@alice.it&gt;</text:p>
                                <text:p text:style-name="Text_20_body">Could be some snippets in here</text:p>
                              </text:section>
                              <text:p text:style-name="Text_20_body"/>
                              <text:h text:style-name="P3" text:outline-level="1" text:is-list-header="true"><text:bookmark text:name="routinename47"/>FormOverScreen </text:h>
                              <text:p text:style-name="Text_20_body"><text:bookmark text:name="description47"/>Enlarge a Form Over Screen Size. </text:p>
                              <text:section text:style-name="Sect1" text:name="Section93">
                                <text:p text:style-name="Preformatted_20_Text"><text:bookmark text:name="sourcecode46"/>Due to the default Windows handling of the WM_GETMINMAXINFO message, the max size of the form is set to the screen size. Add a button to a form and try this:</text:p>
                                <text:p text:style-name="Preformatted_20_Text">~~~~~~~~~~~~~~~~~~~~~~~~~</text:p>
                                <text:p text:style-name="Preformatted_20_Text">...</text:p>
                                <text:p text:style-name="Preformatted_20_Text">private</text:p>
                                <text:p text:style-name="Preformatted_20_Text"><text:s text:c="3"/>procedure WMGetMinMaxInfo</text:p>
                                <text:p text:style-name="Preformatted_20_Text"><text:s text:c="5"/>(var msg: TWMGetMinMaxInfo) ;</text:p>
                                <text:p text:style-name="Preformatted_20_Text"><text:s text:c="5"/>message WM_GETMINMAXINFO;</text:p>
                                <text:p text:style-name="Preformatted_20_Text">...</text:p>
                                <text:p text:style-name="Preformatted_20_Text"/>
                                <text:p text:style-name="Preformatted_20_Text">implementation</text:p>
                                <text:p text:style-name="Preformatted_20_Text">procedure TForm1.WMGetMinMaxInfo</text:p>
                                <text:p text:style-name="Preformatted_20_Text"><text:s text:c="5"/>(var msg: TWMGetMinMaxInfo) ;</text:p>
                                <text:p text:style-name="Preformatted_20_Text">begin</text:p>
                                <text:p text:style-name="Preformatted_20_Text"><text:s text:c="3"/>inherited;</text:p>
                                <text:p text:style-name="Preformatted_20_Text"><text:s text:c="3"/>with msg.MinMaxInfo^.ptMaxTrackSize do begin</text:p>
                                <text:p text:style-name="Preformatted_20_Text"><text:s text:c="5"/>X := GetDeviceCaps(Canvas.Handle, HORZRES)</text:p>
                                <text:p text:style-name="Preformatted_20_Text">+ (Width - ClientWidth) ;</text:p>
                                <text:p text:style-name="Preformatted_20_Text"><text:s text:c="5"/>Y := GetDeviceCaps(Canvas.Handle, VERTRES)</text:p>
                                <text:p text:style-name="Preformatted_20_Text">+ (Height - ClientHeight) ;</text:p>
                                <text:p text:style-name="Preformatted_20_Text"><text:s text:c="3"/>end;</text:p>
                                <text:p text:style-name="Preformatted_20_Text">end;</text:p>
                                <text:p text:style-name="Preformatted_20_Text"/>
                                <text:p text:style-name="Preformatted_20_Text">procedure TForm1.Button1Click(Sender: TObject) ;</text:p>
                                <text:p text:style-name="Preformatted_20_Text">Const</text:p>
                                <text:p text:style-name="Preformatted_20_Text">{$J+}</text:p>
                                <text:p text:style-name="Preformatted_20_Text"><text:s text:c="2"/>Rect: TRect = (Left:0; Top:0; Right:0; Bottom:0) ;</text:p>
                                <text:p text:style-name="Preformatted_20_Text">{$J-}</text:p>
                                <text:p text:style-name="Preformatted_20_Text">begin</text:p>
                                <text:p text:style-name="Preformatted_20_Text">if Left &gt; 0 then begin</text:p>
                                <text:p text:style-name="Preformatted_20_Text"><text:s text:c="3"/>Rect := BoundsRect;</text:p>
                                <text:p text:style-name="Preformatted_20_Text"><text:s text:c="3"/>SetBounds(</text:p>
                                <text:p text:style-name="Preformatted_20_Text"><text:s text:c="5"/>Left - ClientOrigin.X,</text:p>
                                <text:p text:style-name="Preformatted_20_Text"><text:s text:c="5"/>Top - ClientOrigin.Y,</text:p>
                                <text:p text:style-name="Preformatted_20_Text"><text:s text:c="5"/>GetDeviceCaps(Canvas.Handle, HORZRES)</text:p>
                                <text:p text:style-name="Preformatted_20_Text"><text:s text:c="15"/>+ (Width - ClientWidth),</text:p>
                                <text:p text:style-name="Preformatted_20_Text"><text:s text:c="5"/>GetDeviceCaps(Canvas.Handle, VERTRES)</text:p>
                                <text:p text:style-name="Preformatted_20_Text"><text:s text:c="18"/>+ (Height - ClientHeight)</text:p>
                                <text:p text:style-name="Preformatted_20_Text"><text:s text:c="3"/>) ;</text:p>
                                <text:p text:style-name="Preformatted_20_Text">end</text:p>
                                <text:p text:style-name="Preformatted_20_Text">else BoundsRect := Rect;</text:p>
                                <text:p text:style-name="Preformatted_20_Text">end;</text:p>
                                <text:p text:style-name="P1">~~~~~~~~~~~~~~~~~~~~~~~~~</text:p>
                              </text:section>
                              <text:section text:style-name="Sect1" text:name="Section94">
                                <text:p text:style-name="Text_20_body"><text:bookmark text:name="extra45"/>Contributed by: topellina &lt;riccardo.faiella@alice.it&gt;</text:p>
                              </text:section>
                              <text:h text:style-name="Heading_20_1" text:outline-level="1" text:is-list-header="true"/>
                              <text:h text:style-name="P3" text:outline-level="1" text:is-list-header="true"><text:bookmark text:name="routinename48"/>formRolling </text:h>
                              <text:p text:style-name="Text_20_body"><text:bookmark text:name="description48"/>Creating a roll up form (with animation). </text:p>
                              <text:section text:style-name="Sect1" text:name="Section95">
                                <text:p text:style-name="Preformatted_20_Text"><text:bookmark text:name="sourcecode47"/>Here's a handy piece of code that will create a roll-down and roll-up effect for a form object when </text:p>
                                <text:p text:style-name="Preformatted_20_Text">a user right-clicks its title bar:</text:p>
                                <text:p text:style-name="Preformatted_20_Text">~~~~~~~~~~~~~~~~~~~~~~~~~</text:p>
                                <text:p text:style-name="Preformatted_20_Text">type</text:p>
                                <text:p text:style-name="Preformatted_20_Text"><text:s text:c="3"/>TForm1 = class(TForm)</text:p>
                                <text:p text:style-name="Preformatted_20_Text"><text:s text:c="3"/>private</text:p>
                                <text:p text:style-name="Preformatted_20_Text"><text:s text:c="4"/>fOldClientHeight: Integer;</text:p>
                                <text:p text:style-name="Preformatted_20_Text"><text:s text:c="4"/>procedure WMNCRButtonDown(var Msg: TWMNCRButtonDown) ; message WM_NCRBUTTONDOWN;</text:p>
                                <text:p text:style-name="Preformatted_20_Text"><text:s text:c="3"/>public</text:p>
                                <text:p text:style-name="Preformatted_20_Text"><text:s text:c="3"/>end;</text:p>
                                <text:p text:style-name="Preformatted_20_Text"/>
                                <text:p text:style-name="Preformatted_20_Text">var</text:p>
                                <text:p text:style-name="Preformatted_20_Text"><text:s text:c="3"/>Form1: TForm1;</text:p>
                                <text:p text:style-name="Preformatted_20_Text"/>
                                <text:p text:style-name="Preformatted_20_Text">implementation</text:p>
                                <text:p text:style-name="Preformatted_20_Text">{$R *.dfm}</text:p>
                                <text:p text:style-name="Preformatted_20_Text"/>
                                <text:p text:style-name="Preformatted_20_Text">procedure TForm1.WMNCRButtonDown(var Msg: TWMNCRButtonDown) ;</text:p>
                                <text:p text:style-name="Preformatted_20_Text">var</text:p>
                                <text:p text:style-name="Preformatted_20_Text"><text:s text:c="3"/>h : integer;</text:p>
                                <text:p text:style-name="Preformatted_20_Text">begin</text:p>
                                <text:p text:style-name="Preformatted_20_Text"><text:s text:c="3"/>if (Msg.HitTest = HTCAPTION) then</text:p>
                                <text:p text:style-name="Preformatted_20_Text"><text:s text:c="3"/>begin</text:p>
                                <text:p text:style-name="Preformatted_20_Text"><text:s text:c="5"/>if (ClientHeight = 0) then</text:p>
                                <text:p text:style-name="Preformatted_20_Text"><text:s text:c="5"/>begin</text:p>
                                <text:p text:style-name="Preformatted_20_Text"><text:s text:c="7"/>for h := 0 to fOldClientHeight do ClientHeight := h;</text:p>
                                <text:p text:style-name="Preformatted_20_Text"><text:s text:c="7"/>Application.ProcessMessages;</text:p>
                                <text:p text:style-name="Preformatted_20_Text"><text:s text:c="5"/>end</text:p>
                                <text:p text:style-name="Preformatted_20_Text"><text:s text:c="5"/>else</text:p>
                                <text:p text:style-name="Preformatted_20_Text"><text:s text:c="5"/>begin</text:p>
                                <text:p text:style-name="Preformatted_20_Text"><text:s text:c="7"/>fOldClientHeight := ClientHeight;</text:p>
                                <text:p text:style-name="Preformatted_20_Text"><text:s text:c="7"/>for h := fOldClientHeight downto 0 do ClientHeight := h;</text:p>
                                <text:p text:style-name="Preformatted_20_Text"><text:s text:c="7"/>Application.ProcessMessages;</text:p>
                                <text:p text:style-name="Preformatted_20_Text"><text:s text:c="5"/>end;</text:p>
                                <text:p text:style-name="Preformatted_20_Text"><text:s text:c="3"/>end;</text:p>
                                <text:p text:style-name="Preformatted_20_Text">end;</text:p>
                                <text:p text:style-name="P1">~~~~~~~~~~~~~~~~~~~~~~~~~</text:p>
                              </text:section>
                              <text:section text:style-name="Sect1" text:name="Section96">
                                <text:p text:style-name="Text_20_body"><text:bookmark text:name="extra46"/>Contributed by: topellina &lt;riccardo.faiella@alice.it&gt;</text:p>
                              </text:section>
                              <text:p text:style-name="Text_20_body"/>
                              <text:h text:style-name="P3" text:outline-level="1" text:is-list-header="true"><text:bookmark text:name="routinename49"/>FormRollUp </text:h>
                              <text:p text:style-name="Text_20_body"><text:bookmark text:name="description49"/>Creating a roll-up form. </text:p>
                              <text:section text:style-name="Sect1" text:name="Section97">
                                <text:p text:style-name="Preformatted_20_Text"><text:bookmark text:name="sourcecode48"/>How can I create a form that will roll up; that is, a form that when clicked will reduce its height to nothing but the title bar?</text:p>
                                <text:p text:style-name="Preformatted_20_Text"/>
                                <text:p text:style-name="Preformatted_20_Text">I have seen a demo of a commercially available component in DCU form that does this and it's pretty slick. Because it's a component, the implementation is really nice. Just drop it in and you're off.</text:p>
                                <text:p text:style-name="Preformatted_20_Text"/>
                                <text:p text:style-name="Preformatted_20_Text">What I'm showing here does the pretty much the same thing, but is coded directly into the form. I did this because building a component would have required more event-handling code than I cared to perform. However, with Delphi 2.0's Object Repository, it's a very simple to add a form with this functionality into it and use it over and over again.</text:p>
                                <text:p text:style-name="Preformatted_20_Text"/>
                                <text:p text:style-name="Preformatted_20_Text">Let's look at the code, then discuss it:</text:p>
                                <text:p text:style-name="Preformatted_20_Text"/>
                                <text:p text:style-name="Preformatted_20_Text">{================================================================================</text:p>
                                <text:p text:style-name="Preformatted_20_Text"><text:s/>Program <text:s text:c="7"/>: Roll-up Form</text:p>
                                <text:p text:style-name="Preformatted_20_Text"><text:s/>Created By <text:s text:c="4"/>: Brendan V. Delumpa</text:p>
                                <text:p text:style-name="Preformatted_20_Text"><text:s/>Description <text:s text:c="3"/>: Unit code that will simulate the "rolling-up" of a form.</text:p>
                                <text:p text:style-name="Preformatted_20_Text"><text:s/>================================================================================}</text:p>
                                <text:p text:style-name="Preformatted_20_Text">unit testmain;</text:p>
                                <text:p text:style-name="Preformatted_20_Text"/>
                                <text:p text:style-name="Preformatted_20_Text">interface</text:p>
                                <text:p text:style-name="Preformatted_20_Text"/>
                                <text:p text:style-name="Preformatted_20_Text">uses</text:p>
                                <text:p text:style-name="Preformatted_20_Text"><text:s text:c="2"/>Windows, Messages, SysUtils, Classes, Graphics, Controls, Forms, Dialogs,</text:p>
                                <text:p text:style-name="Preformatted_20_Text"><text:s text:c="2"/>ExtCtrls, enhimage, StdCtrls, Printers, rollup, Buttons, ShellAPI;</text:p>
                                <text:p text:style-name="Preformatted_20_Text"/>
                                <text:p text:style-name="Preformatted_20_Text">type</text:p>
                                <text:p text:style-name="Preformatted_20_Text"><text:s text:c="2"/>TForm1 = class(TForm)</text:p>
                                <text:p text:style-name="Preformatted_20_Text"><text:s text:c="4"/>procedure FormCreate(Sender: TObject);</text:p>
                                <text:p text:style-name="Preformatted_20_Text"><text:s text:c="2"/>private</text:p>
                                <text:p text:style-name="Preformatted_20_Text"><text:s text:c="4"/>{ Private declarations }</text:p>
                                <text:p text:style-name="Preformatted_20_Text"><text:s text:c="4"/>FOldHeight : Integer;</text:p>
                                <text:p text:style-name="Preformatted_20_Text"><text:s text:c="4"/>procedure WMNCRButtonDown(var Msg : TWMNCRButtonDown); message WM_NCRBUTTONDOWN;</text:p>
                                <text:p text:style-name="Preformatted_20_Text"><text:s text:c="2"/>public</text:p>
                                <text:p text:style-name="Preformatted_20_Text"><text:s text:c="4"/>{ Public declarations }</text:p>
                                <text:p text:style-name="Preformatted_20_Text"><text:s text:c="2"/>end;</text:p>
                                <text:p text:style-name="Preformatted_20_Text"/>
                                <text:p text:style-name="Preformatted_20_Text">var</text:p>
                                <text:p text:style-name="Preformatted_20_Text"><text:s text:c="2"/>Form1: TForm1;</text:p>
                                <text:p text:style-name="Preformatted_20_Text"/>
                                <text:p text:style-name="Preformatted_20_Text">implementation</text:p>
                                <text:p text:style-name="Preformatted_20_Text"/>
                                <text:p text:style-name="Preformatted_20_Text">{$R *.DFM}</text:p>
                                <text:p text:style-name="Preformatted_20_Text"/>
                                <text:p text:style-name="Preformatted_20_Text">procedure TForm1.FormCreate(Sender: TObject);</text:p>
                                <text:p text:style-name="Preformatted_20_Text">begin</text:p>
                                <text:p text:style-name="Preformatted_20_Text"><text:s text:c="2"/>FOldHeight := ClientHeight;</text:p>
                                <text:p text:style-name="Preformatted_20_Text">end;</text:p>
                                <text:p text:style-name="Preformatted_20_Text"><text:soft-page-break/></text:p>
                                <text:p text:style-name="Preformatted_20_Text">procedure TForm1.WMNCRButtonDown(var Msg : TWMNCRButtonDown);</text:p>
                                <text:p text:style-name="Preformatted_20_Text">var</text:p>
                                <text:p text:style-name="Preformatted_20_Text"><text:s text:c="2"/>I : Integer;</text:p>
                                <text:p text:style-name="Preformatted_20_Text">begin</text:p>
                                <text:p text:style-name="Preformatted_20_Text"><text:s text:c="2"/>if (Msg.HitTest = HTCAPTION) then</text:p>
                                <text:p text:style-name="Preformatted_20_Text"><text:s text:c="4"/>if (ClientHeight = 0) then</text:p>
                                <text:p text:style-name="Preformatted_20_Text"><text:s text:c="6"/>begin</text:p>
                                <text:p text:style-name="Preformatted_20_Text"><text:s text:c="8"/>I := 0;</text:p>
                                <text:p text:style-name="Preformatted_20_Text"><text:s text:c="8"/>while (I &lt; FOldHeight) do begin</text:p>
                                <text:p text:style-name="Preformatted_20_Text"><text:s text:c="10"/>I := I + 40;</text:p>
                                <text:p text:style-name="Preformatted_20_Text"><text:s text:c="10"/>if (I &gt; FOldHeight) then</text:p>
                                <text:p text:style-name="Preformatted_20_Text"><text:s text:c="12"/>I := FOldHeight;</text:p>
                                <text:p text:style-name="Preformatted_20_Text"><text:s text:c="10"/>ClientHeight := I;</text:p>
                                <text:p text:style-name="Preformatted_20_Text"><text:s text:c="10"/>Application.ProcessMessages;</text:p>
                                <text:p text:style-name="Preformatted_20_Text"><text:s text:c="8"/>end;</text:p>
                                <text:p text:style-name="Preformatted_20_Text"><text:s text:c="6"/>end</text:p>
                                <text:p text:style-name="Preformatted_20_Text"><text:s text:c="4"/>else</text:p>
                                <text:p text:style-name="Preformatted_20_Text"><text:s text:c="6"/>begin</text:p>
                                <text:p text:style-name="Preformatted_20_Text"><text:s text:c="8"/>FOldHeight := ClientHeight;</text:p>
                                <text:p text:style-name="Preformatted_20_Text"><text:s text:c="8"/>I := ClientHeight;</text:p>
                                <text:p text:style-name="Preformatted_20_Text"><text:s text:c="8"/>while (I &gt; 0) do begin</text:p>
                                <text:p text:style-name="Preformatted_20_Text"><text:s text:c="10"/>I := I - 40;</text:p>
                                <text:p text:style-name="Preformatted_20_Text"><text:s text:c="10"/>if (I &lt; 0) then</text:p>
                                <text:p text:style-name="Preformatted_20_Text"><text:s text:c="12"/>I := 0;</text:p>
                                <text:p text:style-name="Preformatted_20_Text"><text:s text:c="10"/>ClientHeight := I;</text:p>
                                <text:p text:style-name="Preformatted_20_Text"><text:s text:c="10"/>Application.ProcessMessages;</text:p>
                                <text:p text:style-name="Preformatted_20_Text"><text:s text:c="8"/>end;</text:p>
                                <text:p text:style-name="Preformatted_20_Text"><text:s text:c="4"/>end;</text:p>
                                <text:p text:style-name="Preformatted_20_Text">end;</text:p>
                                <text:p text:style-name="Preformatted_20_Text"/>
                                <text:p text:style-name="Preformatted_20_Text">end.</text:p>
                                <text:p text:style-name="Preformatted_20_Text">First, by way of synopsis, the roll-up/down occurs in response to a WM_NCRBUTTONDOWN message firing off and the WMNCRButtonDown procedure handling the message, telling the window to roll up/down depending upon the height of the client area. WM_NCRBUTTONDOWN fires whenever the right mouse button is clicked in a "non-client" area, such as a border, menu or, for our purposes, the caption bar of a form. (The client area of a window is the area within the border where most of the interesting activity usually occurs. In general, the Windows API restricts application code to drawing only within the client area.)</text:p>
                                <text:p text:style-name="Preformatted_20_Text"/>
                                <text:p text:style-name="Preformatted_20_Text">Delphi encapsulates the WM_NCRBUTTONDOWN in a TWMNCRButtonDown type, which is actually an assignment from a TWMNCHitMessage type that has the following structure:</text:p>
                                <text:p text:style-name="Preformatted_20_Text"/>
                                <text:p text:style-name="Preformatted_20_Text">type <text:s/></text:p>
                                <text:p text:style-name="Preformatted_20_Text"><text:s text:c="2"/>TWMNCHitMessage = record <text:s/></text:p>
                                <text:p text:style-name="Preformatted_20_Text"><text:s text:c="4"/>Msg <text:s text:c="4"/>: Cardinal;</text:p>
                                <text:p text:style-name="Preformatted_20_Text"><text:s text:c="4"/>HitTest : Integer;</text:p>
                                <text:p text:style-name="Preformatted_20_Text"><text:s text:c="4"/>XCursor : SmallInt;</text:p>
                                <text:p text:style-name="Preformatted_20_Text"><text:s text:c="4"/>YCursor : SmallInt;</text:p>
                                <text:p text:style-name="Preformatted_20_Text"><text:s text:c="4"/>Result <text:s/>: Longint;</text:p>
                                <text:p text:style-name="Preformatted_20_Text"><text:s text:c="2"/>end;</text:p>
                                <text:p text:style-name="Preformatted_20_Text">Table 1 below discusses the parameters of the TWMCHitMessage structure in more detail:</text:p>
                                <text:p text:style-name="Preformatted_20_Text">Table 1 - TWMNCHitMessage record fields</text:p>
                                <text:p text:style-name="Preformatted_20_Text">Parameter <text:s text:c="6"/>Type <text:s text:c="11"/>Description</text:p>
                                <text:p text:style-name="Preformatted_20_Text">Msg <text:s text:c="12"/>Cardinal <text:s text:c="7"/>Each Windows message has an integer value which is its assigned ID</text:p>
                                <text:p text:style-name="Preformatted_20_Text">HitTest <text:s text:c="8"/>Integer <text:s text:c="8"/>This is a constant value that is returned by an internal Windows callback function that </text:p>
                                <text:p text:style-name="Preformatted_20_Text"><text:soft-page-break/><text:s text:c="32"/>specifies the area on window when the message fired. Look in the Win32 Developer's </text:p>
                                <text:p text:style-name="Preformatted_20_Text"><text:s text:c="32"/>Reference under WM_NCRBUTTONDOWN for values of nHitTest. For our purposes, we'll use </text:p>
                                <text:p text:style-name="Preformatted_20_Text"><text:s text:c="32"/>HTCAPTION as the test value.</text:p>
                                <text:p text:style-name="Preformatted_20_Text">XCursor <text:s text:c="8"/>SmallInt <text:s text:c="7"/>This is the X value of the cursor position relative to the top left corner of the window</text:p>
                                <text:p text:style-name="Preformatted_20_Text">YCursor <text:s text:c="8"/>SmallInt <text:s text:c="7"/>This is the Y value of the cursor position relative to the top left corner of the window</text:p>
                                <text:p text:style-name="Preformatted_20_Text">Result <text:s text:c="9"/>LongInt <text:s text:c="8"/>The result value of WM_NCRBUTTONDOWN. Should be 0 if the application handled the message.</text:p>
                                <text:p text:style-name="Preformatted_20_Text"/>
                                <text:p text:style-name="Preformatted_20_Text">Now that you know about the message, let's look more closely at the code.</text:p>
                                <text:p text:style-name="Preformatted_20_Text"/>
                                <text:p text:style-name="Preformatted_20_Text">It's easy to create message wrappers in Delphi to deal with messages that aren't handled by an object by default. Since a right-click on the title bar of a form isn't handled by default, I had to create a wrapper. The procedure procedure WMNCRButtonDown(var Msg : TWMNCRButtonDown); message WM_NCRBUTTONDOWN; is the wrapper I created. All that goes on in the procedure is the following:</text:p>
                                <text:p text:style-name="Preformatted_20_Text"/>
                                <text:p text:style-name="Preformatted_20_Text">If the value of the message's HitTest field is equal to HTCAPTION (which means a right-click on the caption bar) then,</text:p>
                                <text:p text:style-name="Preformatted_20_Text">If height of the form's client area is equal to 0 then</text:p>
                                <text:p text:style-name="Preformatted_20_Text">Roll the form down</text:p>
                                <text:p text:style-name="Preformatted_20_Text">else if the height of the form's client area is not equal to 0 then</text:p>
                                <text:p text:style-name="Preformatted_20_Text">Roll the form up</text:p>
                                <text:p text:style-name="Preformatted_20_Text">In order to make this work, I had to create a variable called FOldHeight and set its value at FormCreate whenever the form was to be rolled up. FOldHeight is used as a place for the form to remember what size it was before it was re-sized to 0. When a form is to be rolled up, FOldHeight is immediately set to the current ClientHeight, which means you can interactively set the form's size, and the function will always return the form's ClientHeight to what it was before you rolled it up.</text:p>
                                <text:p text:style-name="Preformatted_20_Text"/>
                                <text:p text:style-name="Preformatted_20_Text">So what use is this? Well, sometimes I don't want to iconize a window; I just want to get it out of the way so I can see what's underneath. Having the capability to roll a form up to its title bar makes it a lot easier to see underneath a window without iconizing it, then having to Alt-tab back to it. (If you are familiar with the Macintosh platform, the System 7.5 environment offers a very similar facility called a "window shade," and makes a roll-up sound when the shade goes up.)</text:p>
                                <text:p text:style-name="Preformatted_20_Text"/>
                                <text:p text:style-name="Preformatted_20_Text">On an ending note, my good friend and colleague, Peter Jagielski, gave me a challenge: to create the effect of imploding and exploding windows. About eight years ago, he wrote an article in the DB Advisor for doing exploding and imploding windows in Paradox for DOS. When he saw the code for this, he smugly said, "That's pretty slick, but can you do exploding and imploding windows like I did?" How could I pass up that challenge? So be on the lookout for an example of exploding and imploding windows in a future tip.</text:p>
                                <text:p text:style-name="Preformatted_20_Text"/>
                                <text:p text:style-name="P1">By the way, a big thanks goes to Keith Bartholomess of TeamBorland for turning me on to the WM_NCRBUTTONDOWN message. I wouldn't have been able to write the event code without Keith pointing this message out to me.</text:p>
                              </text:section>
                              <text:section text:style-name="Sect1" text:name="Section98">
                                <text:p text:style-name="Text_20_body"><text:bookmark text:name="extra47"/>Contributed by: topellina &lt;riccardo.faiella@alice.it&gt;</text:p>
                              </text:section>
                              <text:p text:style-name="Text_20_body"/>
                              <text:p text:style-name="Text_20_body"/>
                              <text:h text:style-name="P3" text:outline-level="1" text:is-list-header="true"><text:bookmark text:name="routinename51"/>GetDesktopWindows </text:h>
                              <text:p text:style-name="Text_20_body"><text:bookmark text:name="description51"/>How to get all desktop windows. </text:p>
                              <text:section text:style-name="Sect1" text:name="Section101">
                                <text:p text:style-name="Preformatted_20_Text"><text:bookmark text:name="sourcecode50"/>How to get all desktop windows</text:p>
                                <text:p text:style-name="Preformatted_20_Text">Posted by Dorin Duminica</text:p>
                                <text:p text:style-name="Preformatted_20_Text">Labels: Tips, Windows / Comments: (0)</text:p>
                                <text:p text:style-name="Preformatted_20_Text">Need to get a list of all desktop visible windows?</text:p>
                                <text:p text:style-name="Preformatted_20_Text">Here's a function which does just that</text:p>
                                <text:p text:style-name="Preformatted_20_Text">procedure GetDesktopWindows(List: TStrings);</text:p>
                                <text:p text:style-name="Preformatted_20_Text">var</text:p>
                                <text:p text:style-name="Preformatted_20_Text"><text:s text:c="2"/>hDesktop,</text:p>
                                <text:p text:style-name="Preformatted_20_Text"><text:s text:c="2"/>hWindow: Hwnd;</text:p>
                                <text:p text:style-name="Preformatted_20_Text"><text:s text:c="2"/>Buffer: array[0..255] of char;</text:p>
                                <text:p text:style-name="Preformatted_20_Text">begin</text:p>
                                <text:p text:style-name="Preformatted_20_Text"><text:s text:c="2"/>hDesktop := GetDeskTopWindow;</text:p>
                                <text:p text:style-name="Preformatted_20_Text"><text:s text:c="2"/>hWindow := GetWindow(hDesktop, GW_CHILD);</text:p>
                                <text:p text:style-name="Preformatted_20_Text"><text:s text:c="2"/>while hWindow &lt;&gt; 0 do begin</text:p>
                                <text:p text:style-name="Preformatted_20_Text"><text:s text:c="4"/>GetWindowText(hWindow, Buffer, 255);</text:p>
                                <text:p text:style-name="Preformatted_20_Text"><text:s text:c="4"/>if (Buffer &lt;&gt; '') and (IsWindowVisible(hWindow) &gt; False) then</text:p>
                                <text:p text:style-name="Preformatted_20_Text"><text:s text:c="6"/>List.Add(Buffer);</text:p>
                                <text:p text:style-name="Preformatted_20_Text"><text:s text:c="4"/>hWindow := GetWindow(hWindow, GW_HWNDNEXT);</text:p>
                                <text:p text:style-name="Preformatted_20_Text"><text:s text:c="2"/>end;</text:p>
                                <text:p text:style-name="Preformatted_20_Text">end;</text:p>
                                <text:p text:style-name="Preformatted_20_Text"/>
                                <text:p text:style-name="Preformatted_20_Text">Usage</text:p>
                                <text:p text:style-name="Preformatted_20_Text">procedure TForm1.Button1Click(Sender: TObject);</text:p>
                                <text:p text:style-name="Preformatted_20_Text">var</text:p>
                                <text:p text:style-name="Preformatted_20_Text"><text:s text:c="2"/>List: TStrings;</text:p>
                                <text:p text:style-name="Preformatted_20_Text">begin</text:p>
                                <text:p text:style-name="Preformatted_20_Text"><text:s text:c="2"/>List := TStringList.Create;</text:p>
                                <text:p text:style-name="Preformatted_20_Text"><text:s text:c="2"/>GetDesktopWindows(List);</text:p>
                                <text:p text:style-name="Preformatted_20_Text"><text:s text:c="2"/>ShowMessage(List.Text);</text:p>
                                <text:p text:style-name="Preformatted_20_Text"><text:s text:c="2"/>FreeAndNil(List);</text:p>
                                <text:p text:style-name="P1">end;</text:p>
                              </text:section>
                              <text:section text:style-name="Sect1" text:name="Section102">
                                <text:p text:style-name="Text_20_body"><text:bookmark text:name="extra49"/>Contributed by: topellina &lt;riccardo.faiella@alice.it&gt;</text:p>
                              </text:section>
                              <text:p text:style-name="Text_20_body"/>
                              <text:h text:style-name="P3" text:outline-level="1" text:is-list-header="true"><text:bookmark text:name="routinename52"/>GetIntegerBits </text:h>
                              <text:p text:style-name="Text_20_body"><text:bookmark text:name="description52"/>Get integer bits. </text:p>
                              <text:section text:style-name="Sect1" text:name="Section103">
                                <text:p text:style-name="Preformatted_20_Text"><text:bookmark text:name="sourcecode51"/>Get integer bits</text:p>
                                <text:p text:style-name="Preformatted_20_Text">Posted by Dorin Duminica</text:p>
                                <text:p text:style-name="Preformatted_20_Text">Labels: Bits / Comments: (0)</text:p>
                                <text:p text:style-name="Preformatted_20_Text">Did you ever needed/wanted to see an integer as 0's and 1's I mean in binary form? I'm more than sure you did/do, here is a method to see if a bit of an integer variable is ON or OFF</text:p>
                                <text:p text:style-name="Preformatted_20_Text">function GetBitState(Num, BitNum: Cardinal): Boolean;</text:p>
                                <text:p text:style-name="Preformatted_20_Text">asm</text:p>
                                <text:p text:style-name="Preformatted_20_Text"><text:s text:c="4"/>BT <text:s text:c="2"/>Num, BitNum</text:p>
                                <text:p text:style-name="Preformatted_20_Text"><text:s text:c="4"/>SETC al</text:p>
                                <text:p text:style-name="Preformatted_20_Text">end;</text:p>
                                <text:p text:style-name="Preformatted_20_Text"/>
                                <text:p text:style-name="Preformatted_20_Text">The above function returns True if bit is ON and False if bit is OFF, now let's use this function to get a 32 char string so we can see how what's the binary form of a integer, before the actual function we need an intermediate function which translates True and False into 0 and 1 char</text:p>
                                <text:p text:style-name="Preformatted_20_Text">function BoolToChar(Value: Boolean): Char;</text:p>
                                <text:p text:style-name="Preformatted_20_Text">begin</text:p>
                                <text:p text:style-name="Preformatted_20_Text"><text:s text:c="2"/>if Value then</text:p>
                                <text:p text:style-name="Preformatted_20_Text"><text:s text:c="4"/>Result := '0' else</text:p>
                                <text:p text:style-name="Preformatted_20_Text"><text:s text:c="4"/>Result := '1';</text:p>
                                <text:p text:style-name="Preformatted_20_Text">end;</text:p>
                                <text:p text:style-name="Preformatted_20_Text"/>
                                <text:p text:style-name="Preformatted_20_Text">now all we need the function which translates an integer to a "string of bits"</text:p>
                                <text:p text:style-name="Preformatted_20_Text">function GetIntBits(Value: Integer): String;</text:p>
                                <text:p text:style-name="Preformatted_20_Text">var</text:p>
                                <text:p text:style-name="Preformatted_20_Text"><text:s text:c="2"/>index: Integer;</text:p>
                                <text:p text:style-name="Preformatted_20_Text">begin</text:p>
                                <text:p text:style-name="Preformatted_20_Text"><text:s text:c="2"/>SetLength(Result, 32);</text:p>
                                <text:p text:style-name="Preformatted_20_Text"><text:s text:c="2"/>for index := 0 to 31 do</text:p>
                                <text:p text:style-name="Preformatted_20_Text"><text:s text:c="4"/>Result[index +1] := BoolToChar(GetBitState(Value, index));</text:p>
                                <text:p text:style-name="Preformatted_20_Text">end;</text:p>
                                <text:p text:style-name="Preformatted_20_Text"/>
                                <text:p text:style-name="Preformatted_20_Text">Example of usage</text:p>
                                <text:p text:style-name="Preformatted_20_Text">ShowMessage(GetIntBits(2009));</text:p>
                                <text:p text:style-name="Preformatted_20_Text">and the result should be</text:p>
                                <text:p text:style-name="Preformatted_20_Text">01100100000111111111111111111111</text:p>
                                <text:p text:style-name="Preformatted_20_Text">I can think of only two things(right now...) that would make this methods useful:</text:p>
                                <text:p text:style-name="Preformatted_20_Text">a) some sort of compression method</text:p>
                                <text:p text:style-name="P1">b) some sort of encryption algorithm</text:p>
                              </text:section>
                              <text:section text:style-name="Sect1" text:name="Section104">
                                <text:p text:style-name="Text_20_body"><text:bookmark text:name="extra50"/>Contributed by: topellina &lt;riccardo.faiella@alice.it&gt;</text:p>
                              </text:section>
                              <text:p text:style-name="Text_20_body"/>
                              <text:h text:style-name="P3" text:outline-level="1" text:is-list-header="true"><text:bookmark text:name="routinename53"/>GetNextToken </text:h>
                              <text:p text:style-name="Text_20_body"><text:bookmark text:name="description53"/>Delphi Split / Tokenizer functions. </text:p>
                              <text:section text:style-name="Sect1" text:name="Section105">
                                <text:p text:style-name="Preformatted_20_Text"><text:bookmark text:name="sourcecode52"/>unit SplitFns;</text:p>
                                <text:p text:style-name="Preformatted_20_Text">interface</text:p>
                                <text:p text:style-name="Preformatted_20_Text">uses Classes;</text:p>
                                <text:p text:style-name="Preformatted_20_Text"/>
                                <text:p text:style-name="Preformatted_20_Text">function GetNextToken</text:p>
                                <text:p text:style-name="Preformatted_20_Text"><text:s text:c="3"/>(Const S: string;</text:p>
                                <text:p text:style-name="Preformatted_20_Text"><text:s text:c="3"/>Separator: char;</text:p>
                                <text:p text:style-name="Preformatted_20_Text"><text:s text:c="3"/>var StartPos: integer): String;</text:p>
                                <text:p text:style-name="Preformatted_20_Text"/>
                                <text:p text:style-name="Preformatted_20_Text">{Returns the next token (substring)</text:p>
                                <text:p text:style-name="Preformatted_20_Text">from string S, starting at index</text:p>
                                <text:p text:style-name="Preformatted_20_Text">StartPos and ending 1 character</text:p>
                                <text:p text:style-name="Preformatted_20_Text">before the next occurrence of</text:p>
                                <text:p text:style-name="Preformatted_20_Text">Separator (or at the end of S,</text:p>
                                <text:p text:style-name="Preformatted_20_Text">whichever comes first).}</text:p>
                                <text:p text:style-name="Preformatted_20_Text">{StartPos returns the starting</text:p>
                                <text:p text:style-name="Preformatted_20_Text">position for the next token, 1</text:p>
                                <text:p text:style-name="Preformatted_20_Text">more than the position in S of</text:p>
                                <text:p text:style-name="Preformatted_20_Text">the end of this token}</text:p>
                                <text:p text:style-name="Preformatted_20_Text"/>
                                <text:p text:style-name="Preformatted_20_Text">procedure Split</text:p>
                                <text:p text:style-name="Preformatted_20_Text"><text:s text:c="3"/>(const S: String;</text:p>
                                <text:p text:style-name="Preformatted_20_Text"><text:s text:c="3"/>Separator: Char;</text:p>
                                <text:p text:style-name="Preformatted_20_Text"><text:s text:c="3"/>MyStringList: TStringList) ;</text:p>
                                <text:p text:style-name="Preformatted_20_Text"/>
                                <text:p text:style-name="Preformatted_20_Text">{Splits a string containing designated</text:p>
                                <text:p text:style-name="Preformatted_20_Text">separators into tokens and adds</text:p>
                                <text:p text:style-name="Preformatted_20_Text">them to MyStringList NOTE: MyStringList</text:p>
                                <text:p text:style-name="Preformatted_20_Text">must be Created before being passed to this</text:p>
                                <text:p text:style-name="Preformatted_20_Text">procedure and Freed after use}</text:p>
                                <text:p text:style-name="Preformatted_20_Text"/>
                                <text:p text:style-name="Preformatted_20_Text">function AddToken</text:p>
                                <text:p text:style-name="Preformatted_20_Text"><text:s text:c="3"/>(const aToken, S: String;</text:p>
                                <text:p text:style-name="Preformatted_20_Text"><text:s text:c="3"/>Separator: Char;</text:p>
                                <text:p text:style-name="Preformatted_20_Text"><text:s text:c="3"/>StringLimit: integer): String;</text:p>
                                <text:p text:style-name="Preformatted_20_Text"/>
                                <text:p text:style-name="Preformatted_20_Text">{Used to join 2 strings with a</text:p>
                                <text:p text:style-name="Preformatted_20_Text">separator character between them and</text:p>
                                <text:p text:style-name="Preformatted_20_Text">can be used in a Join function}</text:p>
                                <text:p text:style-name="Preformatted_20_Text">{The StringLimit parameter prevents</text:p>
                                <text:p text:style-name="Preformatted_20_Text">the length of the Result String</text:p>
                                <text:p text:style-name="Preformatted_20_Text">from exceeding a preset maximum}</text:p>
                                <text:p text:style-name="Preformatted_20_Text"/>
                                <text:p text:style-name="Preformatted_20_Text">implementation</text:p>
                                <text:p text:style-name="Preformatted_20_Text">Uses Sysutils;</text:p>
                                <text:p text:style-name="Preformatted_20_Text"/>
                                <text:p text:style-name="Preformatted_20_Text">function GetNextToken</text:p>
                                <text:p text:style-name="Preformatted_20_Text"><text:s text:c="3"/>(Const S: string;</text:p>
                                <text:p text:style-name="Preformatted_20_Text"><text:s text:c="3"/>Separator: char;</text:p>
                                <text:p text:style-name="Preformatted_20_Text"><text:s text:c="3"/>var StartPos: integer): String;</text:p>
                                <text:p text:style-name="Preformatted_20_Text">var Index: integer;</text:p>
                                <text:p text:style-name="Preformatted_20_Text">begin</text:p>
                                <text:p text:style-name="Preformatted_20_Text"><text:s text:c="3"/>Result := '';</text:p>
                                <text:p text:style-name="Preformatted_20_Text"/>
                                <text:p text:style-name="Preformatted_20_Text"><text:soft-page-break/>{Step over repeated separators}</text:p>
                                <text:p text:style-name="Preformatted_20_Text"><text:s text:c="3"/>While (S[StartPos] = Separator)</text:p>
                                <text:p text:style-name="Preformatted_20_Text"><text:s text:c="3"/>and (StartPos &lt;= length(S))do</text:p>
                                <text:p text:style-name="Preformatted_20_Text"><text:s text:c="4"/>StartPos := StartPos + 1;</text:p>
                                <text:p text:style-name="Preformatted_20_Text"/>
                                <text:p text:style-name="Preformatted_20_Text"><text:s text:c="3"/>if StartPos &gt; length(S) then Exit;</text:p>
                                <text:p text:style-name="Preformatted_20_Text"/>
                                <text:p text:style-name="Preformatted_20_Text">{Set Index to StartPos}</text:p>
                                <text:p text:style-name="Preformatted_20_Text"><text:s text:c="3"/>Index := StartPos;</text:p>
                                <text:p text:style-name="Preformatted_20_Text"/>
                                <text:p text:style-name="Preformatted_20_Text">{Find the next Separator}</text:p>
                                <text:p text:style-name="Preformatted_20_Text"><text:s text:c="3"/>While (S[Index] &lt;&gt; Separator)</text:p>
                                <text:p text:style-name="Preformatted_20_Text"><text:s text:c="3"/>and (Index &lt;= length(S))do</text:p>
                                <text:p text:style-name="Preformatted_20_Text"><text:s text:c="4"/>Index := Index + 1;</text:p>
                                <text:p text:style-name="Preformatted_20_Text"/>
                                <text:p text:style-name="Preformatted_20_Text">{Copy the token to the Result}</text:p>
                                <text:p text:style-name="Preformatted_20_Text"><text:s text:c="3"/>Result := Copy(S, StartPos, Index - StartPos) ;</text:p>
                                <text:p text:style-name="Preformatted_20_Text"/>
                                <text:p text:style-name="Preformatted_20_Text">{SetStartPos to next Character after the Separator}</text:p>
                                <text:p text:style-name="Preformatted_20_Text"><text:s text:c="3"/>StartPos := Index + 1;</text:p>
                                <text:p text:style-name="Preformatted_20_Text">end;</text:p>
                                <text:p text:style-name="Preformatted_20_Text"/>
                                <text:p text:style-name="Preformatted_20_Text">procedure Split</text:p>
                                <text:p text:style-name="Preformatted_20_Text"><text:s text:c="3"/>(const S: String;</text:p>
                                <text:p text:style-name="Preformatted_20_Text"><text:s text:c="3"/>Separator: Char;</text:p>
                                <text:p text:style-name="Preformatted_20_Text"><text:s text:c="3"/>MyStringList: TStringList) ;</text:p>
                                <text:p text:style-name="Preformatted_20_Text">var Start: integer;</text:p>
                                <text:p text:style-name="Preformatted_20_Text">begin</text:p>
                                <text:p text:style-name="Preformatted_20_Text"><text:s text:c="3"/>Start := 1;</text:p>
                                <text:p text:style-name="Preformatted_20_Text"><text:s text:c="3"/>While Start &lt;= Length(S) do</text:p>
                                <text:p text:style-name="Preformatted_20_Text"><text:s text:c="5"/>MyStringList.Add</text:p>
                                <text:p text:style-name="Preformatted_20_Text"><text:s text:c="7"/>(GetNextToken(S, Separator, Start)) ;</text:p>
                                <text:p text:style-name="Preformatted_20_Text">end;</text:p>
                                <text:p text:style-name="Preformatted_20_Text"/>
                                <text:p text:style-name="Preformatted_20_Text">function AddToken (const aToken, S: String;</text:p>
                                <text:p text:style-name="Preformatted_20_Text"><text:s text:c="20"/>Separator: Char;</text:p>
                                <text:p text:style-name="Preformatted_20_Text"><text:s text:c="20"/>StringLimit: integer): String;</text:p>
                                <text:p text:style-name="Preformatted_20_Text">begin</text:p>
                                <text:p text:style-name="Preformatted_20_Text"><text:s text:c="3"/>if Length(aToken) + Length(S) &lt; StringLimit then</text:p>
                                <text:p text:style-name="Preformatted_20_Text"><text:s text:c="5"/>begin</text:p>
                                <text:p text:style-name="Preformatted_20_Text"><text:s text:c="7"/>{Add a separator unless the</text:p>
                                <text:p text:style-name="Preformatted_20_Text"><text:s text:c="8"/>Result string is empty}</text:p>
                                <text:p text:style-name="Preformatted_20_Text"><text:s text:c="7"/>if S = '' then</text:p>
                                <text:p text:style-name="Preformatted_20_Text"><text:s text:c="9"/>Result := ''</text:p>
                                <text:p text:style-name="Preformatted_20_Text"><text:s text:c="7"/>else Result := S + Separator;</text:p>
                                <text:p text:style-name="Preformatted_20_Text"/>
                                <text:p text:style-name="Preformatted_20_Text"><text:s text:c="7"/>{Add the token}</text:p>
                                <text:p text:style-name="Preformatted_20_Text"><text:s text:c="7"/>Result := Result + aToken;</text:p>
                                <text:p text:style-name="Preformatted_20_Text"><text:s text:c="5"/>end</text:p>
                                <text:p text:style-name="Preformatted_20_Text"><text:s text:c="3"/>else</text:p>
                                <text:p text:style-name="Preformatted_20_Text"><text:s text:c="3"/>{if the StringLimit would be</text:p>
                                <text:p text:style-name="Preformatted_20_Text"><text:s text:c="3"/>exceeded, raise an exception}</text:p>
                                <text:p text:style-name="Preformatted_20_Text"><text:s text:c="5"/>Raise Exception.Create('Cannot add token') ;</text:p>
                                <text:p text:style-name="Preformatted_20_Text">end;</text:p>
                                <text:p text:style-name="Preformatted_20_Text">end. { SplitFns}</text:p>
                                <text:p text:style-name="P1">~~~~~~~~~~~~~~~~~~~~~~~~~</text:p>
                              </text:section>
                              <text:section text:style-name="Sect1" text:name="Section106">
                                <text:p text:style-name="Text_20_body"><text:bookmark text:name="extra51"/>Contributed by: topellina &lt;riccardo.faiella@alice.it&gt;</text:p>
                              </text:section>
                              <text:p text:style-name="Text_20_body"/>
                              <text:h text:style-name="P3" text:outline-level="1" text:is-list-header="true"><text:bookmark text:name="routinename54"/>GetSelectedTabsMultiselectTabCtrl </text:h>
                              <text:p text:style-name="Text_20_body"><text:bookmark text:name="description54"/>Get Selected Tabs of a Multiselect TTabControl. </text:p>
                              <text:section text:style-name="Sect1" text:name="Section107">
                                <text:p text:style-name="Preformatted_20_Text"><text:bookmark text:name="sourcecode53"/>Delphi's TTabControl (Win32 palette) can be used to add a control with multiple tab settings to a form.</text:p>
                                <text:p text:style-name="Preformatted_20_Text"/>
                                <text:p text:style-name="Preformatted_20_Text">By using a tab control, an application can define multiple pages for the same area of a window or dialog box. A tab control is analogous to the dividers in a notebook or the labels in a file cabinet.</text:p>
                                <text:p text:style-name="Preformatted_20_Text"/>
                                <text:p text:style-name="Preformatted_20_Text">Unlike a page control (TPageControl), TTabControl is not made up of several pages that contain different controls. Instead, TTabControl is a single object.</text:p>
                                <text:p text:style-name="Preformatted_20_Text"/>
                                <text:p text:style-name="Preformatted_20_Text">Selected Tabs when Multiselect := true</text:p>
                                <text:p text:style-name="Preformatted_20_Text"/>
                                <text:p text:style-name="Preformatted_20_Text">The Multiselect property of the TTabControl specifies whether multiple tabs can be selected at the same time.</text:p>
                                <text:p text:style-name="Preformatted_20_Text">The MultiSelect property can only be true if the Style is tsFlatButtons or tsButtons.</text:p>
                                <text:p text:style-name="Preformatted_20_Text"/>
                                <text:p text:style-name="Preformatted_20_Text">To select more than one tab with Multiselect = true, click the tab caption while holding the CTRL key.</text:p>
                                <text:p text:style-name="Preformatted_20_Text"/>
                                <text:p text:style-name="Preformatted_20_Text">Unfortunately, the TTabControl does not expose a property or a method "get selected tabs" - to provide a list of indexes or strings one can use to determine what tabs are selected when multiselect is true.</text:p>
                                <text:p text:style-name="Preformatted_20_Text"/>
                                <text:p text:style-name="Preformatted_20_Text">In order to get what tabs are selected you need to delve into low level Windows tab control messaging system.</text:p>
                                <text:p text:style-name="Preformatted_20_Text"/>
                                <text:p text:style-name="Preformatted_20_Text">Here's what to do:</text:p>
                                <text:p text:style-name="Preformatted_20_Text"/>
                                <text:p text:style-name="Preformatted_20_Text">Drop a TTabControl on a form. Name it "TabControl1".</text:p>
                                <text:p text:style-name="Preformatted_20_Text">Specify Multiselect = true using the Object Inspector.</text:p>
                                <text:p text:style-name="Preformatted_20_Text">Style = tsButtons using the Object Inspector.</text:p>
                                <text:p text:style-name="Preformatted_20_Text">Add a few tabs by assigning strings to the Tabs property.</text:p>
                                <text:p text:style-name="Preformatted_20_Text">Have a button control and an edit box (Edit1).</text:p>
                                <text:p text:style-name="Preformatted_20_Text">Run the program, while holding the CTRL key click on a few tabs.</text:p>
                                <text:p text:style-name="Preformatted_20_Text">The following button OnClick event handler will display the names of the selected tabs (separated by the pipe "|" character) in the edit box:</text:p>
                                <text:p text:style-name="Preformatted_20_Text">uses commctrl;</text:p>
                                <text:p text:style-name="Preformatted_20_Text"/>
                                <text:p text:style-name="Preformatted_20_Text">//display TabControl1 selected tab</text:p>
                                <text:p text:style-name="Preformatted_20_Text"><text:s text:c="2"/>captions in an edit (Edit1) control</text:p>
                                <text:p text:style-name="Preformatted_20_Text">var</text:p>
                                <text:p text:style-name="Preformatted_20_Text"><text:s text:c="2"/>cnt: Integer;</text:p>
                                <text:p text:style-name="Preformatted_20_Text"><text:s text:c="2"/>tabItem: TTCItem;</text:p>
                                <text:p text:style-name="Preformatted_20_Text"><text:s text:c="2"/>selTabs: string;</text:p>
                                <text:p text:style-name="Preformatted_20_Text">begin</text:p>
                                <text:p text:style-name="Preformatted_20_Text"><text:s text:c="2"/>selTabs := '';</text:p>
                                <text:p text:style-name="Preformatted_20_Text"><text:s text:c="2"/>for cnt := 0 to -1 + TabControl1.Tabs.Countdo</text:p>
                                <text:p text:style-name="Preformatted_20_Text"><text:s text:c="2"/>begin</text:p>
                                <text:p text:style-name="Preformatted_20_Text"><text:s text:c="4"/>FillChar(tabItem, SizeOf(tabItem), 0) ;</text:p>
                                <text:p text:style-name="Preformatted_20_Text"><text:s text:c="4"/>tabItem.mask := TCIF_STATE;</text:p>
                                <text:p text:style-name="Preformatted_20_Text"><text:s text:c="4"/>tabItem.dwStateMask := TCIS_BUTTONPRESSED;</text:p>
                                <text:p text:style-name="Preformatted_20_Text"><text:s text:c="4"/>if SendMessage(TabControl1.Handle, TCM_GETITEM, cnt, Longint(@tabItem)) &lt;&gt; 0 then</text:p>
                                <text:p text:style-name="Preformatted_20_Text"><text:soft-page-break/><text:s text:c="6"/>if (tabItem.dwState and TCIS_BUTTONPRESSED) &lt;&gt; 0 then</text:p>
                                <text:p text:style-name="Preformatted_20_Text"><text:s text:c="8"/>selTabs := selTabs + TabControl1.Tabs[cnt] + '|';</text:p>
                                <text:p text:style-name="Preformatted_20_Text"><text:s text:c="2"/>end;</text:p>
                                <text:p text:style-name="Preformatted_20_Text"/>
                                <text:p text:style-name="Preformatted_20_Text"><text:s text:c="2"/>Edit1.Text := '|' + selTabs;</text:p>
                                <text:p text:style-name="Preformatted_20_Text">end;</text:p>
                                <text:p text:style-name="Preformatted_20_Text">To compile the above code you need to add "commctrl" to the uses clause. The trick is in sending the TCM_GETITEM message to the tabcontrol instance (). TCM_GETITEM retrieves information about a tab in a tab control by filling in a TTCItem record variable. This record can be used to get or set the attributes of a tab item. The dwState field retrieves the current state of the item - if the TCIS_BUTTONPRESSED flag is set the button is selected / pressed.</text:p>
                                <text:p text:style-name="P1">The above function, gets the state of every tab in the tab control and retrieves the state of the TCIS_BUTTONPRESSED flag for that item.</text:p>
                              </text:section>
                              <text:section text:style-name="Sect1" text:name="Section108">
                                <text:p text:style-name="Text_20_body"><text:bookmark text:name="extra52"/>Contributed by: topellina &lt;riccardo.faiella@alice.it&gt;</text:p>
                              </text:section>
                              <text:p text:style-name="Text_20_body"/>
                              <text:h text:style-name="P3" text:outline-level="1" text:is-list-header="true"><text:bookmark text:name="routinename55"/>HintColor </text:h>
                              <text:p text:style-name="Text_20_body"><text:bookmark text:name="description55"/>How to change default hint color and timeouts. </text:p>
                              <text:section text:style-name="Sect1" text:name="Section109">
                                <text:p text:style-name="Preformatted_20_Text"><text:bookmark text:name="sourcecode54"/>Normally, you can just turn hints on or off using property ShowHint on almost every </text:p>
                                <text:p text:style-name="Preformatted_20_Text">visual component. But what if you want to change the default system color of hint </text:p>
                                <text:p text:style-name="Preformatted_20_Text">“bubble”? And what if you want to change the default pause, before the hint shows? </text:p>
                                <text:p text:style-name="Preformatted_20_Text">And hide pause? Everything is very simple.</text:p>
                                <text:p text:style-name="Preformatted_20_Text"/>
                                <text:p text:style-name="Preformatted_20_Text">All the secret is inside the object TApplication. It’s not an “visual component”, it’s</text:p>
                                <text:p text:style-name="Preformatted_20_Text">not accessible via Object Inspector and therefore many beginers just don’t know about </text:p>
                                <text:p text:style-name="Preformatted_20_Text">its existence.</text:p>
                                <text:p text:style-name="Preformatted_20_Text"/>
                                <text:p text:style-name="Preformatted_20_Text">HintColor</text:p>
                                <text:p text:style-name="Preformatted_20_Text"/>
                                <text:p text:style-name="Preformatted_20_Text">Changing appropriate properties of object TApplication, you can easily change default </text:p>
                                <text:p text:style-name="Preformatted_20_Text">hint Color, default hint pause and hide pause. Just put this code to OnCreate event of</text:p>
                                <text:p text:style-name="Preformatted_20_Text">main form of your application:</text:p>
                                <text:p text:style-name="Preformatted_20_Text"/>
                                <text:p text:style-name="Preformatted_20_Text">procedure TForm1.FormCreate(Sender: TObject);</text:p>
                                <text:p text:style-name="Preformatted_20_Text">begin</text:p>
                                <text:p text:style-name="Preformatted_20_Text">Application.HintColor := clLime;</text:p>
                                <text:p text:style-name="Preformatted_20_Text">Application.HintPause := 2000;</text:p>
                                <text:p text:style-name="Preformatted_20_Text">Application.HintHidePause := 5000;</text:p>
                                <text:p text:style-name="Preformatted_20_Text">end;</text:p>
                                <text:p text:style-name="Preformatted_20_Text"/>
                                <text:p text:style-name="Preformatted_20_Text">You can change these settings wherever you want inside your application dynamically</text:p>
                                <text:p text:style-name="Preformatted_20_Text">(not just inside OnCreate event), but try not to confuse users by changing it too </text:p>
                                <text:p text:style-name="Preformatted_20_Text">frequently. Better idea is to offer to users an option to select the color a timeouts </text:p>
                                <text:p text:style-name="P1">by themselves.</text:p>
                              </text:section>
                              <text:section text:style-name="Sect1" text:name="Section110">
                                <text:p text:style-name="Text_20_body"><text:bookmark text:name="extra53"/>Contributed by: topellina &lt;riccardo.faiella@alice.it&gt;</text:p>
                              </text:section>
                              <text:p text:style-name="Text_20_body"/>
                              <text:h text:style-name="P3" text:outline-level="1" text:is-list-header="true"><text:bookmark text:name="routinename56"/>InputBox </text:h>
                              <text:p text:style-name="Text_20_body"><text:bookmark text:name="description56"/>Using InputBox function. </text:p>
                              <text:section text:style-name="Sect1" text:name="Section111">
                                <text:p text:style-name="Preformatted_20_Text"><text:bookmark text:name="sourcecode55"/>Using InputBox function</text:p>
                                <text:p text:style-name="Preformatted_20_Text">Posted by Dorin Duminica on Saturday, October 10, 2009</text:p>
                                <text:p text:style-name="Preformatted_20_Text">Labels: Tips / Comments: (0)</text:p>
                                <text:p text:style-name="Preformatted_20_Text">If you don't feel like creating complex forms just so you can ask the user for hes name or age, etc... then you can use the InputBox function which takes 3 parameters</text:p>
                                <text:p text:style-name="Preformatted_20_Text">function InputBox(const ACaption, APrompt, ADefault: string): string;</text:p>
                                <text:p text:style-name="Preformatted_20_Text">it's defined in Dialogs.pas unit.</text:p>
                                <text:p text:style-name="Preformatted_20_Text">Example of usage</text:p>
                                <text:p text:style-name="Preformatted_20_Text">view sourceprint?</text:p>
                                <text:p text:style-name="Preformatted_20_Text">var sValue: String;</text:p>
                                <text:p text:style-name="Preformatted_20_Text">begin</text:p>
                                <text:p text:style-name="Preformatted_20_Text"><text:s text:c="5"/>sValue := InputBox('User input','Your nickname', 'nick');</text:p>
                                <text:p text:style-name="Preformatted_20_Text"><text:s text:c="5"/>if sValue &lt;&gt; '' then</text:p>
                                <text:p text:style-name="Preformatted_20_Text"><text:s text:c="8"/>ShowMessageFmt('Your nickname is "%s".', [sValue]);</text:p>
                                <text:p text:style-name="P1">end;</text:p>
                              </text:section>
                              <text:section text:style-name="Sect1" text:name="Section112">
                                <text:p text:style-name="Text_20_body"><text:bookmark text:name="extra54"/>Contributed by: topellina &lt;riccardo.faiella@alice.it&gt;</text:p>
                              </text:section>
                              <text:p text:style-name="Text_20_body"/>
                              <text:h text:style-name="P3" text:outline-level="1" text:is-list-header="true"><text:bookmark text:name="routinename57"/>IsValidFileName </text:h>
                              <text:p text:style-name="Text_20_body"><text:bookmark text:name="description57"/>How to Check if a Given File Name is Valid Using Delphi. </text:p>
                              <text:section text:style-name="Sect1" text:name="Section113">
                                <text:p text:style-name="Preformatted_20_Text"><text:bookmark text:name="sourcecode56"/>If you have an application that operates on the file system and one of the tasks of the application is creating or manipulating files, then you might need to check if a given file name is valid.</text:p>
                                <text:p text:style-name="Preformatted_20_Text"/>
                                <text:p text:style-name="Preformatted_20_Text">For example, if you're using the Windows Explorer to create a new file manually and you try to use the "pipe" (vertical bar) character "|", you will get an error:</text:p>
                                <text:p text:style-name="Preformatted_20_Text"/>
                                <text:p text:style-name="Preformatted_20_Text">A file name cannot contain any of the following characters: \ / : * ? " &lt; &gt; |</text:p>
                                <text:p text:style-name="Preformatted_20_Text"/>
                                <text:p text:style-name="Preformatted_20_Text">The solution to this is to make sure Windows will allow your code to save a file using the specified file name. This can be done with a custom Delphi function: IsValidFileName.</text:p>
                                <text:p text:style-name="Preformatted_20_Text"/>
                                <text:p text:style-name="Preformatted_20_Text">Is File Name Valid</text:p>
                                <text:p text:style-name="Preformatted_20_Text"/>
                                <text:p text:style-name="Preformatted_20_Text">The IsValidFileName validates a given file name to report if a string value represents a valid Windows file name.</text:p>
                                <text:p text:style-name="Preformatted_20_Text">The function will return false if the parameter "fileName" is an empty string or if it contains any of the invalid characters:</text:p>
                                <text:p text:style-name="Preformatted_20_Text"/>
                                <text:p text:style-name="Preformatted_20_Text">//test if a "fileName" is a valid Windows file name</text:p>
                                <text:p text:style-name="Preformatted_20_Text">//Delphi &gt;= 2005 version</text:p>
                                <text:p text:style-name="Preformatted_20_Text">function IsValidFileName(const fileName : string) : boolean;</text:p>
                                <text:p text:style-name="Preformatted_20_Text">const</text:p>
                                <text:p text:style-name="Preformatted_20_Text"><text:s text:c="2"/>InvalidCharacters : set of char = ['\', '/', ':', '*', '?', '"', '&lt;', '&gt;', '|'];</text:p>
                                <text:p text:style-name="Preformatted_20_Text">var</text:p>
                                <text:p text:style-name="Preformatted_20_Text"><text:s text:c="2"/>c : char;</text:p>
                                <text:p text:style-name="Preformatted_20_Text">begin</text:p>
                                <text:p text:style-name="Preformatted_20_Text"><text:s text:c="2"/>result := fileName &lt;&gt; '';</text:p>
                                <text:p text:style-name="Preformatted_20_Text"/>
                                <text:p text:style-name="Preformatted_20_Text"><text:s text:c="2"/>if result then</text:p>
                                <text:p text:style-name="Preformatted_20_Text"><text:s text:c="2"/>begin</text:p>
                                <text:p text:style-name="Preformatted_20_Text"><text:s text:c="4"/>for c in fileName do</text:p>
                                <text:p text:style-name="Preformatted_20_Text"><text:s text:c="4"/>begin</text:p>
                                <text:p text:style-name="Preformatted_20_Text"><text:s text:c="6"/>result := NOT (c in InvalidCharacters) ;</text:p>
                                <text:p text:style-name="Preformatted_20_Text"><text:s text:c="6"/>if NOT result then break;</text:p>
                                <text:p text:style-name="Preformatted_20_Text"><text:s text:c="4"/>end;</text:p>
                                <text:p text:style-name="Preformatted_20_Text"><text:s text:c="2"/>end;</text:p>
                                <text:p text:style-name="Preformatted_20_Text">end; (* IsValidFileName *)</text:p>
                                <text:p text:style-name="Preformatted_20_Text">Note: "InvalidCharacters" is a set type constant.</text:p>
                                <text:p text:style-name="Preformatted_20_Text">If your Delphi version (&lt;= Delphi 7) does not support the for in loop, use the next implementation of the IsValidFileName function:</text:p>
                                <text:p text:style-name="Preformatted_20_Text"/>
                                <text:p text:style-name="Preformatted_20_Text">//test if a "fileName" is a valid Windows file name</text:p>
                                <text:p text:style-name="Preformatted_20_Text">//Dellphi &lt;= 7 version</text:p>
                                <text:p text:style-name="Preformatted_20_Text">function IsValidFileName(const fileName : string) : boolean;</text:p>
                                <text:p text:style-name="Preformatted_20_Text">const</text:p>
                                <text:p text:style-name="Preformatted_20_Text"><text:s text:c="2"/>InvalidCharacters : set of char = ['\', '/', ':', '*', '?', '"', '&lt;', '&gt;', '|'];</text:p>
                                <text:p text:style-name="Preformatted_20_Text">var</text:p>
                                <text:p text:style-name="Preformatted_20_Text"><text:s text:c="2"/>cnt : integer;</text:p>
                                <text:p text:style-name="Preformatted_20_Text">begin</text:p>
                                <text:p text:style-name="Preformatted_20_Text"><text:soft-page-break/><text:s text:c="2"/>result := fileName &lt;&gt; '';</text:p>
                                <text:p text:style-name="Preformatted_20_Text"/>
                                <text:p text:style-name="Preformatted_20_Text"><text:s text:c="2"/>if result then</text:p>
                                <text:p text:style-name="Preformatted_20_Text"><text:s text:c="2"/>begin</text:p>
                                <text:p text:style-name="Preformatted_20_Text"><text:s text:c="4"/>for cnt := 1 to Length(fileName) do</text:p>
                                <text:p text:style-name="Preformatted_20_Text"><text:s text:c="4"/>begin</text:p>
                                <text:p text:style-name="Preformatted_20_Text"><text:s text:c="6"/>result := NOT (fileName[cnt] in InvalidCharacters) ;</text:p>
                                <text:p text:style-name="Preformatted_20_Text"><text:s text:c="6"/>if NOT result then break;</text:p>
                                <text:p text:style-name="Preformatted_20_Text"><text:s text:c="4"/>end;</text:p>
                                <text:p text:style-name="Preformatted_20_Text"><text:s text:c="2"/>end;</text:p>
                                <text:p text:style-name="P1">end; (* IsValidFileName *)</text:p>
                              </text:section>
                              <text:section text:style-name="Sect1" text:name="Section114">
                                <text:p text:style-name="Text_20_body"><text:bookmark text:name="extra55"/>Contributed by: topellina &lt;riccardo.faiella@alice.it&gt;</text:p>
                                <text:h text:style-name="P3" text:outline-level="1" text:is-list-header="true"><text:bookmark text:name="routinename58"/>LastEntryDb </text:h>
                                <text:p text:style-name="Text_20_body"><text:bookmark text:name="description58"/>Get the last entry from a database table. </text:p>
                                <text:section text:style-name="Sect1" text:name="Section115">
                                  <text:p text:style-name="Preformatted_20_Text"><text:bookmark text:name="sourcecode57"/>Get the last entry from a database table</text:p>
                                  <text:p text:style-name="Preformatted_20_Text">Posted by Dorin Duminica on Friday, October 30, 2009</text:p>
                                  <text:p text:style-name="Preformatted_20_Text">Labels: database / Comments: (0)</text:p>
                                  <text:p text:style-name="Preformatted_20_Text">Let's say you got a table(Users) with 3 fields(ID, FirstName and LastName), you need to get the last ID entry in that table, in this case you can use this nice SQL function</text:p>
                                  <text:p text:style-name="Preformatted_20_Text">SELECT MAX("ID") FROM "Users";</text:p>
                                  <text:p text:style-name="Preformatted_20_Text">you can do same for any other field, let's say FirstName</text:p>
                                  <text:p text:style-name="Preformatted_20_Text">SELECT MAX("FirstName") FROM "Users";</text:p>
                                  <text:p text:style-name="P1">MAX - is a SQL function which returns the last entry in the specified table.</text:p>
                                </text:section>
                                <text:section text:style-name="Sect1" text:name="Section116">
                                  <text:p text:style-name="Text_20_body"><text:bookmark text:name="extra56"/>Contributed by: topellina &lt;riccardo.faiella@alice.it&gt;</text:p>
                                </text:section>
                                <text:p text:style-name="Text_20_body"/>
                                <text:h text:style-name="P3" text:outline-level="1" text:is-list-header="true"><text:bookmark text:name="routinename59"/>LifeCycleOfForm </text:h>
                                <text:p text:style-name="Text_20_body"><text:bookmark text:name="description59"/>Understanding the Birth, Life and Death of a Delphi Form. </text:p>
                                <text:section text:style-name="Sect1" text:name="Section117">
                                  <text:p text:style-name="Preformatted_20_Text"><text:bookmark text:name="sourcecode58"/>In Windows, most elements of the user interface are windows. In Delphi, every project has at least one window - program's main window. All windows of a Delphi application are based on TForm object.</text:p>
                                  <text:p text:style-name="Preformatted_20_Text"/>
                                  <text:p text:style-name="Preformatted_20_Text">Form</text:p>
                                  <text:p text:style-name="Preformatted_20_Text"/>
                                  <text:p text:style-name="Preformatted_20_Text">Form objects are the basic building blocks of a Delphi application, the actual windows with which a user interacts when they run the application. Forms have their own properties, events, and methods with which you can control their appearance and behavior. A form is actually a Delphi component, but unlike other components, a form doesn't appear on the component palette.</text:p>
                                  <text:p text:style-name="Preformatted_20_Text">We normally create a form object by starting a new application (File | New Application). This newly created form will be, by default, the application's main form - the first form created at runtime.</text:p>
                                  <text:p text:style-name="Preformatted_20_Text"/>
                                  <text:p text:style-name="Preformatted_20_Text">Note: To add an additional form to Delphi project, we select File|New Form. There are, of course, other ways to add a "new" form to a Delphi project.</text:p>
                                  <text:p text:style-name="Preformatted_20_Text"/>
                                  <text:p text:style-name="Preformatted_20_Text">Birth</text:p>
                                  <text:p text:style-name="Preformatted_20_Text"/>
                                  <text:p text:style-name="Preformatted_20_Text">OnCreate</text:p>
                                  <text:p text:style-name="Preformatted_20_Text">The OnCreate event is fired when a TForm is first created, that is, only once. The statement responsible for creating the form is in the project's source (if the form is set to be automatically created by the project). When a form is being created and its Visible property is True, the following events occur in the order listed: OnCreate, OnShow, OnActivate, OnPaint.</text:p>
                                  <text:p text:style-name="Preformatted_20_Text">You should use the OnCreate event handler to do, for example, initialization chores like allocating string lists.</text:p>
                                  <text:p text:style-name="Preformatted_20_Text"/>
                                  <text:p text:style-name="Preformatted_20_Text">Any objects created in the OnCreate event should be freed by the OnDestroy event.</text:p>
                                  <text:p text:style-name="Preformatted_20_Text"/>
                                  <text:p text:style-name="Preformatted_20_Text">OnCreate -&gt; OnShow -&gt; OnActivate -&gt; OnPaint -&gt; OnResize -&gt; OnPaint ...</text:p>
                                  <text:p text:style-name="Preformatted_20_Text">OnShow</text:p>
                                  <text:p text:style-name="Preformatted_20_Text">This event indicates that the form is being displayed. OnShow is called just before a form becomes visible. Besides main forms, this event happens when we set forms Visible property to True, or call the Show or ShowModal method.</text:p>
                                  <text:p text:style-name="Preformatted_20_Text"/>
                                  <text:p text:style-name="Preformatted_20_Text">OnActivate</text:p>
                                  <text:p text:style-name="Preformatted_20_Text">This event is called when the program activates the form - that is, when the form receives the input focus. Use this event to change which control actually gets focus if it is not the one desired.</text:p>
                                  <text:p text:style-name="Preformatted_20_Text"/>
                                  <text:p text:style-name="Preformatted_20_Text">OnPaint, OnResize</text:p>
                                  <text:p text:style-name="Preformatted_20_Text">Events like OnPaint and OnResize are always called after the form is initially created, but are also called repeatedly. OnPaint occurs before any controls on the form are painted (use it for special painting on the form).</text:p>
                                  <text:p text:style-name="Preformatted_20_Text"/>
                                  <text:p text:style-name="Preformatted_20_Text">Life</text:p>
                                  <text:p text:style-name="Preformatted_20_Text"/>
                                  <text:p text:style-name="Preformatted_20_Text">As we have seen the birth of a form is not so interesting as the life and death can be. When your form is created and all the controls are waiting for events to handle, the program is running until someone tries to close the form!</text:p>
                                  <text:p text:style-name="Preformatted_20_Text">Death</text:p>
                                  <text:p text:style-name="Preformatted_20_Text"><text:soft-page-break/></text:p>
                                  <text:p text:style-name="Preformatted_20_Text">An event-driven application stops running when all its forms are closed and no code is executing. If a hidden form still exists when the last visible form is closed, your application will appear to have ended (because no forms are visible), but will in fact continue to run until all the hidden forms are closed. Just think of a situation where the main form gets hidden early and all other forms are closed.</text:p>
                                  <text:p text:style-name="Preformatted_20_Text">... OnCloseQuery -&gt; OnClose -&gt; OnDeactivate -&gt; OnHide -&gt; OnDestroy</text:p>
                                  <text:p text:style-name="Preformatted_20_Text">OnCloseQuery</text:p>
                                  <text:p text:style-name="Preformatted_20_Text">When we try to close the form using the Close method or by other means (Alt+F4), the OnCloseQuery event is called. Thus, event handler for this event is the place to intercept a form's closing and prevent it. We use the OnCloseQuery to ask the users if they are sure that they realy want the form to close.</text:p>
                                  <text:p text:style-name="Preformatted_20_Text"/>
                                  <text:p text:style-name="Preformatted_20_Text">procedure TForm1.FormCloseQuery(Sender: TObject; var CanClose: Boolean) ;</text:p>
                                  <text:p text:style-name="Preformatted_20_Text">begin</text:p>
                                  <text:p text:style-name="Preformatted_20_Text"><text:s text:c="2"/>if MessageDlg('Really close this window?', mtConfirmation, [mbOk, mbCancel], 0) = mrCancel then CanClose := False;</text:p>
                                  <text:p text:style-name="Preformatted_20_Text">end;</text:p>
                                  <text:p text:style-name="Preformatted_20_Text">An OnCloseQuery event handler contains a CanClose variable that determines whether a form is allowed to close. The OnCloseQuery event handler may set the value of CloseQuery to False (via the CanClose parameter), thus aborting the Close method.</text:p>
                                  <text:p text:style-name="Preformatted_20_Text">OnClose</text:p>
                                  <text:p text:style-name="Preformatted_20_Text">If OnCloseQuery indicates that the form should be closed, the OnClose event is called.</text:p>
                                  <text:p text:style-name="Preformatted_20_Text"/>
                                  <text:p text:style-name="Preformatted_20_Text">The OnClose event gives us one last chance to prevent the form from closing. The OnClose event handler has an Action parameter, with the following four possible values:</text:p>
                                  <text:p text:style-name="Preformatted_20_Text"/>
                                  <text:p text:style-name="Preformatted_20_Text">caNone. The form is not allowed to close. Just as if we have set the CanClose to False in the OnCloseQuery.</text:p>
                                  <text:p text:style-name="Preformatted_20_Text">caHide. Instead of closing the form you hide it.</text:p>
                                  <text:p text:style-name="Preformatted_20_Text">caFree. The form is closed, so it's allocated memory is freed by Delphi.</text:p>
                                  <text:p text:style-name="Preformatted_20_Text">caMinimize. The form is minimized, rather than closed. This is the default action for MDI child forms. Note: When a user shuts down Windows, the OnCloseQuery event is activated, not the OnClose. If you want to prevent Windows from shuting down, put your code in the OnCloseQuery event handler, of course CanClose=False will not do the trick.</text:p>
                                  <text:p text:style-name="Preformatted_20_Text">OnDestroy</text:p>
                                  <text:p text:style-name="Preformatted_20_Text">After the OnClose method has been processed and the form is to be closed, the OnDestroy event is called. Use this event for operations opposite to those in the OnCreate event. OnDestroy is therefore used to deallocate objects related to the form and free the corresponding memory.</text:p>
                                  <text:p text:style-name="Preformatted_20_Text"/>
                                  <text:p text:style-name="P1">Of course, when the main form for a project closes, the application terminates.</text:p>
                                </text:section>
                                <text:section text:style-name="Sect1" text:name="Section118">
                                  <text:p text:style-name="Text_20_body"><text:bookmark text:name="extra57"/>Contributed by: topellina &lt;riccardo.faiella@alice.it&gt;</text:p>
                                </text:section>
                                <text:p text:style-name="Text_20_body"/>
                                <text:h text:style-name="P3" text:outline-level="1" text:is-list-header="true"><text:bookmark text:name="routinename60"/>ListBoxMouseWheel </text:h>
                                <text:p text:style-name="Text_20_body"><text:bookmark text:name="description60"/>Make the mouse wheel work properly in TListBox. </text:p>
                                <text:section text:style-name="Sect1" text:name="Section119">
                                  <text:p text:style-name="Preformatted_20_Text"><text:bookmark text:name="sourcecode59"/>Make the mouse wheel work properly in TListBox</text:p>
                                  <text:p text:style-name="Preformatted_20_Text">Posted by GTDelphiComponents on Tuesday, October 13, 2009</text:p>
                                  <text:p text:style-name="Preformatted_20_Text">Here is how to a make a descentant of a TListBox to behave properly when user tries to scroll using the mouse wheel.Instead of scrolling down to the bottom of the list</text:p>
                                  <text:p text:style-name="Preformatted_20_Text">this code will make TListBox to scroll by one item at a time,regardless of the mouse wheel direction up or down.</text:p>
                                  <text:p text:style-name="Preformatted_20_Text"/>
                                  <text:p text:style-name="Preformatted_20_Text">unit sodListBox;</text:p>
                                  <text:p text:style-name="Preformatted_20_Text">interface</text:p>
                                  <text:p text:style-name="Preformatted_20_Text">uses</text:p>
                                  <text:p text:style-name="Preformatted_20_Text">Classes</text:p>
                                  <text:p text:style-name="Preformatted_20_Text">,StdCtrls</text:p>
                                  <text:p text:style-name="Preformatted_20_Text">,Windows</text:p>
                                  <text:p text:style-name="Preformatted_20_Text">,Messages</text:p>
                                  <text:p text:style-name="Preformatted_20_Text">;</text:p>
                                  <text:p text:style-name="Preformatted_20_Text">type</text:p>
                                  <text:p text:style-name="Preformatted_20_Text">TsodListBox = class(TListBox)</text:p>
                                  <text:p text:style-name="Preformatted_20_Text">private</text:p>
                                  <text:p text:style-name="Preformatted_20_Text">{ Private declarations }</text:p>
                                  <text:p text:style-name="Preformatted_20_Text">protected</text:p>
                                  <text:p text:style-name="Preformatted_20_Text">{ Protected declarations }</text:p>
                                  <text:p text:style-name="Preformatted_20_Text">procedure WndProc(var Message : TMessage);override;</text:p>
                                  <text:p text:style-name="Preformatted_20_Text">public</text:p>
                                  <text:p text:style-name="Preformatted_20_Text">{ Public declarations }</text:p>
                                  <text:p text:style-name="Preformatted_20_Text">constructor Create(AOwner:TComponent);override;</text:p>
                                  <text:p text:style-name="Preformatted_20_Text">destructor <text:s/>Destroy;override;</text:p>
                                  <text:p text:style-name="Preformatted_20_Text">published</text:p>
                                  <text:p text:style-name="Preformatted_20_Text">{ Published declarations}</text:p>
                                  <text:p text:style-name="Preformatted_20_Text">end;</text:p>
                                  <text:p text:style-name="Preformatted_20_Text"><text:s/></text:p>
                                  <text:p text:style-name="Preformatted_20_Text">implementation</text:p>
                                  <text:p text:style-name="Preformatted_20_Text">{------------------------------------------------------------------------------}</text:p>
                                  <text:p text:style-name="Preformatted_20_Text">constructor TsodListBox .Create(AOwner: TComponent);</text:p>
                                  <text:p text:style-name="Preformatted_20_Text">begin</text:p>
                                  <text:p text:style-name="Preformatted_20_Text">inherited Create(AOwner);</text:p>
                                  <text:p text:style-name="Preformatted_20_Text">end;</text:p>
                                  <text:p text:style-name="Preformatted_20_Text">{------------------------------------------------------------------------------}</text:p>
                                  <text:p text:style-name="Preformatted_20_Text">destructor TsodListBox .Destroy;</text:p>
                                  <text:p text:style-name="Preformatted_20_Text">begin</text:p>
                                  <text:p text:style-name="Preformatted_20_Text">inherited;</text:p>
                                  <text:p text:style-name="Preformatted_20_Text">end;</text:p>
                                  <text:p text:style-name="Preformatted_20_Text">{------------------------------------------------------------------------------}</text:p>
                                  <text:p text:style-name="Preformatted_20_Text">procedure TsodListBox .WndProc(var Message: TMessage);</text:p>
                                  <text:p text:style-name="Preformatted_20_Text">var</text:p>
                                  <text:p text:style-name="Preformatted_20_Text">i : SmallInt;</text:p>
                                  <text:p text:style-name="Preformatted_20_Text">begin</text:p>
                                  <text:p text:style-name="Preformatted_20_Text">case Message.Msg of</text:p>
                                  <text:p text:style-name="Preformatted_20_Text">WM_MOUSEWHEEL :</text:p>
                                  <text:p text:style-name="Preformatted_20_Text">begin</text:p>
                                  <text:p text:style-name="Preformatted_20_Text">//Changing the message code from mousewheel to keydown</text:p>
                                  <text:p text:style-name="Preformatted_20_Text">Message.Msg <text:s text:c="3"/>:= WM_KEYDOWN;</text:p>
                                  <text:p text:style-name="Preformatted_20_Text">Message.LParam := 0;</text:p>
                                  <text:p text:style-name="Preformatted_20_Text">//Finding the direction of mousewheel up or down.</text:p>
                                  <text:p text:style-name="Preformatted_20_Text"><text:soft-page-break/>i <text:s text:c="13"/>:= HiWord(Message.WParam);</text:p>
                                  <text:p text:style-name="Preformatted_20_Text">//Simulating a keystroke according to mousewheel direction.</text:p>
                                  <text:p text:style-name="Preformatted_20_Text">if i &gt; 0 then</text:p>
                                  <text:p text:style-name="Preformatted_20_Text">Message.WParam := VK_UP</text:p>
                                  <text:p text:style-name="Preformatted_20_Text">else</text:p>
                                  <text:p text:style-name="Preformatted_20_Text">Message.WParam := VK_DOWN;</text:p>
                                  <text:p text:style-name="Preformatted_20_Text">end;</text:p>
                                  <text:p text:style-name="Preformatted_20_Text">end;</text:p>
                                  <text:p text:style-name="Preformatted_20_Text">inherited WndProc(Message);</text:p>
                                  <text:p text:style-name="Preformatted_20_Text">end;</text:p>
                                  <text:p text:style-name="Preformatted_20_Text">{------------------------------------------------------------------------------}</text:p>
                                  <text:p text:style-name="Preformatted_20_Text"/>
                                  <text:p text:style-name="P1">There you go you now have a TListBox behaving properly to mousewheel.</text:p>
                                </text:section>
                                <text:section text:style-name="Sect1" text:name="Section120">
                                  <text:p text:style-name="Text_20_body"><text:bookmark text:name="extra58"/>Posted by GTDelphiComponents on Tuesday, October 13, 2009 Here is how to a make a descentant of a TListBox to behave properly when user tries to scroll using the mouse wheel.Instead of scrolling down to the bottom of the list this code will make TListBox to scroll by one item at a time,regardless of the mouse wheel direction up or down.</text:p>
                                  <text:p text:style-name="Text_20_body">Contributed by: topellina &lt;riccardo.faiella@alice.it&gt;</text:p>
                                </text:section>
                                <text:p text:style-name="Text_20_body"/>
                                <text:h text:style-name="P3" text:outline-level="1" text:is-list-header="true"><text:bookmark text:name="routinename61"/>ListViewToCSV </text:h>
                                <text:p text:style-name="Text_20_body"><text:bookmark text:name="description61"/>TListView and CSV. </text:p>
                                <text:section text:style-name="Sect1" text:name="Section121">
                                  <text:p text:style-name="Preformatted_20_Text"><text:bookmark text:name="sourcecode60"/>TListView and CSV</text:p>
                                  <text:p text:style-name="Preformatted_20_Text">Posted by Dorin Duminica on Friday, October 9, 2009</text:p>
                                  <text:p text:style-name="Preformatted_20_Text">Labels: CSV, TListView, TListView from CSV / Comments: (0)</text:p>
                                  <text:p text:style-name="Preformatted_20_Text">If you ever need to save/load the content of a CSV file from/to a TListView, then this post will give you a start, but first what is a CSV file anyways? A CSV file is a format in which you can save table values as text. CSV stands for Comma Separated Values, Microsoft Excel can save/load sheets as/from CSV.</text:p>
                                  <text:p text:style-name="Preformatted_20_Text">More info about CSV format can be found here and here.</text:p>
                                  <text:p text:style-name="Preformatted_20_Text">here are the procedures which let's you save/load the content of a TListView to/from a CSV file.</text:p>
                                  <text:p text:style-name="Preformatted_20_Text">(* this procedure saves the content of a TListView *)</text:p>
                                  <text:p text:style-name="Preformatted_20_Text">(* <text:s text:c="2"/>to a CSV file *)</text:p>
                                  <text:p text:style-name="Preformatted_20_Text">procedure ListViewToCSV(</text:p>
                                  <text:p text:style-name="Preformatted_20_Text"><text:s text:c="10"/>theListView: TListView;</text:p>
                                  <text:p text:style-name="Preformatted_20_Text"><text:s text:c="10"/>const FileName: String);</text:p>
                                  <text:p text:style-name="Preformatted_20_Text">var item: TListItem;</text:p>
                                  <text:p text:style-name="Preformatted_20_Text"><text:s text:c="4"/>index,</text:p>
                                  <text:p text:style-name="Preformatted_20_Text"><text:s text:c="4"/>subIndex: Integer;</text:p>
                                  <text:p text:style-name="Preformatted_20_Text"><text:s text:c="4"/>theFile: TStringList;</text:p>
                                  <text:p text:style-name="Preformatted_20_Text"><text:s text:c="4"/>Line: String;</text:p>
                                  <text:p text:style-name="Preformatted_20_Text">begin</text:p>
                                  <text:p text:style-name="Preformatted_20_Text"><text:s text:c="5"/>(* initialize a TStringList *)</text:p>
                                  <text:p text:style-name="Preformatted_20_Text"><text:s text:c="5"/>theFile := TStringList.Create;</text:p>
                                  <text:p text:style-name="Preformatted_20_Text"><text:s text:c="5"/>(* loop to get all items of theListView *)</text:p>
                                  <text:p text:style-name="Preformatted_20_Text"><text:s text:c="5"/>for index := 0 to theListView.Items.Count -1 do begin</text:p>
                                  <text:p text:style-name="Preformatted_20_Text"><text:s text:c="9"/>(* store the current item in a local variable *)</text:p>
                                  <text:p text:style-name="Preformatted_20_Text"><text:s text:c="9"/>item := theListView.Items[index];</text:p>
                                  <text:p text:style-name="Preformatted_20_Text"><text:s text:c="9"/>(* format the current line of the CSV *)</text:p>
                                  <text:p text:style-name="Preformatted_20_Text"><text:s text:c="9"/>Line := Format('%s,%s',</text:p>
                                  <text:p text:style-name="Preformatted_20_Text"><text:s text:c="14"/>[item.Caption, item.SubItems.CommaText]);</text:p>
                                  <text:p text:style-name="Preformatted_20_Text"><text:s text:c="9"/>(* add the line to CSV *)</text:p>
                                  <text:p text:style-name="Preformatted_20_Text"><text:s text:c="9"/>theFile.Add(Line);</text:p>
                                  <text:p text:style-name="Preformatted_20_Text"><text:s text:c="5"/>end;</text:p>
                                  <text:p text:style-name="Preformatted_20_Text"><text:s text:c="5"/>(* save the CSV file *)</text:p>
                                  <text:p text:style-name="Preformatted_20_Text"><text:s text:c="5"/>theFile.SaveToFile(FileName);</text:p>
                                  <text:p text:style-name="Preformatted_20_Text"><text:s text:c="5"/>(* free theFile variable *)</text:p>
                                  <text:p text:style-name="Preformatted_20_Text"><text:s text:c="5"/>FreeAndNil(theFile);</text:p>
                                  <text:p text:style-name="Preformatted_20_Text">end;</text:p>
                                  <text:p text:style-name="Preformatted_20_Text"><text:s/></text:p>
                                  <text:p text:style-name="Preformatted_20_Text">(* this procedure loads the content of a CSV file *)</text:p>
                                  <text:p text:style-name="Preformatted_20_Text">(* to a TListView *)</text:p>
                                  <text:p text:style-name="Preformatted_20_Text">procedure ListViewFromCSV(</text:p>
                                  <text:p text:style-name="Preformatted_20_Text"><text:s text:c="10"/>theListView: TListView;</text:p>
                                  <text:p text:style-name="Preformatted_20_Text"><text:s text:c="10"/>const FileName: String);</text:p>
                                  <text:p text:style-name="Preformatted_20_Text">var item: TListItem;</text:p>
                                  <text:p text:style-name="Preformatted_20_Text"><text:s text:c="4"/>index,</text:p>
                                  <text:p text:style-name="Preformatted_20_Text"><text:s text:c="4"/>comPos,</text:p>
                                  <text:p text:style-name="Preformatted_20_Text"><text:s text:c="4"/>subIndex: Integer;</text:p>
                                  <text:p text:style-name="Preformatted_20_Text"><text:s text:c="4"/>theFile: TStringList;</text:p>
                                  <text:p text:style-name="Preformatted_20_Text"><text:s text:c="4"/>Line: String;</text:p>
                                  <text:p text:style-name="Preformatted_20_Text">begin</text:p>
                                  <text:p text:style-name="Preformatted_20_Text"><text:s text:c="5"/>(* initialize a TStringList *)</text:p>
                                  <text:p text:style-name="Preformatted_20_Text"><text:s text:c="5"/>theFile := TStringList.Create;</text:p>
                                  <text:p text:style-name="Preformatted_20_Text"><text:s text:c="5"/>(* then load it from FileName *)</text:p>
                                  <text:p text:style-name="Preformatted_20_Text"><text:soft-page-break/><text:s text:c="5"/>theFile.LoadFromFile(FileName);</text:p>
                                  <text:p text:style-name="Preformatted_20_Text"><text:s text:c="5"/>(* loop to get all lines *)</text:p>
                                  <text:p text:style-name="Preformatted_20_Text"><text:s text:c="5"/>for index := 0 to theFile.Count -1 do begin</text:p>
                                  <text:p text:style-name="Preformatted_20_Text"><text:s text:c="9"/>(* store each line in a string variable *)</text:p>
                                  <text:p text:style-name="Preformatted_20_Text"><text:s text:c="9"/>Line := theFile[index];</text:p>
                                  <text:p text:style-name="Preformatted_20_Text"><text:s text:c="9"/>(* for every line add a item to the list *)</text:p>
                                  <text:p text:style-name="Preformatted_20_Text"><text:s text:c="9"/>item := theListView.Items.Add;</text:p>
                                  <text:p text:style-name="Preformatted_20_Text"><text:s text:c="9"/>(* get the first comma from the line *)</text:p>
                                  <text:p text:style-name="Preformatted_20_Text"><text:s text:c="9"/>comPos := Pos(',', Line);</text:p>
                                  <text:p text:style-name="Preformatted_20_Text"><text:s text:c="9"/>(* copy the value from start of string to *)</text:p>
                                  <text:p text:style-name="Preformatted_20_Text"><text:s text:c="9"/>(* the position of comma -1 *)</text:p>
                                  <text:p text:style-name="Preformatted_20_Text"><text:s text:c="9"/>item.Caption := Copy(Line, 1, comPos -1);</text:p>
                                  <text:p text:style-name="Preformatted_20_Text"><text:s text:c="9"/>(* delete from Line starting from 1 to *)</text:p>
                                  <text:p text:style-name="Preformatted_20_Text"><text:s text:c="9"/>(* position of comma *)</text:p>
                                  <text:p text:style-name="Preformatted_20_Text"><text:s text:c="9"/>Delete(Line, 1, comPos);</text:p>
                                  <text:p text:style-name="Preformatted_20_Text"><text:s text:c="9"/>(* get the next comma *)</text:p>
                                  <text:p text:style-name="Preformatted_20_Text"><text:s text:c="9"/>comPos := Pos(',', Line);</text:p>
                                  <text:p text:style-name="Preformatted_20_Text"><text:s text:c="9"/>(* loop to get all values from the string *)</text:p>
                                  <text:p text:style-name="Preformatted_20_Text"><text:s text:c="9"/>(* 1 comma means 1 column *)</text:p>
                                  <text:p text:style-name="Preformatted_20_Text"><text:s text:c="9"/>while comPos &gt; 0 do begin</text:p>
                                  <text:p text:style-name="Preformatted_20_Text"><text:s text:c="15"/>item.SubItems.Add(Copy(Line, 1, comPos -1));</text:p>
                                  <text:p text:style-name="Preformatted_20_Text"><text:s text:c="15"/>Delete(Line, 1, comPos);</text:p>
                                  <text:p text:style-name="Preformatted_20_Text"><text:s text:c="15"/>comPos := Pos(',', Line);</text:p>
                                  <text:p text:style-name="Preformatted_20_Text"><text:s text:c="9"/>end;</text:p>
                                  <text:p text:style-name="Preformatted_20_Text"><text:s text:c="9"/>(* add last value as SubItem *)</text:p>
                                  <text:p text:style-name="Preformatted_20_Text"><text:s text:c="9"/>item.SubItems.Add(Line);</text:p>
                                  <text:p text:style-name="Preformatted_20_Text"><text:s text:c="5"/>end;</text:p>
                                  <text:p text:style-name="Preformatted_20_Text"><text:s text:c="5"/>(* free the TStringList *)</text:p>
                                  <text:p text:style-name="Preformatted_20_Text"><text:s text:c="5"/>FreeAndNil(theFile);</text:p>
                                  <text:p text:style-name="P1">end;</text:p>
                                </text:section>
                                <text:section text:style-name="Sect1" text:name="Section122">
                                  <text:p text:style-name="Text_20_body"><text:bookmark text:name="extra59"/>Contributed by: topellina &lt;riccardo.faiella@alice.it&gt;</text:p>
                                </text:section>
                                <text:p text:style-name="Text_20_body"/>
                                <text:section text:style-name="Sect1" text:name="Section124">
                                  <text:h text:style-name="P3" text:outline-level="1" text:is-list-header="true"><text:bookmark text:name="routinename63"/>MainFormAsDialog </text:h>
                                  <text:p text:style-name="Text_20_body"><text:bookmark text:name="description63"/>show the mainform as a dialog with a mainmenu. </text:p>
                                  <text:section text:style-name="Sect1" text:name="Section125">
                                    <text:p text:style-name="Preformatted_20_Text"><text:bookmark text:name="sourcecode62"/>(*</text:p>
                                    <text:p text:style-name="Preformatted_20_Text">If you want to show your mainform as a dialog (setting BorderStyle := bsDialog)</text:p>
                                    <text:p text:style-name="Preformatted_20_Text">and don't want to miss your main menu...</text:p>
                                    <text:p text:style-name="Preformatted_20_Text">*)</text:p>
                                    <text:p text:style-name="Preformatted_20_Text"/>
                                    <text:p text:style-name="Preformatted_20_Text">procedure TMain.FormCreate(Sender: TObject);</text:p>
                                    <text:p text:style-name="Preformatted_20_Text">begin</text:p>
                                    <text:p text:style-name="Preformatted_20_Text"><text:s text:c="2"/>//...</text:p>
                                    <text:p text:style-name="Preformatted_20_Text"><text:s text:c="2"/>Windows.SetMenu(Handle, MainMenu1.Handle);</text:p>
                                    <text:p text:style-name="P1">end;</text:p>
                                  </text:section>
                                  <text:section text:style-name="Sect1" text:name="Section126">
                                    <text:p text:style-name="Text_20_body"><text:bookmark text:name="extra61"/>Contributed by: topellina &lt;riccardo.faiella@alice.it&gt;</text:p>
                                  </text:section>
                                  <text:p text:style-name="Text_20_body"/>
                                  <text:h text:style-name="P3" text:outline-level="1" text:is-list-header="true"><text:bookmark text:name="routinename64"/>MapNetworkDrive </text:h>
                                  <text:p text:style-name="Text_20_body"><text:bookmark text:name="description64"/>Programmatically Execute the Map Network Drive Dialog. </text:p>
                                  <text:section text:style-name="Sect1" text:name="Section127">
                                    <text:p text:style-name="Preformatted_20_Text"><text:bookmark text:name="sourcecode63"/>When working with files and folders in your Delphi applications you might need to provide a user with an option to map a shared network path to a drive letter.</text:p>
                                    <text:p text:style-name="Preformatted_20_Text">A network path is usually given as a UNC (Universal / Uniform Naming Convention) path: "\\server\path\folder". UNC specifies a common syntax to describe the location of a network resource, such as a shared file, directory, or printer.</text:p>
                                    <text:p text:style-name="Preformatted_20_Text"/>
                                    <text:p text:style-name="Preformatted_20_Text">To manually assign a drive letter for a network path you can execute the "Map Network Drive" dialog from the Windows Explorer. See How To Map a Network Drive in Windows XP Using Windows Explorer.</text:p>
                                    <text:p text:style-name="Preformatted_20_Text"/>
                                    <text:p text:style-name="Preformatted_20_Text">Programmatically Execute the Map Network Drive Dialog</text:p>
                                    <text:p text:style-name="Preformatted_20_Text"/>
                                    <text:p text:style-name="Preformatted_20_Text">If you want to programmatically call the Map Network Drive Dialog in your Delphi application, you can do it by calling the WNetConnectionDialog1 Windows API function.</text:p>
                                    <text:p text:style-name="Preformatted_20_Text">The WNetConnectionDialog1 can be used to display the dialog by spefiying the unc path for the user to map it to a drive letter with an option to reconnect at logon.</text:p>
                                    <text:p text:style-name="Preformatted_20_Text"/>
                                    <text:p text:style-name="Preformatted_20_Text">A custom "MapNetworkDrive" function accepts a UNC path and displays the standard Map Network Drive dialog. The handle parameter specifies the owner of the dialog.</text:p>
                                    <text:p text:style-name="Preformatted_20_Text"/>
                                    <text:p text:style-name="Preformatted_20_Text">function MapNetworkDrive(const handle : THandle; const uncPath : string) : string;</text:p>
                                    <text:p text:style-name="Preformatted_20_Text">//returns mapped drive ("z:") on success </text:p>
                                    <text:p text:style-name="Preformatted_20_Text">//or uncPath on failure / cancel</text:p>
                                    <text:p text:style-name="Preformatted_20_Text">var</text:p>
                                    <text:p text:style-name="Preformatted_20_Text"><text:s text:c="2"/>cds : TConnectDlgStruct;</text:p>
                                    <text:p text:style-name="Preformatted_20_Text"><text:s text:c="2"/>netResource : TNetResource;</text:p>
                                    <text:p text:style-name="Preformatted_20_Text">begin</text:p>
                                    <text:p text:style-name="Preformatted_20_Text"><text:s text:c="2"/>result := uncPath;</text:p>
                                    <text:p text:style-name="Preformatted_20_Text"/>
                                    <text:p text:style-name="Preformatted_20_Text"><text:s text:c="2"/>ZeroMemory(@netResource, SizeOf(TNetResource)) ;</text:p>
                                    <text:p text:style-name="Preformatted_20_Text"><text:s text:c="2"/>netResource.dwType := RESOURCETYPE_DISK;</text:p>
                                    <text:p text:style-name="Preformatted_20_Text"><text:s text:c="2"/>netResource.lpRemoteName := PChar(uncPath) ;</text:p>
                                    <text:p text:style-name="Preformatted_20_Text"/>
                                    <text:p text:style-name="Preformatted_20_Text"><text:s text:c="2"/>cds.cbStructure := SizeOf(TConnectDlgStruct) ;</text:p>
                                    <text:p text:style-name="Preformatted_20_Text"><text:s text:c="2"/>cds.hwndOwner := handle;</text:p>
                                    <text:p text:style-name="Preformatted_20_Text"><text:s text:c="2"/>cds.lpConnRes := @netResource;</text:p>
                                    <text:p text:style-name="Preformatted_20_Text"><text:s text:c="2"/>cds.dwFlags := CONNDLG_PERSIST;</text:p>
                                    <text:p text:style-name="Preformatted_20_Text"/>
                                    <text:p text:style-name="Preformatted_20_Text"><text:s text:c="2"/>if WNetConnectionDialog1(cds) = NO_ERROR then</text:p>
                                    <text:p text:style-name="Preformatted_20_Text"><text:s text:c="2"/>begin</text:p>
                                    <text:p text:style-name="Preformatted_20_Text"><text:s text:c="4"/>result := Chr(-1 + Ord('A') + cds.dwDevNum) + DriveDelim;</text:p>
                                    <text:p text:style-name="Preformatted_20_Text"><text:s text:c="2"/>end;</text:p>
                                    <text:p text:style-name="Preformatted_20_Text">end;</text:p>
                                    <text:p text:style-name="Preformatted_20_Text">Usage: MapNetworkDrive(Application.Handle, '\\server\shared-folder');</text:p>
                                    <text:p text:style-name="Preformatted_20_Text">If the user cancels the dialog or if the function call is unsuccessful, the function returns the uncPath provided. On success the mapped drive letter is returned by the function.</text:p>
                                    <text:p text:style-name="Preformatted_20_Text"/>
                                    <text:p text:style-name="Preformatted_20_Text">TNetDrive</text:p>
                                    <text:p text:style-name="Preformatted_20_Text"/>
                                    <text:p text:style-name="Preformatted_20_Text"><text:soft-page-break/>TNetDrive is a non-visual Delphi component that programmatically connects a network path to a drive name:</text:p>
                                    <text:p text:style-name="P1">NetDrive.Connect(&lt;network path&gt;,&lt;user name&gt;,&lt;password&gt;);</text:p>
                                  </text:section>
                                  <text:section text:style-name="Sect1" text:name="Section128">
                                    <text:p text:style-name="Text_20_body"><text:bookmark text:name="extra62"/>Contributed by: topellina &lt;riccardo.faiella@alice.it&gt;</text:p>
                                  </text:section>
                                  <text:p text:style-name="Text_20_body"/>
                                  <text:section text:style-name="Sect1" text:name="Section130">
                                    <text:h text:style-name="P3" text:outline-level="1" text:is-list-header="true"><text:bookmark text:name="routinename66"/>maximizing </text:h>
                                    <text:p text:style-name="Text_20_body"><text:bookmark text:name="description66"/>Capture Maximize/Minimize Menu button click. </text:p>
                                    <text:section text:style-name="Sect1" text:name="Section131">
                                      <text:p text:style-name="Preformatted_20_Text"><text:bookmark text:name="sourcecode65"/>If you want to react on user maximizing or minimizing a Delphi form, use the code below:</text:p>
                                      <text:p text:style-name="Preformatted_20_Text">~~~~~~~~~~~~~~~~~~~~~~~~~</text:p>
                                      <text:p text:style-name="Preformatted_20_Text">...</text:p>
                                      <text:p text:style-name="Preformatted_20_Text">public</text:p>
                                      <text:p text:style-name="Preformatted_20_Text"><text:s text:c="3"/>procedure WMSysCommand</text:p>
                                      <text:p text:style-name="Preformatted_20_Text"><text:s text:c="5"/>(var Msg: TWMSysCommand) ;</text:p>
                                      <text:p text:style-name="Preformatted_20_Text">message WM_SYSCOMMAND;</text:p>
                                      <text:p text:style-name="Preformatted_20_Text">...</text:p>
                                      <text:p text:style-name="Preformatted_20_Text"/>
                                      <text:p text:style-name="Preformatted_20_Text">implementation</text:p>
                                      <text:p text:style-name="Preformatted_20_Text">...</text:p>
                                      <text:p text:style-name="Preformatted_20_Text">procedure TForm1.WMSysCommand;</text:p>
                                      <text:p text:style-name="Preformatted_20_Text">begin</text:p>
                                      <text:p text:style-name="Preformatted_20_Text"><text:s text:c="3"/>if (Msg.CmdType = SC_MINIMIZE) or</text:p>
                                      <text:p text:style-name="Preformatted_20_Text"><text:s text:c="6"/>(Msg.CmdType = SC_MAXIMIZE) then</text:p>
                                      <text:p text:style-name="Preformatted_20_Text"><text:s text:c="3"/>MessageBeep(0) ;</text:p>
                                      <text:p text:style-name="Preformatted_20_Text"><text:s text:c="3"/></text:p>
                                      <text:p text:style-name="Preformatted_20_Text"><text:s text:c="3"/>DefaultHandler(Msg) ;</text:p>
                                      <text:p text:style-name="Preformatted_20_Text">end;</text:p>
                                      <text:p text:style-name="Preformatted_20_Text"/>
                                      <text:p text:style-name="P1">~~~~</text:p>
                                    </text:section>
                                    <text:section text:style-name="Sect1" text:name="Section132">
                                      <text:p text:style-name="Text_20_body"><text:bookmark text:name="extra64"/>Contributed by: topellina &lt;riccardo.faiella@alice.it&gt;</text:p>
                                    </text:section>
                                    <text:p text:style-name="Text_20_body"/>
                                    <text:h text:style-name="P3" text:outline-level="1" text:is-list-header="true"><text:bookmark text:name="routinename67"/>MdiApplicationTutorial </text:h>
                                    <text:p text:style-name="Text_20_body"><text:bookmark text:name="description67"/>MDI Application Tutorial. </text:p>
                                    <text:section text:style-name="Sect1" text:name="Section133">
                                      <text:p text:style-name="Preformatted_20_Text"><text:bookmark text:name="sourcecode66"/>MDI Application Tutorial</text:p>
                                      <text:p text:style-name="Preformatted_20_Text">Posted by Dorin Duminica</text:p>
                                      <text:p text:style-name="Preformatted_20_Text">Labels: MDI / Comments: (0)</text:p>
                                      <text:p text:style-name="Preformatted_20_Text">How about creating a MDI(Multiple Document Interface) application?</text:p>
                                      <text:p text:style-name="Preformatted_20_Text">For this you need to</text:p>
                                      <text:p text:style-name="Preformatted_20_Text">- start Delphi</text:p>
                                      <text:p text:style-name="Preformatted_20_Text">- create a new VCL forms application</text:p>
                                      <text:p text:style-name="Preformatted_20_Text">- change main form's FormStyle property to fsMDIForm</text:p>
                                      <text:p text:style-name="Preformatted_20_Text">- create a new form via main menu File -&gt; New -&gt; Form</text:p>
                                      <text:p text:style-name="Preformatted_20_Text">- go to main menu Project -&gt; View Source</text:p>
                                      <text:p text:style-name="Preformatted_20_Text">begin</text:p>
                                      <text:p text:style-name="Preformatted_20_Text"><text:s text:c="2"/>Application.Initialize;</text:p>
                                      <text:p text:style-name="Preformatted_20_Text"><text:s text:c="2"/>Application.MainFormOnTaskbar := True;</text:p>
                                      <text:p text:style-name="Preformatted_20_Text"><text:s text:c="2"/>Application.CreateForm(TForm1, Form1);</text:p>
                                      <text:p text:style-name="Preformatted_20_Text"><text:s text:c="2"/>Application.CreateForm(TForm2, Form2); (* remove this line! or comment *)</text:p>
                                      <text:p text:style-name="Preformatted_20_Text"><text:s text:c="2"/>Application.Run;</text:p>
                                      <text:p text:style-name="Preformatted_20_Text">end.</text:p>
                                      <text:p text:style-name="Preformatted_20_Text">it should look like this after modification</text:p>
                                      <text:p text:style-name="Preformatted_20_Text">begin</text:p>
                                      <text:p text:style-name="Preformatted_20_Text"><text:s text:c="2"/>Application.Initialize;</text:p>
                                      <text:p text:style-name="Preformatted_20_Text"><text:s text:c="2"/>Application.MainFormOnTaskbar := True;</text:p>
                                      <text:p text:style-name="Preformatted_20_Text"><text:s text:c="2"/>Application.CreateForm(TForm1, Form1);</text:p>
                                      <text:p text:style-name="Preformatted_20_Text"><text:s text:c="2"/>Application.Run;</text:p>
                                      <text:p text:style-name="Preformatted_20_Text">end.</text:p>
                                      <text:p text:style-name="Preformatted_20_Text">we don't want form2 to be created at startup.</text:p>
                                      <text:p text:style-name="Preformatted_20_Text">Now switch to form2 and change FormStyle to fmMDIChild, go to Events in object inspector double click the OnClose property and write Action := caFree; so that the form will be freed from memory when it's closed</text:p>
                                      <text:p text:style-name="Preformatted_20_Text">procedure TForm2.FormClose(Sender: TObject; var Action: TCloseAction);</text:p>
                                      <text:p text:style-name="Preformatted_20_Text">begin</text:p>
                                      <text:p text:style-name="Preformatted_20_Text"><text:s text:c="2"/>Action := caFree;</text:p>
                                      <text:p text:style-name="Preformatted_20_Text">end;</text:p>
                                      <text:p text:style-name="Preformatted_20_Text">now add a TMainMenu component from Standard tab, add a File menu item and a New Form(or whatever you want to call it) menu item to File and on New Form's event add this code</text:p>
                                      <text:p text:style-name="Preformatted_20_Text">procedure TForm1.NewForm1Click(Sender: TObject);</text:p>
                                      <text:p text:style-name="Preformatted_20_Text">var</text:p>
                                      <text:p text:style-name="Preformatted_20_Text"><text:s text:c="2"/>NewMDIChild: TForm2;</text:p>
                                      <text:p text:style-name="Preformatted_20_Text">begin</text:p>
                                      <text:p text:style-name="Preformatted_20_Text"><text:s text:c="2"/>NewMDIChild := TForm2.Create(Application);</text:p>
                                      <text:p text:style-name="Preformatted_20_Text">end;</text:p>
                                      <text:p text:style-name="P1">all you have to do now is to hit F9 to run the application and have fun with it, you can download source code of this tutorial fallowing this link.</text:p>
                                    </text:section>
                                    <text:section text:style-name="Sect1" text:name="Section134">
                                      <text:p text:style-name="Text_20_body"><text:bookmark text:name="extra65"/>Contributed by: topellina &lt;riccardo.faiella@alice.it&gt;</text:p>
                                    </text:section>
                                    <text:p text:style-name="Text_20_body"/>
                                    <text:h text:style-name="P3" text:outline-level="1" text:is-list-header="true"><text:bookmark text:name="routinename68"/>MemoInStringGrid </text:h>
                                    <text:p text:style-name="Text_20_body"><text:bookmark text:name="description68"/>combine a TMemo with a TStringGrid cell. </text:p>
                                    <text:section text:style-name="Sect1" text:name="Section135">
                                      <text:p text:style-name="Preformatted_20_Text"><text:bookmark text:name="sourcecode67"/>unit MainGrid;</text:p>
                                      <text:p text:style-name="Preformatted_20_Text"/>
                                      <text:p text:style-name="Preformatted_20_Text">interface</text:p>
                                      <text:p text:style-name="Preformatted_20_Text"/>
                                      <text:p text:style-name="Preformatted_20_Text">uses</text:p>
                                      <text:p text:style-name="Preformatted_20_Text"><text:s text:c="2"/>Windows, Messages, SysUtils, Variants, Classes, Graphics, Controls, Forms,</text:p>
                                      <text:p text:style-name="Preformatted_20_Text"><text:s text:c="2"/>Dialogs, Grids, ExtCtrls, StdCtrls;</text:p>
                                      <text:p text:style-name="Preformatted_20_Text"/>
                                      <text:p text:style-name="Preformatted_20_Text">type</text:p>
                                      <text:p text:style-name="Preformatted_20_Text"><text:s text:c="2"/>PGridTexte = ^TGridTexte;</text:p>
                                      <text:p text:style-name="Preformatted_20_Text"><text:s text:c="2"/>TGridTexte = record</text:p>
                                      <text:p text:style-name="Preformatted_20_Text"><text:s text:c="4"/>Msg: string;</text:p>
                                      <text:p text:style-name="Preformatted_20_Text"><text:s text:c="4"/>Zeit: TTime;</text:p>
                                      <text:p text:style-name="Preformatted_20_Text"><text:s text:c="4"/>ZeitStr: string;</text:p>
                                      <text:p text:style-name="Preformatted_20_Text"><text:s text:c="2"/>end;</text:p>
                                      <text:p text:style-name="Preformatted_20_Text"><text:s text:c="2"/>TStringGrid = class(Grids.TStringGrid)</text:p>
                                      <text:p text:style-name="Preformatted_20_Text"><text:s text:c="2"/>private</text:p>
                                      <text:p text:style-name="Preformatted_20_Text"><text:s text:c="4"/>procedure WMSetCursor(var Msg: TWMSetCursor); message WM_SETCURSOR;</text:p>
                                      <text:p text:style-name="Preformatted_20_Text"><text:s text:c="4"/>procedure GridTexteDestroy;</text:p>
                                      <text:p text:style-name="Preformatted_20_Text"><text:s text:c="4"/>procedure FMemoSetze;</text:p>
                                      <text:p text:style-name="Preformatted_20_Text"><text:s text:c="4"/>procedure FMemoOnEnter(Sender: TObject);</text:p>
                                      <text:p text:style-name="Preformatted_20_Text"><text:s text:c="4"/>procedure FMemoOnExit(Sender: TObject);</text:p>
                                      <text:p text:style-name="Preformatted_20_Text"><text:s text:c="4"/>procedure FRowNull;</text:p>
                                      <text:p text:style-name="Preformatted_20_Text"><text:s text:c="4"/>function NewGridTexte(T: TTime): PGridTexte;</text:p>
                                      <text:p text:style-name="Preformatted_20_Text"><text:s text:c="2"/>public</text:p>
                                      <text:p text:style-name="Preformatted_20_Text"><text:s text:c="4"/>FMemo: TMemo;</text:p>
                                      <text:p text:style-name="Preformatted_20_Text"><text:s text:c="4"/>FTextList: TList;</text:p>
                                      <text:p text:style-name="Preformatted_20_Text"><text:s text:c="4"/>FRow,</text:p>
                                      <text:p text:style-name="Preformatted_20_Text"><text:s text:c="4"/>FCol: Integer;</text:p>
                                      <text:p text:style-name="Preformatted_20_Text"><text:s text:c="4"/>constructor Create(AOwner: TComponent); override;</text:p>
                                      <text:p text:style-name="Preformatted_20_Text"><text:s text:c="4"/>destructor Destroy; override;</text:p>
                                      <text:p text:style-name="Preformatted_20_Text"><text:s text:c="4"/>procedure GridTexteCreate(Max: Integer);</text:p>
                                      <text:p text:style-name="Preformatted_20_Text"><text:s text:c="2"/>end;</text:p>
                                      <text:p text:style-name="Preformatted_20_Text"><text:s text:c="2"/>//***************************************</text:p>
                                      <text:p text:style-name="Preformatted_20_Text"><text:s text:c="2"/>TMain = class(TForm)</text:p>
                                      <text:p text:style-name="Preformatted_20_Text"><text:s text:c="4"/>PanelZeitBox: TPanel;</text:p>
                                      <text:p text:style-name="Preformatted_20_Text"><text:s text:c="4"/>StringGrid: TStringGrid;</text:p>
                                      <text:p text:style-name="Preformatted_20_Text"><text:s text:c="4"/>Memo1: TMemo;</text:p>
                                      <text:p text:style-name="Preformatted_20_Text"><text:s text:c="4"/>procedure FormCreate(Sender: TObject);</text:p>
                                      <text:p text:style-name="Preformatted_20_Text"><text:s text:c="4"/>procedure StringGridDrawCell(Sender: TObject; ACol, ARow: Integer;</text:p>
                                      <text:p text:style-name="Preformatted_20_Text"><text:s text:c="6"/>Rect: TRect; State: TGridDrawState);</text:p>
                                      <text:p text:style-name="Preformatted_20_Text"><text:s text:c="4"/>procedure FormShow(Sender: TObject);</text:p>
                                      <text:p text:style-name="Preformatted_20_Text"><text:s text:c="2"/>private</text:p>
                                      <text:p text:style-name="Preformatted_20_Text"><text:s text:c="2"/>public</text:p>
                                      <text:p text:style-name="Preformatted_20_Text"><text:s text:c="4"/>{ Public-Deklarationen }</text:p>
                                      <text:p text:style-name="Preformatted_20_Text"><text:s text:c="2"/>end;</text:p>
                                      <text:p text:style-name="Preformatted_20_Text">var</text:p>
                                      <text:p text:style-name="Preformatted_20_Text"><text:s text:c="2"/>Main: TMain;</text:p>
                                      <text:p text:style-name="Preformatted_20_Text"/>
                                      <text:p text:style-name="Preformatted_20_Text">implementation</text:p>
                                      <text:p text:style-name="Preformatted_20_Text"/>
                                      <text:p text:style-name="Preformatted_20_Text">uses</text:p>
                                      <text:p text:style-name="Preformatted_20_Text"><text:s text:c="2"/>DateUtils;</text:p>
                                      <text:p text:style-name="Preformatted_20_Text">{$R *.dfm}</text:p>
                                      <text:p text:style-name="Preformatted_20_Text"><text:soft-page-break/>{$I MainGrid.inc}</text:p>
                                      <text:p text:style-name="Preformatted_20_Text"/>
                                      <text:p text:style-name="Preformatted_20_Text">procedure TMain.FormCreate(Sender: TObject);</text:p>
                                      <text:p text:style-name="Preformatted_20_Text">begin</text:p>
                                      <text:p text:style-name="Preformatted_20_Text"><text:s text:c="2"/>PanelZeitBox.Align := alRight;</text:p>
                                      <text:p text:style-name="Preformatted_20_Text"><text:s text:c="2"/>PanelZeitBox.Width := 300;</text:p>
                                      <text:p text:style-name="Preformatted_20_Text"><text:s text:c="2"/>with StringGrid do</text:p>
                                      <text:p text:style-name="Preformatted_20_Text"><text:s text:c="2"/>begin</text:p>
                                      <text:p text:style-name="Preformatted_20_Text"><text:s text:c="4"/>Parent <text:s text:c="10"/>:= PanelZeitBox;</text:p>
                                      <text:p text:style-name="Preformatted_20_Text"><text:s text:c="4"/>DefaultRowHeight := PanelZeitBox.Height div 12;</text:p>
                                      <text:p text:style-name="Preformatted_20_Text"><text:s text:c="4"/>Height <text:s text:c="10"/>:= PanelZeitBox.Height;</text:p>
                                      <text:p text:style-name="Preformatted_20_Text"><text:s text:c="4"/>DefaultColWidth <text:s/>:= 60;</text:p>
                                      <text:p text:style-name="Preformatted_20_Text"><text:s text:c="4"/>RowCount <text:s text:c="8"/>:= 24 * 4;</text:p>
                                      <text:p text:style-name="Preformatted_20_Text"><text:s text:c="4"/>ColWidths[1] <text:s text:c="4"/>:= PanelZeitBox.Width - DefaultColWidth - 18;</text:p>
                                      <text:p text:style-name="Preformatted_20_Text"><text:s text:c="4"/>GridTexteCreate(RowCount);</text:p>
                                      <text:p text:style-name="Preformatted_20_Text"><text:s text:c="4"/>FMemoSetze;</text:p>
                                      <text:p text:style-name="Preformatted_20_Text"><text:s text:c="2"/>end;</text:p>
                                      <text:p text:style-name="Preformatted_20_Text">end;</text:p>
                                      <text:p text:style-name="Preformatted_20_Text">//------------------------------------------------------------------------------</text:p>
                                      <text:p text:style-name="Preformatted_20_Text"/>
                                      <text:p text:style-name="Preformatted_20_Text">procedure TMain.FormShow(Sender: TObject);</text:p>
                                      <text:p text:style-name="Preformatted_20_Text">begin</text:p>
                                      <text:p text:style-name="Preformatted_20_Text"><text:s text:c="2"/>StringGrid.FMemo.SetFocus;</text:p>
                                      <text:p text:style-name="Preformatted_20_Text">end;</text:p>
                                      <text:p text:style-name="Preformatted_20_Text">//------------------------------------------------------------------------------</text:p>
                                      <text:p text:style-name="Preformatted_20_Text"/>
                                      <text:p text:style-name="Preformatted_20_Text">procedure TMain.StringGridDrawCell(Sender: TObject; ACol, ARow: Integer;</text:p>
                                      <text:p text:style-name="Preformatted_20_Text"><text:s text:c="2"/>Rect: TRect; State: TGridDrawState);</text:p>
                                      <text:p text:style-name="Preformatted_20_Text">var</text:p>
                                      <text:p text:style-name="Preformatted_20_Text"><text:s text:c="2"/>S: string;</text:p>
                                      <text:p text:style-name="Preformatted_20_Text"><text:s text:c="2"/>I: Integer;</text:p>
                                      <text:p text:style-name="Preformatted_20_Text"><text:s text:c="2"/>Hour, Min, Sec, MSec: Word;</text:p>
                                      <text:p text:style-name="Preformatted_20_Text">begin</text:p>
                                      <text:p text:style-name="Preformatted_20_Text"><text:s text:c="2"/>with StringGrid, Canvas do</text:p>
                                      <text:p text:style-name="Preformatted_20_Text"><text:s text:c="2"/>begin</text:p>
                                      <text:p text:style-name="Preformatted_20_Text"><text:s text:c="4"/>FRowNull;</text:p>
                                      <text:p text:style-name="Preformatted_20_Text"><text:s text:c="4"/>if ACol &gt; 0 then</text:p>
                                      <text:p text:style-name="Preformatted_20_Text"><text:s text:c="4"/>begin</text:p>
                                      <text:p text:style-name="Preformatted_20_Text"><text:s text:c="6"/>S := PGridTexte(FTextList[ARow])^.Msg;</text:p>
                                      <text:p text:style-name="Preformatted_20_Text"><text:s text:c="6"/>DrawText(Canvas.Handle, PChar(S), Length(S), Rect, DT_WordBreak);</text:p>
                                      <text:p text:style-name="Preformatted_20_Text"><text:s text:c="4"/>end </text:p>
                                      <text:p text:style-name="Preformatted_20_Text"><text:s text:c="4"/>else </text:p>
                                      <text:p text:style-name="Preformatted_20_Text"><text:s text:c="4"/>begin</text:p>
                                      <text:p text:style-name="Preformatted_20_Text"><text:s text:c="6"/>S := PGridTexte(FTextList[ARow])^.ZeitStr;</text:p>
                                      <text:p text:style-name="Preformatted_20_Text"><text:s text:c="6"/>DecodeTime(PGridTexte(FTextList[ARow])^.Zeit, Hour, Min, Sec, MSec);</text:p>
                                      <text:p text:style-name="Preformatted_20_Text"><text:s text:c="6"/>if Min = 0 then Font.Style := [fsBold]</text:p>
                                      <text:p text:style-name="Preformatted_20_Text"><text:s text:c="6"/>else </text:p>
                                      <text:p text:style-name="Preformatted_20_Text"><text:s text:c="8"/>Font.Style := [];</text:p>
                                      <text:p text:style-name="Preformatted_20_Text"><text:s text:c="6"/>Rect.Right := Rect.Right - 5;</text:p>
                                      <text:p text:style-name="Preformatted_20_Text"><text:s text:c="6"/>Rect.Top <text:s text:c="2"/>:= Rect.Top + TextHeight(S);</text:p>
                                      <text:p text:style-name="Preformatted_20_Text"><text:s text:c="6"/>DrawText(Canvas.Handle, PChar(S), Length(S), Rect, DT_RIGHT);</text:p>
                                      <text:p text:style-name="Preformatted_20_Text"><text:s text:c="4"/>end;</text:p>
                                      <text:p text:style-name="Preformatted_20_Text"><text:s text:c="2"/>end;</text:p>
                                      <text:p text:style-name="Preformatted_20_Text">end;</text:p>
                                      <text:p text:style-name="Preformatted_20_Text"/>
                                      <text:p text:style-name="Preformatted_20_Text">{TStringGrid-public************************************************************}</text:p>
                                      <text:p text:style-name="Preformatted_20_Text"/>
                                      <text:p text:style-name="Preformatted_20_Text">procedure TStringGrid.WMSetCursor(var Msg: TWMSetCursor);</text:p>
                                      <text:p text:style-name="Preformatted_20_Text">begin</text:p>
                                      <text:p text:style-name="Preformatted_20_Text"><text:s text:c="2"/>inherited;</text:p>
                                      <text:p text:style-name="Preformatted_20_Text"><text:s text:c="2"/>FMemo.Visible := True;</text:p>
                                      <text:p text:style-name="Preformatted_20_Text"><text:soft-page-break/><text:s text:c="2"/>if FMemo.Focused then Exit;</text:p>
                                      <text:p text:style-name="Preformatted_20_Text"><text:s text:c="2"/>FCol := Col;</text:p>
                                      <text:p text:style-name="Preformatted_20_Text"><text:s text:c="2"/>FRow := Row;</text:p>
                                      <text:p text:style-name="Preformatted_20_Text"><text:s text:c="2"/>FMemoSetze;</text:p>
                                      <text:p text:style-name="Preformatted_20_Text"><text:s text:c="2"/>FMemo.SetFocus;</text:p>
                                      <text:p text:style-name="Preformatted_20_Text">end;</text:p>
                                      <text:p text:style-name="Preformatted_20_Text">//------------------------------------------------------------------------------</text:p>
                                      <text:p text:style-name="Preformatted_20_Text">constructor TStringGrid.Create(AOwner: TComponent);</text:p>
                                      <text:p text:style-name="Preformatted_20_Text">begin</text:p>
                                      <text:p text:style-name="Preformatted_20_Text"><text:s text:c="2"/>inherited Create(AOwner);</text:p>
                                      <text:p text:style-name="Preformatted_20_Text"><text:s text:c="2"/>FTextList := TList.Create;</text:p>
                                      <text:p text:style-name="Preformatted_20_Text"><text:s text:c="2"/>FMemo <text:s text:c="4"/>:= TMemo.Create(Self);</text:p>
                                      <text:p text:style-name="Preformatted_20_Text"><text:s text:c="2"/>with FMemo do</text:p>
                                      <text:p text:style-name="Preformatted_20_Text"><text:s text:c="2"/>begin</text:p>
                                      <text:p text:style-name="Preformatted_20_Text"><text:s text:c="4"/>Parent <text:s text:c="5"/>:= Self;</text:p>
                                      <text:p text:style-name="Preformatted_20_Text"><text:s text:c="4"/>BorderStyle := bsNone;</text:p>
                                      <text:p text:style-name="Preformatted_20_Text"><text:s text:c="4"/>MaxLength <text:s text:c="2"/>:= 100;//sollten nur max 2 Zeilen werden</text:p>
                                      <text:p text:style-name="Preformatted_20_Text"><text:s text:c="4"/>Color <text:s text:c="6"/>:= TColor($00C8D6DD);</text:p>
                                      <text:p text:style-name="Preformatted_20_Text"><text:s text:c="4"/>OnEnter <text:s text:c="4"/>:= FMemoOnEnter;</text:p>
                                      <text:p text:style-name="Preformatted_20_Text"><text:s text:c="4"/>OnExit <text:s text:c="5"/>:= FMemoOnExit</text:p>
                                      <text:p text:style-name="Preformatted_20_Text"><text:s text:c="2"/>end;</text:p>
                                      <text:p text:style-name="Preformatted_20_Text"><text:s text:c="2"/>FixedCols <text:s text:c="2"/>:= 1;</text:p>
                                      <text:p text:style-name="Preformatted_20_Text"><text:s text:c="2"/>FixedRows <text:s text:c="2"/>:= 0;</text:p>
                                      <text:p text:style-name="Preformatted_20_Text"><text:s text:c="2"/>FixedColor <text:s/>:= $00BBCCD5;</text:p>
                                      <text:p text:style-name="Preformatted_20_Text"><text:s text:c="2"/>Color <text:s text:c="6"/>:= $00BBCCD5;</text:p>
                                      <text:p text:style-name="Preformatted_20_Text"><text:s text:c="2"/>ScrollBars <text:s/>:= ssVertical;</text:p>
                                      <text:p text:style-name="Preformatted_20_Text"><text:s text:c="2"/>BorderStyle := bsNone;</text:p>
                                      <text:p text:style-name="Preformatted_20_Text"><text:s text:c="2"/>Options <text:s text:c="4"/>:= [goHorzLine];</text:p>
                                      <text:p text:style-name="Preformatted_20_Text"><text:s text:c="2"/>FCol <text:s text:c="7"/>:= 1;</text:p>
                                      <text:p text:style-name="Preformatted_20_Text"><text:s text:c="2"/>FRow <text:s text:c="7"/>:= 0;</text:p>
                                      <text:p text:style-name="Preformatted_20_Text"><text:s text:c="2"/>ColCount <text:s text:c="3"/>:= 2;</text:p>
                                      <text:p text:style-name="Preformatted_20_Text">end;</text:p>
                                      <text:p text:style-name="Preformatted_20_Text">//------------------------------------------------------------------------------</text:p>
                                      <text:p text:style-name="Preformatted_20_Text">destructor TStringGrid.Destroy;</text:p>
                                      <text:p text:style-name="Preformatted_20_Text">begin</text:p>
                                      <text:p text:style-name="Preformatted_20_Text"><text:s text:c="2"/>FMemo.Free;</text:p>
                                      <text:p text:style-name="Preformatted_20_Text"><text:s text:c="2"/>GridTexteDestroy;</text:p>
                                      <text:p text:style-name="Preformatted_20_Text"><text:s text:c="2"/>inherited Destroy;</text:p>
                                      <text:p text:style-name="Preformatted_20_Text">end;</text:p>
                                      <text:p text:style-name="Preformatted_20_Text">//------------------------------------------------------------------------------</text:p>
                                      <text:p text:style-name="Preformatted_20_Text"/>
                                      <text:p text:style-name="Preformatted_20_Text">procedure TStringGrid.GridTexteCreate(Max: Integer);</text:p>
                                      <text:p text:style-name="Preformatted_20_Text">var</text:p>
                                      <text:p text:style-name="Preformatted_20_Text"><text:s text:c="2"/>I: Integer;</text:p>
                                      <text:p text:style-name="Preformatted_20_Text"><text:s text:c="2"/>T: TTime;</text:p>
                                      <text:p text:style-name="Preformatted_20_Text">begin</text:p>
                                      <text:p text:style-name="Preformatted_20_Text"><text:s text:c="2"/>T := 0;</text:p>
                                      <text:p text:style-name="Preformatted_20_Text"><text:s text:c="2"/>for I := 0 to Max do</text:p>
                                      <text:p text:style-name="Preformatted_20_Text"><text:s text:c="2"/>begin</text:p>
                                      <text:p text:style-name="Preformatted_20_Text"><text:s text:c="4"/>FTextList.Add(NewGridTexte(T));</text:p>
                                      <text:p text:style-name="Preformatted_20_Text"><text:s text:c="4"/>T := IncMinute(T, 15);//DateUtils</text:p>
                                      <text:p text:style-name="Preformatted_20_Text"><text:s text:c="2"/>end;</text:p>
                                      <text:p text:style-name="Preformatted_20_Text">end;</text:p>
                                      <text:p text:style-name="Preformatted_20_Text">//Private-----------------------------------------------------------------------</text:p>
                                      <text:p text:style-name="Preformatted_20_Text"/>
                                      <text:p text:style-name="Preformatted_20_Text">procedure TStringGrid.GridTexteDestroy;</text:p>
                                      <text:p text:style-name="Preformatted_20_Text">var</text:p>
                                      <text:p text:style-name="Preformatted_20_Text"><text:s text:c="2"/>I: Integer;</text:p>
                                      <text:p text:style-name="Preformatted_20_Text">begin</text:p>
                                      <text:p text:style-name="Preformatted_20_Text"><text:s text:c="2"/>for I := 0 to FTextList.Count - 1 do dispose(PGridTexte(FTextList[I]));</text:p>
                                      <text:p text:style-name="Preformatted_20_Text"><text:s text:c="2"/>FTextList.Free;</text:p>
                                      <text:p text:style-name="Preformatted_20_Text"><text:soft-page-break/>end;</text:p>
                                      <text:p text:style-name="Preformatted_20_Text">//------------------------------------------------------------------------------</text:p>
                                      <text:p text:style-name="Preformatted_20_Text"/>
                                      <text:p text:style-name="Preformatted_20_Text">procedure TStringGrid.FMemoSetze;</text:p>
                                      <text:p text:style-name="Preformatted_20_Text">var</text:p>
                                      <text:p text:style-name="Preformatted_20_Text"><text:s text:c="2"/>R: TRect;</text:p>
                                      <text:p text:style-name="Preformatted_20_Text">begin</text:p>
                                      <text:p text:style-name="Preformatted_20_Text"><text:s text:c="2"/>FRowNull;</text:p>
                                      <text:p text:style-name="Preformatted_20_Text"><text:s text:c="2"/>if (FCol = 1) and (FRow &lt; RowCount) then</text:p>
                                      <text:p text:style-name="Preformatted_20_Text"><text:s text:c="2"/>begin</text:p>
                                      <text:p text:style-name="Preformatted_20_Text"><text:s text:c="4"/>R <text:s text:c="7"/>:= CellRect(FCol, FRow);</text:p>
                                      <text:p text:style-name="Preformatted_20_Text"><text:s text:c="4"/>R.Left <text:s text:c="2"/>:= R.Left + Left;</text:p>
                                      <text:p text:style-name="Preformatted_20_Text"><text:s text:c="4"/>R.Right <text:s/>:= R.Right + Left;</text:p>
                                      <text:p text:style-name="Preformatted_20_Text"><text:s text:c="4"/>R.Top <text:s text:c="3"/>:= R.Top + Top;</text:p>
                                      <text:p text:style-name="Preformatted_20_Text"><text:s text:c="4"/>R.Bottom := R.Bottom + Top;</text:p>
                                      <text:p text:style-name="Preformatted_20_Text"><text:s text:c="4"/>with FMemo do</text:p>
                                      <text:p text:style-name="Preformatted_20_Text"><text:s text:c="4"/>begin</text:p>
                                      <text:p text:style-name="Preformatted_20_Text"><text:s text:c="6"/>Left <text:s text:c="3"/>:= R.Left - 1;</text:p>
                                      <text:p text:style-name="Preformatted_20_Text"><text:s text:c="6"/>Top <text:s text:c="4"/>:= R.Top - 1;</text:p>
                                      <text:p text:style-name="Preformatted_20_Text"><text:s text:c="6"/>Width <text:s text:c="2"/>:= R.Right - R.Left;</text:p>
                                      <text:p text:style-name="Preformatted_20_Text"><text:s text:c="6"/>Height <text:s/>:= R.Bottom - R.Top;</text:p>
                                      <text:p text:style-name="Preformatted_20_Text"><text:s text:c="6"/>Visible := True;</text:p>
                                      <text:p text:style-name="Preformatted_20_Text"><text:s text:c="6"/>Text <text:s text:c="3"/>:= PGridTexte(FTextList[FRow])^.Msg;</text:p>
                                      <text:p text:style-name="Preformatted_20_Text"><text:s text:c="4"/>end;</text:p>
                                      <text:p text:style-name="Preformatted_20_Text"><text:s text:c="2"/>end;</text:p>
                                      <text:p text:style-name="Preformatted_20_Text">end;</text:p>
                                      <text:p text:style-name="Preformatted_20_Text">//------------------------------------------------------------------------------</text:p>
                                      <text:p text:style-name="Preformatted_20_Text"/>
                                      <text:p text:style-name="Preformatted_20_Text">procedure TStringGrid.FMemoOnEnter(Sender: TObject);</text:p>
                                      <text:p text:style-name="Preformatted_20_Text">const</text:p>
                                      <text:p text:style-name="Preformatted_20_Text"><text:s text:c="2"/>NoSelection: TGridRect = (Left: - 1; Top: - 1; Right: - 1; Bottom: - 1);</text:p>
                                      <text:p text:style-name="Preformatted_20_Text">begin</text:p>
                                      <text:p text:style-name="Preformatted_20_Text"><text:s text:c="2"/>repaint;</text:p>
                                      <text:p text:style-name="Preformatted_20_Text"><text:s text:c="2"/>FRowNull;</text:p>
                                      <text:p text:style-name="Preformatted_20_Text"><text:s text:c="2"/>FMemo.Text := PGridTexte(FTextList[FRow])^.Msg;</text:p>
                                      <text:p text:style-name="Preformatted_20_Text"><text:s text:c="2"/>Selection <text:s/>:= NoSelection;</text:p>
                                      <text:p text:style-name="Preformatted_20_Text">end;</text:p>
                                      <text:p text:style-name="Preformatted_20_Text">//------------------------------------------------------------------------------</text:p>
                                      <text:p text:style-name="Preformatted_20_Text"/>
                                      <text:p text:style-name="Preformatted_20_Text">procedure TStringGrid.FMemoOnExit(Sender: TObject);</text:p>
                                      <text:p text:style-name="Preformatted_20_Text">begin</text:p>
                                      <text:p text:style-name="Preformatted_20_Text"><text:s text:c="2"/>FRowNull;</text:p>
                                      <text:p text:style-name="Preformatted_20_Text"><text:s text:c="2"/>PGridTexte(FTextList[FRow])^.Msg := FMemo.Text;</text:p>
                                      <text:p text:style-name="Preformatted_20_Text">end;</text:p>
                                      <text:p text:style-name="Preformatted_20_Text">//------------------------------------------------------------------------------</text:p>
                                      <text:p text:style-name="Preformatted_20_Text"/>
                                      <text:p text:style-name="Preformatted_20_Text">procedure TStringGrid.FRowNull;</text:p>
                                      <text:p text:style-name="Preformatted_20_Text">begin</text:p>
                                      <text:p text:style-name="Preformatted_20_Text"><text:s text:c="2"/>if (FRow &lt; 0) or (FRow &gt; FTextList.Count - 1) then FRow := 0;</text:p>
                                      <text:p text:style-name="Preformatted_20_Text">end;</text:p>
                                      <text:p text:style-name="Preformatted_20_Text">//------------------------------------------------------------------------------</text:p>
                                      <text:p text:style-name="Preformatted_20_Text"/>
                                      <text:p text:style-name="Preformatted_20_Text">function TStringGrid.NewGridTexte(T: TTime): PGridTexte;</text:p>
                                      <text:p text:style-name="Preformatted_20_Text">begin</text:p>
                                      <text:p text:style-name="Preformatted_20_Text"><text:s text:c="2"/>Result := new(PGridTexte);</text:p>
                                      <text:p text:style-name="Preformatted_20_Text"><text:s text:c="2"/>with Result^ do</text:p>
                                      <text:p text:style-name="Preformatted_20_Text"><text:s text:c="2"/>begin</text:p>
                                      <text:p text:style-name="Preformatted_20_Text"><text:s text:c="4"/>Msg <text:s text:c="4"/>:= '';</text:p>
                                      <text:p text:style-name="Preformatted_20_Text"><text:s text:c="4"/>Zeit <text:s text:c="3"/>:= T;</text:p>
                                      <text:p text:style-name="Preformatted_20_Text"><text:s text:c="4"/>ZeitStr := TimeToStr(T);</text:p>
                                      <text:p text:style-name="Preformatted_20_Text"><text:s text:c="2"/>end;</text:p>
                                      <text:p text:style-name="Preformatted_20_Text"><text:soft-page-break/>end;</text:p>
                                      <text:p text:style-name="Preformatted_20_Text"/>
                                      <text:p text:style-name="Preformatted_20_Text">//TStringGrid-Ende**************************************************************</text:p>
                                      <text:p text:style-name="Preformatted_20_Text"/>
                                      <text:p text:style-name="P1">end.</text:p>
                                    </text:section>
                                    <text:section text:style-name="Sect1" text:name="Section136">
                                      <text:p text:style-name="Text_20_body"><text:bookmark text:name="extra66"/>Contributed by: topellina &lt;riccardo.faiella@alice.it&gt;</text:p>
                                      <text:h text:style-name="P3" text:outline-level="1" text:is-list-header="true"><text:bookmark text:name="routinename69"/>MessageDlg </text:h>
                                      <text:p text:style-name="Text_20_body"><text:bookmark text:name="description69"/>MessageDlg - What if Closed Using the [X] Button in the Title Bar? </text:p>
                                      <text:section text:style-name="Sect1" text:name="Section137">
                                        <text:p text:style-name="Preformatted_20_Text"><text:bookmark text:name="sourcecode68"/>Delphi's MessageDlg function displays a message dialog box in the center of the screen.</text:p>
                                        <text:p text:style-name="Preformatted_20_Text"/>
                                        <text:p text:style-name="Preformatted_20_Text">If you already know about the MessageDlg function you can skip the first paragraph here.</text:p>
                                        <text:p text:style-name="Preformatted_20_Text"/>
                                        <text:p text:style-name="Preformatted_20_Text">But, before you do, answer the following question: MessageDlg is called and displays Yes and No buttons. User closes the dialog by clicking on the X button in the title bar. What is the result of the function?</text:p>
                                        <text:p text:style-name="Preformatted_20_Text"/>
                                        <text:p text:style-name="Preformatted_20_Text">Here's another question: how many users (in percentage) close a dialog form by simply clicking on the [x] button in the title? I think too much. Either they do not understand what the dialog is asking or they are afraid to click any of the buttons.</text:p>
                                        <text:p text:style-name="Preformatted_20_Text"/>
                                        <text:p text:style-name="Preformatted_20_Text">Two overloaded versions of the MessageDlg function exist (in the "Dialogs" unit) to allow you to specify the type of the dialog, text of the message, a set of predefined buttons to appear on the dialog, and the default button, if needed.</text:p>
                                        <text:p text:style-name="Preformatted_20_Text"/>
                                        <text:p text:style-name="Preformatted_20_Text">Here's the signature of the MessageDlg:</text:p>
                                        <text:p text:style-name="Preformatted_20_Text"/>
                                        <text:p text:style-name="Preformatted_20_Text">function MessageDlg(</text:p>
                                        <text:p text:style-name="Preformatted_20_Text"><text:s text:c="2"/>const Msg: string;</text:p>
                                        <text:p text:style-name="Preformatted_20_Text"><text:s text:c="2"/>DlgType: TMsgDlgType;</text:p>
                                        <text:p text:style-name="Preformatted_20_Text"><text:s text:c="2"/>Buttons: TMsgDlgButtons;</text:p>
                                        <text:p text:style-name="Preformatted_20_Text"><text:s text:c="2"/>HelpCtx: Longint;</text:p>
                                        <text:p text:style-name="Preformatted_20_Text"><text:s text:c="2"/>DefaultButton: TMsgDlgBtn): Integer; overload;</text:p>
                                        <text:p text:style-name="Preformatted_20_Text">The DlgType parameter (TMsgDlgType type) indicates the purpose of the dialog and determines what image will be displayed in the dialog. The buttons that appear on the dialog are predefined by the TMsgDlgButtons type:</text:p>
                                        <text:p text:style-name="Preformatted_20_Text">TMsgDlgType = (mtWarning, mtError, mtInformation, mtConfirmation, mtCustom) ;</text:p>
                                        <text:p text:style-name="Preformatted_20_Text"/>
                                        <text:p text:style-name="Preformatted_20_Text">TMsgDlgBtn = (mbYes, mbNo, mbOK, mbCancel, mbAbort, mbRetry, mbIgnore, mbAll, mbNoToAll, mbYesToAll, mbHelp) ;</text:p>
                                        <text:p text:style-name="Preformatted_20_Text">TMsgDlgButtons = set of TMsgDlgBtn;</text:p>
                                        <text:p text:style-name="Preformatted_20_Text">Behind the scenes, MessageDlg creates a modal form displaying the message you provided in the Msg parameter, image defined by the DlgType parameter and a set of buttons defined by the Buttons parameter.</text:p>
                                        <text:p text:style-name="Preformatted_20_Text">The result returned by the MessageDlg is of type TModalResult (basically an integer value). A value of mrCancel would be returned if the user has clicked the Cancel button; mrAll if the user has clicked the All button, and so on.</text:p>
                                        <text:p text:style-name="Preformatted_20_Text"/>
                                        <text:p text:style-name="Preformatted_20_Text"><text:s text:c="2"/>ModalResults: array[TMsgDlgBtn] of Integer = (</text:p>
                                        <text:p text:style-name="Preformatted_20_Text"><text:s text:c="4"/>mrYes, mrNo, mrOk, mrCancel, mrAbort, mrRetry, mrIgnore, mrAll, mrNoToAll, mrYesToAll, 0) ;</text:p>
                                        <text:p text:style-name="Preformatted_20_Text">What if Closed Using "X"</text:p>
                                        <text:p text:style-name="Preformatted_20_Text"/>
                                        <text:p text:style-name="Preformatted_20_Text">The modal form displayed by a call to MessageDlg, in its title area displays the standard Windows "X" button to allow the user to close the dialog by NOT clicking on any of the buttons you have included in the dialog.</text:p>
                                        <text:p text:style-name="Preformatted_20_Text">Suppose you are calling the MessageDlg function as:</text:p>
                                        <text:p text:style-name="Preformatted_20_Text"/>
                                        <text:p text:style-name="Preformatted_20_Text">if mrNo = MessageDlg('Destroy all data?', mtWarning, [mbYes, mbNo], -1, mbNo) then</text:p>
                                        <text:p text:style-name="Preformatted_20_Text"><text:soft-page-break/><text:s text:c="2"/>Exit</text:p>
                                        <text:p text:style-name="Preformatted_20_Text">else</text:p>
                                        <text:p text:style-name="Preformatted_20_Text">begin</text:p>
                                        <text:p text:style-name="Preformatted_20_Text"><text:s text:c="2"/>//destroy all files</text:p>
                                        <text:p text:style-name="Preformatted_20_Text">end;</text:p>
                                        <text:p text:style-name="Preformatted_20_Text">In the above call, the mbNo ("NO") button is set as default / focused.</text:p>
                                        <text:p text:style-name="Preformatted_20_Text">Do you know what will happen if the user decides to close the dialog by clicking on the "X" button? Will "Exit" be executed? Will all the files be destroyed?</text:p>
                                        <text:p text:style-name="Preformatted_20_Text"/>
                                        <text:p text:style-name="Preformatted_20_Text">Yes, all the files will get destroyed as the result returned by the MessageDlg will be mrCancel!!</text:p>
                                        <text:p text:style-name="Preformatted_20_Text"/>
                                        <text:p text:style-name="Preformatted_20_Text">Yes, mrCancel, you have included mbYes and mbNo, but the result will be mrCancel!</text:p>
                                        <text:p text:style-name="Preformatted_20_Text"/>
                                        <text:p text:style-name="Preformatted_20_Text">MessageDlgEx with Default Button and Close Button Value</text:p>
                                        <text:p text:style-name="Preformatted_20_Text"/>
                                        <text:p text:style-name="Preformatted_20_Text">Here's a custom implementation of the MessageDlg function named MessageDlgEx. MessageDlgEx allows you to specify the default / focused button but also what is the result of closing the dialog by clicking on the X button.</text:p>
                                        <text:p text:style-name="Preformatted_20_Text">function MessageDlgEx(const Msg: string; DlgType: TMsgDlgType; Buttons: TMsgDlgButtons; FocusBtn, CloseBtn: TMsgDlgBtn; HelpCtx: Longint): Integer;</text:p>
                                        <text:p text:style-name="Preformatted_20_Text">const</text:p>
                                        <text:p text:style-name="Preformatted_20_Text"><text:s text:c="2"/>ModalResults: array[TMsgDlgBtn] of Integer = (mrYes, mrNo, mrOk, mrCancel, mrAbort, mrRetry, mrIgnore, mrAll, mrNoToAll, mrYesToAll, 0) ;</text:p>
                                        <text:p text:style-name="Preformatted_20_Text">begin</text:p>
                                        <text:p text:style-name="Preformatted_20_Text"><text:s text:c="2"/>with CreateMessageDialog(Msg, DlgType, Buttons, FocusBtn) do</text:p>
                                        <text:p text:style-name="Preformatted_20_Text"><text:s text:c="2"/>try</text:p>
                                        <text:p text:style-name="Preformatted_20_Text"><text:s text:c="4"/>HelpContext := HelpCtx;</text:p>
                                        <text:p text:style-name="Preformatted_20_Text"><text:s text:c="4"/>Position := poScreenCenter;</text:p>
                                        <text:p text:style-name="Preformatted_20_Text"><text:s text:c="4"/>Result := ShowModal;</text:p>
                                        <text:p text:style-name="Preformatted_20_Text"/>
                                        <text:p text:style-name="Preformatted_20_Text"><text:s text:c="4"/>//if there's a cancel button, ignore CloseBtn.</text:p>
                                        <text:p text:style-name="Preformatted_20_Text"><text:s text:c="4"/>if (result = mrCancel) AND (NOT (mbCancel in Buttons)) then result := ModalResults[CloseBtn];</text:p>
                                        <text:p text:style-name="Preformatted_20_Text"><text:s text:c="2"/>finally</text:p>
                                        <text:p text:style-name="Preformatted_20_Text"><text:s text:c="4"/>Free;</text:p>
                                        <text:p text:style-name="Preformatted_20_Text"><text:s text:c="2"/>end;</text:p>
                                        <text:p text:style-name="Preformatted_20_Text">end;</text:p>
                                        <text:p text:style-name="Preformatted_20_Text">Note: if the Cancel button is included in the Buttons parameter, FocusBtn will be ignored - as there's no way to know if mrCancel is the result of clicking on the mbCancel button or the X button.</text:p>
                                        <text:p text:style-name="Preformatted_20_Text">MessageDlgEx uses CreateMessageDialog to create a dialog that looks like the one created using the "normal" MessageDlg function.</text:p>
                                        <text:p text:style-name="Preformatted_20_Text"/>
                                        <text:p text:style-name="Preformatted_20_Text">Finally, here's the above dialog again:</text:p>
                                        <text:p text:style-name="Preformatted_20_Text"/>
                                        <text:p text:style-name="Preformatted_20_Text">if mrNo = MessageDlgEx('Destroy all data?'+ #13#10 + 'Don''t click the X button!',mtWarning,[mbYes, mbNo], mbNo, mbNo, -1) then</text:p>
                                        <text:p text:style-name="Preformatted_20_Text"><text:s text:c="2"/>Exit</text:p>
                                        <text:p text:style-name="Preformatted_20_Text">else</text:p>
                                        <text:p text:style-name="Preformatted_20_Text">begin</text:p>
                                        <text:p text:style-name="Preformatted_20_Text"><text:s text:c="2"/>//destroy all files - will not happen if [x] clicked</text:p>
                                        <text:p text:style-name="Preformatted_20_Text">end;</text:p>
                                        <text:p text:style-name="Preformatted_20_Text">No need to worry any more :) There's a default button for users that are too fast and the Closed value for those that even do not read the messages in the dialogs :)</text:p>
                                        <text:p text:style-name="Preformatted_20_Text">Note: Here's Delphi 7 version (CreateMessageDialog in Delphi 7 does not have the DefaultButton parameter):</text:p>
                                        <text:p text:style-name="Preformatted_20_Text"/>
                                        <text:p text:style-name="Preformatted_20_Text">//delphi 7 version</text:p>
                                        <text:p text:style-name="Preformatted_20_Text"><text:soft-page-break/>function MessageDlg(const Msg: string; DlgType: TMsgDlgType; Buttons: TMsgDlgButtons; FocusBtn, CloseBtn: TMsgDlgBtn; HelpCtx: Longint): Integer;</text:p>
                                        <text:p text:style-name="Preformatted_20_Text">const</text:p>
                                        <text:p text:style-name="Preformatted_20_Text"><text:s text:c="2"/>ModalResults: array[TMsgDlgBtn] of Integer = (mrYes, mrNo, mrOk, mrCancel, mrAbort, mrRetry, mrIgnore, mrAll, mrNoToAll, mrYesToAll, 0) ;</text:p>
                                        <text:p text:style-name="Preformatted_20_Text"><text:s text:c="2"/>ButtonNames: array[TMsgDlgBtn] of string = ( 'Yes', 'No', 'OK', 'Cancel', 'Abort', 'Retry', 'Ignore', 'All', 'NoToAll', 'YesToAll', 'Help') ;</text:p>
                                        <text:p text:style-name="Preformatted_20_Text">var</text:p>
                                        <text:p text:style-name="Preformatted_20_Text"><text:s text:c="2"/>Btn: TComponent;</text:p>
                                        <text:p text:style-name="Preformatted_20_Text">begin</text:p>
                                        <text:p text:style-name="Preformatted_20_Text"><text:s text:c="2"/>with CreateMessageDialog(Msg, DlgType, Buttons) do</text:p>
                                        <text:p text:style-name="Preformatted_20_Text"><text:s text:c="2"/>try</text:p>
                                        <text:p text:style-name="Preformatted_20_Text"><text:s text:c="4"/>HelpContext := HelpCtx;</text:p>
                                        <text:p text:style-name="Preformatted_20_Text"><text:s text:c="4"/>Position := poScreenCenter;</text:p>
                                        <text:p text:style-name="Preformatted_20_Text"/>
                                        <text:p text:style-name="Preformatted_20_Text"><text:s text:c="4"/>Btn := FindComponent(ButtonNames[FocusBtn]) ;</text:p>
                                        <text:p text:style-name="Preformatted_20_Text"><text:s text:c="4"/>if (Btn &lt;&gt; nil) and (Btn is TWinControl) then</text:p>
                                        <text:p text:style-name="Preformatted_20_Text"><text:s text:c="6"/>ActiveControl := Btn as TWinControl;</text:p>
                                        <text:p text:style-name="Preformatted_20_Text"/>
                                        <text:p text:style-name="Preformatted_20_Text"><text:s text:c="4"/>result := ShowModal;</text:p>
                                        <text:p text:style-name="Preformatted_20_Text"/>
                                        <text:p text:style-name="Preformatted_20_Text"><text:s text:c="4"/>//if there's a cancel button, ignore CloseBtn.</text:p>
                                        <text:p text:style-name="Preformatted_20_Text"><text:s text:c="4"/>if (result = mrCancel) AND (NOT (mbCancel in Buttons)) then result := ModalResults[CloseBtn];</text:p>
                                        <text:p text:style-name="Preformatted_20_Text"><text:s text:c="2"/>finally</text:p>
                                        <text:p text:style-name="Preformatted_20_Text"><text:s text:c="4"/>Free;</text:p>
                                        <text:p text:style-name="Preformatted_20_Text"><text:s text:c="2"/>end;</text:p>
                                        <text:p text:style-name="P1">end;</text:p>
                                      </text:section>
                                      <text:section text:style-name="Sect1" text:name="Section138">
                                        <text:p text:style-name="Text_20_body"><text:bookmark text:name="extra67"/>Contributed by: topellina &lt;riccardo.faiella@alice.it&gt;</text:p>
                                      </text:section>
                                      <text:p text:style-name="Text_20_body"/>
                                      <text:h text:style-name="P3" text:outline-level="1" text:is-list-header="true"><text:bookmark text:name="routinename70"/>MinimizeModal </text:h>
                                      <text:p text:style-name="Text_20_body"><text:bookmark text:name="description70"/>How to minimize application with modal window. </text:p>
                                      <text:section text:style-name="Sect1" text:name="Section139">
                                        <text:p text:style-name="Preformatted_20_Text"><text:bookmark text:name="sourcecode69"/>When you minimize modal window, this window is “hidden” behind (or below) application main form. </text:p>
                                        <text:p text:style-name="Preformatted_20_Text">Using this simple trick, we can minimize also the main application window together with modal</text:p>
                                        <text:p text:style-name="Preformatted_20_Text">“child” window.</text:p>
                                        <text:p text:style-name="Preformatted_20_Text"/>
                                        <text:p text:style-name="Preformatted_20_Text">.</text:p>
                                        <text:p text:style-name="Preformatted_20_Text">.</text:p>
                                        <text:p text:style-name="Preformatted_20_Text">.</text:p>
                                        <text:p text:style-name="Preformatted_20_Text">private</text:p>
                                        <text:p text:style-name="Preformatted_20_Text">procedure WMSyscommand(var Msg: TWmSysCommand); message WM_SYSCOMMAND;</text:p>
                                        <text:p text:style-name="Preformatted_20_Text"><text:s/></text:p>
                                        <text:p text:style-name="Preformatted_20_Text">.</text:p>
                                        <text:p text:style-name="Preformatted_20_Text">.</text:p>
                                        <text:p text:style-name="Preformatted_20_Text">.</text:p>
                                        <text:p text:style-name="Preformatted_20_Text">procedure TForm1.WMSysCommand(var Msg: TWmSysCommand);</text:p>
                                        <text:p text:style-name="Preformatted_20_Text">begin</text:p>
                                        <text:p text:style-name="Preformatted_20_Text"><text:s text:c="2"/>case (Msg.CmdType and $FFF0) of</text:p>
                                        <text:p text:style-name="Preformatted_20_Text"><text:s text:c="4"/>SC_MINIMIZE: <text:s/>begin</text:p>
                                        <text:p text:style-name="Preformatted_20_Text"><text:s text:c="20"/>Msg.Result := 0;</text:p>
                                        <text:p text:style-name="Preformatted_20_Text"><text:s text:c="20"/>EnableWindow(Application.Handle, True);</text:p>
                                        <text:p text:style-name="Preformatted_20_Text"><text:s text:c="20"/>Aplication.Minimize;</text:p>
                                        <text:p text:style-name="Preformatted_20_Text"><text:s text:c="18"/>end;</text:p>
                                        <text:p text:style-name="Preformatted_20_Text"><text:s text:c="4"/>else inherited;</text:p>
                                        <text:p text:style-name="Preformatted_20_Text"><text:s text:c="2"/>end;</text:p>
                                        <text:p text:style-name="P1">end;</text:p>
                                      </text:section>
                                      <text:section text:style-name="Sect1" text:name="Section140">
                                        <text:p text:style-name="Text_20_body"><text:bookmark text:name="extra68"/>Contributed by: topellina &lt;riccardo.faiella@alice.it&gt;</text:p>
                                      </text:section>
                                      <text:p text:style-name="Text_20_body"/>
                                      <text:h text:style-name="P3" text:outline-level="1" text:is-list-header="true"><text:bookmark text:name="routinename71"/>MorePowerfulDelphiForm </text:h>
                                      <text:p text:style-name="Text_20_body"><text:bookmark text:name="description71"/>A more powerful Delphi Form. </text:p>
                                      <text:section text:style-name="Sect1" text:name="Section141">
                                        <text:p text:style-name="Preformatted_20_Text"><text:bookmark text:name="sourcecode70"/>Let there be a Delphi Form; Reveling the CreateParams structure.</text:p>
                                        <text:p text:style-name="Preformatted_20_Text">Messing with the creation process of a form object, or how to change the default style of a window when it gets created to suit your particular needs. Transparent forms, no caption forms, realy StayOnTop forms, ...</text:p>
                                        <text:p text:style-name="Preformatted_20_Text"/>
                                        <text:p text:style-name="Preformatted_20_Text"><text:s text:c="3"/>Let there be a Delphi Form</text:p>
                                        <text:p text:style-name="Preformatted_20_Text">When Delphi creates a control that derives from TWinControl (base class for all windowed controls), such as an EditBox or Button or Form, the Create method for that object calls the CreteWindowEx API function to crete the actual window. However, before calling the CreteWindowEx, the CreateParams method is called. CreateParams is a virtual method of the TForm class. </text:p>
                                        <text:p text:style-name="Preformatted_20_Text">This means you can override it which, in turn, means you can change the default style of a window when it is created to suit your particular needs. In this method, a data structure of type TCreateParams gets filled with information that will be used as the parameters in the CreteWindowEx call. Inheriting CreateParams is a convenient way to to affect a number of different (display, parentage) things about a form, as you'll see in this article.</text:p>
                                        <text:p text:style-name="Preformatted_20_Text"/>
                                        <text:p text:style-name="Preformatted_20_Text">For example, a custom component writer will typically override the CreateParams method when the window to be created needs to be created using additional Windows style settings.</text:p>
                                        <text:p text:style-name="Preformatted_20_Text"/>
                                        <text:p text:style-name="Preformatted_20_Text">TCreateParams</text:p>
                                        <text:p text:style-name="Preformatted_20_Text">The TCreateParams structure is defined as:</text:p>
                                        <text:p text:style-name="Preformatted_20_Text"/>
                                        <text:p text:style-name="Preformatted_20_Text">type</text:p>
                                        <text:p text:style-name="Preformatted_20_Text"><text:s/>TCreateParams = record</text:p>
                                        <text:p text:style-name="Preformatted_20_Text"><text:s text:c="2"/>Caption: PChar; <text:s text:c="21"/>{the window text or caption}</text:p>
                                        <text:p text:style-name="Preformatted_20_Text"><text:s text:c="2"/>Style: DWORD; <text:s text:c="23"/>{style flag}</text:p>
                                        <text:p text:style-name="Preformatted_20_Text"><text:s text:c="2"/>ExStyle: DWORD; <text:s text:c="21"/>{extended style flag}</text:p>
                                        <text:p text:style-name="Preformatted_20_Text"><text:s text:c="2"/>X, Y: Integer; <text:s text:c="22"/>{Left and Top property}</text:p>
                                        <text:p text:style-name="Preformatted_20_Text"><text:s text:c="2"/>Width, Height: Integer; <text:s text:c="13"/>{Width and Height property}</text:p>
                                        <text:p text:style-name="Preformatted_20_Text"><text:s text:c="2"/>WndParent: HWND; <text:s text:c="20"/>{Parent window}</text:p>
                                        <text:p text:style-name="Preformatted_20_Text"><text:s text:c="2"/>Param: Pointer <text:s text:c="22"/>{additional data}</text:p>
                                        <text:p text:style-name="Preformatted_20_Text"><text:s text:c="2"/>WindowClass: TWndClass; <text:s text:c="13"/>{window calss information}</text:p>
                                        <text:p text:style-name="Preformatted_20_Text"><text:s text:c="2"/>WinClassName: array[0..63] of Char; <text:s/>{class name}</text:p>
                                        <text:p text:style-name="Preformatted_20_Text">end;</text:p>
                                        <text:p text:style-name="Preformatted_20_Text">For a complete owerview of the structure and its fields please see the help files provided with Delphi.</text:p>
                                        <text:p text:style-name="Preformatted_20_Text">As stated above, when Delphi creates a form the CreateParams record gets filled. Most of the fields in this structure are filled with corresponding form properties you can set at design time. For example, the Caption, Width and Height fields hold the values of the Caption, Width and Height properties that we can set by using the Object Inspector. Other form properties are also used in the creation process. For example, if biHelp is ON in BorderIcons property then ExStyle has the WS_EX_CONTEXTHELP bit set ON - which includes a question mark in the title bar of the window.</text:p>
                                        <text:p text:style-name="Preformatted_20_Text"/>
                                        <text:p text:style-name="Preformatted_20_Text">However, there are some special cases when you can not rely on the default creation process - suppose you want to have a transparent form or something weird like that.</text:p>
                                        <text:p text:style-name="Preformatted_20_Text"/>
                                        <text:p text:style-name="Preformatted_20_Text">Overriding the CreateParams procedure</text:p>
                                        <text:p text:style-name="Preformatted_20_Text">When we want to use additional parameters in the creation of the CreateParams <text:soft-page-break/>structure we need to override the call to CreateParams procedure. (It really is confusing that both the procedure and the record type have the same name.)</text:p>
                                        <text:p text:style-name="Preformatted_20_Text"/>
                                        <text:p text:style-name="Preformatted_20_Text">In the private part of the form declaration place the next line:</text:p>
                                        <text:p text:style-name="Preformatted_20_Text"/>
                                        <text:p text:style-name="Preformatted_20_Text">...</text:p>
                                        <text:p text:style-name="Preformatted_20_Text"><text:s/>private</text:p>
                                        <text:p text:style-name="Preformatted_20_Text"><text:s text:c="2"/>procedure CreateParams</text:p>
                                        <text:p text:style-name="Preformatted_20_Text"><text:s text:c="5"/>(var Params: TCreateParams); override;</text:p>
                                        <text:p text:style-name="Preformatted_20_Text">...</text:p>
                                        <text:p text:style-name="Preformatted_20_Text">In the implementation section place the function code:</text:p>
                                        <text:p text:style-name="Preformatted_20_Text"/>
                                        <text:p text:style-name="Preformatted_20_Text">procedure TForm.CreateParams(var Params: TCreateParams);</text:p>
                                        <text:p text:style-name="Preformatted_20_Text">begin</text:p>
                                        <text:p text:style-name="Preformatted_20_Text"><text:s text:c="2"/>inherited CreateParams(Params);</text:p>
                                        <text:p text:style-name="Preformatted_20_Text"/>
                                        <text:p text:style-name="Preformatted_20_Text"><text:s text:c="2"/>{code to alter the CreateParams values}</text:p>
                                        <text:p text:style-name="Preformatted_20_Text"><text:s text:c="2"/></text:p>
                                        <text:p text:style-name="Preformatted_20_Text">end;</text:p>
                                        <text:p text:style-name="Preformatted_20_Text">The first line in the above procedure, inherited CreateParams(Params), should always be included. It is used to call the CreateParams for the TForm class and fill in the default set of parameters.</text:p>
                                        <text:p text:style-name="Preformatted_20_Text"/>
                                        <text:p text:style-name="Preformatted_20_Text">I'll now show you some of the situations when we need to override the CreateParams procedure in order to solve some problem:</text:p>
                                        <text:p text:style-name="Preformatted_20_Text"/>
                                        <text:p text:style-name="Preformatted_20_Text">Examples of extended Form functionality.</text:p>
                                        <text:p text:style-name="Preformatted_20_Text">Messing with the creation process of a form object, or how to change the default style of a window when it gets created to suit your particular needs. Transparent forms, no caption forms, realy StayOnTop forms, ...</text:p>
                                        <text:p text:style-name="Preformatted_20_Text"/>
                                        <text:p text:style-name="Preformatted_20_Text">TaskBar button for every Delphi form</text:p>
                                        <text:p text:style-name="Preformatted_20_Text">By default Delphi application only have one button on the Windows Task Bar for the whole application. When you, for example, minimize the main form Delphi minimizes the main form, and than hides all other windows in the application as well. If you want to have a separate taskbar button for each secondary window you need to change the extended style flag. When we add WS_EX_APPWINDOW bit to the ExStyle flag for the form, the form will not get minimized when the main form for the application is minimized. This is how the CreateParams should look:</text:p>
                                        <text:p text:style-name="Preformatted_20_Text"/>
                                        <text:p text:style-name="Preformatted_20_Text">procedure TForm1.CreateParams</text:p>
                                        <text:p text:style-name="Preformatted_20_Text"><text:s text:c="3"/>(var Params: TCreateParams);</text:p>
                                        <text:p text:style-name="Preformatted_20_Text">begin</text:p>
                                        <text:p text:style-name="Preformatted_20_Text"><text:s text:c="2"/>inherited CreateParams(Params);</text:p>
                                        <text:p text:style-name="Preformatted_20_Text"><text:s text:c="2"/>Params.ExStyle := Params.ExStyle</text:p>
                                        <text:p text:style-name="Preformatted_20_Text"><text:s text:c="20"/>or WS_EX_APPWINDOW;</text:p>
                                        <text:p text:style-name="Preformatted_20_Text">end;</text:p>
                                        <text:p text:style-name="Preformatted_20_Text">This approach has a side effect. If you click on a secondary forms taskbar button while another application is active this will bring all the applications forms to front. The reason for this behaviour lies in the fact that all secondary forms point to the main form of the application for parentage. One of the fields in the TCreateParams structure is WndParent. This parameter specifies the handle of the window that controls the display of the window being created. By setting the secondary form's parent window handle to the Desktop, you remove the link that would normally force the whole application to come to the top when this form comes to the top. Now the code loos like:</text:p>
                                        <text:p text:style-name="Preformatted_20_Text"/>
                                        <text:p text:style-name="Preformatted_20_Text">procedure TForm1.CreateParams</text:p>
                                        <text:p text:style-name="Preformatted_20_Text"><text:s text:c="3"/>(var Params: TCreateParams);</text:p>
                                        <text:p text:style-name="Preformatted_20_Text">begin</text:p>
                                        <text:p text:style-name="Preformatted_20_Text"><text:s text:c="2"/>inherited CreateParams(Params);</text:p>
                                        <text:p text:style-name="Preformatted_20_Text"><text:soft-page-break/><text:s text:c="2"/>with Params do begin</text:p>
                                        <text:p text:style-name="Preformatted_20_Text"><text:s text:c="4"/>ExStyle := ExStyle or WS_EX_APPWINDOW;</text:p>
                                        <text:p text:style-name="Preformatted_20_Text"><text:s text:c="4"/>WndParent := GetDesktopwindow;</text:p>
                                        <text:p text:style-name="Preformatted_20_Text"><text:s text:c="2"/>end;</text:p>
                                        <text:p text:style-name="Preformatted_20_Text">end;</text:p>
                                        <text:p text:style-name="Preformatted_20_Text">Note: you could think that it is enough to set ExStyle := WS_EX_APPWINDOW, but this would be wrong. The ExStyle already has some default value in it, we simply want to add the WS_EX_APPWINDOW and we do it by using the OR operator.</text:p>
                                        <text:p text:style-name="Preformatted_20_Text"/>
                                        <text:p text:style-name="Preformatted_20_Text">DO Stay on TOP</text:p>
                                        <text:p text:style-name="Preformatted_20_Text">Even though you can set FormStye to fsStayOnTop, the form (not main) remains on top of the desktop and of other forms in the project, except any others that also have FormStyle set to fsStayOnTop. If one fsStayOntop form launches another, neither form will consistently remain on top.</text:p>
                                        <text:p text:style-name="Preformatted_20_Text">To "stay on top" of all other windows on the desktop, you will have to make the form parent the Desktop (together with fsStayOnTop). For the application's main form, this is already the case, but not for any other forms in your project. To achieve this for your secondary form just override the CreateParams - by adding the WS_EX_TOPMOST to ExStyle flag. Then the StayOnTop property will work as you expect (not relative to all forms of your application but relative to all forms on the desktop).</text:p>
                                        <text:p text:style-name="Preformatted_20_Text"/>
                                        <text:p text:style-name="Preformatted_20_Text">procedure TForm1.CreateParams(var Params: TCreateParams);</text:p>
                                        <text:p text:style-name="Preformatted_20_Text">begin</text:p>
                                        <text:p text:style-name="Preformatted_20_Text"><text:s text:c="2"/>inherited CreateParams(Params);</text:p>
                                        <text:p text:style-name="Preformatted_20_Text"><text:s text:c="2"/>with Params do begin</text:p>
                                        <text:p text:style-name="Preformatted_20_Text"><text:s text:c="4"/>ExStyle := ExStyle or WS_EX_TOPMOST;</text:p>
                                        <text:p text:style-name="Preformatted_20_Text"><text:s text:c="4"/>WndParent := GetDesktopwindow;</text:p>
                                        <text:p text:style-name="Preformatted_20_Text"><text:s text:c="2"/>end;</text:p>
                                        <text:p text:style-name="Preformatted_20_Text">end;</text:p>
                                        <text:p text:style-name="Preformatted_20_Text">Captionless form</text:p>
                                        <text:p text:style-name="Preformatted_20_Text">There are many ways you can remove the title bar (the caption bar) from the form. One of them involves modifying the Style flag of the CreateParams record. The SW_CAPTION bit should be "removed" from the Style flag. However, this does not have the desired effect unless you have given the BorderStyle property the value bsNone. Finally, you need a way of moving a form that has no title bar.</text:p>
                                        <text:p text:style-name="Preformatted_20_Text"/>
                                        <text:p text:style-name="Preformatted_20_Text">procedure TForm2.CreateParams(var Params: TCreateParams);</text:p>
                                        <text:p text:style-name="Preformatted_20_Text">begin</text:p>
                                        <text:p text:style-name="Preformatted_20_Text"><text:s text:c="2"/>inherited CreateParams(Params);</text:p>
                                        <text:p text:style-name="Preformatted_20_Text"><text:s text:c="2"/>Params.Style := Params.Style AND NOT WS_CAPTION;</text:p>
                                        <text:p text:style-name="Preformatted_20_Text">end;</text:p>
                                        <text:p text:style-name="Preformatted_20_Text">Form with a raised edge</text:p>
                                        <text:p text:style-name="Preformatted_20_Text">When you are developing Delphi MDI applications, the main form for the application (FormStyle:=fsMDIForm) have that sunken edge that makes it look like a container (which it really is.) If you want an ordinary Delphi form to have an edge like that you'll need to change the CreateParams structure...</text:p>
                                        <text:p text:style-name="Preformatted_20_Text"/>
                                        <text:p text:style-name="Preformatted_20_Text">procedure TForm3.CreateParams(var Params: TCreateParams);</text:p>
                                        <text:p text:style-name="Preformatted_20_Text">begin</text:p>
                                        <text:p text:style-name="Preformatted_20_Text"><text:s text:c="2"/>inherited CreateParams(Params);</text:p>
                                        <text:p text:style-name="Preformatted_20_Text"><text:s text:c="2"/>Params.ExStyle := Params.ExStyle OR WS_EX_OVERLAPPEDWINDOW;</text:p>
                                        <text:p text:style-name="Preformatted_20_Text">end;</text:p>
                                        <text:p text:style-name="Preformatted_20_Text">Transparent form</text:p>
                                        <text:p text:style-name="Preformatted_20_Text">To make a form transparent you should put these 2 lines in form's creation procedure:</text:p>
                                        <text:p text:style-name="Preformatted_20_Text"/>
                                        <text:p text:style-name="Preformatted_20_Text">procedure TForm1.FormCreate(Sender: TObject);</text:p>
                                        <text:p text:style-name="Preformatted_20_Text">begin</text:p>
                                        <text:p text:style-name="Preformatted_20_Text"><text:s/>Form4.Brush.Style := bsClear;</text:p>
                                        <text:p text:style-name="Preformatted_20_Text"><text:s/>Form4.BorderStyle := bsNone;</text:p>
                                        <text:p text:style-name="Preformatted_20_Text"><text:soft-page-break/>end;</text:p>
                                        <text:p text:style-name="Preformatted_20_Text">If you use only that you will notice that the form is transparent but if you put something over it, it will not clear its own background and traces of that object will be left on the form. To solve that you need to make sure that the transparent form's Paint procedure (WM_PAINT) will be called last. To do that you need to override the CreateParams procedure and set the Form's extended style ExStyle with WS_EX_TRANSPARENT.</text:p>
                                        <text:p text:style-name="Preformatted_20_Text">procedure TForm4.CreateParams(var Params: TCreateParams);</text:p>
                                        <text:p text:style-name="Preformatted_20_Text">begin</text:p>
                                        <text:p text:style-name="Preformatted_20_Text"><text:s text:c="2"/>inherited CreateParams(Params);</text:p>
                                        <text:p text:style-name="Preformatted_20_Text"><text:s text:c="2"/>Params.ExStyle := Params.ExStyle OR WS_EX_TRANSPARENT;</text:p>
                                        <text:p text:style-name="Preformatted_20_Text">end;</text:p>
                                        <text:p text:style-name="Preformatted_20_Text"><text:s text:c="3"/>Final words</text:p>
                                        <text:p text:style-name="Preformatted_20_Text">All the previous examples showed you how to add alter display and behaviour of the TForm class in Delphi. In the beginning of the article there was a statement that all controls that derive from TWinControl are created by the call to CreateWindowEx API and therefore have "their own" CreateParams method. This in turn means, that beside changing the look and feel of Delphi forms we can use the same technique to add more functionality to, let say, an Edit Box or a Button.</text:p>
                                        <text:p text:style-name="Preformatted_20_Text"/>
                                        <text:p text:style-name="Preformatted_20_Text">If you, for example, want a TButton that has a multi lined caption, you should derive a new button component and add BS_MULTILINE to the Style flag. Note that various controls (window, button, listbox, ...) have their own set of styles you can specify in the Style or ExStyle. </text:p>
                                        <text:p text:style-name="Preformatted_20_Text">On the other hand, if you want to change the style of a control once it is already created you need to use the SetWindowLong (along with GetWindowLong) API call. The function changes an attribute (Style, ExStyle, Parent, ...) of the specified window. In this way you can have a Button with Multiline Caption.</text:p>
                                        <text:p text:style-name="Preformatted_20_Text"/>
                                        <text:p text:style-name="P1">If you have any questions, or you know of a great example of overriding the CreateParams, please post to the Delphi Programming Forum. Of course, download the code for this article befire you start messing on your own.</text:p>
                                      </text:section>
                                      <text:section text:style-name="Sect1" text:name="Section142">
                                        <text:p text:style-name="Text_20_body"><text:bookmark text:name="extra69"/>Contributed by: topellina &lt;riccardo.faiella@alice.it&gt;</text:p>
                                      </text:section>
                                      <text:p text:style-name="Text_20_body"/>
                                      <text:h text:style-name="P3" text:outline-level="1" text:is-list-header="true"><text:bookmark text:name="routinename72"/>MouseWheel </text:h>
                                      <text:p text:style-name="Text_20_body"><text:bookmark text:name="description72"/>DBgrid and Mouse Wheel. </text:p>
                                      <text:section text:style-name="Sect1" text:name="Section143">
                                        <text:p text:style-name="Preformatted_20_Text"><text:bookmark text:name="sourcecode71"/>This topic is following a topic with the same subject</text:p>
                                        <text:p text:style-name="Preformatted_20_Text">&gt;Question was </text:p>
                                        <text:p text:style-name="Preformatted_20_Text">&gt;Hi all! </text:p>
                                        <text:p text:style-name="Preformatted_20_Text">&gt;Does anybody know how to make a dbgrid scroll up and down when &gt;the </text:p>
                                        <text:p text:style-name="Preformatted_20_Text">&gt;mouse wheel is rotated? </text:p>
                                        <text:p text:style-name="Preformatted_20_Text">&gt;Of course the indicator moves but current record of dataset doesn' </text:p>
                                        <text:p text:style-name="Preformatted_20_Text">&gt;change. </text:p>
                                        <text:p text:style-name="Preformatted_20_Text">&gt;Thanks for your kind replys. </text:p>
                                        <text:p text:style-name="Preformatted_20_Text">&gt;Hafez </text:p>
                                        <text:p text:style-name="Preformatted_20_Text"/>
                                        <text:p text:style-name="Preformatted_20_Text">and a very best solution is : </text:p>
                                        <text:p text:style-name="Preformatted_20_Text"/>
                                        <text:p text:style-name="Preformatted_20_Text">&gt;Fix it properly by subclassing a new DB grid and adding this fix, </text:p>
                                        <text:p text:style-name="Preformatted_20_Text">&gt;then use </text:p>
                                        <text:p text:style-name="Preformatted_20_Text">&gt;TDBGridFix as your DBGrid. I don't like the other suggested </text:p>
                                        <text:p text:style-name="Preformatted_20_Text">&gt;solutions of </text:p>
                                        <text:p text:style-name="Preformatted_20_Text">&gt;writing code for the parent form. The fix belongs in the grid / &gt;grid </text:p>
                                        <text:p text:style-name="Preformatted_20_Text"/>
                                        <text:p text:style-name="Preformatted_20_Text">&gt;subclass code - this adheres to the basic concepts of &gt;encapsulation. </text:p>
                                        <text:p text:style-name="Preformatted_20_Text"/>
                                        <text:p text:style-name="Preformatted_20_Text">&gt;Phenton. </text:p>
                                        <text:p text:style-name="Preformatted_20_Text">&gt;Phenton &lt;Phen...@xxxxxxxx&gt; </text:p>
                                        <text:p text:style-name="Preformatted_20_Text">//**************************************************************/ </text:p>
                                        <text:p text:style-name="Preformatted_20_Text">unit DBGridFix; </text:p>
                                        <text:p text:style-name="Preformatted_20_Text"/>
                                        <text:p text:style-name="Preformatted_20_Text"/>
                                        <text:p text:style-name="Preformatted_20_Text">interface </text:p>
                                        <text:p text:style-name="Preformatted_20_Text"/>
                                        <text:p text:style-name="Preformatted_20_Text"/>
                                        <text:p text:style-name="Preformatted_20_Text">uses </text:p>
                                        <text:p text:style-name="Preformatted_20_Text">Windows, Messages, SysUtils .... </text:p>
                                        <text:p text:style-name="Preformatted_20_Text"/>
                                        <text:p text:style-name="Preformatted_20_Text"/>
                                        <text:p text:style-name="Preformatted_20_Text">type </text:p>
                                        <text:p text:style-name="Preformatted_20_Text">TDBGridFix = class(TDBGrid) </text:p>
                                        <text:p text:style-name="Preformatted_20_Text">protected </text:p>
                                        <text:p text:style-name="Preformatted_20_Text">procedure WMMouseWheel(var Msg: TWMMouseWheel); message </text:p>
                                        <text:p text:style-name="Preformatted_20_Text">WM_MOUSEWHEEL; </text:p>
                                        <text:p text:style-name="Preformatted_20_Text">end; </text:p>
                                        <text:p text:style-name="Preformatted_20_Text"/>
                                        <text:p text:style-name="Preformatted_20_Text"/>
                                        <text:p text:style-name="Preformatted_20_Text">implementation </text:p>
                                        <text:p text:style-name="Preformatted_20_Text">..... </text:p>
                                        <text:p text:style-name="Preformatted_20_Text"/>
                                        <text:p text:style-name="Preformatted_20_Text"/>
                                        <text:p text:style-name="Preformatted_20_Text">procedure TDBGridFix.WMMouseWheel(var Msg: TWMMouseWheel); </text:p>
                                        <text:p text:style-name="Preformatted_20_Text">// This fixes mouse wheel scroll bug </text:p>
                                        <text:p text:style-name="Preformatted_20_Text">begin </text:p>
                                        <text:p text:style-name="Preformatted_20_Text">if (DataLink &lt;&gt; nil) and (DataLink.Active) then </text:p>
                                        <text:p text:style-name="Preformatted_20_Text">DataLink.DataSet.MoveBy(-Msg.W heelDelta div WHEEL_DELTA); // </text:p>
                                        <text:p text:style-name="Preformatted_20_Text">WHEEL_DELTA is constant defined as 120 </text:p>
                                        <text:p text:style-name="Preformatted_20_Text">end; {WMMouseWheel} </text:p>
                                        <text:p text:style-name="Preformatted_20_Text">//**************************************************************/ </text:p>
                                        <text:p text:style-name="Preformatted_20_Text"/>
                                        <text:p text:style-name="Preformatted_20_Text"><text:soft-page-break/></text:p>
                                        <text:p text:style-name="Preformatted_20_Text">I'm very grateful of friends who helped me to solve my problem with </text:p>
                                        <text:p text:style-name="Preformatted_20_Text">their nice solutions. </text:p>
                                        <text:p text:style-name="Preformatted_20_Text"/>
                                        <text:p text:style-name="Preformatted_20_Text">Extending the question I what to know how is it possible to make an </text:p>
                                        <text:p text:style-name="Preformatted_20_Text">event to catch mouse wheel rotation so that the event handler could be </text:p>
                                        <text:p text:style-name="Preformatted_20_Text">overloaded by descendants. </text:p>
                                        <text:p text:style-name="Preformatted_20_Text"/>
                                        <text:p text:style-name="Preformatted_20_Text">Thanks to all friends </text:p>
                                        <text:p text:style-name="Preformatted_20_Text"/>
                                        <text:p text:style-name="Preformatted_20_Text">Hafez Rabbani </text:p>
                                        <text:p text:style-name="Preformatted_20_Text"/>
                                        <text:p text:style-name="Preformatted_20_Text">///////////////////////////////////////////////////////////////////////////////</text:p>
                                        <text:p text:style-name="Preformatted_20_Text"/>
                                        <text:p text:style-name="Preformatted_20_Text">Hi all</text:p>
                                        <text:p text:style-name="Preformatted_20_Text">I found the solution </text:p>
                                        <text:p text:style-name="Preformatted_20_Text"/>
                                        <text:p text:style-name="Preformatted_20_Text">unit UnitTScrollDBGrid; </text:p>
                                        <text:p text:style-name="Preformatted_20_Text"/>
                                        <text:p text:style-name="Preformatted_20_Text">interface </text:p>
                                        <text:p text:style-name="Preformatted_20_Text"/>
                                        <text:p text:style-name="Preformatted_20_Text">uses </text:p>
                                        <text:p text:style-name="Preformatted_20_Text">Messages, SysUtils, Classes, Controls, Grids, DBGrids; </text:p>
                                        <text:p text:style-name="Preformatted_20_Text">type </text:p>
                                        <text:p text:style-name="Preformatted_20_Text">TMouseWheelEvent = </text:p>
                                        <text:p text:style-name="Preformatted_20_Text">procedure (Sender: TObject; const Difference:integer)of object; </text:p>
                                        <text:p text:style-name="Preformatted_20_Text">type </text:p>
                                        <text:p text:style-name="Preformatted_20_Text">TScrollDBGrid = class(TDBGrid) </text:p>
                                        <text:p text:style-name="Preformatted_20_Text">private </text:p>
                                        <text:p text:style-name="Preformatted_20_Text">FOnMouseWheel: TMouseWheelEvent; </text:p>
                                        <text:p text:style-name="Preformatted_20_Text">{ Private declarations } </text:p>
                                        <text:p text:style-name="Preformatted_20_Text">protected </text:p>
                                        <text:p text:style-name="Preformatted_20_Text">{ Protected declarations } </text:p>
                                        <text:p text:style-name="Preformatted_20_Text">procedure WMMouseWheel(var Msg: TWMMouseWheel); message </text:p>
                                        <text:p text:style-name="Preformatted_20_Text">WM_MOUSEWHEEL; </text:p>
                                        <text:p text:style-name="Preformatted_20_Text">public </text:p>
                                        <text:p text:style-name="Preformatted_20_Text">{ Public declarations } </text:p>
                                        <text:p text:style-name="Preformatted_20_Text">published </text:p>
                                        <text:p text:style-name="Preformatted_20_Text">{ Published declarations } </text:p>
                                        <text:p text:style-name="Preformatted_20_Text">property OnMouseWheel:TMouseWheelEvent read FOnMouseWheel write </text:p>
                                        <text:p text:style-name="Preformatted_20_Text">FOnMouseWheel; </text:p>
                                        <text:p text:style-name="Preformatted_20_Text">end; </text:p>
                                        <text:p text:style-name="Preformatted_20_Text">const </text:p>
                                        <text:p text:style-name="Preformatted_20_Text">WHEEL_DELTA = 120; </text:p>
                                        <text:p text:style-name="Preformatted_20_Text">procedure Register; </text:p>
                                        <text:p text:style-name="Preformatted_20_Text"/>
                                        <text:p text:style-name="Preformatted_20_Text"/>
                                        <text:p text:style-name="Preformatted_20_Text">implementation </text:p>
                                        <text:p text:style-name="Preformatted_20_Text"/>
                                        <text:p text:style-name="Preformatted_20_Text">procedure Register; </text:p>
                                        <text:p text:style-name="Preformatted_20_Text">begin </text:p>
                                        <text:p text:style-name="Preformatted_20_Text">RegisterComponents('Samples', [TScrollDBGrid]); </text:p>
                                        <text:p text:style-name="Preformatted_20_Text">end; </text:p>
                                        <text:p text:style-name="Preformatted_20_Text"/>
                                        <text:p text:style-name="Preformatted_20_Text">{ TScrollDBGrid } </text:p>
                                        <text:p text:style-name="Preformatted_20_Text"/>
                                        <text:p text:style-name="Preformatted_20_Text">procedure TScrollDBGrid.WMMouseWheel(var Msg: TWMMouseWheel); </text:p>
                                        <text:p text:style-name="Preformatted_20_Text">begin </text:p>
                                        <text:p text:style-name="Preformatted_20_Text">{ </text:p>
                                        <text:p text:style-name="Preformatted_20_Text">if (DataLink &lt;&gt; nil) and (DataLink.Active) then </text:p>
                                        <text:p text:style-name="Preformatted_20_Text">DataLink.DataSet.MoveBy(-Msg.WheelDelta div WHEEL_DELTA); </text:p>
                                        <text:p text:style-name="Preformatted_20_Text"><text:soft-page-break/>} </text:p>
                                        <text:p text:style-name="Preformatted_20_Text">if((-Msg.WheelDelta div WHEEL_DELTA)&lt;&gt;0)then </text:p>
                                        <text:p text:style-name="Preformatted_20_Text">begin </text:p>
                                        <text:p text:style-name="Preformatted_20_Text">if(Assigned(FOnMouseWheel))then </text:p>
                                        <text:p text:style-name="Preformatted_20_Text">begin </text:p>
                                        <text:p text:style-name="Preformatted_20_Text">FOnMouseWheel(self,-Msg.WheelDelta div WHEEL_DELTA); </text:p>
                                        <text:p text:style-name="Preformatted_20_Text">end; </text:p>
                                        <text:p text:style-name="Preformatted_20_Text">end; </text:p>
                                        <text:p text:style-name="Preformatted_20_Text">end; </text:p>
                                        <text:p text:style-name="P1">end.</text:p>
                                      </text:section>
                                      <text:section text:style-name="Sect1" text:name="Section144">
                                        <text:p text:style-name="Text_20_body"><text:bookmark text:name="extra70"/>Contributed by: topellina &lt;riccardo.faiella@alice.it&gt;</text:p>
                                      </text:section>
                                      <text:p text:style-name="Text_20_body"/>
                                      <text:section text:style-name="Sect1" text:name="Section146">
                                        <text:h text:style-name="P3" text:outline-level="1" text:is-list-header="true"><text:bookmark text:name="routinename74"/>multiRowTitle </text:h>
                                        <text:p text:style-name="Text_20_body"><text:bookmark text:name="description74"/>show TDBgrid title column captions in two rows. </text:p>
                                        <text:section text:style-name="Sect1" text:name="Section147">
                                          <text:p text:style-name="Preformatted_20_Text"><text:bookmark text:name="sourcecode73"/>type</text:p>
                                          <text:p text:style-name="Preformatted_20_Text"><text:s text:c="2"/>TADBGrid = class(TDBGrid);</text:p>
                                          <text:p text:style-name="Preformatted_20_Text"/>
                                          <text:p text:style-name="Preformatted_20_Text"><text:s text:c="2"/>//...</text:p>
                                          <text:p text:style-name="Preformatted_20_Text"/>
                                          <text:p text:style-name="Preformatted_20_Text">procedure TForm1.DBGrid1DrawColumnCell(Sender: TObject; const Rect: TRect;</text:p>
                                          <text:p text:style-name="Preformatted_20_Text"><text:s text:c="2"/>DataCol: Integer; Column: TColumn; State: TGridDrawState);</text:p>
                                          <text:p text:style-name="Preformatted_20_Text">var</text:p>
                                          <text:p text:style-name="Preformatted_20_Text"><text:s text:c="2"/>Al: Cardinal;</text:p>
                                          <text:p text:style-name="Preformatted_20_Text"><text:s text:c="2"/>R: TRect;</text:p>
                                          <text:p text:style-name="Preformatted_20_Text">begin</text:p>
                                          <text:p text:style-name="Preformatted_20_Text"><text:s text:c="2"/>R := Rect;</text:p>
                                          <text:p text:style-name="Preformatted_20_Text"/>
                                          <text:p text:style-name="Preformatted_20_Text"><text:s text:c="2"/>with TADBGrid(Sender) do</text:p>
                                          <text:p text:style-name="Preformatted_20_Text"><text:s text:c="2"/>begin</text:p>
                                          <text:p text:style-name="Preformatted_20_Text"><text:s text:c="4"/>RowHeights[0] <text:s text:c="5"/>:= DefaultRowHeight * 2;</text:p>
                                          <text:p text:style-name="Preformatted_20_Text"><text:s text:c="4"/>Canvas.Brush.Color := FixedColor;</text:p>
                                          <text:p text:style-name="Preformatted_20_Text"/>
                                          <text:p text:style-name="Preformatted_20_Text"><text:s text:c="4"/>InflateRect(R, - 2, - 2);</text:p>
                                          <text:p text:style-name="Preformatted_20_Text"><text:s text:c="4"/>R.Top <text:s text:c="3"/>:= 2;</text:p>
                                          <text:p text:style-name="Preformatted_20_Text"><text:s text:c="4"/>R.Bottom := RowHeights[0] - 1;</text:p>
                                          <text:p text:style-name="Preformatted_20_Text"><text:s text:c="4"/>Canvas.FillRect(R);</text:p>
                                          <text:p text:style-name="Preformatted_20_Text"><text:s text:c="4"/>case Column.Title.Alignment of</text:p>
                                          <text:p text:style-name="Preformatted_20_Text"><text:s text:c="6"/>taCenter: Al <text:s text:c="6"/>:= DT_CENTER;</text:p>
                                          <text:p text:style-name="Preformatted_20_Text"><text:s text:c="6"/>taLeftJustify: Al <text:s/>:= DT_LEFT;</text:p>
                                          <text:p text:style-name="Preformatted_20_Text"><text:s text:c="6"/>taRightJustify: Al := DT_RIGHT;</text:p>
                                          <text:p text:style-name="Preformatted_20_Text"><text:s text:c="4"/>end;</text:p>
                                          <text:p text:style-name="Preformatted_20_Text"/>
                                          <text:p text:style-name="Preformatted_20_Text"><text:s text:c="4"/>Al := Al or DT_WORDBREAK or DT_END_ELLIPSIS;</text:p>
                                          <text:p text:style-name="Preformatted_20_Text"/>
                                          <text:p text:style-name="Preformatted_20_Text"><text:s text:c="4"/>DrawText(Canvas.Handle, PChar(Column.Title.Caption), - 1, R, Al);</text:p>
                                          <text:p text:style-name="Preformatted_20_Text"><text:s text:c="2"/>end;</text:p>
                                          <text:p text:style-name="P1">end;</text:p>
                                        </text:section>
                                        <text:section text:style-name="Sect1" text:name="Section148">
                                          <text:p text:style-name="Text_20_body"><text:bookmark text:name="extra72"/>Contributed by: topellina &lt;riccardo.faiella@alice.it&gt;</text:p>
                                        </text:section>
                                        <text:p text:style-name="Text_20_body"/>
                                        <text:h text:style-name="P3" text:outline-level="1" text:is-list-header="true"><text:bookmark text:name="routinename75"/>MultiThreading </text:h>
                                        <text:p text:style-name="Text_20_body"><text:bookmark text:name="description75"/>Go go Multi-Threading. </text:p>
                                        <text:section text:style-name="Sect1" text:name="Section149">
                                          <text:p text:style-name="Preformatted_20_Text"><text:bookmark text:name="sourcecode74"/>Go go Multi-Threading</text:p>
                                          <text:p text:style-name="Preformatted_20_Text">Posted by Dorin Duminica on Monday, November 16, 2009</text:p>
                                          <text:p text:style-name="Preformatted_20_Text">Labels: Threads / Comments: (3)</text:p>
                                          <text:p text:style-name="Preformatted_20_Text">For those that don't know what threads are, here's your chance to understand.</text:p>
                                          <text:p text:style-name="Preformatted_20_Text">A thread is like an application running in your application, each thread is a new application. If you create a new VCL Application in Delphi and hit F9 to run it boom you've created a thread.</text:p>
                                          <text:p text:style-name="Preformatted_20_Text">The idea of thread is that you can accomplish multiple tasks in same time, at this time most PC's have processors with 2 or more core, this is a good thing, because a processor can handle a limited number of threads until it goes crazy and user needs to restart hes PC(it happened to me few times...).</text:p>
                                          <text:p text:style-name="Preformatted_20_Text">So bottom line, why do I need threads? well think of your torrent client, could it handle 2 or more downloads in same time without threads? well it could but it would be very slow because an alternative to threads would be a list of tasks that needs to be done and a loop that will execute operation, but that would freeze your application and your brain trying to solve bugs.</text:p>
                                          <text:p text:style-name="Preformatted_20_Text">Now that we know something about threads, here's how you can create your custom thread that does a custom task, first you need to create a new class which inherits from TThread defined in Classes.pas.</text:p>
                                          <text:p text:style-name="Preformatted_20_Text">type TCustomThread = class(TThread)</text:p>
                                          <text:p text:style-name="Preformatted_20_Text"><text:s text:c="5"/>private</text:p>
                                          <text:p text:style-name="Preformatted_20_Text"><text:s text:c="12"/>FMin, FMax: Integer;</text:p>
                                          <text:p text:style-name="Preformatted_20_Text"><text:s text:c="12"/>Position : integer;</text:p>
                                          <text:p text:style-name="Preformatted_20_Text"><text:s text:c="12"/>ProgressBar : TProgressBar;</text:p>
                                          <text:p text:style-name="Preformatted_20_Text"><text:s text:c="5"/>private</text:p>
                                          <text:p text:style-name="Preformatted_20_Text"><text:s text:c="12"/>procedure UpdateProgress;</text:p>
                                          <text:p text:style-name="Preformatted_20_Text"><text:s text:c="12"/>procedure SetProgressBarOptions;</text:p>
                                          <text:p text:style-name="Preformatted_20_Text"><text:s text:c="5"/>public</text:p>
                                          <text:p text:style-name="Preformatted_20_Text"><text:s text:c="11"/>procedure Execute; override;</text:p>
                                          <text:p text:style-name="Preformatted_20_Text"><text:s text:c="5"/>public</text:p>
                                          <text:p text:style-name="Preformatted_20_Text"><text:s text:c="11"/>constructor Create(withProgressBar: TProgressBar);</text:p>
                                          <text:p text:style-name="Preformatted_20_Text"><text:s text:c="11"/>destructor Destroy; override;</text:p>
                                          <text:p text:style-name="Preformatted_20_Text">end;</text:p>
                                          <text:p text:style-name="Preformatted_20_Text">and then implement it's methods</text:p>
                                          <text:p text:style-name="Preformatted_20_Text">{ TCustomThread }</text:p>
                                          <text:p text:style-name="Preformatted_20_Text"><text:s/></text:p>
                                          <text:p text:style-name="Preformatted_20_Text">constructor TCustomThread.Create(withProgressBar: TProgressBar);</text:p>
                                          <text:p text:style-name="Preformatted_20_Text">begin</text:p>
                                          <text:p text:style-name="Preformatted_20_Text"><text:s text:c="5"/>FMin := 0;</text:p>
                                          <text:p text:style-name="Preformatted_20_Text"><text:s text:c="5"/>FMax := 30000;</text:p>
                                          <text:p text:style-name="Preformatted_20_Text"><text:s text:c="5"/>// assign the progress bar</text:p>
                                          <text:p text:style-name="Preformatted_20_Text"><text:s text:c="5"/>ProgressBar := withProgressBar;</text:p>
                                          <text:p text:style-name="Preformatted_20_Text"><text:s text:c="5"/>// let thread free itself</text:p>
                                          <text:p text:style-name="Preformatted_20_Text"><text:s text:c="5"/>FreeOnTerminate := True;</text:p>
                                          <text:p text:style-name="Preformatted_20_Text"><text:s text:c="5"/>// do not create suspended, let it go as soon as it is created</text:p>
                                          <text:p text:style-name="Preformatted_20_Text"><text:s text:c="5"/>inherited Create(False);</text:p>
                                          <text:p text:style-name="Preformatted_20_Text">end;</text:p>
                                          <text:p text:style-name="Preformatted_20_Text"><text:s/></text:p>
                                          <text:p text:style-name="Preformatted_20_Text">destructor TCustomThread.Destroy;</text:p>
                                          <text:p text:style-name="Preformatted_20_Text">begin</text:p>
                                          <text:p text:style-name="Preformatted_20_Text"><text:s text:c="5"/>ProgressBar.Position := 0;</text:p>
                                          <text:p text:style-name="Preformatted_20_Text"><text:s text:c="5"/>inherited;</text:p>
                                          <text:p text:style-name="Preformatted_20_Text">end;</text:p>
                                          <text:p text:style-name="Preformatted_20_Text"><text:s/></text:p>
                                          <text:p text:style-name="Preformatted_20_Text"><text:soft-page-break/>procedure TCustomThread.Execute;</text:p>
                                          <text:p text:style-name="Preformatted_20_Text">var i : Integer;</text:p>
                                          <text:p text:style-name="Preformatted_20_Text">begin</text:p>
                                          <text:p text:style-name="Preformatted_20_Text"><text:s text:c="5"/>// set progressbar options</text:p>
                                          <text:p text:style-name="Preformatted_20_Text"><text:s text:c="5"/>Synchronize(SetProgressBarOptions);</text:p>
                                          <text:p text:style-name="Preformatted_20_Text"><text:s text:c="5"/>for i := FMin to FMax do begin</text:p>
                                          <text:p text:style-name="Preformatted_20_Text"><text:s text:c="9"/>// check if Self(thread) is terminated, if so exit</text:p>
                                          <text:p text:style-name="Preformatted_20_Text"><text:s text:c="9"/>if Terminated then</text:p>
                                          <text:p text:style-name="Preformatted_20_Text"><text:s text:c="12"/>Exit;</text:p>
                                          <text:p text:style-name="Preformatted_20_Text"><text:s text:c="9"/>Position := i;</text:p>
                                          <text:p text:style-name="Preformatted_20_Text"><text:s text:c="9"/>// call Synchronize to make sure you won't get errors</text:p>
                                          <text:p text:style-name="Preformatted_20_Text"><text:s text:c="9"/>// from VCL's</text:p>
                                          <text:p text:style-name="Preformatted_20_Text"><text:s text:c="9"/>Synchronize(UpdateProgress);</text:p>
                                          <text:p text:style-name="Preformatted_20_Text"><text:s text:c="5"/>end;// for i := ProgressBar.Min to ProgressBar.Max do begin</text:p>
                                          <text:p text:style-name="Preformatted_20_Text">end;</text:p>
                                          <text:p text:style-name="Preformatted_20_Text"><text:s/></text:p>
                                          <text:p text:style-name="Preformatted_20_Text">procedure TCustomThread.UpdateProgress;</text:p>
                                          <text:p text:style-name="Preformatted_20_Text">begin</text:p>
                                          <text:p text:style-name="Preformatted_20_Text"><text:s text:c="5"/>// force application to repaint itself and handle messages</text:p>
                                          <text:p text:style-name="Preformatted_20_Text"><text:s text:c="5"/>Application.ProcessMessages;</text:p>
                                          <text:p text:style-name="Preformatted_20_Text"><text:s text:c="5"/>// update progress bar position</text:p>
                                          <text:p text:style-name="Preformatted_20_Text"><text:s text:c="5"/>ProgressBar.Position := Position;</text:p>
                                          <text:p text:style-name="Preformatted_20_Text">end;</text:p>
                                          <text:p text:style-name="Preformatted_20_Text"><text:s/></text:p>
                                          <text:p text:style-name="Preformatted_20_Text">procedure TCustomThread.SetProgressBarOptions;</text:p>
                                          <text:p text:style-name="Preformatted_20_Text">begin</text:p>
                                          <text:p text:style-name="Preformatted_20_Text"><text:s text:c="5"/>ProgressBar.Min := FMin;</text:p>
                                          <text:p text:style-name="Preformatted_20_Text"><text:s text:c="5"/>ProgressBar.Max := FMax;</text:p>
                                          <text:p text:style-name="Preformatted_20_Text">end;</text:p>
                                          <text:p text:style-name="Preformatted_20_Text">Let's understand what TCustomThread does, it gets created using a progressbar as parameter, I've overwritten it's Execute procedure(this is the procedure which gets executed), it executes a for loop which calls UpdateProgress with Synchronize procedure which won't raise an exception if the VCL is not thread safe.</text:p>
                                          <text:p text:style-name="P1">A demo application can be downloaded from this link(only source code).</text:p>
                                        </text:section>
                                        <text:section text:style-name="Sect1" text:name="Section150">
                                          <text:p text:style-name="Text_20_body"><text:bookmark text:name="extra73"/>Contributed by: topellina &lt;riccardo.faiella@alice.it&gt;</text:p>
                                          <text:h text:style-name="P3" text:outline-level="1" text:is-list-header="true"><text:bookmark text:name="routinename76"/>NoMainForm </text:h>
                                          <text:p text:style-name="Text_20_body"><text:bookmark text:name="description76"/>How to Avoid Having a Main Form in a Delphi Application. </text:p>
                                          <text:section text:style-name="Sect1" text:name="Section151">
                                            <text:p text:style-name="Preformatted_20_Text"><text:bookmark text:name="sourcecode75"/>Every Delphi application must have a main form. The main form is the first form created in the body of the application. When the main form closes, the application terminates.</text:p>
                                            <text:p text:style-name="Preformatted_20_Text"/>
                                            <text:p text:style-name="Preformatted_20_Text">When a new project is created, the first form added to the project automatically becomes the value of the Application's MainForm property. To assign a different form to the MainForm property, use the Forms page of the Project|Options dialog box at design time.</text:p>
                                            <text:p text:style-name="Preformatted_20_Text"/>
                                            <text:p text:style-name="Preformatted_20_Text">Once the application is run, you cannot change the main form of the application.</text:p>
                                            <text:p text:style-name="Preformatted_20_Text"/>
                                            <text:p text:style-name="Preformatted_20_Text">No Main Form?</text:p>
                                            <text:p text:style-name="Preformatted_20_Text"/>
                                            <text:p text:style-name="Preformatted_20_Text">What if you need to create an application where every form is equally important (for example like IE) - where closing the main form will *not* close the application.</text:p>
                                            <text:p text:style-name="Preformatted_20_Text">If from the first form created (or better to say: displayed to the user) you can create another form - you want the application to continue running even if the user closes the first form!</text:p>
                                            <text:p text:style-name="Preformatted_20_Text"/>
                                            <text:p text:style-name="Preformatted_20_Text">Hide the Main Form</text:p>
                                            <text:p text:style-name="Preformatted_20_Text"/>
                                            <text:p text:style-name="Preformatted_20_Text">One way to "remove" the main form from a Delphi application is to hide it when the application is started. Since every Delphi application MUST have a main form - your only option is not to show the main form when the application is executed.</text:p>
                                            <text:p text:style-name="Preformatted_20_Text">This is rather simple, just go to the project's source code and add (after "Application.Initialize") a line like</text:p>
                                            <text:p text:style-name="Preformatted_20_Text"/>
                                            <text:p text:style-name="Preformatted_20_Text">Application.ShowMainForm := false;</text:p>
                                            <text:p text:style-name="Preformatted_20_Text">Therefore, to hide the main form at startup, set ShowMainForm to false in the main project file before the call to the Run method. Make sure that the Visible property of the form is also false.</text:p>
                                            <text:p text:style-name="Preformatted_20_Text">Now, when you do not have a main form, how do you know when to terminate the application? Since there's no main form - if all other forms are closed you application will still run - the main form is hidden and therefore the user cannot close it - and therefore exit from the application.</text:p>
                                            <text:p text:style-name="Preformatted_20_Text"/>
                                            <text:p text:style-name="Preformatted_20_Text">A Fake Main Form</text:p>
                                            <text:p text:style-name="Preformatted_20_Text"/>
                                            <text:p text:style-name="Preformatted_20_Text">Let's have a fake main form that host a button to create another instance of this fake main form.</text:p>
                                            <text:p text:style-name="Preformatted_20_Text">Of course, when the main form is created we have to show this fake main form since the real main form will be hidden.</text:p>
                                            <text:p text:style-name="Preformatted_20_Text"/>
                                            <text:p text:style-name="Preformatted_20_Text">Here's how the project's source looks like if the real main form is named TMainForm.</text:p>
                                            <text:p text:style-name="Preformatted_20_Text"/>
                                            <text:p text:style-name="Preformatted_20_Text">//dpr source</text:p>
                                            <text:p text:style-name="Preformatted_20_Text">begin</text:p>
                                            <text:p text:style-name="Preformatted_20_Text"><text:s text:c="2"/>Application.Initialize;</text:p>
                                            <text:p text:style-name="Preformatted_20_Text"><text:s text:c="2"/>Application.ShowMainForm := false;</text:p>
                                            <text:p text:style-name="Preformatted_20_Text"><text:s text:c="2"/>Application.CreateForm(TMainForm, MainForm) ;</text:p>
                                            <text:p text:style-name="Preformatted_20_Text"><text:s text:c="2"/>Application.Run;</text:p>
                                            <text:p text:style-name="Preformatted_20_Text"><text:soft-page-break/>end.</text:p>
                                            <text:p text:style-name="Preformatted_20_Text">Since the real main form is hidden, you need to make sure the fake one gets displayed to the user when the application is run. Use the OnCreate event of the main form to create an instance of the main form. </text:p>
                                            <text:p text:style-name="Preformatted_20_Text">In the code below, the fake form is named "TAppForm".</text:p>
                                            <text:p text:style-name="Preformatted_20_Text">//OnCreate event of the real main form</text:p>
                                            <text:p text:style-name="Preformatted_20_Text">procedure TMainForm.FormCreate(Sender: TObject) ;</text:p>
                                            <text:p text:style-name="Preformatted_20_Text">begin</text:p>
                                            <text:p text:style-name="Preformatted_20_Text"><text:s text:c="2"/>with TAppForm.Create(Application) do</text:p>
                                            <text:p text:style-name="Preformatted_20_Text"><text:s text:c="2"/>begin</text:p>
                                            <text:p text:style-name="Preformatted_20_Text"><text:s text:c="4"/>Show;</text:p>
                                            <text:p text:style-name="Preformatted_20_Text"><text:s text:c="2"/>end;</text:p>
                                            <text:p text:style-name="Preformatted_20_Text">end;</text:p>
                                            <text:p text:style-name="Preformatted_20_Text">There's a button on the fake main form that will create another instance of this fake main form:</text:p>
                                            <text:p text:style-name="Preformatted_20_Text">//"CreateButton" OnClick even handler</text:p>
                                            <text:p text:style-name="Preformatted_20_Text">procedure TAppForm.CreateButtonClick(Sender: TObject) ;</text:p>
                                            <text:p text:style-name="Preformatted_20_Text">begin</text:p>
                                            <text:p text:style-name="Preformatted_20_Text"><text:s text:c="2"/>with TAppForm.Create(Application) do</text:p>
                                            <text:p text:style-name="Preformatted_20_Text"><text:s text:c="2"/>begin</text:p>
                                            <text:p text:style-name="Preformatted_20_Text"><text:s text:c="4"/>Show;</text:p>
                                            <text:p text:style-name="Preformatted_20_Text"><text:s text:c="2"/>end;</text:p>
                                            <text:p text:style-name="Preformatted_20_Text">end;</text:p>
                                            <text:p text:style-name="Preformatted_20_Text">Only one more little thingy to take into account - close the application when the last fake main form is closed:</text:p>
                                            <text:p text:style-name="Preformatted_20_Text">//fake main form OnClose</text:p>
                                            <text:p text:style-name="Preformatted_20_Text">procedure TAppForm.FormClose(Sender: TObject; var Action: TCloseAction) ;</text:p>
                                            <text:p text:style-name="Preformatted_20_Text">begin</text:p>
                                            <text:p text:style-name="Preformatted_20_Text"><text:s text:c="2"/>Action := caFree;</text:p>
                                            <text:p text:style-name="Preformatted_20_Text"><text:s text:c="2"/>//TRUE MAIN and this fake instance</text:p>
                                            <text:p text:style-name="Preformatted_20_Text"><text:s text:c="2"/>if Screen.FormCount = 2 then</text:p>
                                            <text:p text:style-name="Preformatted_20_Text"><text:s text:c="2"/>begin</text:p>
                                            <text:p text:style-name="Preformatted_20_Text"><text:s text:c="4"/>Application.Terminate;</text:p>
                                            <text:p text:style-name="Preformatted_20_Text"><text:s text:c="2"/>end;</text:p>
                                            <text:p text:style-name="Preformatted_20_Text">end;</text:p>
                                            <text:p text:style-name="Preformatted_20_Text">The FormCount property of the Screen object can be used with Forms to iterate over all the forms in an application.</text:p>
                                            <text:p text:style-name="Preformatted_20_Text">If the number of active forms is 2, and the fake main form is about to close - close the entire application using Application.Terminate. The other running form - is the real main form itself :)</text:p>
                                            <text:p text:style-name="Preformatted_20_Text"/>
                                            <text:p text:style-name="P1">That's it. Download the source code and try for yourself.</text:p>
                                          </text:section>
                                          <text:section text:style-name="Sect1" text:name="Section152">
                                            <text:p text:style-name="Text_20_body"><text:bookmark text:name="extra74"/>Contributed by: topellina &lt;riccardo.faiella@alice.it&gt;</text:p>
                                            <text:h text:style-name="P3" text:outline-level="1" text:is-list-header="true"><text:bookmark text:name="routinename77"/>oadDecimalRoundingCtrlAbbrs </text:h>
                                            <text:p text:style-name="Text_20_body"><text:bookmark text:name="description77"/>ROUTINES FOR ROUNDING IEEE-754 FLOATS TO SPECIFIED NUMBER OF DECIMAL FRACTIONS. </text:p>
                                            <text:section text:style-name="Sect1" text:name="Section153">
                                              <text:p text:style-name="Preformatted_20_Text"><text:bookmark text:name="sourcecode76"/>Unit DecimalRounding_JH1;</text:p>
                                              <text:p text:style-name="Preformatted_20_Text"/>
                                              <text:p text:style-name="Preformatted_20_Text">(* *****************************************************************************</text:p>
                                              <text:p text:style-name="Preformatted_20_Text"/>
                                              <text:p text:style-name="Preformatted_20_Text"><text:s/>ROUTINES FOR ROUNDING IEEE-754 FLOATS TO SPECIFIED NUMBER OF DECIMAL FRACTIONS</text:p>
                                              <text:p text:style-name="Preformatted_20_Text"/>
                                              <text:p text:style-name="Preformatted_20_Text"><text:s text:c="2"/>These routines round input values to fit as closely as possible to an</text:p>
                                              <text:p text:style-name="Preformatted_20_Text"><text:s text:c="2"/>output number with desired number of decimal fraction digits.</text:p>
                                              <text:p text:style-name="Preformatted_20_Text"/>
                                              <text:p text:style-name="Preformatted_20_Text"><text:s text:c="2"/>Because, in general, numbers with decimal fractions cannot be exactly</text:p>
                                              <text:p text:style-name="Preformatted_20_Text"><text:s text:c="2"/>represented in IEEE-754 floating binary point variables, error limits</text:p>
                                              <text:p text:style-name="Preformatted_20_Text"><text:s text:c="2"/>are used to determine if the input numbers are intended to represent an</text:p>
                                              <text:p text:style-name="Preformatted_20_Text"><text:s text:c="2"/>exact decimal fraction rather than a nearby value. <text:s text:c="2"/>Thus an error limit</text:p>
                                              <text:p text:style-name="Preformatted_20_Text"><text:s text:c="2"/>will be taken into account when deciding that a number input such as</text:p>
                                              <text:p text:style-name="Preformatted_20_Text"><text:s text:c="2"/>1.295, which internally is represented 1.29499 99999 …, really should</text:p>
                                              <text:p text:style-name="Preformatted_20_Text"><text:s text:c="2"/>be considered exactly 1.295 and that 0.29999 99999 ... really should</text:p>
                                              <text:p text:style-name="Preformatted_20_Text"><text:s text:c="2"/>be interpreted as 0.3 when applying the rounding rules.</text:p>
                                              <text:p text:style-name="Preformatted_20_Text"/>
                                              <text:p text:style-name="Preformatted_20_Text"><text:s text:c="2"/>Some terminology:</text:p>
                                              <text:p text:style-name="Preformatted_20_Text"><text:s text:c="4"/>"NDFD" is used for Number of Decimal Fraction Digits. <text:s/>If NDFD is</text:p>
                                              <text:p text:style-name="Preformatted_20_Text"><text:s text:c="8"/>negative, then the inputs will be rounded so that there are zeros</text:p>
                                              <text:p text:style-name="Preformatted_20_Text"><text:s text:c="8"/>on the left of the decimal point. <text:s/>I.E. if NDFD = -3, then the</text:p>
                                              <text:p text:style-name="Preformatted_20_Text"><text:s text:c="8"/>output will be rounded to an integral multiple of a thousand.</text:p>
                                              <text:p text:style-name="Preformatted_20_Text"><text:s text:c="4"/>"MaxRelError" designates the maximum relative error to be allowed in the</text:p>
                                              <text:p text:style-name="Preformatted_20_Text"><text:s text:c="8"/>input values when deciding they are supposed to represent exact</text:p>
                                              <text:p text:style-name="Preformatted_20_Text"><text:s text:c="8"/>decimal fractions (as mentioned above). <text:s/>If Ctrl &lt;&gt; drNone, then</text:p>
                                              <text:p text:style-name="Preformatted_20_Text"><text:s text:c="8"/>MaxRelError must be greater than 0.</text:p>
                                              <text:p text:style-name="Preformatted_20_Text"><text:s text:c="4"/>"Ctrl" determines the type of rounding to be done. <text:s/>Nine kinds of</text:p>
                                              <text:p text:style-name="Preformatted_20_Text"><text:s text:c="8"/>rounding (plus no rounding) are defined. <text:s/>They include almost</text:p>
                                              <text:p text:style-name="Preformatted_20_Text"><text:s text:c="8"/>every kind of rounding known. <text:s/>See the definition of</text:p>
                                              <text:p text:style-name="Preformatted_20_Text"><text:s text:c="8"/>tDecimalRoundingCtrl below for the specific types.</text:p>
                                              <text:p text:style-name="Preformatted_20_Text"/>
                                              <text:p text:style-name="Preformatted_20_Text"><text:s/>Note that in Quality Central Report #8143, there is an attached file,</text:p>
                                              <text:p text:style-name="Preformatted_20_Text"><text:s text:c="5"/>RoundToXReplacement_3c.pas that contains a few ideas for improvement</text:p>
                                              <text:p text:style-name="Preformatted_20_Text"><text:s text:c="5"/>in the code used herein. <text:s/>One of the new features of the #8143 code</text:p>
                                              <text:p text:style-name="Preformatted_20_Text"><text:s text:c="5"/>is that the MaxRelError may be zero, for whatever that is worth.</text:p>
                                              <text:p text:style-name="Preformatted_20_Text"><text:s text:c="5"/>However, but the #8143 code has not be as rigorously validated as</text:p>
                                              <text:p text:style-name="Preformatted_20_Text"><text:s text:c="5"/>this code.</text:p>
                                              <text:p text:style-name="Preformatted_20_Text"/>
                                              <text:p text:style-name="Preformatted_20_Text"><text:s/>Fix. 2004.06.29 by JH in the DecimalRound() function to change j from</text:p>
                                              <text:p text:style-name="Preformatted_20_Text"><text:s text:c="5"/>Integer to Int64 and add an Assert for MaxRelErr being &gt; 0.</text:p>
                                              <text:p text:style-name="Preformatted_20_Text"><text:s/>Rev. 2002.01.14 by John Herbster to add overloaded IsNaN() functions to</text:p>
                                              <text:p text:style-name="Preformatted_20_Text"><text:s text:c="5"/>solve problem with invalid operation when loading values for test.</text:p>
                                              <text:p text:style-name="Preformatted_20_Text"><text:s/>Rev. 2001.11.24 by John Herbster to add KnownErrorLimit, SafetyFactor,</text:p>
                                              <text:p text:style-name="Preformatted_20_Text"><text:s text:c="5"/>and MaxRelErrXxx constants. Also corrected DecimalRoundingCtrlStrs</text:p>
                                              <text:p text:style-name="Preformatted_20_Text"><text:s text:c="5"/>and comments per feedback from Marjan Venema.</text:p>
                                              <text:p text:style-name="Preformatted_20_Text"><text:s/>Pgm. 2001.09.19 by John Herbster. <text:s/>Please send feedback and suggestions</text:p>
                                              <text:p text:style-name="Preformatted_20_Text"><text:s text:c="5"/>to author at herb-sci@swbell.net.</text:p>
                                              <text:p text:style-name="Preformatted_20_Text"/>
                                              <text:p text:style-name="Preformatted_20_Text"><text:s/>Dedicated to the participants in the borland.public.delphi.objectpascal</text:p>
                                              <text:p text:style-name="Preformatted_20_Text"><text:s text:c="5"/>forum. <text:s/>With special thanks to Brad White for his proofing and</text:p>
                                              <text:p text:style-name="Preformatted_20_Text"><text:s text:c="5"/>suggestions.</text:p>
                                              <text:p text:style-name="Preformatted_20_Text"/>
                                              <text:p text:style-name="Preformatted_20_Text"><text:soft-page-break/>***************************************************************************** *)</text:p>
                                              <text:p text:style-name="Preformatted_20_Text"/>
                                              <text:p text:style-name="Preformatted_20_Text">Interface</text:p>
                                              <text:p text:style-name="Preformatted_20_Text"/>
                                              <text:p text:style-name="Preformatted_20_Text">uses Classes;</text:p>
                                              <text:p text:style-name="Preformatted_20_Text"/>
                                              <text:p text:style-name="Preformatted_20_Text">Type tDecimalRoundingCtrl = <text:s text:c="3"/>{The defined rounding methods}</text:p>
                                              <text:p text:style-name="Preformatted_20_Text"><text:s text:c="3"/>(drNone, <text:s text:c="3"/>{No rounding.}</text:p>
                                              <text:p text:style-name="Preformatted_20_Text"><text:s text:c="4"/>drHalfEven,{Round to nearest or to even whole number. (a.k.a Bankers) }</text:p>
                                              <text:p text:style-name="Preformatted_20_Text"><text:s text:c="4"/>drHalfPos, {Round to nearest or toward positive.}</text:p>
                                              <text:p text:style-name="Preformatted_20_Text"><text:s text:c="4"/>drHalfNeg, {Round to nearest or toward negative.}</text:p>
                                              <text:p text:style-name="Preformatted_20_Text"><text:s text:c="4"/>drHalfDown,{Round to nearest or toward zero.}</text:p>
                                              <text:p text:style-name="Preformatted_20_Text"><text:s text:c="4"/>drHalfUp, <text:s/>{Round to nearest or away from zero.}</text:p>
                                              <text:p text:style-name="Preformatted_20_Text"><text:s text:c="4"/>drRndNeg, <text:s/>{Round toward negative. <text:s text:c="19"/>(a.k.a. Floor) }</text:p>
                                              <text:p text:style-name="Preformatted_20_Text"><text:s text:c="4"/>drRndPos, <text:s/>{Round toward positive. <text:s text:c="19"/>(a.k.a. Ceil ) }</text:p>
                                              <text:p text:style-name="Preformatted_20_Text"><text:s text:c="4"/>drRndDown, {Round toward zero. <text:s text:c="23"/>(a.k.a. Trunc) }</text:p>
                                              <text:p text:style-name="Preformatted_20_Text"><text:s text:c="4"/>drRndUp); <text:s/>{Round away from zero.}</text:p>
                                              <text:p text:style-name="Preformatted_20_Text"/>
                                              <text:p text:style-name="Preformatted_20_Text">{ The following DecimalRound function is for doing the best possible job of</text:p>
                                              <text:p text:style-name="Preformatted_20_Text"><text:s text:c="2"/>rounding floating binary point numbers to the specified NDFD. <text:s/>MaxRelError</text:p>
                                              <text:p text:style-name="Preformatted_20_Text"><text:s text:c="2"/>is the maximum relative error that will be allowed when determining the</text:p>
                                              <text:p text:style-name="Preformatted_20_Text"><text:s text:c="2"/>cut points for applying the rounding rules. }</text:p>
                                              <text:p text:style-name="Preformatted_20_Text"/>
                                              <text:p text:style-name="Preformatted_20_Text">Function DecimalRound</text:p>
                                              <text:p text:style-name="Preformatted_20_Text"><text:s text:c="3"/>(Value: extended; <text:s text:c="4"/>{Input value to be rounded.}</text:p>
                                              <text:p text:style-name="Preformatted_20_Text"><text:s text:c="4"/>NDFD: integer; <text:s text:c="6"/>{Number decimal fraction digits to figure in result.}</text:p>
                                              <text:p text:style-name="Preformatted_20_Text"><text:s text:c="4"/>MaxRelErr: double; <text:s text:c="2"/>{Maximum relative error to assume in input value.}</text:p>
                                              <text:p text:style-name="Preformatted_20_Text"><text:s text:c="4"/>Ctrl: tDecimalRoundingCtrl = drHalfEven) <text:s/>{Optional rounding rule}</text:p>
                                              <text:p text:style-name="Preformatted_20_Text"><text:s text:c="4"/>: extended;</text:p>
                                              <text:p text:style-name="Preformatted_20_Text"/>
                                              <text:p text:style-name="Preformatted_20_Text">{ The following functions have a two times "epsilon" error built in for the</text:p>
                                              <text:p text:style-name="Preformatted_20_Text"><text:s text:c="2"/>single, double, and extended argument respectively: }</text:p>
                                              <text:p text:style-name="Preformatted_20_Text"/>
                                              <text:p text:style-name="Preformatted_20_Text">Function DecimalRoundSgl (Value: single; NDFD: integer;</text:p>
                                              <text:p text:style-name="Preformatted_20_Text"><text:s text:c="26"/>Ctrl: tDecimalRoundingCtrl = drHalfEven): extended;</text:p>
                                              <text:p text:style-name="Preformatted_20_Text"/>
                                              <text:p text:style-name="Preformatted_20_Text">Function DecimalRoundDbl (Value: double; NDFD: integer;</text:p>
                                              <text:p text:style-name="Preformatted_20_Text"><text:s text:c="26"/>Ctrl: tDecimalRoundingCtrl = drHalfEven): extended;</text:p>
                                              <text:p text:style-name="Preformatted_20_Text"/>
                                              <text:p text:style-name="Preformatted_20_Text">Function DecimalRoundExt (Value: extended; NDFD: integer;</text:p>
                                              <text:p text:style-name="Preformatted_20_Text"><text:s text:c="26"/>Ctrl: tDecimalRoundingCtrl = drHalfEven): extended;</text:p>
                                              <text:p text:style-name="Preformatted_20_Text"/>
                                              <text:p text:style-name="Preformatted_20_Text">{----- The following are utility functions and constants ----------------------}</text:p>
                                              <text:p text:style-name="Preformatted_20_Text"/>
                                              <text:p text:style-name="Preformatted_20_Text">{ The following "epsilon" values are representative of the resolution of the</text:p>
                                              <text:p text:style-name="Preformatted_20_Text"><text:s text:c="2"/>floating point numbers divided by the number being represented.</text:p>
                                              <text:p text:style-name="Preformatted_20_Text"><text:s text:c="2"/>These constants are supplied to the rounding routines to determine how much</text:p>
                                              <text:p text:style-name="Preformatted_20_Text"><text:s text:c="2"/>correction should be allowed for the natural errors in representing</text:p>
                                              <text:p text:style-name="Preformatted_20_Text"><text:s text:c="2"/>decimal fractions. <text:s/>Using 2 times or higher multiples of these values may</text:p>
                                              <text:p text:style-name="Preformatted_20_Text"><text:s text:c="2"/>be advisable if the data have been massaged through arithmetic</text:p>
                                              <text:p text:style-name="Preformatted_20_Text"><text:s text:c="2"/>calculations. }</text:p>
                                              <text:p text:style-name="Preformatted_20_Text">Const</text:p>
                                              <text:p text:style-name="Preformatted_20_Text"><text:s text:c="2"/>SglEps = 1.1920928955e-07;</text:p>
                                              <text:p text:style-name="Preformatted_20_Text"><text:s text:c="2"/>DblEps = 2.2204460493e-16;</text:p>
                                              <text:p text:style-name="Preformatted_20_Text"><text:s text:c="2"/>ExtEps = 1.0842021725e-19;</text:p>
                                              <text:p text:style-name="Preformatted_20_Text">{ These epsilon values are smallest for which "1 + epsilon &lt;&gt; 1".</text:p>
                                              <text:p text:style-name="Preformatted_20_Text"><text:s text:c="6"/>For "1 - epsilon &lt;&gt; 1", divide the above values by 2. }</text:p>
                                              <text:p text:style-name="Preformatted_20_Text"/>
                                              <text:p text:style-name="Preformatted_20_Text">Const</text:p>
                                              <text:p text:style-name="Preformatted_20_Text"><text:s text:c="2"/>KnownErrorLimit = 1.234375;</text:p>
                                              <text:p text:style-name="Preformatted_20_Text"><text:s text:c="2"/>SafetyFactor = 2;</text:p>
                                              <text:p text:style-name="Preformatted_20_Text"><text:soft-page-break/><text:s text:c="2"/>MaxRelErrSgl = SglEps * KnownErrorLimit * SafetyFactor;</text:p>
                                              <text:p text:style-name="Preformatted_20_Text"><text:s text:c="2"/>MaxRelErrDbl = DblEps * KnownErrorLimit * SafetyFactor;</text:p>
                                              <text:p text:style-name="Preformatted_20_Text"><text:s text:c="2"/>MaxRelErrExt = ExtEps * KnownErrorLimit * SafetyFactor;</text:p>
                                              <text:p text:style-name="Preformatted_20_Text">{ If MaxRelErr &lt; XxxEps * KnownErrorLimit then errors can occur. }</text:p>
                                              <text:p text:style-name="Preformatted_20_Text"/>
                                              <text:p text:style-name="Preformatted_20_Text">Procedure LoadDecimalRoundingCtrlAbbrs(const Strings: tStrings);</text:p>
                                              <text:p text:style-name="Preformatted_20_Text">{ This procedure loads the tDecimalRoundingCtrl descriptions and ordinals</text:p>
                                              <text:p text:style-name="Preformatted_20_Text"><text:s text:c="2"/>into the string list for such use as using a TCombobox to make rounding</text:p>
                                              <text:p text:style-name="Preformatted_20_Text"><text:s text:c="2"/>type selection. }</text:p>
                                              <text:p text:style-name="Preformatted_20_Text"/>
                                              <text:p text:style-name="Preformatted_20_Text">Procedure CalcEpsValues (var SglEps, DblEps, ExtEps: double);</text:p>
                                              <text:p text:style-name="Preformatted_20_Text">{ This procedure was used to compute the values SglEps, DblEps, and ExtEps: }</text:p>
                                              <text:p text:style-name="Preformatted_20_Text"/>
                                              <text:p text:style-name="Preformatted_20_Text">Function IsNAN (const sgl: single) <text:s/>: boolean; overload;</text:p>
                                              <text:p text:style-name="Preformatted_20_Text">Function IsNAN (const dbl: double) <text:s/>: boolean; overload;</text:p>
                                              <text:p text:style-name="Preformatted_20_Text">Function IsNAN (const ext: extended): boolean; overload;</text:p>
                                              <text:p text:style-name="Preformatted_20_Text">{ Each returns true if the value passed is not-a-number. }</text:p>
                                              <text:p text:style-name="Preformatted_20_Text"/>
                                              <text:p text:style-name="Preformatted_20_Text">Function GetX87CW: word;</text:p>
                                              <text:p text:style-name="Preformatted_20_Text">{ Returns the FPU control word (which indicates interrupt masks and</text:p>
                                              <text:p text:style-name="Preformatted_20_Text"><text:s text:c="6"/>precision and rounding modes). }</text:p>
                                              <text:p text:style-name="Preformatted_20_Text"/>
                                              <text:p text:style-name="Preformatted_20_Text">Function IsFpuCwOkForRounding: boolean;</text:p>
                                              <text:p text:style-name="Preformatted_20_Text">{ Returns true if floating point processor (FPU) is correctly set</text:p>
                                              <text:p text:style-name="Preformatted_20_Text"><text:s text:c="4"/>(1) to allow conversion from extended to double and double to single</text:p>
                                              <text:p text:style-name="Preformatted_20_Text"><text:s text:c="8"/>without creating the the loss-of-precision interrupt or exception,</text:p>
                                              <text:p text:style-name="Preformatted_20_Text"><text:s text:c="4"/>(2) to do arithmetic internal to FPU in extended precision, and</text:p>
                                              <text:p text:style-name="Preformatted_20_Text"><text:s text:c="4"/>(3) to internally use halves-to-even (a.k.a. bankers) rounding. }</text:p>
                                              <text:p text:style-name="Preformatted_20_Text"/>
                                              <text:p text:style-name="Preformatted_20_Text">Const</text:p>
                                              <text:p text:style-name="Preformatted_20_Text"><text:s text:c="2"/>DecimalRoundingCtrlStrs: array [tDecimalRoundingCtrl] of</text:p>
                                              <text:p text:style-name="Preformatted_20_Text"><text:s text:c="6"/>record Abbr: string[9]; Dscr: string[59]; end = (</text:p>
                                              <text:p text:style-name="Preformatted_20_Text"><text:s text:c="4"/>(Abbr: 'None' <text:s text:c="3"/>; Dscr: 'No rounding.'),</text:p>
                                              <text:p text:style-name="Preformatted_20_Text"><text:s text:c="4"/>(Abbr: 'HalfEven'; Dscr: 'Round to nearest or to even whole number'+</text:p>
                                              <text:p text:style-name="Preformatted_20_Text"><text:s text:c="29"/>' (a.k.a Bankers) '),</text:p>
                                              <text:p text:style-name="Preformatted_20_Text"><text:s text:c="4"/>(Abbr: 'HalfPos' ; Dscr: 'Round to nearest or toward positive'),</text:p>
                                              <text:p text:style-name="Preformatted_20_Text"><text:s text:c="4"/>(Abbr: 'HalfNeg' ; Dscr: 'Round to nearest or toward negative'),</text:p>
                                              <text:p text:style-name="Preformatted_20_Text"><text:s text:c="4"/>(Abbr: 'HalfDown'; Dscr: 'Round to nearest or toward zero'),</text:p>
                                              <text:p text:style-name="Preformatted_20_Text"><text:s text:c="4"/>(Abbr: 'HalfUp' <text:s/>; Dscr: 'Round to nearest or away from zero'),</text:p>
                                              <text:p text:style-name="Preformatted_20_Text"><text:s text:c="4"/>(Abbr: 'RndNeg' <text:s/>; Dscr: 'Round toward negative. (a.k.a. Floor) '),</text:p>
                                              <text:p text:style-name="Preformatted_20_Text"><text:s text:c="4"/>(Abbr: 'RndPos' <text:s/>; Dscr: 'Round toward positive. (a.k.a. Ceil ) '),</text:p>
                                              <text:p text:style-name="Preformatted_20_Text"><text:s text:c="4"/>(Abbr: 'RndDown' ; Dscr: 'Round toward zero. (a.k.a. Trunc) '),</text:p>
                                              <text:p text:style-name="Preformatted_20_Text"><text:s text:c="4"/>(Abbr: 'RndUp' <text:s text:c="2"/>; Dscr: 'Round away from zero.') );</text:p>
                                              <text:p text:style-name="Preformatted_20_Text"/>
                                              <text:p text:style-name="Preformatted_20_Text">Const</text:p>
                                              <text:p text:style-name="Preformatted_20_Text">{ These FPU Control Word bit masks prevent interrupt when present: }</text:p>
                                              <text:p text:style-name="Preformatted_20_Text"><text:s text:c="2"/>IM = $0001; {Invalid op interrupt Mask}</text:p>
                                              <text:p text:style-name="Preformatted_20_Text"><text:s text:c="2"/>DM = $0002; {Denormalized op interrupt Mask}</text:p>
                                              <text:p text:style-name="Preformatted_20_Text"><text:s text:c="2"/>ZM = $0004; {Zero divide interrupt Mask}</text:p>
                                              <text:p text:style-name="Preformatted_20_Text"><text:s text:c="2"/>OM = $0008; {Overflow interrupt Mask}</text:p>
                                              <text:p text:style-name="Preformatted_20_Text"><text:s text:c="2"/>UM = $0010; {Underflow interrupt Mask}</text:p>
                                              <text:p text:style-name="Preformatted_20_Text"><text:s text:c="2"/>PM = $0020; {Loss of precision interrupt Mask}</text:p>
                                              <text:p text:style-name="Preformatted_20_Text">{ The "pending interrupt" flags in status word have matching positions. }</text:p>
                                              <text:p text:style-name="Preformatted_20_Text"><text:s text:c="2"/>IntrM = IM or DM or ZM or OM or UM or PM;</text:p>
                                              <text:p text:style-name="Preformatted_20_Text"/>
                                              <text:p text:style-name="Preformatted_20_Text">{ These FPU Control Word bit fields change operation: }</text:p>
                                              <text:p text:style-name="Preformatted_20_Text"><text:s text:c="2"/>PC = $0300; {Precision Control mask}</text:p>
                                              <text:p text:style-name="Preformatted_20_Text"><text:s text:c="2"/>RC = $0C00; {Rounding Control mask}</text:p>
                                              <text:p text:style-name="Preformatted_20_Text"><text:s text:c="2"/>pcSingle <text:s/>= $0000; pcDouble = $0200; pcExtended = $0300;</text:p>
                                              <text:p text:style-name="Preformatted_20_Text"><text:s text:c="2"/>rcBankers = $0000; rcFloor <text:s/>= $0400; rcCeil <text:s text:c="4"/>= $0800; rcChop = $0C00;</text:p>
                                              <text:p text:style-name="Preformatted_20_Text"/>
                                              <text:p text:style-name="Preformatted_20_Text"><text:soft-page-break/>Implementation</text:p>
                                              <text:p text:style-name="Preformatted_20_Text"/>
                                              <text:p text:style-name="Preformatted_20_Text">Function DecimalRound(Value: extended; NDFD: integer; MaxRelErr: double;</text:p>
                                              <text:p text:style-name="Preformatted_20_Text"><text:s text:c="25"/>Ctrl: tDecimalRoundingCtrl = drHalfEven): extended;</text:p>
                                              <text:p text:style-name="Preformatted_20_Text">{ The DecimalRounding function is for doing the best possible job of rounding</text:p>
                                              <text:p text:style-name="Preformatted_20_Text"><text:s text:c="2"/>floating binary point numbers to the specified (NDFD) number of decimal</text:p>
                                              <text:p text:style-name="Preformatted_20_Text"><text:s text:c="2"/>fraction digits. <text:s/>MaxRelErr is the maximum relative error that will allowed</text:p>
                                              <text:p text:style-name="Preformatted_20_Text"><text:s text:c="2"/>when determining when to apply the rounding rule. <text:s/>}</text:p>
                                              <text:p text:style-name="Preformatted_20_Text">var i64, j64: Int64; k: integer; m, ScaledVal, ScaledErr: extended;</text:p>
                                              <text:p text:style-name="Preformatted_20_Text">begin</text:p>
                                              <text:p text:style-name="Preformatted_20_Text"/>
                                              <text:p text:style-name="Preformatted_20_Text"><text:s text:c="2"/>If IsNaN(Value) or (Ctrl = drNone)</text:p>
                                              <text:p text:style-name="Preformatted_20_Text"><text:s text:c="4"/>then begin Result := Value; EXIT end;</text:p>
                                              <text:p text:style-name="Preformatted_20_Text"/>
                                              <text:p text:style-name="Preformatted_20_Text"><text:s text:c="2"/>Assert(MaxRelErr &gt; 0,</text:p>
                                              <text:p text:style-name="Preformatted_20_Text"><text:s text:c="6"/>'MaxRelErr param in call to DecimalRound() must be greater than zero.');</text:p>
                                              <text:p text:style-name="Preformatted_20_Text"/>
                                              <text:p text:style-name="Preformatted_20_Text">{ Compute 10^NDFD and scale the Value and MaxError: }</text:p>
                                              <text:p text:style-name="Preformatted_20_Text"><text:s text:c="2"/>m := 1; For k := 1 to abs(NDFD) do m := m*10;</text:p>
                                              <text:p text:style-name="Preformatted_20_Text"><text:s text:c="2"/>If NDFD &gt;= 0</text:p>
                                              <text:p text:style-name="Preformatted_20_Text"><text:s text:c="4"/>then begin</text:p>
                                              <text:p text:style-name="Preformatted_20_Text"><text:s text:c="6"/>ScaledVal := Value * m;</text:p>
                                              <text:p text:style-name="Preformatted_20_Text"><text:s text:c="6"/>ScaledErr := abs(MaxRelErr*Value) * m;</text:p>
                                              <text:p text:style-name="Preformatted_20_Text"><text:s text:c="6"/>end</text:p>
                                              <text:p text:style-name="Preformatted_20_Text"><text:s text:c="4"/>else begin</text:p>
                                              <text:p text:style-name="Preformatted_20_Text"><text:s text:c="6"/>ScaledVal := Value / m;</text:p>
                                              <text:p text:style-name="Preformatted_20_Text"><text:s text:c="6"/>ScaledErr := abs(MaxRelErr*Value) / m;</text:p>
                                              <text:p text:style-name="Preformatted_20_Text"><text:s text:c="6"/>end;</text:p>
                                              <text:p text:style-name="Preformatted_20_Text"/>
                                              <text:p text:style-name="Preformatted_20_Text">{ Do the diferent basic types separately: }</text:p>
                                              <text:p text:style-name="Preformatted_20_Text"><text:s text:c="2"/>Case Ctrl of</text:p>
                                              <text:p text:style-name="Preformatted_20_Text"><text:s text:c="4"/>drHalfEven: begin</text:p>
                                              <text:p text:style-name="Preformatted_20_Text"><text:s text:c="6"/>i64 := round((ScaledVal - ScaledErr));</text:p>
                                              <text:p text:style-name="Preformatted_20_Text"><text:s text:c="6"/>j64 := round((ScaledVal + ScaledErr));</text:p>
                                              <text:p text:style-name="Preformatted_20_Text"><text:s text:c="6"/>if Odd(i64)</text:p>
                                              <text:p text:style-name="Preformatted_20_Text"><text:s text:c="8"/>then i64 := j64;</text:p>
                                              <text:p text:style-name="Preformatted_20_Text"><text:s text:c="6"/>end;</text:p>
                                              <text:p text:style-name="Preformatted_20_Text"><text:s text:c="4"/>drHalfDown: <text:s/>{Round to nearest or toward zero.}</text:p>
                                              <text:p text:style-name="Preformatted_20_Text"><text:s text:c="6"/>i64 := round((abs(ScaledVal) - ScaledErr));</text:p>
                                              <text:p text:style-name="Preformatted_20_Text"><text:s text:c="4"/>drHalfUp: <text:s text:c="3"/>{Round to nearest or away from zero.}</text:p>
                                              <text:p text:style-name="Preformatted_20_Text"><text:s text:c="6"/>i64 := round((abs(ScaledVal) + ScaledErr));</text:p>
                                              <text:p text:style-name="Preformatted_20_Text"><text:s text:c="4"/>drHalfPos: <text:s text:c="2"/>{Round to nearest or toward positive.}</text:p>
                                              <text:p text:style-name="Preformatted_20_Text"><text:s text:c="6"/>i64 := round((ScaledVal + ScaledErr));</text:p>
                                              <text:p text:style-name="Preformatted_20_Text"><text:s text:c="4"/>drHalfNeg: <text:s text:c="2"/>{Round to nearest or toward negative.}</text:p>
                                              <text:p text:style-name="Preformatted_20_Text"><text:s text:c="6"/>i64 := round((ScaledVal - ScaledErr));</text:p>
                                              <text:p text:style-name="Preformatted_20_Text"><text:s text:c="4"/>drRndNeg: <text:s text:c="3"/>{Truncate toward negative. (a.k.a. Floor)}</text:p>
                                              <text:p text:style-name="Preformatted_20_Text"><text:s text:c="6"/>i64 := round((ScaledVal + (ScaledErr - 1/2)));</text:p>
                                              <text:p text:style-name="Preformatted_20_Text"><text:s text:c="4"/>drRndPos: <text:s text:c="3"/>{Truncate toward positive. (a.k.a. Ceil)}</text:p>
                                              <text:p text:style-name="Preformatted_20_Text"><text:s text:c="6"/>i64 := round((ScaledVal - (ScaledErr - 1/2))); <text:s text:c="6"/>{}</text:p>
                                              <text:p text:style-name="Preformatted_20_Text"><text:s text:c="4"/>drRndDown: <text:s text:c="2"/>{Truncate toward zero (a.k.a. Trunc).}</text:p>
                                              <text:p text:style-name="Preformatted_20_Text"><text:s text:c="6"/>i64 := round((abs(ScaledVal) + (ScaledErr - 1/2)));</text:p>
                                              <text:p text:style-name="Preformatted_20_Text"><text:s text:c="4"/>drRndUp: <text:s text:c="4"/>{Truncate away from zero.}</text:p>
                                              <text:p text:style-name="Preformatted_20_Text"><text:s text:c="6"/>i64 := round((abs(ScaledVal) - (ScaledErr - 1/2)));</text:p>
                                              <text:p text:style-name="Preformatted_20_Text"><text:s text:c="4"/>else i64 := round(ScaledVal);</text:p>
                                              <text:p text:style-name="Preformatted_20_Text"><text:s text:c="4"/>end{cases};</text:p>
                                              <text:p text:style-name="Preformatted_20_Text"/>
                                              <text:p text:style-name="Preformatted_20_Text">{ Finally convert back to the right order: }</text:p>
                                              <text:p text:style-name="Preformatted_20_Text"><text:s text:c="2"/>If NDFD &gt;= 0</text:p>
                                              <text:p text:style-name="Preformatted_20_Text"><text:s text:c="4"/>then Result := i64 / m</text:p>
                                              <text:p text:style-name="Preformatted_20_Text"><text:s text:c="4"/>else Result := i64 * m;</text:p>
                                              <text:p text:style-name="Preformatted_20_Text"/>
                                              <text:p text:style-name="Preformatted_20_Text"><text:soft-page-break/><text:s text:c="2"/>If (Ctrl in [drHalfDown,drHalfUp,drRndDown,drRndUp]) and</text:p>
                                              <text:p text:style-name="Preformatted_20_Text"><text:s text:c="5"/>(Value &lt; 0)</text:p>
                                              <text:p text:style-name="Preformatted_20_Text"><text:s text:c="4"/>then Result := -Result;</text:p>
                                              <text:p text:style-name="Preformatted_20_Text"/>
                                              <text:p text:style-name="Preformatted_20_Text">end{DecimalRound};</text:p>
                                              <text:p text:style-name="Preformatted_20_Text"/>
                                              <text:p text:style-name="Preformatted_20_Text">Function DecimalRoundSgl(Value: single; NDFD: integer;</text:p>
                                              <text:p text:style-name="Preformatted_20_Text"><text:s text:c="25"/>Ctrl: tDecimalRoundingCtrl = drHalfEven): extended;</text:p>
                                              <text:p text:style-name="Preformatted_20_Text">begin</text:p>
                                              <text:p text:style-name="Preformatted_20_Text"><text:s text:c="2"/>Result := DecimalRound(Value,NDFD,MaxRelErrSgl,Ctrl);</text:p>
                                              <text:p text:style-name="Preformatted_20_Text">end;</text:p>
                                              <text:p text:style-name="Preformatted_20_Text"/>
                                              <text:p text:style-name="Preformatted_20_Text">Function DecimalRoundDbl(Value: double; NDFD: integer;</text:p>
                                              <text:p text:style-name="Preformatted_20_Text"><text:s text:c="25"/>Ctrl: tDecimalRoundingCtrl = drHalfEven): extended;</text:p>
                                              <text:p text:style-name="Preformatted_20_Text">begin</text:p>
                                              <text:p text:style-name="Preformatted_20_Text"><text:s text:c="2"/>Result := DecimalRound(Value,NDFD,MaxRelErrDbl,Ctrl);</text:p>
                                              <text:p text:style-name="Preformatted_20_Text">end;</text:p>
                                              <text:p text:style-name="Preformatted_20_Text"/>
                                              <text:p text:style-name="Preformatted_20_Text">Function DecimalRoundExt(Value: extended; NDFD: integer;</text:p>
                                              <text:p text:style-name="Preformatted_20_Text"><text:s text:c="25"/>Ctrl: tDecimalRoundingCtrl = drHalfEven): extended;</text:p>
                                              <text:p text:style-name="Preformatted_20_Text">begin</text:p>
                                              <text:p text:style-name="Preformatted_20_Text"><text:s text:c="2"/>Result := DecimalRound(Value,NDFD,MaxRelErrExt,Ctrl);</text:p>
                                              <text:p text:style-name="Preformatted_20_Text">end;</text:p>
                                              <text:p text:style-name="Preformatted_20_Text"/>
                                              <text:p text:style-name="Preformatted_20_Text">Procedure CalcEpsValues (var SglEps, DblEps, ExtEps: double);</text:p>
                                              <text:p text:style-name="Preformatted_20_Text">{ Compute smallest 1/(2^n) epsilon values for which "1 + epsilon &lt;&gt; 1".</text:p>
                                              <text:p text:style-name="Preformatted_20_Text"><text:s text:c="2"/>For "1 - epsilon &lt;&gt; 1", divide these computed values by 2. }</text:p>
                                              <text:p text:style-name="Preformatted_20_Text">var s: single; d: double; e,f: extended;</text:p>
                                              <text:p text:style-name="Preformatted_20_Text">begin</text:p>
                                              <text:p text:style-name="Preformatted_20_Text">{ Compute for single, s: }</text:p>
                                              <text:p text:style-name="Preformatted_20_Text"><text:s text:c="2"/>f := 1;</text:p>
                                              <text:p text:style-name="Preformatted_20_Text"><text:s text:c="2"/>Repeat f := f/2; s := 1 + f/2; Until s = 1;</text:p>
                                              <text:p text:style-name="Preformatted_20_Text"><text:s text:c="2"/>SglEps := f;</text:p>
                                              <text:p text:style-name="Preformatted_20_Text">{ Compute for double, d: }</text:p>
                                              <text:p text:style-name="Preformatted_20_Text"><text:s text:c="2"/>f := 1;</text:p>
                                              <text:p text:style-name="Preformatted_20_Text"><text:s text:c="2"/>Repeat f := f/2; d := 1 + f/2; Until d = 1;</text:p>
                                              <text:p text:style-name="Preformatted_20_Text"><text:s text:c="2"/>DblEps := f;</text:p>
                                              <text:p text:style-name="Preformatted_20_Text">{ Compute with extended, e: }</text:p>
                                              <text:p text:style-name="Preformatted_20_Text"><text:s text:c="2"/>f := 1;</text:p>
                                              <text:p text:style-name="Preformatted_20_Text"><text:s text:c="2"/>Repeat f := f/2; e := 1 + f/2; Until e = 1;</text:p>
                                              <text:p text:style-name="Preformatted_20_Text"><text:s text:c="2"/>ExtEps := f;</text:p>
                                              <text:p text:style-name="Preformatted_20_Text">end;</text:p>
                                              <text:p text:style-name="Preformatted_20_Text"/>
                                              <text:p text:style-name="Preformatted_20_Text">{$WRITEABLECONST OFF}</text:p>
                                              <text:p text:style-name="Preformatted_20_Text">type <text:s/>TExtPackedRec = packed record Man: Int64; Exp: word end;</text:p>
                                              <text:p text:style-name="Preformatted_20_Text">const SglExpBits: LongInt = $7F800000; <text:s text:c="9"/>{ 8 bits}</text:p>
                                              <text:p text:style-name="Preformatted_20_Text"><text:s text:c="6"/>DblExpBits: Int64 <text:s text:c="2"/>= $7FF0000000000000; <text:s/>{11 bits}</text:p>
                                              <text:p text:style-name="Preformatted_20_Text"><text:s text:c="6"/>ExtExpBits: word <text:s text:c="3"/>= $7FFF; <text:s text:c="13"/>{15 bits}</text:p>
                                              <text:p text:style-name="Preformatted_20_Text"/>
                                              <text:p text:style-name="Preformatted_20_Text">Function IsNAN (const sgl: single): boolean;</text:p>
                                              <text:p text:style-name="Preformatted_20_Text">var InputX: LongInt absolute sgl;</text:p>
                                              <text:p text:style-name="Preformatted_20_Text">begin</text:p>
                                              <text:p text:style-name="Preformatted_20_Text"><text:s text:c="2"/>Result := (InputX &lt;&gt; 0) and ((InputX and SglExpBits)=SglExpBits);</text:p>
                                              <text:p text:style-name="Preformatted_20_Text">end;</text:p>
                                              <text:p text:style-name="Preformatted_20_Text"/>
                                              <text:p text:style-name="Preformatted_20_Text">Function IsNAN (const dbl: double): boolean;</text:p>
                                              <text:p text:style-name="Preformatted_20_Text">var InputX: Int64 absolute dbl;</text:p>
                                              <text:p text:style-name="Preformatted_20_Text">begin</text:p>
                                              <text:p text:style-name="Preformatted_20_Text"><text:s text:c="2"/>Result := (InputX &lt;&gt; 0) and ((InputX and DblExpBits)=DblExpBits);</text:p>
                                              <text:p text:style-name="Preformatted_20_Text">end;</text:p>
                                              <text:p text:style-name="Preformatted_20_Text"/>
                                              <text:p text:style-name="Preformatted_20_Text"><text:soft-page-break/>Function IsNAN (const ext: extended): boolean;</text:p>
                                              <text:p text:style-name="Preformatted_20_Text">var InputX: TExtPackedRec absolute ext;</text:p>
                                              <text:p text:style-name="Preformatted_20_Text">begin</text:p>
                                              <text:p text:style-name="Preformatted_20_Text"><text:s text:c="2"/>Result := (InputX.Man &lt;&gt; 0) and ((InputX.Exp and ExtExpBits)=ExtExpBits);</text:p>
                                              <text:p text:style-name="Preformatted_20_Text">end;</text:p>
                                              <text:p text:style-name="Preformatted_20_Text"/>
                                              <text:p text:style-name="Preformatted_20_Text">Function GetX87CW: word;</text:p>
                                              <text:p text:style-name="Preformatted_20_Text">{ Returns the FPU control word (which indicates interrupt masks and</text:p>
                                              <text:p text:style-name="Preformatted_20_Text"><text:s text:c="6"/>precision and rounding modes). }</text:p>
                                              <text:p text:style-name="Preformatted_20_Text">asm</text:p>
                                              <text:p text:style-name="Preformatted_20_Text"><text:s text:c="2"/>FStCW [Result]</text:p>
                                              <text:p text:style-name="Preformatted_20_Text">end;</text:p>
                                              <text:p text:style-name="Preformatted_20_Text"/>
                                              <text:p text:style-name="Preformatted_20_Text">Function IsFpuCwOkForRounding: boolean;</text:p>
                                              <text:p text:style-name="Preformatted_20_Text">{ Checks to see that floating point processor (FPU) is correctly set to</text:p>
                                              <text:p text:style-name="Preformatted_20_Text"><text:s text:c="4"/>(1) allow conversion from extended to double and double to single</text:p>
                                              <text:p text:style-name="Preformatted_20_Text"><text:s text:c="8"/>without creating the the loss of precision interrupt or exception,</text:p>
                                              <text:p text:style-name="Preformatted_20_Text"><text:s text:c="4"/>(2) do arithmetic internal to FPU in extended precision, and</text:p>
                                              <text:p text:style-name="Preformatted_20_Text"><text:s text:c="4"/>(3) use round halves-to-even (a.k.a. bankers rounding) internally. }</text:p>
                                              <text:p text:style-name="Preformatted_20_Text">var CW: word;</text:p>
                                              <text:p text:style-name="Preformatted_20_Text">begin</text:p>
                                              <text:p text:style-name="Preformatted_20_Text"><text:s text:c="2"/>CW := GetX87CW;</text:p>
                                              <text:p text:style-name="Preformatted_20_Text"><text:s text:c="2"/>Result := ((CW and (PC or RC or PM)) = (rcBankers or pcExtended or PM));</text:p>
                                              <text:p text:style-name="Preformatted_20_Text">end;</text:p>
                                              <text:p text:style-name="Preformatted_20_Text"/>
                                              <text:p text:style-name="Preformatted_20_Text">Procedure LoadDecimalRoundingCtrlAbbrs(const Strings: tStrings);</text:p>
                                              <text:p text:style-name="Preformatted_20_Text">var dr: tDecimalRoundingCtrl;</text:p>
                                              <text:p text:style-name="Preformatted_20_Text">begin</text:p>
                                              <text:p text:style-name="Preformatted_20_Text"><text:s text:c="2"/>Assert(Strings&lt;&gt;nil);</text:p>
                                              <text:p text:style-name="Preformatted_20_Text"><text:s text:c="2"/>Strings.Clear;</text:p>
                                              <text:p text:style-name="Preformatted_20_Text"><text:s text:c="2"/>For dr := low(dr) to high(dr)</text:p>
                                              <text:p text:style-name="Preformatted_20_Text"><text:s text:c="6"/>do Strings.AddObject(DecimalRoundingCtrlStrs[dr].Abbr,pointer(dr));</text:p>
                                              <text:p text:style-name="Preformatted_20_Text">end;</text:p>
                                              <text:p text:style-name="Preformatted_20_Text"/>
                                              <text:p text:style-name="P1">End.</text:p>
                                            </text:section>
                                            <text:section text:style-name="Sect1" text:name="Section154">
                                              <text:p text:style-name="Text_20_body"><text:bookmark text:name="extra75"/>Contributed by: topellina &lt;riccardo.faiella@alice.it&gt;</text:p>
                                              <text:h text:style-name="P3" text:outline-level="1" text:is-list-header="true"><text:bookmark text:name="routinename78"/>PlayWithMemory </text:h>
                                              <text:p text:style-name="Text_20_body"><text:bookmark text:name="description78"/>Play with memory. </text:p>
                                              <text:section text:style-name="Sect1" text:name="Section155">
                                                <text:p text:style-name="Preformatted_20_Text"><text:bookmark text:name="sourcecode77"/>Play with memory</text:p>
                                                <text:p text:style-name="Preformatted_20_Text">Posted by Dorin Duminica on Thursday, September 24, 2009</text:p>
                                                <text:p text:style-name="Preformatted_20_Text">Labels: Memory, Tips / Comments: (0)</text:p>
                                                <text:p text:style-name="Preformatted_20_Text">If you ever need to play with raw memory then this tutorial is a start.</text:p>
                                                <text:p text:style-name="Preformatted_20_Text">I will explain a bit about AllocMem, ReallocMem, ZeroMemory, MoveMemory, CopyMemory, FillMemory, FillChar, FreeMem methods in this tutorial.</text:p>
                                                <text:p text:style-name="Preformatted_20_Text">Before we start let's talk about bits 'n' bytes 'n' stuff, you must know that 1 byte is equal to 1 octet or 8 bits, a bit can have value 0(True) or 1(False), now... 1 byte can have value from 0 to 255 that's 256 values(255 + 1(which is 0)).</text:p>
                                                <text:p text:style-name="Preformatted_20_Text">Word is represented on 2 bytes so it's 2(bytes) * 8(bits per byte) = 16 bits, get it? if not it's ok read on.</text:p>
                                                <text:p text:style-name="Preformatted_20_Text">Integer(32 bits) is represented on 4 bytes so it's 4(bytes) * 8(bits per byte) = 32 bits it's about time you get the idea.</text:p>
                                                <text:p text:style-name="Preformatted_20_Text">Int64(integer represented on 64 bits) is represented on 8 bytes so it's 8(bytes) * 8(bits per byte) = 64 bits.</text:p>
                                                <text:p text:style-name="Preformatted_20_Text">Double value is represented on 8 bytes as Int64.</text:p>
                                                <text:p text:style-name="Preformatted_20_Text">From now on if someone asks you: What is an octet? </text:p>
                                                <text:p text:style-name="Preformatted_20_Text">You should be able to answer: 1 Byte or 8 Bits!</text:p>
                                                <text:p text:style-name="Preformatted_20_Text">Now let's start talking about memory, consider memory as a pack of bytes, let's say you wish to allocate 4 bytes to a pointer(a pointer is a reference to a memory block, it holds the address) then store "2009" value in that allocated memory then free it, in Delphi you can do it this way(or use a memory stream :))</text:p>
                                                <text:p text:style-name="Preformatted_20_Text">procedure MyFirstMemoryAllocation;</text:p>
                                                <text:p text:style-name="Preformatted_20_Text">var</text:p>
                                                <text:p text:style-name="Preformatted_20_Text"><text:s text:c="2"/>(* the pointer I was talking about *)</text:p>
                                                <text:p text:style-name="Preformatted_20_Text"><text:s text:c="2"/>myPointer: Pointer;</text:p>
                                                <text:p text:style-name="Preformatted_20_Text">begin</text:p>
                                                <text:p text:style-name="Preformatted_20_Text"><text:s text:c="2"/>(* allocate memory, self explained, I've</text:p>
                                                <text:p text:style-name="Preformatted_20_Text"><text:s text:c="5"/>allocated 4 bytes in this case, but I could</text:p>
                                                <text:p text:style-name="Preformatted_20_Text"><text:s text:c="5"/>have also used 2 because the maximum value</text:p>
                                                <text:p text:style-name="Preformatted_20_Text"><text:s text:c="5"/>you can store on 2 bytes is 65535, that's</text:p>
                                                <text:p text:style-name="Preformatted_20_Text"><text:s text:c="5"/>256 * 256 -1 *)</text:p>
                                                <text:p text:style-name="Preformatted_20_Text"><text:s text:c="2"/>myPointer := AllocMem(4);</text:p>
                                                <text:p text:style-name="Preformatted_20_Text"><text:s text:c="2"/>(* store the value on "myPointer" using a hard</text:p>
                                                <text:p text:style-name="Preformatted_20_Text"><text:s text:c="5"/>cast, I used the ^ sign because I am refering</text:p>
                                                <text:p text:style-name="Preformatted_20_Text"><text:s text:c="5"/>to myPointer's value *)</text:p>
                                                <text:p text:style-name="Preformatted_20_Text"><text:s text:c="2"/>Integer(myPointer^) := 2009;</text:p>
                                                <text:p text:style-name="Preformatted_20_Text"><text:s text:c="2"/>(* we are cleaning garbage from memory! *)</text:p>
                                                <text:p text:style-name="Preformatted_20_Text"><text:s text:c="2"/>FreeMem(myPointer, 4);</text:p>
                                                <text:p text:style-name="Preformatted_20_Text">end;</text:p>
                                                <text:p text:style-name="Preformatted_20_Text"/>
                                                <text:p text:style-name="Preformatted_20_Text">Memory reallocation is very simple it takes two parameters the first is the pointer(in our case myPointer) and second the new size, i.e. ReallocMem(myPointer, 2);</text:p>
                                                <text:p text:style-name="Preformatted_20_Text"/>
                                                <text:p text:style-name="Preformatted_20_Text">The ZeroMemory procedure takes two parameters just like ReallocMem and clears value from memory, i.e. ZeroMemory(myPointer, 4(* or any other value, must not exceed the real size of the pointer! *));</text:p>
                                                <text:p text:style-name="Preformatted_20_Text"/>
                                                <text:p text:style-name="Preformatted_20_Text">MoveMemory basically moves a block of memory form one address to another, i.e. MoveMemory(myPointer, myDestinationPointer, 4);</text:p>
                                                <text:p text:style-name="Preformatted_20_Text"/>
                                                <text:p text:style-name="Preformatted_20_Text">CopyMemory the name should say everything is same as MoveMemory but instead of <text:soft-page-break/>moving it just copies... example: CopyMemory(myPointer, mySourcePointer, 4); (* Caution: here the source and destination parameters are swapped! *)</text:p>
                                                <text:p text:style-name="Preformatted_20_Text"/>
                                                <text:p text:style-name="Preformatted_20_Text">FillMemory and FillChar are basically the same thing, FillMemory calls FillChar they both ask for the pointer(in our case myPointer) the length(the size of our pointer in memory, 4 in our case) and the byte value with which to fill, i.e. FillMemory(myPointer(* the pointer *), 4(* the size *), 255(* the value with which we fill the pointer, can be any value from 0 to 255 *));</text:p>
                                                <text:p text:style-name="Preformatted_20_Text"/>
                                                <text:p text:style-name="Preformatted_20_Text">FreeMem frees the allocated memory, it takes two parameters first the pointer(myPointer) and second the size(4), an example can be found up at the beginning along with AllocMem.</text:p>
                                                <text:p text:style-name="Preformatted_20_Text">Warning according to Delphi help FreeMem should not be called directly.</text:p>
                                                <text:p text:style-name="Preformatted_20_Text">Source: Delphi 7 Help</text:p>
                                                <text:p text:style-name="Preformatted_20_Text">procedure FreeMem(var P: Pointer[; Size: Integer]);</text:p>
                                                <text:p text:style-name="Preformatted_20_Text"/>
                                                <text:p text:style-name="Preformatted_20_Text">In Delphi code, FreeMem destroys the variable referenced by P and returns its memory to the heap. If P does not point to memory in the heap, a runtime error occurs. If P points to a structure that includes long strings, variants, dynamic arrays, or interfaces, call Finalize before calling Freemem.</text:p>
                                                <text:p text:style-name="Preformatted_20_Text">P is a variable of any pointer type previously assigned by the GetMem procedure.</text:p>
                                                <text:p text:style-name="Preformatted_20_Text">Size specifies the size in bytes of the dynamic variable to dispose of; if specified, it must be exactly the number of bytes previously allocated to that variable by GetMem.</text:p>
                                                <text:p text:style-name="Preformatted_20_Text">After calling FreeMem, the value of P is undefined.</text:p>
                                                <text:p text:style-name="P1">Note: It is preferable to use the New and Dispose procedures rather than GetMem and FreeMem. When using New and Dispose, there is no need to explicitly call Finalize.</text:p>
                                              </text:section>
                                              <text:section text:style-name="Sect1" text:name="Section156">
                                                <text:p text:style-name="Text_20_body"><text:bookmark text:name="extra76"/>Contributed by: topellina &lt;riccardo.faiella@alice.it&gt;</text:p>
                                              </text:section>
                                              <text:p text:style-name="Text_20_body"/>
                                              <text:h text:style-name="P3" text:outline-level="1" text:is-list-header="true"><text:bookmark text:name="routinename79"/>PointerToByteArray </text:h>
                                              <text:p text:style-name="Text_20_body"><text:bookmark text:name="description79"/>Pointer to Byte array. </text:p>
                                              <text:section text:style-name="Sect1" text:name="Section157">
                                                <text:p text:style-name="Preformatted_20_Text"><text:bookmark text:name="sourcecode78"/>Pointer to Byte array</text:p>
                                                <text:p text:style-name="Preformatted_20_Text">Posted by Dorin Duminica</text:p>
                                                <text:p text:style-name="Preformatted_20_Text">Labels: Arrays / Comments: (0)</text:p>
                                                <text:p text:style-name="Preformatted_20_Text">Did you ever needed to get a variable as an array of byte? I mean you should know that the smallest value with which you can work is a byte(you can play with bits also but normally you don't) so a Word is represented on 2 Bytes, a Integer/Cardinal on 4 bytes, Double 7 Bytes, Int64 8 Bytes(se Delphi help for more info)...</text:p>
                                                <text:p text:style-name="Preformatted_20_Text">First we need to declare 2 types</text:p>
                                                <text:p text:style-name="Preformatted_20_Text">type</text:p>
                                                <text:p text:style-name="Preformatted_20_Text"><text:s text:c="4"/>(* declare a dynamic array of Byte type *)</text:p>
                                                <text:p text:style-name="Preformatted_20_Text"><text:s text:c="4"/>TypeByteArray = array of Byte;</text:p>
                                                <text:p text:style-name="Preformatted_20_Text"><text:s text:c="4"/>(* declare a dynamic array of PByte type *)</text:p>
                                                <text:p text:style-name="Preformatted_20_Text"><text:s text:c="4"/>TypePtrByteArray = array of PByte;</text:p>
                                                <text:p text:style-name="Preformatted_20_Text">and now we need the utility functions which translates a pointer to an array of bytes, these utility functions take 2 parameters, the first parameter is the pointer to a variable(the @ operator can be used) and the second parameter takes the size in bytes of the variable, for instance if we pass a Integer value then the parameters should look like so: (@myInteger, 4), if the size of the passed parameter is 4 then you do not need to pass the second parameter, because it is declared as a constant of 4 bytes</text:p>
                                                <text:p text:style-name="Preformatted_20_Text">function PointerToByteArray(</text:p>
                                                <text:p text:style-name="Preformatted_20_Text"><text:s text:c="9"/>(* the pointer to variable,</text:p>
                                                <text:p text:style-name="Preformatted_20_Text"><text:s text:c="12"/>@ operator can be used *)</text:p>
                                                <text:p text:style-name="Preformatted_20_Text"><text:s text:c="9"/>Value: Pointer;</text:p>
                                                <text:p text:style-name="Preformatted_20_Text"><text:s text:c="9"/>(* the size in bytes of the</text:p>
                                                <text:p text:style-name="Preformatted_20_Text"><text:s text:c="12"/>variable:</text:p>
                                                <text:p text:style-name="Preformatted_20_Text"><text:s text:c="12"/>Byte = 1</text:p>
                                                <text:p text:style-name="Preformatted_20_Text"><text:s text:c="12"/>Word = 2</text:p>
                                                <text:p text:style-name="Preformatted_20_Text"><text:s text:c="12"/>Integer/Cardinal = 4</text:p>
                                                <text:p text:style-name="Preformatted_20_Text"><text:s text:c="12"/>Double = 7</text:p>
                                                <text:p text:style-name="Preformatted_20_Text"><text:s text:c="12"/>Int64 = 8 *)</text:p>
                                                <text:p text:style-name="Preformatted_20_Text"><text:s text:c="9"/>const SizeInBytes: Cardinal = 4</text:p>
                                                <text:p text:style-name="Preformatted_20_Text"><text:s text:c="9"/>): TypeByteArray;</text:p>
                                                <text:p text:style-name="Preformatted_20_Text">var Address, (* store the address locally *)</text:p>
                                                <text:p text:style-name="Preformatted_20_Text"><text:s text:c="4"/>index: integer; (* for loop *)</text:p>
                                                <text:p text:style-name="Preformatted_20_Text">begin</text:p>
                                                <text:p text:style-name="Preformatted_20_Text"><text:s text:c="5"/>(* get the pointer address *)</text:p>
                                                <text:p text:style-name="Preformatted_20_Text"><text:s text:c="5"/>Address := Integer(Value);</text:p>
                                                <text:p text:style-name="Preformatted_20_Text"><text:s text:c="5"/>(* set the length of the array *)</text:p>
                                                <text:p text:style-name="Preformatted_20_Text"><text:s text:c="5"/>SetLength(Result, SizeInBytes);</text:p>
                                                <text:p text:style-name="Preformatted_20_Text"><text:s text:c="5"/>(* loop to get all bytes *)</text:p>
                                                <text:p text:style-name="Preformatted_20_Text"><text:s text:c="5"/>for index := 0 to SizeInBytes do</text:p>
                                                <text:p text:style-name="Preformatted_20_Text"><text:s text:c="9"/>(* convert the address + index to a PByte pointer,</text:p>
                                                <text:p text:style-name="Preformatted_20_Text"><text:s text:c="12"/>use the ^ operator so compiler knows that</text:p>
                                                <text:p text:style-name="Preformatted_20_Text"><text:s text:c="12"/>we refer to the pointer's value *)</text:p>
                                                <text:p text:style-name="Preformatted_20_Text"><text:s text:c="9"/>Result[index] := PByte(Ptr(Address + Index))^;</text:p>
                                                <text:p text:style-name="Preformatted_20_Text">end;</text:p>
                                                <text:p text:style-name="Preformatted_20_Text"><text:s/></text:p>
                                                <text:p text:style-name="Preformatted_20_Text">function PointerToPtrByteArray</text:p>
                                                <text:p text:style-name="Preformatted_20_Text"><text:s text:c="9"/>(* the pointer to variable,</text:p>
                                                <text:p text:style-name="Preformatted_20_Text"><text:s text:c="12"/>@ operator can be used *)</text:p>
                                                <text:p text:style-name="Preformatted_20_Text"><text:s text:c="9"/>(Value: Pointer;</text:p>
                                                <text:p text:style-name="Preformatted_20_Text"><text:s text:c="9"/>(* the size in bytes of the</text:p>
                                                <text:p text:style-name="Preformatted_20_Text"><text:soft-page-break/><text:s text:c="12"/>variable:</text:p>
                                                <text:p text:style-name="Preformatted_20_Text"><text:s text:c="12"/>Byte = 1</text:p>
                                                <text:p text:style-name="Preformatted_20_Text"><text:s text:c="12"/>Word = 2</text:p>
                                                <text:p text:style-name="Preformatted_20_Text"><text:s text:c="12"/>Integer/Cardinal = 4</text:p>
                                                <text:p text:style-name="Preformatted_20_Text"><text:s text:c="12"/>Double = 7</text:p>
                                                <text:p text:style-name="Preformatted_20_Text"><text:s text:c="12"/>Int64 = 8 *)</text:p>
                                                <text:p text:style-name="Preformatted_20_Text"><text:s text:c="9"/>const SizeinBytes: Cardinal = 4): TypePtrByteArray;</text:p>
                                                <text:p text:style-name="Preformatted_20_Text">var Address, (* store the address locally *)</text:p>
                                                <text:p text:style-name="Preformatted_20_Text"><text:s text:c="4"/>index: integer; (* for loop *)</text:p>
                                                <text:p text:style-name="Preformatted_20_Text">begin</text:p>
                                                <text:p text:style-name="Preformatted_20_Text"><text:s text:c="5"/>(* get the pointer address *)</text:p>
                                                <text:p text:style-name="Preformatted_20_Text"><text:s text:c="5"/>Address := Integer(Value);</text:p>
                                                <text:p text:style-name="Preformatted_20_Text"><text:s text:c="5"/>(* set the length of the array *)</text:p>
                                                <text:p text:style-name="Preformatted_20_Text"><text:s text:c="5"/>SetLength(Result, SizeInBytes);</text:p>
                                                <text:p text:style-name="Preformatted_20_Text"><text:s text:c="5"/>(* loop to get all bytes *)</text:p>
                                                <text:p text:style-name="Preformatted_20_Text"><text:s text:c="5"/>for index := 0 to SizeInBytes do</text:p>
                                                <text:p text:style-name="Preformatted_20_Text"><text:s text:c="9"/>(* convert the address + index to a PByte pointer *)</text:p>
                                                <text:p text:style-name="Preformatted_20_Text"><text:s text:c="9"/>Result[index] := Ptr(Address + Index);</text:p>
                                                <text:p text:style-name="Preformatted_20_Text">end;</text:p>
                                                <text:p text:style-name="Preformatted_20_Text">An example of getting an integer value as an array of bytes and display each byte value</text:p>
                                                <text:p text:style-name="Preformatted_20_Text">procedure TForm1.Button1Click(Sender: TObject);</text:p>
                                                <text:p text:style-name="Preformatted_20_Text">const</text:p>
                                                <text:p text:style-name="Preformatted_20_Text"><text:s text:c="5"/>CH_CR = #13; (* da' return char *)</text:p>
                                                <text:p text:style-name="Preformatted_20_Text">var</text:p>
                                                <text:p text:style-name="Preformatted_20_Text"><text:s text:c="3"/>value: Integer;</text:p>
                                                <text:p text:style-name="Preformatted_20_Text"><text:s text:c="3"/>s: String;</text:p>
                                                <text:p text:style-name="Preformatted_20_Text"><text:s text:c="3"/>arr: TypeByteArray;</text:p>
                                                <text:p text:style-name="Preformatted_20_Text"><text:s text:c="3"/>index: integer;</text:p>
                                                <text:p text:style-name="Preformatted_20_Text">begin</text:p>
                                                <text:p text:style-name="Preformatted_20_Text"><text:s text:c="5"/>(* assign a value to "Value" variable *)</text:p>
                                                <text:p text:style-name="Preformatted_20_Text"><text:s text:c="5"/>value := 2009;</text:p>
                                                <text:p text:style-name="Preformatted_20_Text"><text:s text:c="5"/>(* store the bytes on our dynamic array *)</text:p>
                                                <text:p text:style-name="Preformatted_20_Text"><text:s text:c="5"/>arr := PointerToByteArray(@Value);</text:p>
                                                <text:p text:style-name="Preformatted_20_Text"><text:s text:c="5"/>(* loop to get each byte from array *)</text:p>
                                                <text:p text:style-name="Preformatted_20_Text"><text:s text:c="5"/>for index := 0 to 3 do</text:p>
                                                <text:p text:style-name="Preformatted_20_Text"><text:s text:c="9"/>s := s + CH_CR + IntToStr(arr[index]);</text:p>
                                                <text:p text:style-name="Preformatted_20_Text"><text:s text:c="5"/>(* display array values in a message *)</text:p>
                                                <text:p text:style-name="Preformatted_20_Text"><text:s text:c="5"/>ShowMessage(s);</text:p>
                                                <text:p text:style-name="Preformatted_20_Text"><text:s text:c="5"/>(* resize the array to 0 elements *)</text:p>
                                                <text:p text:style-name="Preformatted_20_Text"><text:s text:c="5"/>SetLength(arr, 0);</text:p>
                                                <text:p text:style-name="Preformatted_20_Text"><text:s text:c="5"/>(* nil it *)</text:p>
                                                <text:p text:style-name="Preformatted_20_Text"><text:s text:c="5"/>arr := nil;</text:p>
                                                <text:p text:style-name="P1">end;</text:p>
                                              </text:section>
                                              <text:section text:style-name="Sect1" text:name="Section158">
                                                <text:p text:style-name="Text_20_body"><text:bookmark text:name="extra77"/>Contributed by: topellina &lt;riccardo.faiella@alice.it&gt;</text:p>
                                              </text:section>
                                              <text:p text:style-name="Text_20_body"/>
                                              <text:h text:style-name="P3" text:outline-level="1" text:is-list-header="true"><text:bookmark text:name="routinename80"/>PreserveStateForm </text:h>
                                              <text:p text:style-name="Text_20_body"><text:bookmark text:name="description80"/>Preserving the form state. </text:p>
                                              <text:section text:style-name="Sect1" text:name="Section159">
                                                <text:p text:style-name="Preformatted_20_Text"><text:bookmark text:name="sourcecode79"/>Di: python python</text:p>
                                                <text:p text:style-name="Preformatted_20_Text"/>
                                                <text:p text:style-name="Preformatted_20_Text">Abstract: Here's how to use the VCL streaming system to preserve form state between invocations. By G. Goossen.</text:p>
                                                <text:p text:style-name="Preformatted_20_Text"/>
                                                <text:p text:style-name="Preformatted_20_Text">The VCL streaming system is responsible for loading the form state from the form resource, in which form state is the form's published properties and the state of the child components. Except for this, most programs don't use the VCL streaming system. This is understandable; it is a very complex and poorly documented system.</text:p>
                                                <text:p text:style-name="Preformatted_20_Text"/>
                                                <text:p text:style-name="Preformatted_20_Text">To stimulate making use of the streaming system this article will give you an example of a possible use for it. The example consists of a class that will preserve the form state so that when a form is loaded it will restore itself to the same appearance it had when it was last closed. The main advantage of using the VCL streaming system for this is that it supports so much (at least all the components on the component palette). This means that you can make almost every component adjustable without having to worry about how to save and load it.</text:p>
                                                <text:p text:style-name="Preformatted_20_Text"/>
                                                <text:p text:style-name="Preformatted_20_Text">The code</text:p>
                                                <text:p text:style-name="Preformatted_20_Text">Preserving the state will be done by the following class:</text:p>
                                                <text:p text:style-name="Preformatted_20_Text"/>
                                                <text:p text:style-name="Preformatted_20_Text"><text:s text:c="2"/>TPreserveStateForm = class(TForm)</text:p>
                                                <text:p text:style-name="Preformatted_20_Text"><text:s text:c="2"/>public</text:p>
                                                <text:p text:style-name="Preformatted_20_Text"><text:s text:c="4"/>constructor Create(AOwner: TComponent); override;</text:p>
                                                <text:p text:style-name="Preformatted_20_Text"><text:s text:c="4"/>procedure BeforeDestruction; override;</text:p>
                                                <text:p text:style-name="Preformatted_20_Text"><text:s text:c="2"/>end;</text:p>
                                                <text:p text:style-name="Preformatted_20_Text">If you derive a form from this class instead of from TForm the form will automatically preserve its state. This is done by saving the form state to the file "&lt;Application path&gt;&lt;ClassName&gt;.fs" when the form is destroyed and then loading the state from the file when the form is next created. Saving and loading are performed in the overridden Create and BeforeDestruction methods.</text:p>
                                                <text:p text:style-name="Preformatted_20_Text"/>
                                                <text:p text:style-name="Preformatted_20_Text">Saving the form is done using TStream method WriteComponent, which completely saves the form state. The best place to do this is in the BeforeDestruction method so nothing of the form will be destroyed.</text:p>
                                                <text:p text:style-name="Preformatted_20_Text"/>
                                                <text:p text:style-name="Preformatted_20_Text">procedure TPreserveStateForm.BeforeDestruction;</text:p>
                                                <text:p text:style-name="Preformatted_20_Text">begin</text:p>
                                                <text:p text:style-name="Preformatted_20_Text"><text:s text:c="2"/>inherited;</text:p>
                                                <text:p text:style-name="Preformatted_20_Text"><text:s text:c="2"/>with TFileStream.Create(ExtractFilePath(Application.ExeName) + ClassName +</text:p>
                                                <text:p text:style-name="Preformatted_20_Text"><text:s text:c="4"/>'.fs', fmCreate) do</text:p>
                                                <text:p text:style-name="Preformatted_20_Text"><text:s text:c="2"/>try</text:p>
                                                <text:p text:style-name="Preformatted_20_Text"><text:s text:c="4"/>WriteComponent(Self);</text:p>
                                                <text:p text:style-name="Preformatted_20_Text"><text:s text:c="2"/>finally</text:p>
                                                <text:p text:style-name="Preformatted_20_Text"><text:s text:c="4"/>Free;</text:p>
                                                <text:p text:style-name="Preformatted_20_Text"><text:s text:c="2"/>end;</text:p>
                                                <text:p text:style-name="Preformatted_20_Text">end;</text:p>
                                                <text:p text:style-name="Preformatted_20_Text">Loading the form is done using WriteComponent's counterpart, ReadComponent. First we check that the form-state file exists. If it does not we just call the inherited constructor, which will load the form state from the form resource. If the file does exist, we initialize the form without loading the form state of the resource by calling CreateNew. We need to bypass the inherited constructor, because the streaming system requires that the form isn't modified when the form <text:soft-page-break/>state is loaded. After the form is initialized, we load the form state from the file.</text:p>
                                                <text:p text:style-name="Preformatted_20_Text"/>
                                                <text:p text:style-name="Preformatted_20_Text">constructor TPreserveStateForm.Create(AOwner: TComponent);</text:p>
                                                <text:p text:style-name="Preformatted_20_Text">begin</text:p>
                                                <text:p text:style-name="Preformatted_20_Text"><text:s text:c="2"/>if FileExists(ExtractFilePath(Application.ExeName) + ClassName + '.fs') then</text:p>
                                                <text:p text:style-name="Preformatted_20_Text"><text:s text:c="2"/>begin</text:p>
                                                <text:p text:style-name="Preformatted_20_Text"><text:s text:c="4"/>CreateNew(AOwner, 0);</text:p>
                                                <text:p text:style-name="Preformatted_20_Text"><text:s text:c="4"/>with TFileStream.Create(ExtractFilePath(Application.ExeName) + ClassName +</text:p>
                                                <text:p text:style-name="Preformatted_20_Text"><text:s text:c="6"/>'.fs', fmOpenRead or fmShareDenyWrite) do</text:p>
                                                <text:p text:style-name="Preformatted_20_Text"><text:s text:c="4"/>try</text:p>
                                                <text:p text:style-name="Preformatted_20_Text"><text:s text:c="6"/>ReadComponent(Self);</text:p>
                                                <text:p text:style-name="Preformatted_20_Text"><text:s text:c="4"/>finally</text:p>
                                                <text:p text:style-name="Preformatted_20_Text"><text:s text:c="6"/>Free;</text:p>
                                                <text:p text:style-name="Preformatted_20_Text"><text:s text:c="4"/>end;</text:p>
                                                <text:p text:style-name="Preformatted_20_Text"><text:s text:c="2"/>end</text:p>
                                                <text:p text:style-name="Preformatted_20_Text"><text:s text:c="2"/>else</text:p>
                                                <text:p text:style-name="Preformatted_20_Text"><text:s text:c="4"/>inherited Create(AOwner);</text:p>
                                                <text:p text:style-name="Preformatted_20_Text">end;</text:p>
                                                <text:p text:style-name="Preformatted_20_Text">That is all the code we need. However there are a few notes about using this class:</text:p>
                                                <text:p text:style-name="Preformatted_20_Text"/>
                                                <text:p text:style-name="Preformatted_20_Text">Although newly declared published properties in the form don't appear in Object Inspector and aren't saved by the Delphi editor, they are used in the ReadComponent and WriteComponent methods. You can make use of this fact to save additional data with the form state in the form of published properties.</text:p>
                                                <text:p text:style-name="Preformatted_20_Text">Some properties might be modified in a way you don't want them to be saved. For example if you have a text editor, the text in it will be saved. The best way to handle this is to reset these properties in the OnDestroy event. To ensure the OnDestroy event is called before the state is saved, OldCreateOrder must be False.</text:p>
                                                <text:p text:style-name="Preformatted_20_Text">The fsCreating flag is not included in the FormState property as it is normally when the form state is loaded from the resource. The only place in the VCL that makes use of this flag is with the TForm.Visible property which will when set to True in the state form show immediately instead of waiting until the complete form is loaded. To avoid this you might set the Visible property to False before saving the form. However, there may be some third-party components that require this flag.</text:p>
                                                <text:p text:style-name="Preformatted_20_Text">You can use this technique for inherited forms, but the complete form state is saved and loaded. Therefore you can't use inheritance to reduce the size of the form state file.</text:p>
                                                <text:p text:style-name="Preformatted_20_Text">If you have components that don't have associated published fields the classes of these components need to be registered using RegisterClasses.</text:p>
                                                <text:p text:style-name="Preformatted_20_Text">Of course you should not use this class if you create multiple instances of the form.</text:p>
                                                <text:p text:style-name="Preformatted_20_Text">Other uses for the streaming system</text:p>
                                                <text:p text:style-name="Preformatted_20_Text">In principle you can also use the ReadComponent and WriteComponent with frames (and data modules), but unfortunately there isn't a CreateNew method in TFrame, so you can not bypass loading the frame state from the resource. I have not been able to find an acceptable way around this.</text:p>
                                                <text:p text:style-name="Preformatted_20_Text"/>
                                                <text:p text:style-name="Preformatted_20_Text">Another possible use for the streaming system is to let the user select a form state like a skin. Again we have to deal with the requirement of the streaming system that the form isn't modified. Therefore, if you want to load a new form state after startup the old form has to be destroyed and created again.</text:p>
                                                <text:p text:style-name="Preformatted_20_Text"/>
                                                <text:p text:style-name="P1">The file accompanying this article contains a unit with the described class and a demo program.</text:p>
                                              </text:section>
                                              <text:section text:style-name="Sect1" text:name="Section160">
                                                <text:p text:style-name="Text_20_body"><text:bookmark text:name="extra78"/>Contributed by: topellina &lt;riccardo.faiella@alice.it&gt;</text:p>
                                                <text:h text:style-name="P3" text:outline-level="1" text:is-list-header="true"><text:bookmark text:name="routinename85"/>PrintDialogShow </text:h>
                                                <text:p text:style-name="Text_20_body"><text:bookmark text:name="description85"/>Changing the Title of a Print Dialog in Delphi. </text:p>
                                                <text:section text:style-name="Sect1" text:name="Section169">
                                                  <text:p text:style-name="Preformatted_20_Text"><text:bookmark text:name="sourcecode84"/>The components on the "Dialogs" page of the Tool / Component Palette make the Windows standard dialog boxes available to your applications. The dialog boxes provide a consistent interface for file operations such as opening, saving, and printing files.</text:p>
                                                  <text:p text:style-name="Preformatted_20_Text"/>
                                                  <text:p text:style-name="Preformatted_20_Text">TOpenDialog, TSaveDialog and others inherit from TCommonDialog. Most dialogs expose the Title property you can use to specify the title / caption in the dialog’s title bar.</text:p>
                                                  <text:p text:style-name="Preformatted_20_Text"/>
                                                  <text:p text:style-name="Preformatted_20_Text">TPrintDialog.Title</text:p>
                                                  <text:p text:style-name="Preformatted_20_Text"/>
                                                  <text:p text:style-name="Preformatted_20_Text">The TPrintDialog component displays a standard Windows dialog box for sending jobs to a printer.</text:p>
                                                  <text:p text:style-name="Preformatted_20_Text">Unfortunately, the TPrintDialog does not expose the Title property.</text:p>
                                                  <text:p text:style-name="Preformatted_20_Text"/>
                                                  <text:p text:style-name="Preformatted_20_Text">By handing the OnShow event of a print dialog you can specify the text for the dialog’s title bar:</text:p>
                                                  <text:p text:style-name="Preformatted_20_Text"/>
                                                  <text:p text:style-name="Preformatted_20_Text">//handles PrintDialog1.OnShow</text:p>
                                                  <text:p text:style-name="Preformatted_20_Text">procedure TReportForm.PrintDialog1Show(Sender: TObject) ;</text:p>
                                                  <text:p text:style-name="Preformatted_20_Text">begin</text:p>
                                                  <text:p text:style-name="Preformatted_20_Text"><text:s text:c="2"/>if Sender is TPrintDialog then</text:p>
                                                  <text:p text:style-name="Preformatted_20_Text"><text:s text:c="4"/>SetWindowText(</text:p>
                                                  <text:p text:style-name="Preformatted_20_Text"><text:s text:c="6"/>TPrintDialog(Sender).Handle,</text:p>
                                                  <text:p text:style-name="Preformatted_20_Text"><text:s text:c="6"/>'How do you want to print your report?') ;</text:p>
                                                  <text:p text:style-name="Preformatted_20_Text">end;</text:p>
                                                  <text:p text:style-name="P1">Note: a common dialog box opens when its Execute method is called.</text:p>
                                                </text:section>
                                                <text:section text:style-name="Sect1" text:name="Section170">
                                                  <text:p text:style-name="Text_20_body"><text:bookmark text:name="extra83"/>Contributed by: topellina &lt;riccardo.faiella@alice.it&gt;</text:p>
                                                </text:section>
                                                <text:p text:style-name="Text_20_body"/>
                                                <text:h text:style-name="P3" text:outline-level="1" text:is-list-header="true"><text:bookmark text:name="routinename86"/>PrintDocument </text:h>
                                                <text:p text:style-name="Text_20_body"><text:bookmark text:name="description86"/>Print Documents From Delphi - Print PDF, DOC, XLS, HTML, RTF, DOCX, TXT. </text:p>
                                                <text:section text:style-name="Sect1" text:name="Section171">
                                                  <text:p text:style-name="Preformatted_20_Text"><text:bookmark text:name="sourcecode85"/>If your Delphi application needs to operate on various types of files, one of the tasks you might have for your application is to allow the user of the application to print a file, whatever the file type is.</text:p>
                                                  <text:p text:style-name="Preformatted_20_Text"/>
                                                  <text:p text:style-name="Preformatted_20_Text">Most document oriented applications, like MS Word, MS Excel or Adobe "know" how to print documents they are "in charge of". For example, Word saves the text you write in documents with DOC extension. Since Word (Microsoft) determines what is the "raw" contents of a .DOC file it knows how to print .DOC files. The same applies for any "known" file type holding some printable information.</text:p>
                                                  <text:p text:style-name="Preformatted_20_Text"/>
                                                  <text:p text:style-name="Preformatted_20_Text">What if you need to print various types of documents / files from your application? Can you know how to send the file to the printer in order for it to be printed correctly? I guess the answer is no. At least I do not know :)</text:p>
                                                  <text:p text:style-name="Preformatted_20_Text"/>
                                                  <text:p text:style-name="Preformatted_20_Text">Print Any Type of Document (PDF, DOC, XLS, HTML, RTF, DOCX) Using Delphi</text:p>
                                                  <text:p text:style-name="Preformatted_20_Text"/>
                                                  <text:p text:style-name="Preformatted_20_Text">So, how do you print any type of document, programmatically using Delphi code?</text:p>
                                                  <text:p text:style-name="Preformatted_20_Text">Well I guess we should "ask" Windows: what application knows how to print, for example, a PDF file. Or even better we should tell to Windows: here's one PDF file, send it to the application associated / in charge of printing PDF files.</text:p>
                                                  <text:p text:style-name="Preformatted_20_Text"/>
                                                  <text:p text:style-name="Preformatted_20_Text">Open up Windows Explorer, navigate to a directory containing some printable files. For most of the file types on your system, when you right click a file in Windows Explorer, you will locate the "Print" command. Executing the Print shell command, will result in the file being sent to the default printer.</text:p>
                                                  <text:p text:style-name="Preformatted_20_Text"/>
                                                  <text:p text:style-name="Preformatted_20_Text">Well, that's exactly what we want - for a file type, call a method that will send the file to the associated application for printing.</text:p>
                                                  <text:p text:style-name="Preformatted_20_Text"/>
                                                  <text:p text:style-name="Preformatted_20_Text">The function we are after is the ShellExecute API function.</text:p>
                                                  <text:p text:style-name="Preformatted_20_Text"/>
                                                  <text:p text:style-name="Preformatted_20_Text">ShellExecute: Print / PrintTo</text:p>
                                                  <text:p text:style-name="Preformatted_20_Text"/>
                                                  <text:p text:style-name="Preformatted_20_Text">At its simplest, ShellExecute lets you programmatically start any application / open any file which is installed on the user's machine.</text:p>
                                                  <text:p text:style-name="Preformatted_20_Text">However, ShellExecute can do much more. ShellExecute can be used to launch application, open Windows Explorer, initiate a search beginning in the specified directory - and what's of most importance for us right now: prints the specified file.</text:p>
                                                  <text:p text:style-name="Preformatted_20_Text"/>
                                                  <text:p text:style-name="Preformatted_20_Text">Specify Printer for ShellExecute / Print</text:p>
                                                  <text:p text:style-name="Preformatted_20_Text"/>
                                                  <text:p text:style-name="Preformatted_20_Text">Here's how to print a file using the ShellExecute function:</text:p>
                                                  <text:p text:style-name="Preformatted_20_Text">ShellExecute(Handle, 'print', PChar('c:\document.doc'), nil, nil, SW_HIDE) ;</text:p>
                                                  <text:p text:style-name="Preformatted_20_Text">Note the second parameter : "print".</text:p>
                                                  <text:p text:style-name="Preformatted_20_Text">Using the above call, a document "document.doc" located on the root of the C drive will be sent to the Windows default printer.</text:p>
                                                  <text:p text:style-name="Preformatted_20_Text"/>
                                                  <text:p text:style-name="Preformatted_20_Text">ShellExecute always uses the default printer for the "print" action.</text:p>
                                                  <text:p text:style-name="Preformatted_20_Text"/>
                                                  <text:p text:style-name="Preformatted_20_Text">What if you need to print to a different printer, what if you want to allow the user to change the printer?</text:p>
                                                  <text:p text:style-name="Preformatted_20_Text"/>
                                                  <text:p text:style-name="Preformatted_20_Text">The PrintTo Shell Command</text:p>
                                                  <text:p text:style-name="Preformatted_20_Text"><text:soft-page-break/></text:p>
                                                  <text:p text:style-name="Preformatted_20_Text">Some applications support the 'printto' action. PrintTo can be used to specify the name of the printer used for the print action. Printer is determined by 3 parameter: printer name, drive name and port.</text:p>
                                                  <text:p text:style-name="Preformatted_20_Text">Programmatically Printing Files</text:p>
                                                  <text:p text:style-name="Preformatted_20_Text"/>
                                                  <text:p text:style-name="Preformatted_20_Text">Ok, enough theory. Time for some real code:</text:p>
                                                  <text:p text:style-name="Preformatted_20_Text">Before you copy and paste: the Printer global variable (TPrinter type) available in all Delphi programs can be used to manage any printing performed by an application. Printer is defined in the "printers" unit, ShellExecute is defined in the "shellapi" unit.</text:p>
                                                  <text:p text:style-name="Preformatted_20_Text"/>
                                                  <text:p text:style-name="Preformatted_20_Text">Drop a TComboBox on a form. Name it "cboPrinter". Set Style to csDropDownLidt</text:p>
                                                  <text:p text:style-name="Preformatted_20_Text">Put the next two lines in the form's OnCreate even handler:</text:p>
                                                  <text:p text:style-name="Preformatted_20_Text">//have available printers in the combo box</text:p>
                                                  <text:p text:style-name="Preformatted_20_Text">cboPrinter.Items.Assign(printer.Printers);</text:p>
                                                  <text:p text:style-name="Preformatted_20_Text">//pre-select the default / active printer</text:p>
                                                  <text:p text:style-name="Preformatted_20_Text">cboPrinter.ItemIndex := printer.PrinterIndex;</text:p>
                                                  <text:p text:style-name="Preformatted_20_Text">Now, here's the function you can use to print any document type to a specified printer:</text:p>
                                                  <text:p text:style-name="Preformatted_20_Text">uses shellapi, printers;</text:p>
                                                  <text:p text:style-name="Preformatted_20_Text"/>
                                                  <text:p text:style-name="Preformatted_20_Text">procedure PrintDocument(const documentToPrint : string) ;</text:p>
                                                  <text:p text:style-name="Preformatted_20_Text">var</text:p>
                                                  <text:p text:style-name="Preformatted_20_Text"><text:s text:c="2"/>printCommand : string;</text:p>
                                                  <text:p text:style-name="Preformatted_20_Text"><text:s text:c="2"/>printerInfo : string;</text:p>
                                                  <text:p text:style-name="Preformatted_20_Text"><text:s text:c="2"/>Device, Driver, Port: array[0..255] of Char;</text:p>
                                                  <text:p text:style-name="Preformatted_20_Text"><text:s text:c="2"/>hDeviceMode: THandle;</text:p>
                                                  <text:p text:style-name="Preformatted_20_Text">begin</text:p>
                                                  <text:p text:style-name="Preformatted_20_Text"/>
                                                  <text:p text:style-name="Preformatted_20_Text"><text:s text:c="2"/>if Printer.PrinterIndex = cboPrinter.ItemIndex then</text:p>
                                                  <text:p text:style-name="Preformatted_20_Text"><text:s text:c="2"/>begin</text:p>
                                                  <text:p text:style-name="Preformatted_20_Text"><text:s text:c="4"/>printCommand := 'print';</text:p>
                                                  <text:p text:style-name="Preformatted_20_Text"><text:s text:c="4"/>printerInfo := '';</text:p>
                                                  <text:p text:style-name="Preformatted_20_Text"><text:s text:c="2"/>end</text:p>
                                                  <text:p text:style-name="Preformatted_20_Text"><text:s text:c="2"/>else</text:p>
                                                  <text:p text:style-name="Preformatted_20_Text"><text:s text:c="2"/>begin</text:p>
                                                  <text:p text:style-name="Preformatted_20_Text"><text:s text:c="4"/>printCommand := 'printto';</text:p>
                                                  <text:p text:style-name="Preformatted_20_Text"><text:s text:c="4"/>Printer.PrinterIndex := cboPrinter.ItemIndex;</text:p>
                                                  <text:p text:style-name="Preformatted_20_Text"><text:s text:c="4"/>Printer.GetPrinter(Device, Driver, Port, hDeviceMode) ;</text:p>
                                                  <text:p text:style-name="Preformatted_20_Text"><text:s text:c="4"/>printerInfo := Format('"%s" "%s" "%s"', [Device, Driver, Port]) ;</text:p>
                                                  <text:p text:style-name="Preformatted_20_Text"><text:s text:c="2"/>end;</text:p>
                                                  <text:p text:style-name="Preformatted_20_Text"/>
                                                  <text:p text:style-name="Preformatted_20_Text"><text:s text:c="2"/>ShellExecute(Application.Handle, PChar(printCommand), PChar(documentToPrint), PChar(printerInfo), nil, SW_HIDE) ;</text:p>
                                                  <text:p text:style-name="Preformatted_20_Text">end;</text:p>
                                                  <text:p text:style-name="Preformatted_20_Text">Note: if the selected printer is the default one, the function uses "print" action. If the selected printer is not the default one, the function uses the "printo" method.</text:p>
                                                  <text:p text:style-name="P1">Note, also: some document types do NOT have an application associated for printing. Some do not have the "printto" action specified.</text:p>
                                                </text:section>
                                                <text:section text:style-name="Sect1" text:name="Section172">
                                                  <text:p text:style-name="Text_20_body"><text:bookmark text:name="extra84"/>Contributed by: topellina &lt;riccardo.faiella@alice.it&gt;</text:p>
                                                </text:section>
                                                <text:p text:style-name="Text_20_body"/>
                                                <text:h text:style-name="P3" text:outline-level="1" text:is-list-header="true"><text:bookmark text:name="routinename87"/>PrintWebDocument </text:h>
                                                <text:p text:style-name="Text_20_body"><text:bookmark text:name="description87"/>How to print a document/page in a TWebBrowser. </text:p>
                                                <text:section text:style-name="Sect1" text:name="Section173">
                                                  <text:p text:style-name="Preformatted_20_Text"><text:bookmark text:name="sourcecode86"/>See how to print a document/page in a TWebBrowser. Also, how to call the printer setup dialog, the page setup and the print preview screen.</text:p>
                                                  <text:p text:style-name="Preformatted_20_Text">Note: you must first load a page in a TWebBrowser, for example (if you have a component named WebBrowser1): </text:p>
                                                  <text:p text:style-name="Preformatted_20_Text">WebBrowser1.Navigate('http://delphi.about.com') ;</text:p>
                                                  <text:p text:style-name="Preformatted_20_Text"/>
                                                  <text:p text:style-name="Preformatted_20_Text">~~~~~~~~~~~~~~~~~~~~~~~~~</text:p>
                                                  <text:p text:style-name="Preformatted_20_Text">// print directly without printer dialog</text:p>
                                                  <text:p text:style-name="Preformatted_20_Text">procedure WBPrintNoDialog(WB: TWebBrowser) ;</text:p>
                                                  <text:p text:style-name="Preformatted_20_Text">var</text:p>
                                                  <text:p text:style-name="Preformatted_20_Text"><text:s text:c="3"/>vIn, vOut: OleVariant;</text:p>
                                                  <text:p text:style-name="Preformatted_20_Text">begin</text:p>
                                                  <text:p text:style-name="Preformatted_20_Text"><text:s text:c="3"/>WB.ControlInterface.ExecWB(OLECMDID_PRINT, OLECMDEXECOPT_DONTPROMPTUSER, vIn, vOut) ;</text:p>
                                                  <text:p text:style-name="Preformatted_20_Text">end;</text:p>
                                                  <text:p text:style-name="Preformatted_20_Text"/>
                                                  <text:p text:style-name="Preformatted_20_Text">//call the printer dialog</text:p>
                                                  <text:p text:style-name="Preformatted_20_Text">procedure WBPrintWithDialog(WB: TWebBrowser) ;</text:p>
                                                  <text:p text:style-name="Preformatted_20_Text">var</text:p>
                                                  <text:p text:style-name="Preformatted_20_Text"><text:s text:c="3"/>vIn, vOut: OleVariant;</text:p>
                                                  <text:p text:style-name="Preformatted_20_Text">begin</text:p>
                                                  <text:p text:style-name="Preformatted_20_Text"><text:s text:c="3"/>WB.ControlInterface.ExecWB(OLECMDID_PRINT, OLECMDEXECOPT_PROMPTUSER, vIn, vOut) ;</text:p>
                                                  <text:p text:style-name="Preformatted_20_Text">end;</text:p>
                                                  <text:p text:style-name="Preformatted_20_Text"/>
                                                  <text:p text:style-name="Preformatted_20_Text">// Print Preview</text:p>
                                                  <text:p text:style-name="Preformatted_20_Text">procedure WBPrintPreview(WB: TWebBrowser) ;</text:p>
                                                  <text:p text:style-name="Preformatted_20_Text">var</text:p>
                                                  <text:p text:style-name="Preformatted_20_Text"><text:s text:c="3"/>vIn, vOut: OleVariant;</text:p>
                                                  <text:p text:style-name="Preformatted_20_Text">begin</text:p>
                                                  <text:p text:style-name="Preformatted_20_Text"><text:s text:c="3"/>WB.ControlInterface.ExecWB(OLECMDID_PRINTPREVIEW, OLECMDEXECOPT_DONTPROMPTUSER, vIn, vOut) ;</text:p>
                                                  <text:p text:style-name="Preformatted_20_Text">end;</text:p>
                                                  <text:p text:style-name="Preformatted_20_Text"/>
                                                  <text:p text:style-name="Preformatted_20_Text">//Call page setup dialog</text:p>
                                                  <text:p text:style-name="Preformatted_20_Text">procedure WBPrintPageSetup(WB: TWebBrowser) ;</text:p>
                                                  <text:p text:style-name="Preformatted_20_Text">var</text:p>
                                                  <text:p text:style-name="Preformatted_20_Text"><text:s text:c="3"/>vIn, vOut: OleVariant;</text:p>
                                                  <text:p text:style-name="Preformatted_20_Text">begin</text:p>
                                                  <text:p text:style-name="Preformatted_20_Text"><text:s text:c="3"/>WB.ControlInterface.ExecWB(OLECMDID_PAGESETUP, OLECMDEXECOPT_PROMPTUSER, vIn, vOut) ;</text:p>
                                                  <text:p text:style-name="P1">end;</text:p>
                                                </text:section>
                                                <text:section text:style-name="Sect1" text:name="Section174">
                                                  <text:p text:style-name="Text_20_body"><text:bookmark text:name="extra85"/>Contributed by: topellina &lt;riccardo.faiella@alice.it&gt;</text:p>
                                                </text:section>
                                                <text:p text:style-name="Text_20_body"/>
                                                <text:h text:style-name="P3" text:outline-level="1" text:is-list-header="true"><text:bookmark text:name="routinename88"/>ProgressbarButton </text:h>
                                                <text:p text:style-name="Text_20_body"><text:bookmark text:name="description88"/>Progressbar inside Button? No problem. </text:p>
                                                <text:section text:style-name="Sect1" text:name="Section175">
                                                  <text:p text:style-name="Preformatted_20_Text"><text:bookmark text:name="sourcecode87"/>unit Unit1;</text:p>
                                                  <text:p text:style-name="Preformatted_20_Text"><text:s/></text:p>
                                                  <text:p text:style-name="Preformatted_20_Text">interface</text:p>
                                                  <text:p text:style-name="Preformatted_20_Text"><text:s/></text:p>
                                                  <text:p text:style-name="Preformatted_20_Text">uses</text:p>
                                                  <text:p text:style-name="Preformatted_20_Text"><text:s text:c="2"/>Windows, Messages, SysUtils, Variants, Classes, Graphics, Controls, Forms,</text:p>
                                                  <text:p text:style-name="Preformatted_20_Text"><text:s text:c="2"/>Dialogs, ComCtrls, StdCtrls;</text:p>
                                                  <text:p text:style-name="Preformatted_20_Text"><text:s/></text:p>
                                                  <text:p text:style-name="Preformatted_20_Text">type</text:p>
                                                  <text:p text:style-name="Preformatted_20_Text"><text:s text:c="2"/>TForm1 = class(TForm)</text:p>
                                                  <text:p text:style-name="Preformatted_20_Text"><text:s text:c="4"/>Button1: TButton;</text:p>
                                                  <text:p text:style-name="Preformatted_20_Text"><text:s text:c="4"/>ProgressBar1: TProgressBar;</text:p>
                                                  <text:p text:style-name="Preformatted_20_Text"><text:s text:c="4"/>procedure FormCreate(Sender: TObject);</text:p>
                                                  <text:p text:style-name="Preformatted_20_Text"><text:s text:c="4"/>procedure Button1Click(Sender: TObject);</text:p>
                                                  <text:p text:style-name="Preformatted_20_Text"><text:s text:c="2"/>private</text:p>
                                                  <text:p text:style-name="Preformatted_20_Text"><text:s text:c="4"/>{ Private declarations }</text:p>
                                                  <text:p text:style-name="Preformatted_20_Text"><text:s text:c="2"/>public</text:p>
                                                  <text:p text:style-name="Preformatted_20_Text"><text:s text:c="4"/>{ Public declarations }</text:p>
                                                  <text:p text:style-name="Preformatted_20_Text"><text:s text:c="2"/>end;</text:p>
                                                  <text:p text:style-name="Preformatted_20_Text"><text:s/></text:p>
                                                  <text:p text:style-name="Preformatted_20_Text">var</text:p>
                                                  <text:p text:style-name="Preformatted_20_Text"><text:s text:c="2"/>Form1: TForm1;</text:p>
                                                  <text:p text:style-name="Preformatted_20_Text"><text:s/></text:p>
                                                  <text:p text:style-name="Preformatted_20_Text">implementation</text:p>
                                                  <text:p text:style-name="Preformatted_20_Text"><text:s/></text:p>
                                                  <text:p text:style-name="Preformatted_20_Text">{$R *.dfm}</text:p>
                                                  <text:p text:style-name="Preformatted_20_Text"><text:s/></text:p>
                                                  <text:p text:style-name="Preformatted_20_Text">procedure TForm1.FormCreate(Sender: TObject);</text:p>
                                                  <text:p text:style-name="Preformatted_20_Text">begin</text:p>
                                                  <text:p text:style-name="Preformatted_20_Text"><text:s text:c="2"/>ProgressBar1.Parent := Button1;</text:p>
                                                  <text:p text:style-name="Preformatted_20_Text"><text:s text:c="2"/>ProgressBar1.Width := Button1.Width - 7;</text:p>
                                                  <text:p text:style-name="Preformatted_20_Text"><text:s text:c="2"/>ProgressBar1.Height := Button1.Height - 7;</text:p>
                                                  <text:p text:style-name="Preformatted_20_Text"><text:s text:c="2"/>ProgressBar1.Left := 3;</text:p>
                                                  <text:p text:style-name="Preformatted_20_Text"><text:s text:c="2"/>ProgressBar1.Top := 3;</text:p>
                                                  <text:p text:style-name="Preformatted_20_Text">end;</text:p>
                                                  <text:p text:style-name="Preformatted_20_Text"><text:s/></text:p>
                                                  <text:p text:style-name="Preformatted_20_Text">procedure TForm1.Button1Click(Sender: TObject);</text:p>
                                                  <text:p text:style-name="Preformatted_20_Text">var i : byte;</text:p>
                                                  <text:p text:style-name="Preformatted_20_Text">begin</text:p>
                                                  <text:p text:style-name="Preformatted_20_Text"><text:s text:c="2"/>Button1.Enabled := false;</text:p>
                                                  <text:p text:style-name="Preformatted_20_Text"><text:s text:c="2"/>if ProgressBar1.Visible then Exit;</text:p>
                                                  <text:p text:style-name="Preformatted_20_Text"><text:s text:c="2"/>ProgressBar1.Position := 0;</text:p>
                                                  <text:p text:style-name="Preformatted_20_Text"><text:s text:c="2"/>ProgressBar1.Visible := True;</text:p>
                                                  <text:p text:style-name="Preformatted_20_Text"><text:s/></text:p>
                                                  <text:p text:style-name="Preformatted_20_Text"><text:s text:c="2"/>//replace with real code-----------</text:p>
                                                  <text:p text:style-name="Preformatted_20_Text"><text:s text:c="2"/>for i := 0 to 99 do</text:p>
                                                  <text:p text:style-name="Preformatted_20_Text"><text:s text:c="2"/>begin</text:p>
                                                  <text:p text:style-name="Preformatted_20_Text"><text:s text:c="4"/>Sleep(100);</text:p>
                                                  <text:p text:style-name="Preformatted_20_Text"><text:s text:c="4"/>ProgressBar1.Position := ProgressBar1.Position + 1;</text:p>
                                                  <text:p text:style-name="Preformatted_20_Text"><text:s text:c="4"/>Application.ProcessMessages;</text:p>
                                                  <text:p text:style-name="Preformatted_20_Text"><text:s text:c="2"/>end;</text:p>
                                                  <text:p text:style-name="Preformatted_20_Text"><text:s text:c="2"/>//---------------------------------</text:p>
                                                  <text:p text:style-name="Preformatted_20_Text"><text:s/></text:p>
                                                  <text:p text:style-name="Preformatted_20_Text"><text:s text:c="2"/>ProgressBar1.Visible := False;</text:p>
                                                  <text:p text:style-name="Preformatted_20_Text"><text:soft-page-break/><text:s text:c="2"/>Button1.Enabled := true;</text:p>
                                                  <text:p text:style-name="Preformatted_20_Text">end;</text:p>
                                                  <text:p text:style-name="Preformatted_20_Text"><text:s/></text:p>
                                                  <text:p text:style-name="Preformatted_20_Text">end.</text:p>
                                                  <text:p text:style-name="P1">When you press the Button, the Progressbar will be set to visible (disabling the button itself). When the time-consuming function is over, the button will be reenabled again and progressbar will be set to invisible state.</text:p>
                                                </text:section>
                                                <text:section text:style-name="Sect1" text:name="Section176">
                                                  <text:p text:style-name="Text_20_body"><text:bookmark text:name="extra86"/>It’s quite cool efect, but this is also effective way to save some space in your application GUI. Let’s place progressbar of some time-consuming function right into the button, which started this function. Place Button and Progressbar components on a form and set Visible property of Progressbar to False. Now, use the following code to do the magic.</text:p>
                                                  <text:p text:style-name="Text_20_body">Contributed by: topellina &lt;riccardo.faiella@alice.it&gt;</text:p>
                                                </text:section>
                                                <text:p text:style-name="Text_20_body"/>
                                                <text:h text:style-name="P3" text:outline-level="1" text:is-list-header="true"><text:bookmark text:name="routinename89"/>Refresh_PreservePosition </text:h>
                                                <text:p text:style-name="Text_20_body"><text:bookmark text:name="description89"/>How to Refresh a DBGrid without Losing the Current Row Position. </text:p>
                                                <text:section text:style-name="Sect1" text:name="Section177">
                                                  <text:p text:style-name="Preformatted_20_Text"><text:bookmark text:name="sourcecode88"/>There's DBGrid, there's a dataset and we have a data aware Delphi application :)</text:p>
                                                  <text:p text:style-name="Preformatted_20_Text"/>
                                                  <text:p text:style-name="Preformatted_20_Text">When DBGrid is used to display data from a dataset (query or table), by design, after you call Refresh method on a dataset (re-open) (for example, using a DBNavigator), the current row position will be set to zero (first record).</text:p>
                                                  <text:p text:style-name="Preformatted_20_Text"/>
                                                  <text:p text:style-name="Preformatted_20_Text">This means that if a user has selected a row somewhere near the bottom of a DBGrid, after a Refresh, the active row will be changed to first row :(</text:p>
                                                  <text:p text:style-name="Preformatted_20_Text"/>
                                                  <text:p text:style-name="Preformatted_20_Text">If you have been asking "Is there any way to reopen or refresh a query, leaving the TDBGrid data exactly where it is (without changing the positions)?" Here's one answer to the problem:</text:p>
                                                  <text:p text:style-name="Preformatted_20_Text"/>
                                                  <text:p text:style-name="Preformatted_20_Text">Refresh DBGrid Data - Preserve Row Position</text:p>
                                                  <text:p text:style-name="Preformatted_20_Text"/>
                                                  <text:p text:style-name="Preformatted_20_Text">Here's a handly little procedure to refresh the content of a DBGrid without losing the row position.</text:p>
                                                  <text:p text:style-name="Preformatted_20_Text">//THackDBGrid = class(TDBGrid)</text:p>
                                                  <text:p text:style-name="Preformatted_20_Text"/>
                                                  <text:p text:style-name="Preformatted_20_Text">//refresh datagrid data - preserve row position</text:p>
                                                  <text:p text:style-name="Preformatted_20_Text">procedure Refresh_PreservePosition;</text:p>
                                                  <text:p text:style-name="Preformatted_20_Text">var</text:p>
                                                  <text:p text:style-name="Preformatted_20_Text"><text:s text:c="2"/>rowDelta: Integer;</text:p>
                                                  <text:p text:style-name="Preformatted_20_Text"><text:s text:c="2"/>row: integer;</text:p>
                                                  <text:p text:style-name="Preformatted_20_Text"><text:s text:c="2"/>recNo: integer;</text:p>
                                                  <text:p text:style-name="Preformatted_20_Text"><text:s text:c="2"/>ds : TDataSet;</text:p>
                                                  <text:p text:style-name="Preformatted_20_Text">begin</text:p>
                                                  <text:p text:style-name="Preformatted_20_Text"><text:s text:c="2"/>ds := THackDBGrid(DBGrid1).DataSource.DataSet;</text:p>
                                                  <text:p text:style-name="Preformatted_20_Text"/>
                                                  <text:p text:style-name="Preformatted_20_Text"><text:s text:c="2"/>rowDelta := -1 + THackDBGrid(DBGrid1).Row;</text:p>
                                                  <text:p text:style-name="Preformatted_20_Text"><text:s text:c="2"/>row := ds.RecNo;</text:p>
                                                  <text:p text:style-name="Preformatted_20_Text"/>
                                                  <text:p text:style-name="Preformatted_20_Text"><text:s text:c="2"/>ds.Refresh;</text:p>
                                                  <text:p text:style-name="Preformatted_20_Text"/>
                                                  <text:p text:style-name="Preformatted_20_Text"><text:s text:c="2"/>with ds do</text:p>
                                                  <text:p text:style-name="Preformatted_20_Text"><text:s text:c="2"/>begin</text:p>
                                                  <text:p text:style-name="Preformatted_20_Text"><text:s text:c="4"/>DisableControls;</text:p>
                                                  <text:p text:style-name="Preformatted_20_Text"><text:s text:c="4"/>RecNo := row;</text:p>
                                                  <text:p text:style-name="Preformatted_20_Text"><text:s text:c="4"/>MoveBy(-rowDelta) ;</text:p>
                                                  <text:p text:style-name="Preformatted_20_Text"><text:s text:c="4"/>MoveBy(rowDelta) ;</text:p>
                                                  <text:p text:style-name="Preformatted_20_Text"><text:s text:c="4"/>EnableControls;</text:p>
                                                  <text:p text:style-name="Preformatted_20_Text"><text:s text:c="2"/>end;</text:p>
                                                  <text:p text:style-name="Preformatted_20_Text">end;</text:p>
                                                  <text:p text:style-name="P1">Note the protected hack used here (THackDBGrid) to get the hidden (protected) Row property!</text:p>
                                                </text:section>
                                                <text:section text:style-name="Sect1" text:name="Section178">
                                                  <text:p text:style-name="Text_20_body"><text:bookmark text:name="extra87"/>Contributed by: topellina &lt;riccardo.faiella@alice.it&gt;</text:p>
                                                  <text:h text:style-name="P3" text:outline-level="1" text:is-list-header="true"><text:bookmark text:name="routinename90"/>Rightmenu </text:h>
                                                  <text:p text:style-name="Text_20_body"><text:bookmark text:name="description90"/>Right justify a main menu item. </text:p>
                                                  <text:section text:style-name="Sect1" text:name="Section179">
                                                    <text:p text:style-name="Preformatted_20_Text"><text:bookmark text:name="sourcecode89"/>If you use standard main menu component, all items are usually on the left side of the</text:p>
                                                    <text:p text:style-name="Preformatted_20_Text">window and there is not much you can do about it using Object Inspector. Here is a </text:p>
                                                    <text:p text:style-name="Preformatted_20_Text">little trick to move one main menu item on the right side while the rest remains on </text:p>
                                                    <text:p text:style-name="Preformatted_20_Text">the left side. It’s usually useful for “Help” or “About” items.</text:p>
                                                    <text:p text:style-name="Preformatted_20_Text"/>
                                                    <text:p text:style-name="Preformatted_20_Text">Put a main menu component with few items on the form. Name one of it Help1 and put the</text:p>
                                                    <text:p text:style-name="Preformatted_20_Text">following code into OnCreate event of main form.</text:p>
                                                    <text:p text:style-name="Preformatted_20_Text"/>
                                                    <text:p text:style-name="Preformatted_20_Text">unit Unit1;</text:p>
                                                    <text:p text:style-name="Preformatted_20_Text"><text:s/></text:p>
                                                    <text:p text:style-name="Preformatted_20_Text">interface</text:p>
                                                    <text:p text:style-name="Preformatted_20_Text"><text:s/></text:p>
                                                    <text:p text:style-name="Preformatted_20_Text">uses</text:p>
                                                    <text:p text:style-name="Preformatted_20_Text"><text:s text:c="2"/>Windows, Messages, SysUtils, Variants, Classes, Graphics, Controls, Forms,</text:p>
                                                    <text:p text:style-name="Preformatted_20_Text"><text:s text:c="2"/>Dialogs, Menus;</text:p>
                                                    <text:p text:style-name="Preformatted_20_Text"><text:s/></text:p>
                                                    <text:p text:style-name="Preformatted_20_Text">type</text:p>
                                                    <text:p text:style-name="Preformatted_20_Text"><text:s text:c="2"/>TForm1 = class(TForm)</text:p>
                                                    <text:p text:style-name="Preformatted_20_Text"><text:s text:c="4"/>MainMenu1: TMainMenu;</text:p>
                                                    <text:p text:style-name="Preformatted_20_Text"><text:s text:c="4"/>est11: TMenuItem;</text:p>
                                                    <text:p text:style-name="Preformatted_20_Text"><text:s text:c="4"/>est21: TMenuItem;</text:p>
                                                    <text:p text:style-name="Preformatted_20_Text"><text:s text:c="4"/>est111: TMenuItem;</text:p>
                                                    <text:p text:style-name="Preformatted_20_Text"><text:s text:c="4"/>est211: TMenuItem;</text:p>
                                                    <text:p text:style-name="Preformatted_20_Text"><text:s text:c="4"/>Help1: TMenuItem;</text:p>
                                                    <text:p text:style-name="Preformatted_20_Text"><text:s text:c="4"/>procedure FormCreate(Sender: TObject);</text:p>
                                                    <text:p text:style-name="Preformatted_20_Text"><text:s text:c="2"/>private</text:p>
                                                    <text:p text:style-name="Preformatted_20_Text"><text:s text:c="4"/>{ Private declarations }</text:p>
                                                    <text:p text:style-name="Preformatted_20_Text"><text:s text:c="2"/>public</text:p>
                                                    <text:p text:style-name="Preformatted_20_Text"><text:s text:c="4"/>{ Public declarations }</text:p>
                                                    <text:p text:style-name="Preformatted_20_Text"><text:s text:c="2"/>end;</text:p>
                                                    <text:p text:style-name="Preformatted_20_Text"><text:s/></text:p>
                                                    <text:p text:style-name="Preformatted_20_Text">var</text:p>
                                                    <text:p text:style-name="Preformatted_20_Text"><text:s text:c="2"/>Form1: TForm1;</text:p>
                                                    <text:p text:style-name="Preformatted_20_Text"><text:s/></text:p>
                                                    <text:p text:style-name="Preformatted_20_Text">implementation</text:p>
                                                    <text:p text:style-name="Preformatted_20_Text"><text:s/></text:p>
                                                    <text:p text:style-name="Preformatted_20_Text">{$R *.dfm}</text:p>
                                                    <text:p text:style-name="Preformatted_20_Text"><text:s/></text:p>
                                                    <text:p text:style-name="Preformatted_20_Text">procedure TForm1.FormCreate(Sender: TObject);</text:p>
                                                    <text:p text:style-name="Preformatted_20_Text">var MItem: TMenuItemInfo;</text:p>
                                                    <text:p text:style-name="Preformatted_20_Text"><text:s text:c="4"/>Buf: Array[0..79] of Char;</text:p>
                                                    <text:p text:style-name="Preformatted_20_Text">begin</text:p>
                                                    <text:p text:style-name="Preformatted_20_Text"><text:s text:c="2"/>ZeroMemory(@MItem, SizeOf(MItem));</text:p>
                                                    <text:p text:style-name="Preformatted_20_Text"><text:s text:c="2"/>with MItem do</text:p>
                                                    <text:p text:style-name="Preformatted_20_Text"><text:s text:c="2"/>begin</text:p>
                                                    <text:p text:style-name="Preformatted_20_Text"><text:s text:c="4"/>cbSize := 44;</text:p>
                                                    <text:p text:style-name="Preformatted_20_Text"><text:s text:c="4"/>fMask := MIIM_TYPE;</text:p>
                                                    <text:p text:style-name="Preformatted_20_Text"><text:s text:c="4"/>dwTypeData := Buf;</text:p>
                                                    <text:p text:style-name="Preformatted_20_Text"><text:s text:c="4"/>cch := SizeOf(Buf);</text:p>
                                                    <text:p text:style-name="Preformatted_20_Text"><text:s text:c="2"/>end;</text:p>
                                                    <text:p text:style-name="Preformatted_20_Text"><text:soft-page-break/><text:s/></text:p>
                                                    <text:p text:style-name="Preformatted_20_Text"><text:s text:c="2"/>if GetMenuItemInfo(MainMenu1.Handle, Help1.MenuIndex, True, MItem) then</text:p>
                                                    <text:p text:style-name="Preformatted_20_Text"><text:s text:c="2"/>begin</text:p>
                                                    <text:p text:style-name="Preformatted_20_Text"><text:s text:c="4"/>MItem.fType := MItem.fType or MFT_RIGHTJUSTIFY;</text:p>
                                                    <text:p text:style-name="Preformatted_20_Text"><text:s text:c="4"/>if SetMenuItemInfo(MainMenu1.Handle, Help1.MenuIndex, True, MItem) then DrawMenuBar(MainMenu1.WindowHandle);</text:p>
                                                    <text:p text:style-name="Preformatted_20_Text"><text:s text:c="2"/>end;</text:p>
                                                    <text:p text:style-name="Preformatted_20_Text">end;</text:p>
                                                    <text:p text:style-name="Preformatted_20_Text"><text:s/></text:p>
                                                    <text:p text:style-name="P1">end.</text:p>
                                                  </text:section>
                                                  <text:section text:style-name="Sect1" text:name="Section180">
                                                    <text:p text:style-name="Text_20_body"><text:bookmark text:name="extra88"/>Contributed by: topellina &lt;riccardo.faiella@alice.it&gt;</text:p>
                                                  </text:section>
                                                  <text:p text:style-name="Text_20_body"/>
                                                  <text:h text:style-name="P3" text:outline-level="1" text:is-list-header="true"><text:bookmark text:name="routinename91"/>RunOneInstance_1 </text:h>
                                                  <text:p text:style-name="Text_20_body"><text:bookmark text:name="description91"/>Run application only once per windows-session. </text:p>
                                                  <text:section text:style-name="Sect1" text:name="Section181">
                                                    <text:p text:style-name="Preformatted_20_Text"><text:bookmark text:name="sourcecode90"/>Using this simple tip, you can block your application to be executable only once per windows sessions. To run application again, Windows must be restarted before.</text:p>
                                                    <text:p text:style-name="Preformatted_20_Text">We will use “atom”, which is something like global identifier. Using function GlobalFindAtom, we will try to find our application’s unique ID (we will generate a GUID using Ctrl+Shift+G shortcut). If it doesn’t exist, we will allow to run application and create “atom” using GlobalAddAtom function. And that is all.</text:p>
                                                    <text:p text:style-name="Preformatted_20_Text"/>
                                                    <text:p text:style-name="Preformatted_20_Text">unit Unit1;</text:p>
                                                    <text:p text:style-name="Preformatted_20_Text"><text:s/></text:p>
                                                    <text:p text:style-name="Preformatted_20_Text">interface</text:p>
                                                    <text:p text:style-name="Preformatted_20_Text"><text:s/></text:p>
                                                    <text:p text:style-name="Preformatted_20_Text">uses</text:p>
                                                    <text:p text:style-name="Preformatted_20_Text"><text:s text:c="2"/>Windows, Messages, SysUtils, Variants, Classes, Graphics, Controls, Forms,</text:p>
                                                    <text:p text:style-name="Preformatted_20_Text"><text:s text:c="2"/>Dialogs;</text:p>
                                                    <text:p text:style-name="Preformatted_20_Text"><text:s/></text:p>
                                                    <text:p text:style-name="Preformatted_20_Text">type</text:p>
                                                    <text:p text:style-name="Preformatted_20_Text"><text:s text:c="2"/>TForm1 = class(TForm)</text:p>
                                                    <text:p text:style-name="Preformatted_20_Text"><text:s text:c="4"/>procedure FormShow(Sender: TObject);</text:p>
                                                    <text:p text:style-name="Preformatted_20_Text"><text:s text:c="2"/>private</text:p>
                                                    <text:p text:style-name="Preformatted_20_Text"><text:s text:c="4"/>{ Private declarations }</text:p>
                                                    <text:p text:style-name="Preformatted_20_Text"><text:s text:c="2"/>public</text:p>
                                                    <text:p text:style-name="Preformatted_20_Text"><text:s text:c="4"/>{ Public declarations }</text:p>
                                                    <text:p text:style-name="Preformatted_20_Text"><text:s text:c="2"/>end;</text:p>
                                                    <text:p text:style-name="Preformatted_20_Text"><text:s/></text:p>
                                                    <text:p text:style-name="Preformatted_20_Text">var</text:p>
                                                    <text:p text:style-name="Preformatted_20_Text"><text:s text:c="2"/>Form1: TForm1;</text:p>
                                                    <text:p text:style-name="Preformatted_20_Text"><text:s/></text:p>
                                                    <text:p text:style-name="Preformatted_20_Text">implementation</text:p>
                                                    <text:p text:style-name="Preformatted_20_Text"><text:s/></text:p>
                                                    <text:p text:style-name="Preformatted_20_Text">{$R *.dfm}</text:p>
                                                    <text:p text:style-name="Preformatted_20_Text"><text:s/></text:p>
                                                    <text:p text:style-name="Preformatted_20_Text"><text:s/></text:p>
                                                    <text:p text:style-name="Preformatted_20_Text"><text:s/></text:p>
                                                    <text:p text:style-name="Preformatted_20_Text">procedure TForm1.FormShow(Sender: TObject);</text:p>
                                                    <text:p text:style-name="Preformatted_20_Text">begin</text:p>
                                                    <text:p text:style-name="Preformatted_20_Text"><text:s text:c="2"/>if GlobalFindAtom('{92859177-BAA9-45B7-9A21-07F1BA3C1CA5}') = 0 then GlobalAddAtom('{92859177-BAA9-45B7-9A21-07F1BA3C1CA5}')</text:p>
                                                    <text:p text:style-name="Preformatted_20_Text"><text:s text:c="2"/>else</text:p>
                                                    <text:p text:style-name="Preformatted_20_Text"><text:s text:c="2"/>begin</text:p>
                                                    <text:p text:style-name="Preformatted_20_Text"><text:s text:c="4"/>ShowMessage('This application can be started only once per Windows session, you need to restart system to run program again.');</text:p>
                                                    <text:p text:style-name="Preformatted_20_Text"><text:s text:c="4"/>Close;</text:p>
                                                    <text:p text:style-name="Preformatted_20_Text"><text:s text:c="2"/>end;</text:p>
                                                    <text:p text:style-name="Preformatted_20_Text">end;</text:p>
                                                    <text:p text:style-name="Preformatted_20_Text"><text:s/></text:p>
                                                    <text:p text:style-name="P1">end.</text:p>
                                                  </text:section>
                                                  <text:section text:style-name="Sect1" text:name="Section182">
                                                    <text:p text:style-name="Text_20_body"><text:bookmark text:name="extra89"/>Contributed by: topellina &lt;riccardo.faiella@alice.it&gt;</text:p>
                                                  </text:section>
                                                  <text:p text:style-name="Text_20_body"/>
                                                  <text:h text:style-name="P3" text:outline-level="1" text:is-list-header="true"><text:bookmark text:name="routinename92"/>RunOneInstance_2 </text:h>
                                                  <text:p text:style-name="Text_20_body"><text:bookmark text:name="description92"/>Just one instance of application. </text:p>
                                                  <text:section text:style-name="Sect1" text:name="Section183">
                                                    <text:p text:style-name="Preformatted_20_Text"><text:bookmark text:name="sourcecode91"/>If want to allow users to run just one instance of application, one of possible methods</text:p>
                                                    <text:p text:style-name="Preformatted_20_Text">is to use “mutext” (mutual exclusion).</text:p>
                                                    <text:p text:style-name="Preformatted_20_Text"/>
                                                    <text:p text:style-name="Preformatted_20_Text">First of all, we need to edit DPR (project) file of our application. Before we </text:p>
                                                    <text:p text:style-name="Preformatted_20_Text">initialize application and create main form, we try to create mutext of specific name. </text:p>
                                                    <text:p text:style-name="Preformatted_20_Text">If no error occurs, we can continue to start application. But if “mutext” already </text:p>
                                                    <text:p text:style-name="Preformatted_20_Text">exists, it means, that it was created previously by first instance of application.</text:p>
                                                    <text:p text:style-name="Preformatted_20_Text">In this case, we just switch to this first instance and stop starting a new one.</text:p>
                                                    <text:p text:style-name="Preformatted_20_Text"/>
                                                    <text:p text:style-name="Preformatted_20_Text">The rest of the code is for handling messages and to bring “front” existing instance.</text:p>
                                                    <text:p text:style-name="Preformatted_20_Text">Put it in the main form unit. In example below, project file (DPR) code and main form</text:p>
                                                    <text:p text:style-name="Preformatted_20_Text">unit code are in the same “file”, but you must put it in the right separate files in </text:p>
                                                    <text:p text:style-name="Preformatted_20_Text">your real application.</text:p>
                                                    <text:p text:style-name="Preformatted_20_Text"/>
                                                    <text:p text:style-name="Preformatted_20_Text">program Project1;</text:p>
                                                    <text:p text:style-name="Preformatted_20_Text"><text:s/></text:p>
                                                    <text:p text:style-name="Preformatted_20_Text">uses</text:p>
                                                    <text:p text:style-name="Preformatted_20_Text"><text:s text:c="2"/>Windows,</text:p>
                                                    <text:p text:style-name="Preformatted_20_Text"><text:s text:c="2"/>Forms,</text:p>
                                                    <text:p text:style-name="Preformatted_20_Text"><text:s text:c="2"/>Unit1 in 'Unit1.pas' {Form1};</text:p>
                                                    <text:p text:style-name="Preformatted_20_Text"><text:s/></text:p>
                                                    <text:p text:style-name="Preformatted_20_Text">{$R *.res}</text:p>
                                                    <text:p text:style-name="Preformatted_20_Text"><text:s/></text:p>
                                                    <text:p text:style-name="Preformatted_20_Text">begin</text:p>
                                                    <text:p text:style-name="Preformatted_20_Text"><text:s text:c="2"/>CreateMutex(nil, false, 'MyApp');</text:p>
                                                    <text:p text:style-name="Preformatted_20_Text"><text:s text:c="2"/>if GetLastError = ERROR_ALREADY_EXISTS then</text:p>
                                                    <text:p text:style-name="Preformatted_20_Text"><text:s text:c="2"/>begin</text:p>
                                                    <text:p text:style-name="Preformatted_20_Text"><text:s text:c="4"/>SendMessage(HWND_BROADCAST, RegisterWindowMessage('MyApp'), 0, 0);</text:p>
                                                    <text:p text:style-name="Preformatted_20_Text"><text:s text:c="4"/>Halt(0);</text:p>
                                                    <text:p text:style-name="Preformatted_20_Text"><text:s text:c="2"/>end;</text:p>
                                                    <text:p text:style-name="Preformatted_20_Text"><text:s/></text:p>
                                                    <text:p text:style-name="Preformatted_20_Text"><text:s text:c="2"/>Application.Initialize;</text:p>
                                                    <text:p text:style-name="Preformatted_20_Text"><text:s text:c="2"/>Application.CreateForm(TForm1, Form1);</text:p>
                                                    <text:p text:style-name="Preformatted_20_Text"><text:s text:c="2"/>Application.Run;</text:p>
                                                    <text:p text:style-name="Preformatted_20_Text">end.</text:p>
                                                    <text:p text:style-name="Preformatted_20_Text"><text:s/></text:p>
                                                    <text:p text:style-name="Preformatted_20_Text">//////////////////////////////////////////</text:p>
                                                    <text:p text:style-name="Preformatted_20_Text"><text:s/></text:p>
                                                    <text:p text:style-name="Preformatted_20_Text">unit Unit1;</text:p>
                                                    <text:p text:style-name="Preformatted_20_Text"><text:s/></text:p>
                                                    <text:p text:style-name="Preformatted_20_Text">interface</text:p>
                                                    <text:p text:style-name="Preformatted_20_Text"><text:s/></text:p>
                                                    <text:p text:style-name="Preformatted_20_Text">uses</text:p>
                                                    <text:p text:style-name="Preformatted_20_Text"><text:s text:c="2"/>Windows, Messages, SysUtils, Variants, Classes, Graphics, Controls, Forms,</text:p>
                                                    <text:p text:style-name="Preformatted_20_Text"><text:s text:c="2"/>Dialogs;</text:p>
                                                    <text:p text:style-name="Preformatted_20_Text"><text:s/></text:p>
                                                    <text:p text:style-name="Preformatted_20_Text">type</text:p>
                                                    <text:p text:style-name="Preformatted_20_Text"><text:soft-page-break/><text:s text:c="2"/>TForm1 = class(TForm)</text:p>
                                                    <text:p text:style-name="Preformatted_20_Text"><text:s text:c="4"/>procedure FormCreate(Sender: TObject);</text:p>
                                                    <text:p text:style-name="Preformatted_20_Text"><text:s text:c="4"/>procedure FormDestroy(Sender: TObject);</text:p>
                                                    <text:p text:style-name="Preformatted_20_Text"><text:s text:c="2"/>private</text:p>
                                                    <text:p text:style-name="Preformatted_20_Text"><text:s text:c="4"/>{ Private declarations }</text:p>
                                                    <text:p text:style-name="Preformatted_20_Text"><text:s text:c="2"/>public</text:p>
                                                    <text:p text:style-name="Preformatted_20_Text"><text:s text:c="4"/>{ Public declarations }</text:p>
                                                    <text:p text:style-name="Preformatted_20_Text"><text:s text:c="2"/>end;</text:p>
                                                    <text:p text:style-name="Preformatted_20_Text"><text:s/></text:p>
                                                    <text:p text:style-name="Preformatted_20_Text">var</text:p>
                                                    <text:p text:style-name="Preformatted_20_Text"><text:s text:c="2"/>Form1: TForm1;</text:p>
                                                    <text:p text:style-name="Preformatted_20_Text"><text:s text:c="2"/>OldWindowProc: Pointer;</text:p>
                                                    <text:p text:style-name="Preformatted_20_Text"><text:s text:c="2"/>MyMessage: DWord;</text:p>
                                                    <text:p text:style-name="Preformatted_20_Text"><text:s/></text:p>
                                                    <text:p text:style-name="Preformatted_20_Text">implementation</text:p>
                                                    <text:p text:style-name="Preformatted_20_Text"><text:s/></text:p>
                                                    <text:p text:style-name="Preformatted_20_Text">{$R *.dfm}</text:p>
                                                    <text:p text:style-name="Preformatted_20_Text"><text:s/></text:p>
                                                    <text:p text:style-name="Preformatted_20_Text">function NewWindowProc(WindowHandle : hWnd; TheMessage : LongInt; ParamW : LongInt; ParamL : LongInt) : LongInt stdcall;</text:p>
                                                    <text:p text:style-name="Preformatted_20_Text">begin</text:p>
                                                    <text:p text:style-name="Preformatted_20_Text">if TheMessage = MyMessage then</text:p>
                                                    <text:p text:style-name="Preformatted_20_Text">begin</text:p>
                                                    <text:p text:style-name="Preformatted_20_Text"><text:s text:c="2"/>SendMessage(Application.Handle, WM_SYSCOMMAND, SC_RESTORE, 0);</text:p>
                                                    <text:p text:style-name="Preformatted_20_Text"><text:s text:c="2"/>SetForegroundWindow(Application.Handle);</text:p>
                                                    <text:p text:style-name="Preformatted_20_Text"><text:s text:c="2"/>Result := 0;</text:p>
                                                    <text:p text:style-name="Preformatted_20_Text"><text:s text:c="2"/>exit;</text:p>
                                                    <text:p text:style-name="Preformatted_20_Text">end;</text:p>
                                                    <text:p text:style-name="Preformatted_20_Text">Result := CallWindowProc(OldWindowProc, WindowHandle, TheMessage, ParamW, ParamL);</text:p>
                                                    <text:p text:style-name="Preformatted_20_Text">end;</text:p>
                                                    <text:p text:style-name="Preformatted_20_Text"><text:s/></text:p>
                                                    <text:p text:style-name="Preformatted_20_Text">procedure TForm1.FormCreate(Sender: TObject);</text:p>
                                                    <text:p text:style-name="Preformatted_20_Text">begin</text:p>
                                                    <text:p text:style-name="Preformatted_20_Text"><text:s text:c="2"/>MyMessage := RegisterWindowMessage('MyApp');</text:p>
                                                    <text:p text:style-name="Preformatted_20_Text"><text:s text:c="2"/>OldWindowProc := Pointer(SetWindowLong(Form1.Handle, GWL_WNDPROC, LongInt(@NewWindowProc)));</text:p>
                                                    <text:p text:style-name="Preformatted_20_Text">end;</text:p>
                                                    <text:p text:style-name="Preformatted_20_Text"><text:s/></text:p>
                                                    <text:p text:style-name="Preformatted_20_Text">procedure TForm1.FormDestroy(Sender: TObject);</text:p>
                                                    <text:p text:style-name="Preformatted_20_Text">begin</text:p>
                                                    <text:p text:style-name="Preformatted_20_Text"><text:s text:c="2"/>SetWindowLong(Form1.Handle, GWL_WNDPROC, LongInt(OldWindowProc));</text:p>
                                                    <text:p text:style-name="Preformatted_20_Text">end;</text:p>
                                                    <text:p text:style-name="Preformatted_20_Text"><text:s/></text:p>
                                                    <text:p text:style-name="Preformatted_20_Text">end.</text:p>
                                                    <text:p text:style-name="Preformatted_20_Text"/>
                                                    <text:p text:style-name="P1">And don’t forget to add Windows unit to project file (DPR), because CreateMutex function is in this unit.</text:p>
                                                  </text:section>
                                                  <text:section text:style-name="Sect1" text:name="Section184">
                                                    <text:p text:style-name="Text_20_body"><text:bookmark text:name="extra90"/>Contributed by: topellina &lt;riccardo.faiella@alice.it&gt;</text:p>
                                                  </text:section>
                                                  <text:p text:style-name="Text_20_body"/>
                                                  <text:h text:style-name="P3" text:outline-level="1" text:is-list-header="true"><text:bookmark text:name="routinename93"/>ScanFile </text:h>
                                                  <text:p text:style-name="Text_20_body"><text:bookmark text:name="description93"/>Searching for string within a file. </text:p>
                                                  <text:section text:style-name="Sect1" text:name="Section185">
                                                    <text:p text:style-name="Preformatted_20_Text"><text:bookmark text:name="sourcecode92"/>To search for a specific substring within any type of file, we can use this rather complex function.</text:p>
                                                    <text:p text:style-name="Preformatted_20_Text">As a parameter, just pass the filename, substring you want to search and finally set true or false, if you want to search case sensitive.</text:p>
                                                    <text:p text:style-name="Preformatted_20_Text"/>
                                                    <text:p text:style-name="Preformatted_20_Text">function ScanFile(const filename: string; const forString: string; caseSensitive: Boolean ): LongInt;</text:p>
                                                    <text:p text:style-name="Preformatted_20_Text">const BufferSize= $8001;</text:p>
                                                    <text:p text:style-name="Preformatted_20_Text">var</text:p>
                                                    <text:p text:style-name="Preformatted_20_Text"><text:s text:c="2"/>pBuf, pEnd, pScan, pPos: Pchar;</text:p>
                                                    <text:p text:style-name="Preformatted_20_Text"><text:s text:c="2"/>filesize: LongInt;</text:p>
                                                    <text:p text:style-name="Preformatted_20_Text"><text:s text:c="2"/>bytesRemaining: LongInt;</text:p>
                                                    <text:p text:style-name="Preformatted_20_Text"><text:s text:c="2"/>bytesToRead: Integer;</text:p>
                                                    <text:p text:style-name="Preformatted_20_Text"><text:s text:c="2"/>F: File;</text:p>
                                                    <text:p text:style-name="Preformatted_20_Text"><text:s text:c="2"/>SearchFor: Pchar;</text:p>
                                                    <text:p text:style-name="Preformatted_20_Text"><text:s text:c="2"/>oldMode: Word;</text:p>
                                                    <text:p text:style-name="Preformatted_20_Text">begin</text:p>
                                                    <text:p text:style-name="Preformatted_20_Text"><text:s text:c="2"/>result := -1;</text:p>
                                                    <text:p text:style-name="Preformatted_20_Text"><text:s text:c="2"/>if (Length(forString) = 0) or (Length(filename) = 0) then Exit;</text:p>
                                                    <text:p text:style-name="Preformatted_20_Text"><text:s text:c="2"/>SearchFor := nil;</text:p>
                                                    <text:p text:style-name="Preformatted_20_Text"><text:s text:c="2"/>pBuf := nil;</text:p>
                                                    <text:p text:style-name="Preformatted_20_Text"><text:s text:c="2"/>AssignFile(F, filename);</text:p>
                                                    <text:p text:style-name="Preformatted_20_Text"><text:s text:c="2"/>oldMode := FileMode;</text:p>
                                                    <text:p text:style-name="Preformatted_20_Text"><text:s text:c="2"/>FileMode := 0;</text:p>
                                                    <text:p text:style-name="Preformatted_20_Text"><text:s text:c="2"/>Reset(F, 1);</text:p>
                                                    <text:p text:style-name="Preformatted_20_Text"><text:s text:c="2"/>FileMode := oldMode;</text:p>
                                                    <text:p text:style-name="Preformatted_20_Text"><text:s text:c="2"/>try</text:p>
                                                    <text:p text:style-name="Preformatted_20_Text"><text:s text:c="4"/>SearchFor := StrAlloc(Length(forString) + 1);</text:p>
                                                    <text:p text:style-name="Preformatted_20_Text"><text:s text:c="4"/>StrPCopy(SearchFor, forString);</text:p>
                                                    <text:p text:style-name="Preformatted_20_Text"><text:s text:c="4"/>if not caseSensitive then AnsiUpper(SearchFor);</text:p>
                                                    <text:p text:style-name="Preformatted_20_Text"><text:s text:c="4"/>GetMem(pBuf, BufferSize);</text:p>
                                                    <text:p text:style-name="Preformatted_20_Text"><text:s text:c="4"/>filesize := System.Filesize(F);</text:p>
                                                    <text:p text:style-name="Preformatted_20_Text"><text:s text:c="4"/>bytesRemaining := filesize;</text:p>
                                                    <text:p text:style-name="Preformatted_20_Text"><text:s text:c="4"/>pPos := nil;</text:p>
                                                    <text:p text:style-name="Preformatted_20_Text"><text:s text:c="4"/>while bytesRemaining &gt; 0 do</text:p>
                                                    <text:p text:style-name="Preformatted_20_Text"><text:s text:c="4"/>begin</text:p>
                                                    <text:p text:style-name="Preformatted_20_Text"><text:s text:c="6"/>if bytesRemaining &gt;= BufferSize then bytesToRead := Pred(BufferSize)</text:p>
                                                    <text:p text:style-name="Preformatted_20_Text"><text:s text:c="38"/>else bytesToRead := bytesRemaining;</text:p>
                                                    <text:p text:style-name="Preformatted_20_Text"><text:s text:c="6"/>BlockRead(F, pBuf^, bytesToRead, bytesToRead);</text:p>
                                                    <text:p text:style-name="Preformatted_20_Text"><text:s text:c="6"/>pEnd := @pBuf[bytesToRead];</text:p>
                                                    <text:p text:style-name="Preformatted_20_Text"><text:s text:c="6"/>pEnd^:= #0;</text:p>
                                                    <text:p text:style-name="Preformatted_20_Text"><text:s text:c="6"/>pScan := pBuf;</text:p>
                                                    <text:p text:style-name="Preformatted_20_Text"><text:s text:c="6"/>while pScan &lt; pEnd do</text:p>
                                                    <text:p text:style-name="Preformatted_20_Text"><text:s text:c="8"/>begin</text:p>
                                                    <text:p text:style-name="Preformatted_20_Text"><text:s text:c="10"/>if not caseSensitive then AnsiUpper(pScan);</text:p>
                                                    <text:p text:style-name="Preformatted_20_Text"><text:s text:c="10"/>pPos := StrPos(pScan, SearchFor);</text:p>
                                                    <text:p text:style-name="Preformatted_20_Text"><text:s text:c="10"/>if pPos &lt;&gt; nil then</text:p>
                                                    <text:p text:style-name="Preformatted_20_Text"><text:s text:c="12"/>begin</text:p>
                                                    <text:p text:style-name="Preformatted_20_Text"><text:s text:c="14"/>result := FileSize - bytesRemaining + LongInt(pPos) - LongInt(pBuf);</text:p>
                                                    <text:p text:style-name="Preformatted_20_Text"><text:s text:c="14"/>break;</text:p>
                                                    <text:p text:style-name="Preformatted_20_Text"><text:s text:c="12"/>end;</text:p>
                                                    <text:p text:style-name="Preformatted_20_Text"><text:s text:c="10"/>pScan := StrEnd(pScan);</text:p>
                                                    <text:p text:style-name="Preformatted_20_Text"><text:s text:c="10"/>Inc(pScan);</text:p>
                                                    <text:p text:style-name="Preformatted_20_Text"><text:soft-page-break/><text:s text:c="8"/>end;</text:p>
                                                    <text:p text:style-name="Preformatted_20_Text"><text:s text:c="6"/>if pPos &lt;&gt; nil then break;</text:p>
                                                    <text:p text:style-name="Preformatted_20_Text"><text:s text:c="6"/>bytesRemaining := bytesRemaining - bytesToRead;</text:p>
                                                    <text:p text:style-name="Preformatted_20_Text"><text:s text:c="6"/>if bytesRemaining &gt; 0 then</text:p>
                                                    <text:p text:style-name="Preformatted_20_Text"><text:s text:c="8"/>begin</text:p>
                                                    <text:p text:style-name="Preformatted_20_Text"><text:s text:c="8"/>seek(F, FilePos(F) - Length(forString));</text:p>
                                                    <text:p text:style-name="Preformatted_20_Text"><text:s text:c="8"/>bytesRemaining := bytesRemaining + Length(forString);</text:p>
                                                    <text:p text:style-name="Preformatted_20_Text"><text:s text:c="8"/>end;</text:p>
                                                    <text:p text:style-name="Preformatted_20_Text"><text:s text:c="4"/>end;</text:p>
                                                    <text:p text:style-name="Preformatted_20_Text"><text:s text:c="2"/>finally</text:p>
                                                    <text:p text:style-name="Preformatted_20_Text"><text:s text:c="4"/>CloseFile(F);</text:p>
                                                    <text:p text:style-name="Preformatted_20_Text"><text:s text:c="4"/>if SearchFor &lt;&gt; nil then StrDispose(SearchFor);</text:p>
                                                    <text:p text:style-name="Preformatted_20_Text"><text:s text:c="4"/>if pBuf &lt;&gt; nil then FreeMem(pBuf, BufferSize);</text:p>
                                                    <text:p text:style-name="Preformatted_20_Text"><text:s text:c="2"/>end;</text:p>
                                                    <text:p text:style-name="Preformatted_20_Text">end;</text:p>
                                                    <text:p text:style-name="Preformatted_20_Text"><text:s/></text:p>
                                                    <text:p text:style-name="Preformatted_20_Text"><text:s/></text:p>
                                                    <text:p text:style-name="Preformatted_20_Text">...</text:p>
                                                    <text:p text:style-name="Preformatted_20_Text"><text:s/></text:p>
                                                    <text:p text:style-name="Preformatted_20_Text">procedure TForm1.Button1Click(Sender: TObject);</text:p>
                                                    <text:p text:style-name="Preformatted_20_Text">var position: integer;</text:p>
                                                    <text:p text:style-name="Preformatted_20_Text">begin</text:p>
                                                    <text:p text:style-name="Preformatted_20_Text"><text:s text:c="2"/>position := ScanFile('c:\filename.txt', 'searchphrase', true);</text:p>
                                                    <text:p text:style-name="Preformatted_20_Text"><text:s text:c="2"/>if position &lt;&gt; -1 then ShowMessage('Text found at position: ' + IntToStr(position))</text:p>
                                                    <text:p text:style-name="Preformatted_20_Text"><text:s text:c="24"/>else ShowMessage('Not found');</text:p>
                                                    <text:p text:style-name="P1">end;</text:p>
                                                  </text:section>
                                                  <text:section text:style-name="Sect1" text:name="Section186">
                                                    <text:p text:style-name="Text_20_body"><text:bookmark text:name="extra91"/>Contributed by: topellina &lt;riccardo.faiella@alice.it&gt;</text:p>
                                                  </text:section>
                                                  <text:p text:style-name="Text_20_body"/>
                                                  <text:h text:style-name="P3" text:outline-level="1" text:is-list-header="true"><text:bookmark text:name="routinename94"/>Screenshot </text:h>
                                                  <text:p text:style-name="Text_20_body"><text:bookmark text:name="description94"/>Take a screenshot. </text:p>
                                                  <text:section text:style-name="Sect1" text:name="Section187">
                                                    <text:p text:style-name="Preformatted_20_Text"><text:bookmark text:name="sourcecode93"/>Take a screenshot?</text:p>
                                                    <text:p text:style-name="Preformatted_20_Text">Posted by Dorin Duminica</text:p>
                                                    <text:p text:style-name="Preformatted_20_Text">Labels: Bitmaps, Tips / Comments: (0)</text:p>
                                                    <text:p text:style-name="Preformatted_20_Text">Need to take a screenshot?</text:p>
                                                    <text:p text:style-name="Preformatted_20_Text">Here's the code</text:p>
                                                    <text:p text:style-name="Preformatted_20_Text">// get a desired rect screenshot //</text:p>
                                                    <text:p text:style-name="Preformatted_20_Text">procedure ScreenshotArea(</text:p>
                                                    <text:p text:style-name="Preformatted_20_Text"><text:s text:c="2"/>var theBitmap: TBitmap;</text:p>
                                                    <text:p text:style-name="Preformatted_20_Text"><text:s text:c="2"/>const thisArea: TRect;</text:p>
                                                    <text:p text:style-name="Preformatted_20_Text"><text:s text:c="2"/>const IncludeCursor: Boolean = False);</text:p>
                                                    <text:p text:style-name="Preformatted_20_Text">const</text:p>
                                                    <text:p text:style-name="Preformatted_20_Text"><text:s text:c="2"/>CDESKTOP_HWND = 0;</text:p>
                                                    <text:p text:style-name="Preformatted_20_Text">var</text:p>
                                                    <text:p text:style-name="Preformatted_20_Text"><text:s text:c="2"/>hdcDesktop: HDC;</text:p>
                                                    <text:p text:style-name="Preformatted_20_Text"><text:s text:c="2"/>theCursorInfo: TCursorInfo;</text:p>
                                                    <text:p text:style-name="Preformatted_20_Text"><text:s text:c="2"/>theIcon: TIcon;</text:p>
                                                    <text:p text:style-name="Preformatted_20_Text"><text:s text:c="2"/>theIconInfo: TIconInfo;</text:p>
                                                    <text:p text:style-name="Preformatted_20_Text">begin</text:p>
                                                    <text:p text:style-name="Preformatted_20_Text"><text:s text:c="2"/>theBitmap.Width <text:s/>:= thisArea.Right -thisArea.Left;</text:p>
                                                    <text:p text:style-name="Preformatted_20_Text"><text:s text:c="2"/>theBitmap.Height := thisArea.Bottom -thisArea.Top;</text:p>
                                                    <text:p text:style-name="Preformatted_20_Text"><text:s text:c="2"/>hdcDesktop := GetWindowDC(CDESKTOP_HWND);</text:p>
                                                    <text:p text:style-name="Preformatted_20_Text"><text:s text:c="2"/>BitBlt(</text:p>
                                                    <text:p text:style-name="Preformatted_20_Text"><text:s text:c="4"/>theBitmap.Canvas.Handle,</text:p>
                                                    <text:p text:style-name="Preformatted_20_Text"><text:s text:c="4"/>0,</text:p>
                                                    <text:p text:style-name="Preformatted_20_Text"><text:s text:c="4"/>0,</text:p>
                                                    <text:p text:style-name="Preformatted_20_Text"><text:s text:c="4"/>thisArea.Right,</text:p>
                                                    <text:p text:style-name="Preformatted_20_Text"><text:s text:c="4"/>thisArea.Bottom,</text:p>
                                                    <text:p text:style-name="Preformatted_20_Text"><text:s text:c="4"/>hdcDesktop,</text:p>
                                                    <text:p text:style-name="Preformatted_20_Text"><text:s text:c="4"/>thisArea.Left,</text:p>
                                                    <text:p text:style-name="Preformatted_20_Text"><text:s text:c="4"/>thisArea.Top,</text:p>
                                                    <text:p text:style-name="Preformatted_20_Text"><text:s text:c="4"/>SRCCOPY);</text:p>
                                                    <text:p text:style-name="Preformatted_20_Text"><text:s text:c="2"/>theBitmap.Modified := True;</text:p>
                                                    <text:p text:style-name="Preformatted_20_Text"><text:s text:c="2"/>ReleaseDC(CDESKTOP_HWND, hdcDesktop);</text:p>
                                                    <text:p text:style-name="Preformatted_20_Text"><text:s text:c="2"/>if IncludeCursor then begin </text:p>
                                                    <text:p text:style-name="Preformatted_20_Text"><text:s text:c="4"/>theIcon := TIcon.Create;</text:p>
                                                    <text:p text:style-name="Preformatted_20_Text"><text:s text:c="4"/>try</text:p>
                                                    <text:p text:style-name="Preformatted_20_Text"><text:s text:c="6"/>theCursorInfo.cbSize := SizeOf(theCursorInfo);</text:p>
                                                    <text:p text:style-name="Preformatted_20_Text"><text:s text:c="6"/>if GetCursorInfo(theCursorInfo) then</text:p>
                                                    <text:p text:style-name="Preformatted_20_Text"><text:s text:c="8"/>if theCursorInfo.flags = CURSOR_SHOWING then begin</text:p>
                                                    <text:p text:style-name="Preformatted_20_Text"><text:s text:c="10"/>theIcon.Handle := CopyIcon(theCursorInfo.hCursor);</text:p>
                                                    <text:p text:style-name="Preformatted_20_Text"><text:s text:c="10"/>if GetIconInfo(theIcon.Handle, theIconInfo) then</text:p>
                                                    <text:p text:style-name="Preformatted_20_Text"><text:s text:c="12"/>try</text:p>
                                                    <text:p text:style-name="Preformatted_20_Text"><text:s text:c="14"/>theBitmap.Canvas.Draw(</text:p>
                                                    <text:p text:style-name="Preformatted_20_Text"><text:s text:c="16"/>theCursorInfo.ptScreenPos.x</text:p>
                                                    <text:p text:style-name="Preformatted_20_Text"><text:s text:c="18"/>-Integer(theIconInfo.xHotspot) -thisArea.Left,</text:p>
                                                    <text:p text:style-name="Preformatted_20_Text"><text:s text:c="16"/>theCursorInfo.ptScreenPos.y</text:p>
                                                    <text:p text:style-name="Preformatted_20_Text"><text:s text:c="18"/>-Integer(theIconInfo.yHotspot) -thisArea.Top, theIcon);</text:p>
                                                    <text:p text:style-name="Preformatted_20_Text"><text:s text:c="12"/>finally</text:p>
                                                    <text:p text:style-name="Preformatted_20_Text"><text:s text:c="14"/>DeleteObject(theIconInfo.hbmMask);</text:p>
                                                    <text:p text:style-name="Preformatted_20_Text"><text:s text:c="14"/>DeleteObject(theIconInfo.hbmColor);</text:p>
                                                    <text:p text:style-name="Preformatted_20_Text"><text:s text:c="12"/>end;</text:p>
                                                    <text:p text:style-name="Preformatted_20_Text"><text:s text:c="8"/>end;</text:p>
                                                    <text:p text:style-name="Preformatted_20_Text"><text:s text:c="4"/>finally</text:p>
                                                    <text:p text:style-name="Preformatted_20_Text"><text:s text:c="6"/>theIcon.Free;</text:p>
                                                    <text:p text:style-name="Preformatted_20_Text"><text:soft-page-break/><text:s text:c="4"/>end;</text:p>
                                                    <text:p text:style-name="Preformatted_20_Text"><text:s text:c="2"/>end;</text:p>
                                                    <text:p text:style-name="Preformatted_20_Text">end;</text:p>
                                                    <text:p text:style-name="Preformatted_20_Text"><text:s/></text:p>
                                                    <text:p text:style-name="Preformatted_20_Text">// take a screenshot of active window //</text:p>
                                                    <text:p text:style-name="Preformatted_20_Text">procedure ScreenshotActiveWindow(</text:p>
                                                    <text:p text:style-name="Preformatted_20_Text"><text:s text:c="2"/>var theBitmap: TBitmap;</text:p>
                                                    <text:p text:style-name="Preformatted_20_Text"><text:s text:c="2"/>const IncludeCursor: Boolean = True);</text:p>
                                                    <text:p text:style-name="Preformatted_20_Text">var</text:p>
                                                    <text:p text:style-name="Preformatted_20_Text"><text:s text:c="2"/>WindowRect: TRect;</text:p>
                                                    <text:p text:style-name="Preformatted_20_Text"><text:s text:c="2"/>hwndForegroundWindow: HWND;</text:p>
                                                    <text:p text:style-name="Preformatted_20_Text">begin</text:p>
                                                    <text:p text:style-name="Preformatted_20_Text"><text:s text:c="2"/>hwndForegroundWindow := GetForegroundWindow;</text:p>
                                                    <text:p text:style-name="Preformatted_20_Text"><text:s text:c="2"/>GetWindowRect(hwndForegroundWindow, WindowRect);</text:p>
                                                    <text:p text:style-name="Preformatted_20_Text"><text:s text:c="2"/>ScreenshotArea(theBitmap, WindowRect, IncludeCursor);</text:p>
                                                    <text:p text:style-name="Preformatted_20_Text">end;</text:p>
                                                    <text:p text:style-name="Preformatted_20_Text"/>
                                                    <text:p text:style-name="Preformatted_20_Text">Usage</text:p>
                                                    <text:p text:style-name="Preformatted_20_Text">view sourceprint?</text:p>
                                                    <text:p text:style-name="Preformatted_20_Text">// example of taking active window's screenshot //</text:p>
                                                    <text:p text:style-name="Preformatted_20_Text">procedure TForm1.Button1Click(Sender: TObject);</text:p>
                                                    <text:p text:style-name="Preformatted_20_Text">var</text:p>
                                                    <text:p text:style-name="Preformatted_20_Text"><text:s text:c="2"/>thisBitmap: TBitmap;</text:p>
                                                    <text:p text:style-name="Preformatted_20_Text">begin</text:p>
                                                    <text:p text:style-name="Preformatted_20_Text"><text:s text:c="2"/>thisBitmap := TBitmap.Create;</text:p>
                                                    <text:p text:style-name="Preformatted_20_Text"><text:s text:c="2"/>ScreenshotActiveWindow(thisbitmap, True);</text:p>
                                                    <text:p text:style-name="Preformatted_20_Text"><text:s text:c="2"/>Image1.Picture.Assign(thisBitmap);</text:p>
                                                    <text:p text:style-name="Preformatted_20_Text"><text:s text:c="2"/>FreeAndNil(thisBitmap);</text:p>
                                                    <text:p text:style-name="Preformatted_20_Text">end;</text:p>
                                                    <text:p text:style-name="Preformatted_20_Text"><text:s/></text:p>
                                                    <text:p text:style-name="Preformatted_20_Text">// example of taking full screenshot //</text:p>
                                                    <text:p text:style-name="Preformatted_20_Text"><text:s/></text:p>
                                                    <text:p text:style-name="Preformatted_20_Text">procedure TForm1.Button1Click(Sender: TObject);</text:p>
                                                    <text:p text:style-name="Preformatted_20_Text">var</text:p>
                                                    <text:p text:style-name="Preformatted_20_Text"><text:s text:c="2"/>thisBitmap: TBitmap;</text:p>
                                                    <text:p text:style-name="Preformatted_20_Text">begin</text:p>
                                                    <text:p text:style-name="Preformatted_20_Text"><text:s text:c="2"/>thisBitmap := TBitmap.Create;</text:p>
                                                    <text:p text:style-name="Preformatted_20_Text"><text:s text:c="2"/>ScreenshotArea(thisBitmap, Screen.DesktopRect, True);</text:p>
                                                    <text:p text:style-name="Preformatted_20_Text"><text:s text:c="2"/>Image1.Picture.Assign(thisBitmap);</text:p>
                                                    <text:p text:style-name="Preformatted_20_Text"><text:s text:c="2"/>FreeAndNil(thisBitmap);</text:p>
                                                    <text:p text:style-name="P1">end;</text:p>
                                                  </text:section>
                                                  <text:section text:style-name="Sect1" text:name="Section188">
                                                    <text:p text:style-name="Text_20_body"><text:bookmark text:name="extra92"/>Contributed by: topellina &lt;riccardo.faiella@alice.it&gt;</text:p>
                                                  </text:section>
                                                  <text:p text:style-name="Text_20_body"/>
                                                  <text:h text:style-name="P3" text:outline-level="1" text:is-list-header="true"><text:bookmark text:name="routinename95"/>ScrollForm </text:h>
                                                  <text:p text:style-name="Text_20_body"><text:bookmark text:name="description95"/>show forms on a TScrollBox. </text:p>
                                                  <text:section text:style-name="Sect1" text:name="Section189">
                                                    <text:p text:style-name="Preformatted_20_Text"><text:bookmark text:name="sourcecode94"/>{</text:p>
                                                    <text:p text:style-name="Preformatted_20_Text"><text:s text:c="2"/>Vor dem anzeigen der Form muss einfach die Parent Eigenschaft gesetzt</text:p>
                                                    <text:p text:style-name="Preformatted_20_Text"><text:s text:c="2"/>werden:</text:p>
                                                    <text:p text:style-name="Preformatted_20_Text"/>
                                                    <text:p text:style-name="Preformatted_20_Text"><text:s text:c="2"/>Before you show the Form you must simply set the parent property of</text:p>
                                                    <text:p text:style-name="Preformatted_20_Text"><text:s text:c="2"/>the form:</text:p>
                                                    <text:p text:style-name="Preformatted_20_Text">}</text:p>
                                                    <text:p text:style-name="Preformatted_20_Text"/>
                                                    <text:p text:style-name="Preformatted_20_Text">procedure TForm1.Button1Click(Sender: TObject);</text:p>
                                                    <text:p text:style-name="Preformatted_20_Text">begin</text:p>
                                                    <text:p text:style-name="Preformatted_20_Text"><text:s text:c="2"/>Form2.Parent := ScrollBox1;</text:p>
                                                    <text:p text:style-name="Preformatted_20_Text"><text:s text:c="2"/>Form2.Show;</text:p>
                                                    <text:p text:style-name="P1">end;</text:p>
                                                  </text:section>
                                                  <text:section text:style-name="Sect1" text:name="Section190">
                                                    <text:p text:style-name="Text_20_body"><text:bookmark text:name="extra93"/>Contributed by: topellina &lt;riccardo.faiella@alice.it&gt;</text:p>
                                                  </text:section>
                                                  <text:p text:style-name="Text_20_body"/>
                                                  <text:p text:style-name="Text_20_body"/>
                                                  <text:h text:style-name="P3" text:outline-level="1" text:is-list-header="true"><text:bookmark text:name="routinename97"/>ShowFormNoFocus </text:h>
                                                  <text:p text:style-name="Text_20_body"><text:bookmark text:name="description97"/>show a form without focusing. </text:p>
                                                  <text:section text:style-name="Sect1" text:name="Section193">
                                                    <text:p text:style-name="Preformatted_20_Text"><text:bookmark text:name="sourcecode96"/>//in TCustomForm class,in protected section add</text:p>
                                                    <text:p text:style-name="Preformatted_20_Text"/>
                                                    <text:p text:style-name="Preformatted_20_Text"><text:s text:c="4"/>procedure ShowParam(var param : integer);dynamic;</text:p>
                                                    <text:p text:style-name="Preformatted_20_Text"><text:s text:c="4"/>{</text:p>
                                                    <text:p text:style-name="Preformatted_20_Text"><text:s text:c="4"/>this procedure call when form should be show,</text:p>
                                                    <text:p text:style-name="Preformatted_20_Text"><text:s text:c="4"/>now you should override this method and write your option for</text:p>
                                                    <text:p text:style-name="Preformatted_20_Text"><text:s text:c="4"/>ShowWindow API. see the example</text:p>
                                                    <text:p text:style-name="Preformatted_20_Text"><text:s text:c="4"/>}</text:p>
                                                    <text:p text:style-name="Preformatted_20_Text"><text:s text:c="4"/>function InShowFocus : boolean ;dynamic;</text:p>
                                                    <text:p text:style-name="Preformatted_20_Text"><text:s text:c="4"/>//this function determine that after show the Form , focus on it or no.</text:p>
                                                    <text:p text:style-name="Preformatted_20_Text"/>
                                                    <text:p text:style-name="Preformatted_20_Text">//and it's code is</text:p>
                                                    <text:p text:style-name="Preformatted_20_Text"/>
                                                    <text:p text:style-name="Preformatted_20_Text">procedure TCustomForm.ShowParam(var param: Integer);</text:p>
                                                    <text:p text:style-name="Preformatted_20_Text">const</text:p>
                                                    <text:p text:style-name="Preformatted_20_Text"><text:s text:c="2"/>ShowCommands: array[TWindowState] of Integer =</text:p>
                                                    <text:p text:style-name="Preformatted_20_Text"><text:s text:c="4"/>(SW_SHOWNORMAL, SW_SHOWMINNOACTIVE, SW_SHOWMAXIMIZED);</text:p>
                                                    <text:p text:style-name="Preformatted_20_Text">begin</text:p>
                                                    <text:p text:style-name="Preformatted_20_Text"><text:s text:c="2"/>param := ShowCommands[FWindowState];</text:p>
                                                    <text:p text:style-name="Preformatted_20_Text">end;</text:p>
                                                    <text:p text:style-name="Preformatted_20_Text"/>
                                                    <text:p text:style-name="Preformatted_20_Text">function TCustomForm.InShowFocus: Boolean;</text:p>
                                                    <text:p text:style-name="Preformatted_20_Text">begin</text:p>
                                                    <text:p text:style-name="Preformatted_20_Text"><text:s text:c="2"/>Result := True;</text:p>
                                                    <text:p text:style-name="Preformatted_20_Text">end;</text:p>
                                                    <text:p text:style-name="Preformatted_20_Text">//-------------------------------------------------------</text:p>
                                                    <text:p text:style-name="Preformatted_20_Text">//now in your class you can use from themunit Unit2;</text:p>
                                                    <text:p text:style-name="Preformatted_20_Text"/>
                                                    <text:p text:style-name="Preformatted_20_Text">interface</text:p>
                                                    <text:p text:style-name="Preformatted_20_Text"/>
                                                    <text:p text:style-name="Preformatted_20_Text">uses</text:p>
                                                    <text:p text:style-name="Preformatted_20_Text"><text:s text:c="2"/>Windows, Messages, SysUtils, Variants, Classes, Graphics, Controls, Forms,</text:p>
                                                    <text:p text:style-name="Preformatted_20_Text"><text:s text:c="2"/>Dialogs, StdCtrls, Buttons, ExtCtrls;</text:p>
                                                    <text:p text:style-name="Preformatted_20_Text"/>
                                                    <text:p text:style-name="Preformatted_20_Text">type</text:p>
                                                    <text:p text:style-name="Preformatted_20_Text"><text:s text:c="2"/>TForm2 = class(TForm)</text:p>
                                                    <text:p text:style-name="Preformatted_20_Text"><text:s text:c="2"/>private</text:p>
                                                    <text:p text:style-name="Preformatted_20_Text"><text:s text:c="4"/>{ Private declarations }</text:p>
                                                    <text:p text:style-name="Preformatted_20_Text"><text:s text:c="2"/>protected</text:p>
                                                    <text:p text:style-name="Preformatted_20_Text"><text:s text:c="4"/>procedure ShowParam(var param: Integer); override;</text:p>
                                                    <text:p text:style-name="Preformatted_20_Text"><text:s text:c="4"/>function InShowFocus: Boolean; override;</text:p>
                                                    <text:p text:style-name="Preformatted_20_Text"><text:s text:c="2"/>public</text:p>
                                                    <text:p text:style-name="Preformatted_20_Text"><text:s text:c="4"/>{ Public declarations }</text:p>
                                                    <text:p text:style-name="Preformatted_20_Text"><text:s text:c="2"/>end;</text:p>
                                                    <text:p text:style-name="Preformatted_20_Text"/>
                                                    <text:p text:style-name="Preformatted_20_Text">var</text:p>
                                                    <text:p text:style-name="Preformatted_20_Text"><text:s text:c="2"/>Form2: TForm2;</text:p>
                                                    <text:p text:style-name="Preformatted_20_Text"/>
                                                    <text:p text:style-name="Preformatted_20_Text">implementation</text:p>
                                                    <text:p text:style-name="Preformatted_20_Text"/>
                                                    <text:p text:style-name="Preformatted_20_Text">{$R *.dfm}</text:p>
                                                    <text:p text:style-name="Preformatted_20_Text"/>
                                                    <text:p text:style-name="Preformatted_20_Text">{ TForm2 }</text:p>
                                                    <text:p text:style-name="Preformatted_20_Text"/>
                                                    <text:p text:style-name="Preformatted_20_Text"><text:soft-page-break/>function TForm2.InShowFocus: Boolean;</text:p>
                                                    <text:p text:style-name="Preformatted_20_Text">begin</text:p>
                                                    <text:p text:style-name="Preformatted_20_Text"><text:s text:c="2"/>Result := False;</text:p>
                                                    <text:p text:style-name="Preformatted_20_Text">end;</text:p>
                                                    <text:p text:style-name="Preformatted_20_Text"/>
                                                    <text:p text:style-name="Preformatted_20_Text">procedure TForm2.ShowParam(var param: Integer);</text:p>
                                                    <text:p text:style-name="Preformatted_20_Text">begin</text:p>
                                                    <text:p text:style-name="Preformatted_20_Text"><text:s text:c="2"/>inherited;</text:p>
                                                    <text:p text:style-name="Preformatted_20_Text"><text:s text:c="2"/>param := SW_SHOWNOACTIVATE;</text:p>
                                                    <text:p text:style-name="Preformatted_20_Text">end;</text:p>
                                                    <text:p text:style-name="Preformatted_20_Text"/>
                                                    <text:p text:style-name="P1">end.</text:p>
                                                  </text:section>
                                                  <text:section text:style-name="Sect1" text:name="Section194">
                                                    <text:p text:style-name="Text_20_body"><text:bookmark text:name="extra95"/>Contributed by: topellina &lt;riccardo.faiella@alice.it&gt;</text:p>
                                                  </text:section>
                                                  <text:p text:style-name="Text_20_body"/>
                                                  <text:h text:style-name="P3" text:outline-level="1" text:is-list-header="true"><text:bookmark text:name="routinename98"/>ShowMessage </text:h>
                                                  <text:p text:style-name="Text_20_body"><text:bookmark text:name="description98"/>Create overloaded ShowMessage procedures to accept non-string parameter. </text:p>
                                                  <text:section text:style-name="Sect1" text:name="Section195">
                                                    <text:p text:style-name="Preformatted_20_Text"><text:bookmark text:name="sourcecode97"/>Delphi's ShowMessage procedure, defined in the dialogs.pas unit, displays a message in a dialog box, waits for the user to click an OK button.</text:p>
                                                    <text:p text:style-name="Preformatted_20_Text"/>
                                                    <text:p text:style-name="Preformatted_20_Text">I'm using the ShowMessage procedure frequently while developing applications as a "debugging" tool to display values of various variables, properties, function results.</text:p>
                                                    <text:p text:style-name="Preformatted_20_Text"/>
                                                    <text:p text:style-name="Preformatted_20_Text">A downside of the ShowMessage is that it only accepts a string parameter - where variables tend to be integers, bools, floats, etc. :)</text:p>
                                                    <text:p text:style-name="Preformatted_20_Text"/>
                                                    <text:p text:style-name="Preformatted_20_Text">Everytime I want to display an integer value using ShowMessage I first need to convert the integer value to a string (using IntToStr), so that the call to the ShowMessage for an integer value looks like: ShowMessage(IntToStr(2008)), for example.</text:p>
                                                    <text:p text:style-name="Preformatted_20_Text"/>
                                                    <text:p text:style-name="Preformatted_20_Text">A smarter, more flexible ShowMessage</text:p>
                                                    <text:p text:style-name="Preformatted_20_Text"/>
                                                    <text:p text:style-name="Preformatted_20_Text">To speed up my coding I've added a few overloaded ShowMessage procedures, put them all in a unit called "common.pas" - I'm sure you also have dozens of units you use in your every project where you have stored your custom created "helper" types, functions and procedures.</text:p>
                                                    <text:p text:style-name="Preformatted_20_Text">Here's the common.pas (only ShowMessage implementations):</text:p>
                                                    <text:p text:style-name="Preformatted_20_Text"/>
                                                    <text:p text:style-name="Preformatted_20_Text">unit common;</text:p>
                                                    <text:p text:style-name="Preformatted_20_Text"/>
                                                    <text:p text:style-name="Preformatted_20_Text">interface</text:p>
                                                    <text:p text:style-name="Preformatted_20_Text"/>
                                                    <text:p text:style-name="Preformatted_20_Text">uses dialogs, sysutils;</text:p>
                                                    <text:p text:style-name="Preformatted_20_Text"/>
                                                    <text:p text:style-name="Preformatted_20_Text">procedure ShowMessage(const value : string) ; overload;</text:p>
                                                    <text:p text:style-name="Preformatted_20_Text">procedure ShowMessage(const value : integer) ; overload;</text:p>
                                                    <text:p text:style-name="Preformatted_20_Text">procedure ShowMessage(const value : extended) ; overload;</text:p>
                                                    <text:p text:style-name="Preformatted_20_Text">procedure ShowMessage(const value : boolean) ; overload;</text:p>
                                                    <text:p text:style-name="Preformatted_20_Text"/>
                                                    <text:p text:style-name="Preformatted_20_Text">implementation</text:p>
                                                    <text:p text:style-name="Preformatted_20_Text"/>
                                                    <text:p text:style-name="Preformatted_20_Text">//displays a string in a dialog box</text:p>
                                                    <text:p text:style-name="Preformatted_20_Text">procedure ShowMessage(const value : string) ;</text:p>
                                                    <text:p text:style-name="Preformatted_20_Text">begin</text:p>
                                                    <text:p text:style-name="Preformatted_20_Text"><text:s text:c="2"/>Dialogs.ShowMessage(value) ;</text:p>
                                                    <text:p text:style-name="Preformatted_20_Text">end;</text:p>
                                                    <text:p text:style-name="Preformatted_20_Text"/>
                                                    <text:p text:style-name="Preformatted_20_Text">//displays an integer in a dialog box</text:p>
                                                    <text:p text:style-name="Preformatted_20_Text">procedure ShowMessage(const value : integer) ;</text:p>
                                                    <text:p text:style-name="Preformatted_20_Text">begin</text:p>
                                                    <text:p text:style-name="Preformatted_20_Text"><text:s text:c="2"/>ShowMessage(IntToStr(value)) ;</text:p>
                                                    <text:p text:style-name="Preformatted_20_Text">end;</text:p>
                                                    <text:p text:style-name="Preformatted_20_Text"/>
                                                    <text:p text:style-name="Preformatted_20_Text">//displays a float in a dialog box</text:p>
                                                    <text:p text:style-name="Preformatted_20_Text">procedure ShowMessage(const value : extended) ;</text:p>
                                                    <text:p text:style-name="Preformatted_20_Text">begin</text:p>
                                                    <text:p text:style-name="Preformatted_20_Text"><text:s text:c="2"/>ShowMessage(FloatToStr(value)) ;</text:p>
                                                    <text:p text:style-name="Preformatted_20_Text">end;</text:p>
                                                    <text:p text:style-name="Preformatted_20_Text"/>
                                                    <text:p text:style-name="Preformatted_20_Text"><text:soft-page-break/>//displays a boolean in a dialog box</text:p>
                                                    <text:p text:style-name="Preformatted_20_Text">procedure ShowMessage(const value : boolean) ;</text:p>
                                                    <text:p text:style-name="Preformatted_20_Text">begin</text:p>
                                                    <text:p text:style-name="Preformatted_20_Text"><text:s text:c="2"/>ShowMessage(BoolToStr(value, true)) ;</text:p>
                                                    <text:p text:style-name="Preformatted_20_Text">end;</text:p>
                                                    <text:p text:style-name="Preformatted_20_Text"/>
                                                    <text:p text:style-name="Preformatted_20_Text">end.</text:p>
                                                    <text:p text:style-name="Preformatted_20_Text">Note that this unit lists "dialogs" in the clause - and that the version that accepts the string actually calls the "original" ShowMessage from the (standard) dialogs.pas unit.</text:p>
                                                    <text:p text:style-name="Preformatted_20_Text">Other overloads (integer, boolean and extended) use RTL functions to convert a value to string (like FloatToStr and BoolToStr).</text:p>
                                                    <text:p text:style-name="Preformatted_20_Text"/>
                                                    <text:p text:style-name="Preformatted_20_Text">How to use ShowMessage overloads</text:p>
                                                    <text:p text:style-name="Preformatted_20_Text"/>
                                                    <text:p text:style-name="Preformatted_20_Text">If you want to use this unit from any other unit, you of course have to include it in the uses clause, plus:</text:p>
                                                    <text:p text:style-name="Preformatted_20_Text">Make sure "common" is listed AFTER dialogs (if you already have dialogs unit listed) in the uses section of the calling unit.</text:p>
                                                    <text:p text:style-name="Preformatted_20_Text"/>
                                                    <text:p text:style-name="Preformatted_20_Text">Here's an example:</text:p>
                                                    <text:p text:style-name="Preformatted_20_Text"/>
                                                    <text:p text:style-name="Preformatted_20_Text">uses dialogs, common;</text:p>
                                                    <text:p text:style-name="Preformatted_20_Text"/>
                                                    <text:p text:style-name="Preformatted_20_Text">begin</text:p>
                                                    <text:p text:style-name="Preformatted_20_Text"><text:s text:c="2"/>ShowMessage(2008) ;</text:p>
                                                    <text:p text:style-name="Preformatted_20_Text"><text:s text:c="2"/>ShowMessage(true) ;</text:p>
                                                    <text:p text:style-name="P1">end;</text:p>
                                                  </text:section>
                                                  <text:section text:style-name="Sect1" text:name="Section196">
                                                    <text:p text:style-name="Text_20_body"><text:bookmark text:name="extra96"/>Contributed by: topellina &lt;riccardo.faiella@alice.it&gt;</text:p>
                                                    <text:p text:style-name="Text_20_body">Note: Possibly use some of these Fns in CodeSnip db</text:p>
                                                  </text:section>
                                                  <text:p text:style-name="Text_20_body"/>
                                                  <text:h text:style-name="Heading_20_1" text:outline-level="1" text:is-list-header="true"/>
                                                  <text:h text:style-name="P3" text:outline-level="1"><text:bookmark text:name="routinename100"/>SortListView </text:h>
                                                  <text:p text:style-name="Text_20_body"><text:bookmark text:name="description100"/>Sort ListView by clicking on columns. </text:p>
                                                  <text:section text:style-name="Sect1" text:name="Section199">
                                                    <text:p text:style-name="Preformatted_20_Text"><text:bookmark text:name="sourcecode99"/>First of all, set ListView to vsReport style and fill in some data. OnColumnClick and OnCompare events will do the rest.</text:p>
                                                    <text:p text:style-name="Preformatted_20_Text">We need two more global variables – Descending (boolean type) to store the order of sorting, and SortedColumn to keep the number of column by which is the ListView sorted.</text:p>
                                                    <text:p text:style-name="Preformatted_20_Text"/>
                                                    <text:p text:style-name="Preformatted_20_Text">private</text:p>
                                                    <text:p text:style-name="Preformatted_20_Text">{ Private declarations }</text:p>
                                                    <text:p text:style-name="Preformatted_20_Text">Descending: Boolean;</text:p>
                                                    <text:p text:style-name="Preformatted_20_Text">SortedColumn: Integer;</text:p>
                                                    <text:p text:style-name="Preformatted_20_Text"><text:s/></text:p>
                                                    <text:p text:style-name="Preformatted_20_Text">procedure TForm1.ListView1ColumnClick(Sender: TObject; <text:s/>Column: TListColumn);</text:p>
                                                    <text:p text:style-name="Preformatted_20_Text">begin</text:p>
                                                    <text:p text:style-name="Preformatted_20_Text">TListView(Sender).SortType := stNone;</text:p>
                                                    <text:p text:style-name="Preformatted_20_Text">if Column.Index&lt;&gt;SortedColumn then</text:p>
                                                    <text:p text:style-name="Preformatted_20_Text">begin</text:p>
                                                    <text:p text:style-name="Preformatted_20_Text">SortedColumn := Column.Index;</text:p>
                                                    <text:p text:style-name="Preformatted_20_Text">Descending := False;</text:p>
                                                    <text:p text:style-name="Preformatted_20_Text">end</text:p>
                                                    <text:p text:style-name="Preformatted_20_Text">else</text:p>
                                                    <text:p text:style-name="Preformatted_20_Text">Descending := not Descending;</text:p>
                                                    <text:p text:style-name="Preformatted_20_Text">TListView(Sender).SortType := stText;</text:p>
                                                    <text:p text:style-name="Preformatted_20_Text">end;</text:p>
                                                    <text:p text:style-name="Preformatted_20_Text"><text:s/></text:p>
                                                    <text:p text:style-name="Preformatted_20_Text">procedure TForm1.ListView1Compare(Sender: TObject; Item1, Item2: TListItem; Data: Integer; var Compare: Integer);</text:p>
                                                    <text:p text:style-name="Preformatted_20_Text">begin</text:p>
                                                    <text:p text:style-name="Preformatted_20_Text">if SortedColumn = 0 then Compare := CompareText(Item1.Caption, Item2.Caption)</text:p>
                                                    <text:p text:style-name="Preformatted_20_Text">else</text:p>
                                                    <text:p text:style-name="Preformatted_20_Text">if SortedColumn &lt;&gt; 0 then Compare := CompareText(Item1.SubItems[SortedColumn-1], Item2.SubItems[SortedColumn-1]);</text:p>
                                                    <text:p text:style-name="Preformatted_20_Text">if Descending then Compare := -Compare;</text:p>
                                                    <text:p text:style-name="Preformatted_20_Text">end;</text:p>
                                                    <text:p text:style-name="Preformatted_20_Text"/>
                                                    <text:p text:style-name="Preformatted_20_Text">SortType parameter could have these values:</text:p>
                                                    <text:p text:style-name="Preformatted_20_Text"/>
                                                    <text:p text:style-name="Preformatted_20_Text"><text:s text:c="4"/>* stNone</text:p>
                                                    <text:p text:style-name="Preformatted_20_Text"><text:s text:c="4"/>* stData</text:p>
                                                    <text:p text:style-name="Preformatted_20_Text"><text:s text:c="4"/>* stText</text:p>
                                                    <text:p text:style-name="P1"><text:s text:c="4"/>* stBoth</text:p>
                                                  </text:section>
                                                  <text:section text:style-name="Sect1" text:name="Section200">
                                                    <text:p text:style-name="Text_20_body"><text:bookmark text:name="extra98"/>Contributed by: topellina &lt;riccardo.faiella@alice.it&gt;</text:p>
                                                  </text:section>
                                                  <text:p text:style-name="Text_20_body"/>
                                                  <text:p text:style-name="Text_20_body"/>
                                                  <text:h text:style-name="P3" text:outline-level="1" text:is-list-header="true"><text:bookmark text:name="routinename103"/>SyncRichEdit </text:h>
                                                  <text:p text:style-name="Text_20_body"><text:bookmark text:name="description103"/>synchronize two RichEdit by scrolling. </text:p>
                                                  <text:section text:style-name="Sect1" text:name="Section205">
                                                    <text:p text:style-name="Preformatted_20_Text"><text:bookmark text:name="sourcecode102"/>//...</text:p>
                                                    <text:p text:style-name="Preformatted_20_Text"><text:s text:c="2"/>private</text:p>
                                                    <text:p text:style-name="Preformatted_20_Text"><text:s text:c="4"/>PRichEdWndProc, POldWndProc: Pointer;</text:p>
                                                    <text:p text:style-name="Preformatted_20_Text"><text:s text:c="4"/>procedure RichEdWndProc(var Msg: TMessage);</text:p>
                                                    <text:p text:style-name="Preformatted_20_Text">//...</text:p>
                                                    <text:p text:style-name="Preformatted_20_Text"/>
                                                    <text:p text:style-name="Preformatted_20_Text"/>
                                                    <text:p text:style-name="Preformatted_20_Text">procedure TForm1.FormCreate(Sender: TObject);</text:p>
                                                    <text:p text:style-name="Preformatted_20_Text">begin</text:p>
                                                    <text:p text:style-name="Preformatted_20_Text"><text:s text:c="2"/>PRichEdWndProc := MakeObjectInstance(RichEdWndProc);</text:p>
                                                    <text:p text:style-name="Preformatted_20_Text"><text:s text:c="2"/>POldWndProc <text:s text:c="3"/>:= Pointer(SetWindowLong(RichEdit1.Handle, GWL_WNDPROC,</text:p>
                                                    <text:p text:style-name="Preformatted_20_Text"><text:s text:c="4"/>Integer(PRichEdWndProc)));</text:p>
                                                    <text:p text:style-name="Preformatted_20_Text">end;</text:p>
                                                    <text:p text:style-name="Preformatted_20_Text"/>
                                                    <text:p text:style-name="Preformatted_20_Text">procedure TForm1.FormClose(Sender: TObject; var Action: TCloseAction);</text:p>
                                                    <text:p text:style-name="Preformatted_20_Text">begin</text:p>
                                                    <text:p text:style-name="Preformatted_20_Text"><text:s text:c="2"/>if Assigned(PRichEdWndProc) then</text:p>
                                                    <text:p text:style-name="Preformatted_20_Text"><text:s text:c="2"/>begin</text:p>
                                                    <text:p text:style-name="Preformatted_20_Text"><text:s text:c="4"/>SetWindowLong(RichEdit1.Handle, GWL_WNDPROC, Integer(POldWndProc));</text:p>
                                                    <text:p text:style-name="Preformatted_20_Text"><text:s text:c="4"/>FreeObjectInstance(PRichEdWndProc);</text:p>
                                                    <text:p text:style-name="Preformatted_20_Text"><text:s text:c="2"/>end;</text:p>
                                                    <text:p text:style-name="Preformatted_20_Text">end;</text:p>
                                                    <text:p text:style-name="Preformatted_20_Text"/>
                                                    <text:p text:style-name="Preformatted_20_Text"/>
                                                    <text:p text:style-name="Preformatted_20_Text">procedure TForm1.RichEdWndProc(var Msg: TMessage);</text:p>
                                                    <text:p text:style-name="Preformatted_20_Text">begin</text:p>
                                                    <text:p text:style-name="Preformatted_20_Text"><text:s text:c="2"/>Msg.Result := CallWindowProc(POldWndProc, RichEdit1.Handle, Msg.Msg,</text:p>
                                                    <text:p text:style-name="Preformatted_20_Text"><text:s text:c="4"/>Msg.wParam, Msg.lParam);</text:p>
                                                    <text:p text:style-name="Preformatted_20_Text"/>
                                                    <text:p text:style-name="Preformatted_20_Text"><text:s text:c="2"/>if (Msg.Msg = WM_VSCROLL) and (LOWORD(Msg.wParam) = SB_THUMBTRACK) then</text:p>
                                                    <text:p text:style-name="Preformatted_20_Text"><text:s text:c="2"/>begin</text:p>
                                                    <text:p text:style-name="Preformatted_20_Text"><text:s text:c="4"/>Label1.Caption := 'Pos is ' + IntToStr(HIWORD(Msg.wParam));</text:p>
                                                    <text:p text:style-name="Preformatted_20_Text"><text:s text:c="4"/>RichEdit2.Perform(Msg.Msg, Msg.wParam, Msg.lParam);</text:p>
                                                    <text:p text:style-name="Preformatted_20_Text"><text:s text:c="4"/>SetScrollPos(RichEdit2.Handle, SB_VERT, HIWORD(Msg.wParam), True);</text:p>
                                                    <text:p text:style-name="Preformatted_20_Text"><text:s text:c="2"/>end;</text:p>
                                                    <text:p text:style-name="P1">end;</text:p>
                                                  </text:section>
                                                  <text:section text:style-name="Sect1" text:name="Section206">
                                                    <text:p text:style-name="Text_20_body"><text:bookmark text:name="extra101"/>Contributed by: topellina &lt;riccardo.faiella@alice.it&gt;</text:p>
                                                  </text:section>
                                                  <text:p text:style-name="Text_20_body"/>
                                                  <text:h text:style-name="P3" text:outline-level="1" text:is-list-header="true"><text:bookmark text:name="routinename104"/>SystemHotKey </text:h>
                                                  <text:p text:style-name="Text_20_body"><text:bookmark text:name="description104"/>Global system hotkey. </text:p>
                                                  <text:section text:style-name="Sect1" text:name="Section207">
                                                    <text:p text:style-name="Preformatted_20_Text"><text:bookmark text:name="sourcecode103"/>Using the RegisterHotKey function and few other lines of code, you can register a </text:p>
                                                    <text:p text:style-name="Preformatted_20_Text">global system hotkey, which is active even if your application is minimized.</text:p>
                                                    <text:p text:style-name="Preformatted_20_Text"/>
                                                    <text:p text:style-name="Preformatted_20_Text">First, you must create a WMHotKey procedure to catch a system WM_HOTKEY message. And </text:p>
                                                    <text:p text:style-name="Preformatted_20_Text">then, you must define (in OnCreate event of main form) which hotkey you want to </text:p>
                                                    <text:p text:style-name="Preformatted_20_Text">register and which action should be taken after you press it. Finally, in OnDestroy </text:p>
                                                    <text:p text:style-name="Preformatted_20_Text">event of main form, you should unregister your hotkeys.</text:p>
                                                    <text:p text:style-name="Preformatted_20_Text"/>
                                                    <text:p text:style-name="Preformatted_20_Text">unit Unit1;</text:p>
                                                    <text:p text:style-name="Preformatted_20_Text"><text:s/></text:p>
                                                    <text:p text:style-name="Preformatted_20_Text">interface</text:p>
                                                    <text:p text:style-name="Preformatted_20_Text"><text:s/></text:p>
                                                    <text:p text:style-name="Preformatted_20_Text">uses</text:p>
                                                    <text:p text:style-name="Preformatted_20_Text">Windows, Messages, SysUtils, Variants, Classes, Graphics, Controls, Forms,</text:p>
                                                    <text:p text:style-name="Preformatted_20_Text">Dialogs;</text:p>
                                                    <text:p text:style-name="Preformatted_20_Text"><text:s/></text:p>
                                                    <text:p text:style-name="Preformatted_20_Text">type</text:p>
                                                    <text:p text:style-name="Preformatted_20_Text">TForm1 = class(TForm)</text:p>
                                                    <text:p text:style-name="Preformatted_20_Text">procedure FormCreate(Sender: TObject);</text:p>
                                                    <text:p text:style-name="Preformatted_20_Text">procedure FormDestroy(Sender: TObject);</text:p>
                                                    <text:p text:style-name="Preformatted_20_Text">private</text:p>
                                                    <text:p text:style-name="Preformatted_20_Text">{ Private declarations }</text:p>
                                                    <text:p text:style-name="Preformatted_20_Text">hotkey1, hotkey2: Integer;</text:p>
                                                    <text:p text:style-name="Preformatted_20_Text">procedure WMHotKey(var Msg : TWMHotKey); message WM_HOTKEY;</text:p>
                                                    <text:p text:style-name="Preformatted_20_Text">public</text:p>
                                                    <text:p text:style-name="Preformatted_20_Text">{ Public declarations }</text:p>
                                                    <text:p text:style-name="Preformatted_20_Text">end;</text:p>
                                                    <text:p text:style-name="Preformatted_20_Text"><text:s/></text:p>
                                                    <text:p text:style-name="Preformatted_20_Text">var</text:p>
                                                    <text:p text:style-name="Preformatted_20_Text">Form1: TForm1;</text:p>
                                                    <text:p text:style-name="Preformatted_20_Text"><text:s/></text:p>
                                                    <text:p text:style-name="Preformatted_20_Text">implementation</text:p>
                                                    <text:p text:style-name="Preformatted_20_Text"><text:s/></text:p>
                                                    <text:p text:style-name="Preformatted_20_Text">{$R *.dfm}</text:p>
                                                    <text:p text:style-name="Preformatted_20_Text"><text:s/></text:p>
                                                    <text:p text:style-name="Preformatted_20_Text">procedure TForm1.WMHotKey (var Msg : TWMHotKey);</text:p>
                                                    <text:p text:style-name="Preformatted_20_Text">begin</text:p>
                                                    <text:p text:style-name="Preformatted_20_Text">if msg.HotKey = hotkey1 then ShowMessage('Ctrl + A pressed');</text:p>
                                                    <text:p text:style-name="Preformatted_20_Text">if msg.HotKey = hotkey2 then ShowMessage('Ctrl + B pressed');</text:p>
                                                    <text:p text:style-name="Preformatted_20_Text">end;</text:p>
                                                    <text:p text:style-name="Preformatted_20_Text"><text:s/></text:p>
                                                    <text:p text:style-name="Preformatted_20_Text">procedure TForm1.FormCreate(Sender: TObject);</text:p>
                                                    <text:p text:style-name="Preformatted_20_Text">const MOD_CONTROL = 2;</text:p>
                                                    <text:p text:style-name="Preformatted_20_Text">VK_A = 65;</text:p>
                                                    <text:p text:style-name="Preformatted_20_Text">VK_B = 66;</text:p>
                                                    <text:p text:style-name="Preformatted_20_Text">begin</text:p>
                                                    <text:p text:style-name="Preformatted_20_Text">hotkey1 := GlobalAddAtom('Hotkey1');</text:p>
                                                    <text:p text:style-name="Preformatted_20_Text">RegisterHotKey(handle, hotkey1, MOD_CONTROL,VK_A);</text:p>
                                                    <text:p text:style-name="Preformatted_20_Text">hotkey2 := GlobalAddAtom('Hotkey2');</text:p>
                                                    <text:p text:style-name="Preformatted_20_Text">RegisterHotKey(handle, hotkey2, MOD_CONTROL,VK_B);</text:p>
                                                    <text:p text:style-name="Preformatted_20_Text">end;</text:p>
                                                    <text:p text:style-name="Preformatted_20_Text"><text:soft-page-break/><text:s/></text:p>
                                                    <text:p text:style-name="Preformatted_20_Text">procedure TForm1.FormDestroy(Sender: TObject);</text:p>
                                                    <text:p text:style-name="Preformatted_20_Text">begin</text:p>
                                                    <text:p text:style-name="Preformatted_20_Text">UnRegisterHotKey(handle, hotkey1);</text:p>
                                                    <text:p text:style-name="Preformatted_20_Text">UnRegisterHotKey(handle, hotkey2);</text:p>
                                                    <text:p text:style-name="Preformatted_20_Text">end;</text:p>
                                                    <text:p text:style-name="Preformatted_20_Text"><text:s/></text:p>
                                                    <text:p text:style-name="P1">end.</text:p>
                                                  </text:section>
                                                  <text:section text:style-name="Sect1" text:name="Section208">
                                                    <text:p text:style-name="Text_20_body"><text:bookmark text:name="extra102"/>Contributed by: topellina &lt;riccardo.faiella@alice.it&gt;</text:p>
                                                  </text:section>
                                                  <text:p text:style-name="Text_20_body"/>
                                                  <text:p text:style-name="Text_20_body"/>
                                                  <text:h text:style-name="P3" text:outline-level="1" text:is-list-header="true"><text:bookmark text:name="routinename107"/>TrapMouse </text:h>
                                                  <text:p text:style-name="Text_20_body"><text:bookmark text:name="description107"/>Trap mouse events outside of my application. </text:p>
                                                  <text:section text:style-name="Sect1" text:name="Section213">
                                                    <text:p text:style-name="Preformatted_20_Text"><text:bookmark text:name="sourcecode106"/>Title: Trap mouse events outside of my application</text:p>
                                                    <text:p text:style-name="Preformatted_20_Text">Date added: 15.03.2006</text:p>
                                                    <text:p text:style-name="Preformatted_20_Text">Hits: 9453</text:p>
                                                    <text:p text:style-name="Preformatted_20_Text"/>
                                                    <text:p text:style-name="Preformatted_20_Text">unit Unit1; </text:p>
                                                    <text:p text:style-name="Preformatted_20_Text">interface </text:p>
                                                    <text:p text:style-name="Preformatted_20_Text">uses </text:p>
                                                    <text:p text:style-name="Preformatted_20_Text"><text:s text:c="2"/>Windows, Messages, SysUtils, Classes, Graphics, Controls, Forms, </text:p>
                                                    <text:p text:style-name="Preformatted_20_Text"><text:s text:c="2"/>Dialogs, AppEvnts, StdCtrls; </text:p>
                                                    <text:p text:style-name="Preformatted_20_Text">type </text:p>
                                                    <text:p text:style-name="Preformatted_20_Text"><text:s text:c="2"/>TForm1 = class(TForm) </text:p>
                                                    <text:p text:style-name="Preformatted_20_Text"><text:s text:c="4"/>ApplicationEvents1: TApplicationEvents; </text:p>
                                                    <text:p text:style-name="Preformatted_20_Text"><text:s text:c="4"/>Button_StartJour: TButton; </text:p>
                                                    <text:p text:style-name="Preformatted_20_Text"><text:s text:c="4"/>Button_StopJour: TButton; </text:p>
                                                    <text:p text:style-name="Preformatted_20_Text"><text:s text:c="4"/>ListBox1: TListBox; </text:p>
                                                    <text:p text:style-name="Preformatted_20_Text"><text:s text:c="4"/></text:p>
                                                    <text:p text:style-name="Preformatted_20_Text">procedure ApplicationEvents1Message(var Msg: tagMSG; </text:p>
                                                    <text:p text:style-name="Preformatted_20_Text"><text:s text:c="6"/>var Handled: Boolean); </text:p>
                                                    <text:p text:style-name="Preformatted_20_Text"><text:s text:c="4"/></text:p>
                                                    <text:p text:style-name="Preformatted_20_Text">procedure Button_StartJourClick(Sender: TObject); </text:p>
                                                    <text:p text:style-name="Preformatted_20_Text"><text:s text:c="4"/></text:p>
                                                    <text:p text:style-name="Preformatted_20_Text">procedure Button_StopJourClick(Sender: TObject); </text:p>
                                                    <text:p text:style-name="Preformatted_20_Text"><text:s text:c="4"/></text:p>
                                                    <text:p text:style-name="Preformatted_20_Text">procedure FormClose(Sender: TObject; var Action: TCloseAction); </text:p>
                                                    <text:p text:style-name="Preformatted_20_Text"><text:s text:c="2"/>private </text:p>
                                                    <text:p text:style-name="Preformatted_20_Text"><text:s text:c="4"/>{ Private declarations } </text:p>
                                                    <text:p text:style-name="Preformatted_20_Text"><text:s text:c="4"/>FHookStarted : Boolean; </text:p>
                                                    <text:p text:style-name="Preformatted_20_Text"><text:s text:c="2"/>public </text:p>
                                                    <text:p text:style-name="Preformatted_20_Text"><text:s text:c="4"/>{ Public declarations } </text:p>
                                                    <text:p text:style-name="Preformatted_20_Text"><text:s text:c="2"/>end; </text:p>
                                                    <text:p text:style-name="Preformatted_20_Text">var </text:p>
                                                    <text:p text:style-name="Preformatted_20_Text"><text:s text:c="2"/>Form1: TForm1; </text:p>
                                                    <text:p text:style-name="Preformatted_20_Text">implementation </text:p>
                                                    <text:p text:style-name="Preformatted_20_Text">{$R *.dfm} </text:p>
                                                    <text:p text:style-name="Preformatted_20_Text">var </text:p>
                                                    <text:p text:style-name="Preformatted_20_Text"><text:s text:c="2"/>JHook: THandle; </text:p>
                                                    <text:p text:style-name="Preformatted_20_Text"/>
                                                    <text:p text:style-name="Preformatted_20_Text">function JournalProc(Code, wParam: Integer; var EventStrut: TEventMsg): Integer; stdcall; </text:p>
                                                    <text:p text:style-name="Preformatted_20_Text">var </text:p>
                                                    <text:p text:style-name="Preformatted_20_Text"><text:s text:c="2"/>Char1: PChar; </text:p>
                                                    <text:p text:style-name="Preformatted_20_Text"><text:s text:c="2"/>s: string; </text:p>
                                                    <text:p text:style-name="Preformatted_20_Text">begin </text:p>
                                                    <text:p text:style-name="Preformatted_20_Text"><text:s text:c="2"/>{this is the JournalRecordProc} </text:p>
                                                    <text:p text:style-name="Preformatted_20_Text"><text:s text:c="2"/>Result := CallNextHookEx(JHook, Code, wParam, Longint(@EventStrut)); </text:p>
                                                    <text:p text:style-name="Preformatted_20_Text"><text:s text:c="2"/>{the CallNextHookEX is not really needed for journal hook since it it not </text:p>
                                                    <text:p text:style-name="Preformatted_20_Text"><text:s text:c="2"/>really in a hook chain, but it's standard for a Hook} </text:p>
                                                    <text:p text:style-name="Preformatted_20_Text"><text:s text:c="2"/>if Code &lt; 0 then Exit; </text:p>
                                                    <text:p text:style-name="Preformatted_20_Text"><text:s text:c="2"/>{you should cancel operation if you get HC_SYSMODALON} </text:p>
                                                    <text:p text:style-name="Preformatted_20_Text"><text:s text:c="2"/>if Code = HC_SYSMODALON then Exit; </text:p>
                                                    <text:p text:style-name="Preformatted_20_Text"><text:s text:c="2"/>if Code = HC_ACTION then </text:p>
                                                    <text:p text:style-name="Preformatted_20_Text"><text:s text:c="2"/>begin </text:p>
                                                    <text:p text:style-name="Preformatted_20_Text"><text:s text:c="4"/>{ </text:p>
                                                    <text:p text:style-name="Preformatted_20_Text"><text:s text:c="4"/>The lParam parameter contains a pointer to a TEventMsg </text:p>
                                                    <text:p text:style-name="Preformatted_20_Text"><text:soft-page-break/><text:s text:c="4"/>structure containing information on </text:p>
                                                    <text:p text:style-name="Preformatted_20_Text"><text:s text:c="4"/>the message removed from the system message queue. </text:p>
                                                    <text:p text:style-name="Preformatted_20_Text"><text:s text:c="4"/>} </text:p>
                                                    <text:p text:style-name="Preformatted_20_Text"><text:s text:c="4"/>s := ''; </text:p>
                                                    <text:p text:style-name="Preformatted_20_Text"><text:s text:c="4"/>if EventStrut.message = WM_LBUTTONUP then </text:p>
                                                    <text:p text:style-name="Preformatted_20_Text"><text:s text:c="6"/>s := 'Left Mouse UP at X pos ' + </text:p>
                                                    <text:p text:style-name="Preformatted_20_Text"><text:s text:c="8"/>IntToStr(EventStrut.paramL) + ' and Y pos ' + IntToStr(EventStrut.paramH); </text:p>
                                                    <text:p text:style-name="Preformatted_20_Text"><text:s text:c="4"/>if EventStrut.message = WM_LBUTTONDOWN then </text:p>
                                                    <text:p text:style-name="Preformatted_20_Text"><text:s text:c="6"/>s := 'Left Mouse Down at X pos ' + </text:p>
                                                    <text:p text:style-name="Preformatted_20_Text"><text:s text:c="8"/>IntToStr(EventStrut.paramL) + ' and Y pos ' + IntToStr(EventStrut.paramH); </text:p>
                                                    <text:p text:style-name="Preformatted_20_Text"><text:s text:c="4"/>if EventStrut.message = WM_RBUTTONDOWN then </text:p>
                                                    <text:p text:style-name="Preformatted_20_Text"><text:s text:c="6"/>s := 'Right Mouse Down at X pos ' + </text:p>
                                                    <text:p text:style-name="Preformatted_20_Text"><text:s text:c="8"/>IntToStr(EventStrut.paramL) + ' and Y pos ' + IntToStr(EventStrut.paramH); </text:p>
                                                    <text:p text:style-name="Preformatted_20_Text"><text:s text:c="4"/>if (EventStrut.message = WM_RBUTTONUP) then </text:p>
                                                    <text:p text:style-name="Preformatted_20_Text"><text:s text:c="6"/>s := 'Right Mouse Up at X pos ' + </text:p>
                                                    <text:p text:style-name="Preformatted_20_Text"><text:s text:c="8"/>IntToStr(EventStrut.paramL) + ' and Y pos ' + IntToStr(EventStrut.paramH); </text:p>
                                                    <text:p text:style-name="Preformatted_20_Text"><text:s text:c="4"/>if (EventStrut.message = WM_MOUSEWHEEL) then </text:p>
                                                    <text:p text:style-name="Preformatted_20_Text"><text:s text:c="6"/>s := 'Mouse Wheel at X pos ' + </text:p>
                                                    <text:p text:style-name="Preformatted_20_Text"><text:s text:c="8"/>IntToStr(EventStrut.paramL) + ' and Y pos ' + IntToStr(EventStrut.paramH); </text:p>
                                                    <text:p text:style-name="Preformatted_20_Text"><text:s text:c="4"/>if (EventStrut.message = WM_MOUSEMOVE) then </text:p>
                                                    <text:p text:style-name="Preformatted_20_Text"><text:s text:c="6"/>s := 'Mouse Position at X:' + </text:p>
                                                    <text:p text:style-name="Preformatted_20_Text"><text:s text:c="8"/>IntToStr(EventStrut.paramL) + ' and Y: ' + IntToStr(EventStrut.paramH); </text:p>
                                                    <text:p text:style-name="Preformatted_20_Text"><text:s text:c="4"/>if s &lt;&gt; '' then </text:p>
                                                    <text:p text:style-name="Preformatted_20_Text"><text:s text:c="7"/>Form1.ListBox1.ItemIndex := <text:s/>Form1.ListBox1.Items.Add(s); </text:p>
                                                    <text:p text:style-name="Preformatted_20_Text"><text:s text:c="2"/>end; </text:p>
                                                    <text:p text:style-name="Preformatted_20_Text">end; </text:p>
                                                    <text:p text:style-name="Preformatted_20_Text"/>
                                                    <text:p text:style-name="Preformatted_20_Text">procedure TForm1.Button_StartJourClick(Sender: TObject); </text:p>
                                                    <text:p text:style-name="Preformatted_20_Text">begin </text:p>
                                                    <text:p text:style-name="Preformatted_20_Text"><text:s text:c="2"/>if FHookStarted then </text:p>
                                                    <text:p text:style-name="Preformatted_20_Text"><text:s text:c="2"/>begin </text:p>
                                                    <text:p text:style-name="Preformatted_20_Text"><text:s text:c="4"/>ShowMessage('Mouse is already being Journaled, can not restart'); </text:p>
                                                    <text:p text:style-name="Preformatted_20_Text"><text:s text:c="4"/>Exit; </text:p>
                                                    <text:p text:style-name="Preformatted_20_Text"><text:s text:c="2"/>end; </text:p>
                                                    <text:p text:style-name="Preformatted_20_Text"><text:s text:c="2"/>JHook := SetWindowsHookEx(WH_JOURNALRECORD, @JournalProc, hInstance, 0); </text:p>
                                                    <text:p text:style-name="Preformatted_20_Text"><text:s text:c="2"/>{SetWindowsHookEx starts the Hook} </text:p>
                                                    <text:p text:style-name="Preformatted_20_Text"><text:s text:c="2"/>if JHook &gt; 0 then </text:p>
                                                    <text:p text:style-name="Preformatted_20_Text"><text:s text:c="2"/>begin </text:p>
                                                    <text:p text:style-name="Preformatted_20_Text"><text:s text:c="4"/>FHookStarted := True; </text:p>
                                                    <text:p text:style-name="Preformatted_20_Text"><text:s text:c="2"/>end </text:p>
                                                    <text:p text:style-name="Preformatted_20_Text"><text:s text:c="2"/>else </text:p>
                                                    <text:p text:style-name="Preformatted_20_Text"><text:s text:c="4"/>ShowMessage('No Journal Hook availible'); </text:p>
                                                    <text:p text:style-name="Preformatted_20_Text">end; </text:p>
                                                    <text:p text:style-name="Preformatted_20_Text"/>
                                                    <text:p text:style-name="Preformatted_20_Text">procedure TForm1.Button_StopJourClick(Sender: TObject); </text:p>
                                                    <text:p text:style-name="Preformatted_20_Text">begin </text:p>
                                                    <text:p text:style-name="Preformatted_20_Text"><text:s text:c="2"/>FHookStarted := False; </text:p>
                                                    <text:p text:style-name="Preformatted_20_Text"><text:s text:c="2"/>UnhookWindowsHookEx(JHook); </text:p>
                                                    <text:p text:style-name="Preformatted_20_Text"><text:s text:c="2"/>JHook := 0; </text:p>
                                                    <text:p text:style-name="Preformatted_20_Text">end; </text:p>
                                                    <text:p text:style-name="Preformatted_20_Text"/>
                                                    <text:p text:style-name="Preformatted_20_Text">procedure TForm1.ApplicationEvents1Message(var Msg: tagMSG; </text:p>
                                                    <text:p text:style-name="Preformatted_20_Text"><text:s text:c="2"/>var Handled: Boolean); </text:p>
                                                    <text:p text:style-name="Preformatted_20_Text">begin </text:p>
                                                    <text:p text:style-name="Preformatted_20_Text"><text:s text:c="2"/>{the journal hook is automaticly camceled if the Task manager </text:p>
                                                    <text:p text:style-name="Preformatted_20_Text"><text:s text:c="2"/>(Ctrl-Alt-Del) or the Ctrl-Esc keys are pressed, you restart it </text:p>
                                                    <text:p text:style-name="Preformatted_20_Text"><text:soft-page-break/><text:s text:c="2"/>when the WM_CANCELJOURNAL is sent to the parent window, Application} </text:p>
                                                    <text:p text:style-name="Preformatted_20_Text"><text:s text:c="2"/>Handled := False; </text:p>
                                                    <text:p text:style-name="Preformatted_20_Text"><text:s text:c="2"/>if (Msg.message = WM_CANCELJOURNAL) and FHookStarted then </text:p>
                                                    <text:p text:style-name="Preformatted_20_Text"><text:s text:c="4"/>JHook := SetWindowsHookEx(WH_JOURNALRECORD, @JournalProc, 0, 0); </text:p>
                                                    <text:p text:style-name="Preformatted_20_Text">end; </text:p>
                                                    <text:p text:style-name="Preformatted_20_Text"/>
                                                    <text:p text:style-name="Preformatted_20_Text">procedure TForm1.FormClose(Sender: TObject; var Action: TCloseAction); </text:p>
                                                    <text:p text:style-name="Preformatted_20_Text">begin </text:p>
                                                    <text:p text:style-name="Preformatted_20_Text"><text:s text:c="2"/>{make sure you unhook it if the app closes} </text:p>
                                                    <text:p text:style-name="Preformatted_20_Text"><text:s text:c="2"/>if FHookStarted then </text:p>
                                                    <text:p text:style-name="Preformatted_20_Text"><text:s text:c="4"/>UnhookWindowsHookEx(JHook); </text:p>
                                                    <text:p text:style-name="Preformatted_20_Text">end; </text:p>
                                                    <text:p text:style-name="P1">end.</text:p>
                                                  </text:section>
                                                  <text:section text:style-name="Sect1" text:name="Section214">
                                                    <text:p text:style-name="Text_20_body"><text:bookmark text:name="extra105"/>Contributed by: topellina &lt;riccardo.faiella@alice.it&gt;</text:p>
                                                  </text:section>
                                                  <text:p text:style-name="Text_20_body"/>
                                                  <text:p text:style-name="Text_20_body"/>
                                                  <text:p text:style-name="Text_20_body"/>
                                                  <text:h text:style-name="P3" text:outline-level="1" text:is-list-header="true"><text:bookmark text:name="routinename110"/>VatCalculator </text:h>
                                                  <text:p text:style-name="Text_20_body"><text:bookmark text:name="description110"/>TVatCalculator - Value Added Tax Calculator Implementation in Delphi. </text:p>
                                                  <text:section text:style-name="Sect1" text:name="Section219">
                                                    <text:p text:style-name="Preformatted_20_Text"><text:bookmark text:name="sourcecode109"/>VAT or Value Added Tax is a common form of taxation in the European Union (EU). VAT is added on top of the cost of a product or service and generates revenue for a government.</text:p>
                                                    <text:p text:style-name="Preformatted_20_Text"/>
                                                    <text:p text:style-name="Preformatted_20_Text">Here's a small example: if VAT % is 23% and Net value is 200, the Gross value is 246.</text:p>
                                                    <text:p text:style-name="Preformatted_20_Text"/>
                                                    <text:p text:style-name="Preformatted_20_Text">Value Added Tax Calculator</text:p>
                                                    <text:p text:style-name="Preformatted_20_Text"/>
                                                    <text:p text:style-name="Preformatted_20_Text">If you are working on an accounting-type application, you will have to deal with VAT, Gross and Net values all the time.</text:p>
                                                    <text:p text:style-name="Preformatted_20_Text">The TVATCalculator class provides functions to help you calculate gross from net for a given vat value, net from gross, net for vat, etc...</text:p>
                                                    <text:p text:style-name="Preformatted_20_Text"/>
                                                    <text:p text:style-name="Preformatted_20_Text">Download TVatCalculator Source Code + Demo Project</text:p>
                                                    <text:p text:style-name="Preformatted_20_Text"/>
                                                    <text:p text:style-name="Preformatted_20_Text">type TVATCalculator = class</text:p>
                                                    <text:p text:style-name="Preformatted_20_Text">private</text:p>
                                                    <text:p text:style-name="Preformatted_20_Text"><text:s text:c="2"/>fVatRate: double;</text:p>
                                                    <text:p text:style-name="Preformatted_20_Text">public</text:p>
                                                    <text:p text:style-name="Preformatted_20_Text"><text:s text:c="2"/>property VatRate : double read fVatRate;</text:p>
                                                    <text:p text:style-name="Preformatted_20_Text"><text:s text:c="2"/>constructor Create (const vatValue : double) ;</text:p>
                                                    <text:p text:style-name="Preformatted_20_Text"/>
                                                    <text:p text:style-name="Preformatted_20_Text"><text:s text:c="2"/>function Vat(const netValue : double) : double;</text:p>
                                                    <text:p text:style-name="Preformatted_20_Text"><text:s text:c="2"/>function Gross(const netValue : double) : double;</text:p>
                                                    <text:p text:style-name="Preformatted_20_Text"><text:s text:c="2"/>function Net(const grossValue : double) : double;</text:p>
                                                    <text:p text:style-name="Preformatted_20_Text"><text:s text:c="2"/>function VatFromGross(const grossValue : double) : double;</text:p>
                                                    <text:p text:style-name="Preformatted_20_Text"><text:s text:c="2"/>function NetFromVat(const vatValue : double) : double;</text:p>
                                                    <text:p text:style-name="Preformatted_20_Text"><text:s text:c="2"/>function GrossFromVat(const vatValue : double) : double;</text:p>
                                                    <text:p text:style-name="Preformatted_20_Text">end;</text:p>
                                                    <text:p text:style-name="Preformatted_20_Text"/>
                                                    <text:p text:style-name="Preformatted_20_Text">implementation</text:p>
                                                    <text:p text:style-name="Preformatted_20_Text"/>
                                                    <text:p text:style-name="Preformatted_20_Text">constructor TVATCalculator.Create(const vatValue: double) ;</text:p>
                                                    <text:p text:style-name="Preformatted_20_Text">begin</text:p>
                                                    <text:p text:style-name="Preformatted_20_Text"><text:s text:c="2"/>fVatRate := vatValue;</text:p>
                                                    <text:p text:style-name="Preformatted_20_Text">end;</text:p>
                                                    <text:p text:style-name="Preformatted_20_Text"/>
                                                    <text:p text:style-name="Preformatted_20_Text">function TVATCalculator.Gross(const netValue: double): double;</text:p>
                                                    <text:p text:style-name="Preformatted_20_Text">begin</text:p>
                                                    <text:p text:style-name="Preformatted_20_Text"><text:s text:c="2"/>result := netValue + Vat(netValue) ;</text:p>
                                                    <text:p text:style-name="Preformatted_20_Text">end;</text:p>
                                                    <text:p text:style-name="Preformatted_20_Text"/>
                                                    <text:p text:style-name="Preformatted_20_Text">function TVATCalculator.GrossFromVat(const vatValue: double): double;</text:p>
                                                    <text:p text:style-name="Preformatted_20_Text">begin</text:p>
                                                    <text:p text:style-name="Preformatted_20_Text"><text:s text:c="2"/>result := vatValue + NetFromVat(vatValue) ;</text:p>
                                                    <text:p text:style-name="Preformatted_20_Text">end;</text:p>
                                                    <text:p text:style-name="Preformatted_20_Text"/>
                                                    <text:p text:style-name="Preformatted_20_Text">function TVATCalculator.Net(const grossValue: double): double;</text:p>
                                                    <text:p text:style-name="Preformatted_20_Text">begin</text:p>
                                                    <text:p text:style-name="Preformatted_20_Text"><text:s text:c="2"/>result := 100 / (100 + VatRate) * grossValue;</text:p>
                                                    <text:p text:style-name="Preformatted_20_Text">end;</text:p>
                                                    <text:p text:style-name="Preformatted_20_Text"/>
                                                    <text:p text:style-name="Preformatted_20_Text">function TVATCalculator.NetFromVat(const vatValue: double): double;</text:p>
                                                    <text:p text:style-name="Preformatted_20_Text"><text:soft-page-break/>begin</text:p>
                                                    <text:p text:style-name="Preformatted_20_Text"><text:s text:c="2"/>result := vatValue * 100 / VatRate;</text:p>
                                                    <text:p text:style-name="Preformatted_20_Text">end;</text:p>
                                                    <text:p text:style-name="Preformatted_20_Text"/>
                                                    <text:p text:style-name="Preformatted_20_Text">function TVATCalculator.Vat(const netValue: double): double;</text:p>
                                                    <text:p text:style-name="Preformatted_20_Text">begin</text:p>
                                                    <text:p text:style-name="Preformatted_20_Text"><text:s text:c="2"/>result := VatRate * netValue / 100 ;</text:p>
                                                    <text:p text:style-name="Preformatted_20_Text">end;</text:p>
                                                    <text:p text:style-name="Preformatted_20_Text"/>
                                                    <text:p text:style-name="Preformatted_20_Text">function TVATCalculator.VatFromGross(const grossValue: double): double;</text:p>
                                                    <text:p text:style-name="Preformatted_20_Text">begin</text:p>
                                                    <text:p text:style-name="Preformatted_20_Text"><text:s text:c="2"/>result := grossValue - Net(grossValue) ;</text:p>
                                                    <text:p text:style-name="Preformatted_20_Text">end;</text:p>
                                                    <text:p text:style-name="Preformatted_20_Text">Here's a simple usage example:</text:p>
                                                    <text:p text:style-name="Preformatted_20_Text">var</text:p>
                                                    <text:p text:style-name="Preformatted_20_Text"><text:s text:c="2"/>vc : TVATCalculator;</text:p>
                                                    <text:p text:style-name="Preformatted_20_Text"><text:s text:c="2"/>valueIn : double;</text:p>
                                                    <text:p text:style-name="Preformatted_20_Text">begin</text:p>
                                                    <text:p text:style-name="Preformatted_20_Text"><text:s text:c="2"/>valueIn := StrToFloat(edValue.Text) ;</text:p>
                                                    <text:p text:style-name="Preformatted_20_Text"><text:s text:c="2"/>vc := TVATCalculator.Create(StrToFloat(edVat.Text)) ;</text:p>
                                                    <text:p text:style-name="Preformatted_20_Text"><text:s text:c="2"/>try</text:p>
                                                    <text:p text:style-name="Preformatted_20_Text"><text:s text:c="4"/>ledVat.Text := FormatFloat(',.00',vc.Vat(valueIn)) ;</text:p>
                                                    <text:p text:style-name="Preformatted_20_Text"><text:s text:c="4"/>ledGross.Text := FormatFloat(',.00',vc.Gross(valueIn)) ;</text:p>
                                                    <text:p text:style-name="Preformatted_20_Text"><text:s text:c="4"/>ledNet.Text := FormatFloat(',.00',vc.Net(valueIn)) ;</text:p>
                                                    <text:p text:style-name="Preformatted_20_Text"><text:s text:c="4"/>ledVatFromGross.Text := FormatFloat(',.00',vc.VatFromGross(valueIn)) ;</text:p>
                                                    <text:p text:style-name="Preformatted_20_Text"><text:s text:c="4"/>ledNetFromVat.Text := FormatFloat(',.00',vc.NetFromVat(valueIn)) ;</text:p>
                                                    <text:p text:style-name="Preformatted_20_Text"><text:s text:c="4"/>ledGrossFromVat.Text := FormatFloat(',.00',vc.GrossFromVat(valueIn)) ;</text:p>
                                                    <text:p text:style-name="Preformatted_20_Text"><text:s text:c="2"/>finally</text:p>
                                                    <text:p text:style-name="Preformatted_20_Text"><text:s text:c="4"/>vc.Free;</text:p>
                                                    <text:p text:style-name="Preformatted_20_Text"><text:s text:c="2"/>end;</text:p>
                                                    <text:p text:style-name="Preformatted_20_Text">end;</text:p>
                                                    <text:p text:style-name="Preformatted_20_Text">FormatFloat is used to format a floating point value to a string.</text:p>
                                                    <text:p text:style-name="Preformatted_20_Text">Rounding Issues?</text:p>
                                                    <text:p text:style-name="Preformatted_20_Text"/>
                                                    <text:p text:style-name="Preformatted_20_Text">Now, since in most cases the VAT is calculated for a currency value, that is again, in most cases, presented as a two decimal places value, rounding should be taken into account when VAT calculations are in place.</text:p>
                                                    <text:p text:style-name="P1">Further more, there are some known bugs with the RoundTo and SimpleRoundTo RTL functions, you might want to consider using DecimalRounding (JH1) by John Herbster.</text:p>
                                                  </text:section>
                                                  <text:section text:style-name="Sect1" text:name="Section220">
                                                    <text:p text:style-name="Text_20_body"><text:bookmark text:name="extra108"/>Contributed by: topellina &lt;riccardo.faiella@alice.it&gt;</text:p>
                                                  </text:section>
                                                  <text:p text:style-name="Text_20_body"/>
                                                  <text:h text:style-name="P3" text:outline-level="1" text:is-list-header="true"><text:bookmark text:name="routinename112"/>WebWordDocument </text:h>
                                                  <text:p text:style-name="Text_20_body"><text:bookmark text:name="description112"/>Using TWebBrowser to preview (and print) Microsoft Word documents. </text:p>
                                                  <text:section text:style-name="Sect1" text:name="Section223">
                                                    <text:p text:style-name="Preformatted_20_Text"><text:bookmark text:name="sourcecode111"/>If you decided to use (Microsoft) Word as a "printing engine" for your applications, you will probably want to have some kind of print and print preview functionality.</text:p>
                                                    <text:p text:style-name="Preformatted_20_Text">Here's how to use the TWebBrowser control to preview and print Microsoft Word documents.</text:p>
                                                    <text:p text:style-name="Preformatted_20_Text">Drop a TWebBroswer (name: WebBrowser1) on a Form and assign the next code for the NavigateComplete2 event handler:</text:p>
                                                    <text:p text:style-name="Preformatted_20_Text"/>
                                                    <text:p text:style-name="Preformatted_20_Text">~~~~~~~~~~~~~~~~~~~~~~~~~</text:p>
                                                    <text:p text:style-name="Preformatted_20_Text">procedure TWordPreviewForm.FormCreate(Sender: TObject) ;</text:p>
                                                    <text:p text:style-name="Preformatted_20_Text">begin</text:p>
                                                    <text:p text:style-name="Preformatted_20_Text"><text:s text:c="3"/>//open a Word document in WebBrowser</text:p>
                                                    <text:p text:style-name="Preformatted_20_Text"><text:s text:c="3"/>WebBrowser1.Navigate('c:\SomeFolder\SomeDocument.doc') ;</text:p>
                                                    <text:p text:style-name="Preformatted_20_Text">end;</text:p>
                                                    <text:p text:style-name="Preformatted_20_Text"/>
                                                    <text:p text:style-name="Preformatted_20_Text">procedure TWordPreviewForm.WebBrowser1NavigateComplete2(Sender: TObject;</text:p>
                                                    <text:p text:style-name="Preformatted_20_Text"><text:s text:c="3"/>const pDisp: IDispatch; var URL: OleVariant) ;</text:p>
                                                    <text:p text:style-name="Preformatted_20_Text">begin</text:p>
                                                    <text:p text:style-name="Preformatted_20_Text"><text:s text:c="5"/>with (WebBrowser1.Document AS _Document) do</text:p>
                                                    <text:p text:style-name="Preformatted_20_Text"><text:s text:c="5"/>begin</text:p>
                                                    <text:p text:style-name="Preformatted_20_Text"><text:s text:c="7"/>ActiveWindow.View.ShowAll := False;</text:p>
                                                    <text:p text:style-name="Preformatted_20_Text"><text:s text:c="7"/>ActiveWindow.View.TableGridlines := False;</text:p>
                                                    <text:p text:style-name="Preformatted_20_Text"><text:s text:c="7"/>ActiveWindow.DisplayRulers := False;</text:p>
                                                    <text:p text:style-name="Preformatted_20_Text"/>
                                                    <text:p text:style-name="Preformatted_20_Text"><text:s text:c="7"/>ActiveWindow.View.type_ := wdPageView;</text:p>
                                                    <text:p text:style-name="Preformatted_20_Text"><text:s text:c="5"/>end;</text:p>
                                                    <text:p text:style-name="Preformatted_20_Text">end;</text:p>
                                                    <text:p text:style-name="Preformatted_20_Text">~~~~~~~~~~~~~~~~~~~~~~~~~</text:p>
                                                    <text:p text:style-name="Preformatted_20_Text">The code in the above handler sets the "view type" to "Print layout", hides all non-printing characters (bookmarks, tab characters, etc.), hides table grid lines, and hides rulers.</text:p>
                                                    <text:p text:style-name="Preformatted_20_Text"/>
                                                    <text:p text:style-name="Preformatted_20_Text">Dont's miss: How to print a Word document contained inside a WebBrowser, and other WebBrowser tips!</text:p>
                                                    <text:p text:style-name="Preformatted_20_Text"/>
                                                    <text:p text:style-name="Preformatted_20_Text">~~~~~~~~~~~~~~~~~~~~~~~~~</text:p>
                                                    <text:p text:style-name="Preformatted_20_Text">// print directly without printer dialog</text:p>
                                                    <text:p text:style-name="Preformatted_20_Text">procedure WBPrintNoDialog(WB: TWebBrowser) ;</text:p>
                                                    <text:p text:style-name="Preformatted_20_Text">var</text:p>
                                                    <text:p text:style-name="Preformatted_20_Text">vIn, vOut: OleVariant;</text:p>
                                                    <text:p text:style-name="Preformatted_20_Text">begin</text:p>
                                                    <text:p text:style-name="Preformatted_20_Text">WB.ControlInterface.ExecWB(OLECMDID_PRINT, OLECMDEXECOPT_DONTPROMPTUSER, vIn, vOut) ;</text:p>
                                                    <text:p text:style-name="Preformatted_20_Text">end;</text:p>
                                                    <text:p text:style-name="Preformatted_20_Text"/>
                                                    <text:p text:style-name="Preformatted_20_Text">//call the printer dialog</text:p>
                                                    <text:p text:style-name="Preformatted_20_Text">procedure WBPrintWithDialog(WB: TWebBrowser) ;</text:p>
                                                    <text:p text:style-name="Preformatted_20_Text">var</text:p>
                                                    <text:p text:style-name="Preformatted_20_Text">vIn, vOut: OleVariant;</text:p>
                                                    <text:p text:style-name="Preformatted_20_Text">begin</text:p>
                                                    <text:p text:style-name="Preformatted_20_Text">WB.ControlInterface.ExecWB(OLECMDID_PRINT, OLECMDEXECOPT_PROMPTUSER, vIn, vOut) ;</text:p>
                                                    <text:p text:style-name="Preformatted_20_Text">end;</text:p>
                                                    <text:p text:style-name="Preformatted_20_Text"/>
                                                    <text:p text:style-name="Preformatted_20_Text"><text:soft-page-break/>// Print Preview</text:p>
                                                    <text:p text:style-name="Preformatted_20_Text">procedure WBPrintPreview(WB: TWebBrowser) ;</text:p>
                                                    <text:p text:style-name="Preformatted_20_Text">var</text:p>
                                                    <text:p text:style-name="Preformatted_20_Text">vIn, vOut: OleVariant;</text:p>
                                                    <text:p text:style-name="Preformatted_20_Text">begin</text:p>
                                                    <text:p text:style-name="Preformatted_20_Text">WB.ControlInterface.ExecWB(OLECMDID_PRINTPREVIEW, OLECMDEXECOPT_DONTPROMPTUSER, vIn, vOut) ;</text:p>
                                                    <text:p text:style-name="Preformatted_20_Text">end;</text:p>
                                                    <text:p text:style-name="Preformatted_20_Text"/>
                                                    <text:p text:style-name="Preformatted_20_Text">//Call page setup dialog</text:p>
                                                    <text:p text:style-name="Preformatted_20_Text">procedure WBPrintPageSetup(WB: TWebBrowser) ;</text:p>
                                                    <text:p text:style-name="Preformatted_20_Text">var</text:p>
                                                    <text:p text:style-name="Preformatted_20_Text">vIn, vOut: OleVariant;</text:p>
                                                    <text:p text:style-name="Preformatted_20_Text">begin</text:p>
                                                    <text:p text:style-name="Preformatted_20_Text">WB.ControlInterface.ExecWB(OLECMDID_PAGESETUP, OLECMDEXECOPT_PROMPTUSER, vIn, vOut) ;</text:p>
                                                    <text:p text:style-name="Preformatted_20_Text">end;</text:p>
                                                    <text:p text:style-name="Preformatted_20_Text"/>
                                                    <text:p text:style-name="Preformatted_20_Text"/>
                                                    <text:p text:style-name="Preformatted_20_Text"/>
                                                    <text:p text:style-name="P1">You can also use TWebBrowser to preview &amp; Print PDF's as well, however, you will have to have the Acrobat ActiveX control installed and then you will have to import the activeX into delphi and create a _TLB unit. Let me know if this is a route you may be interested in.....and i can help further</text:p>
                                                  </text:section>
                                                  <text:section text:style-name="Sect1" text:name="Section224">
                                                    <text:p text:style-name="Text_20_body"><text:bookmark text:name="extra110"/>Contributed by: topellina &lt;riccardo.faiella@alice.it&gt;</text:p>
                                                  </text:section>
                                                </text:section>
                                              </text:section>
                                            </text:section>
                                          </text:section>
                                        </text:section>
                                      </text:section>
                                    </text:section>
                                  </text:section>
                                </text:section>
                              </text:section>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writing-mode="page"/>
      <style:text-properties style:font-name="Arial1" fo:font-family="Arial" style:font-style-name="Bold" style:font-family-generic="swiss"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writing-mode="page">
        <style:tab-stops>
          <style:tab-stop style:position="8.498cm" style:type="center"/>
          <style:tab-stop style:position="16.999cm" style:type="right"/>
        </style:tab-stops>
      </style:paragraph-properties>
      <style:text-properties fo:font-size="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d4b52" officeooo:paragraph-rsid="001d4b5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Page <text:page-number text:select-page="current">123</text:page-number><text:s/>of <text:page-count>148</text:page-count></text:p>
      </style:footer>
      <style:footer-first>
        <text:p text:style-name="MP1">Page <text:page-number text:select-page="current">1</text:page-number><text:s/>of <text:page-count>148</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8T22:28:14.922000000</dc:date>
    <meta:editing-duration>PT13H49M26S</meta:editing-duration>
    <meta:editing-cycles>51</meta:editing-cycles>
    <meta:generator>LibreOffice/5.4.5.1$Windows_X86_64 LibreOffice_project/79c9829dd5d8054ec39a82dc51cd9eff340dbee8</meta:generator>
    <meta:document-statistic meta:table-count="0" meta:image-count="0" meta:object-count="0" meta:page-count="148" meta:paragraph-count="5090" meta:word-count="28345" meta:character-count="212134" meta:non-whitespace-character-count="170473"/>
    <meta:user-defined meta:name="Info 1"/>
    <meta:user-defined meta:name="Info 2"/>
    <meta:user-defined meta:name="Info 3"/>
    <meta:user-defined meta:name="Info 4"/>
  </office:meta>
</office:document-meta>
</file>